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8cm"/>
    </style:style>
    <style:style style:name="co2" style:family="table-column">
      <style:table-column-properties fo:break-before="auto" style:column-width="9.264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3.162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8.39cm"/>
    </style:style>
    <style:style style:name="co7" style:family="table-column">
      <style:table-column-properties fo:break-before="auto" style:column-width="25.608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A$2];[.A$65502];[.A4])&gt;1)" style:apply-style-name="RED" style:base-cell-address="Sheet1.A3"/>
    </style:style>
    <style:style style:name="ce3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4" style:family="table-cell" style:parent-style-name="Default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5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6" style:family="table-cell" style:parent-style-name="Default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A$2];[.A$65502];[.A4])&gt;1)" style:apply-style-name="RED" style:base-cell-address="Sheet1.A3"/>
    </style:style>
    <style:style style:name="ce8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9" style:family="table-cell" style:parent-style-name="Default" style:data-style-name="N100">
      <style:text-properties style:font-name="Courier New" fo:font-size="9pt" style:font-size-asian="9pt" style:font-size-complex="9pt"/>
    </style:style>
    <style:style style:name="ce10" style:family="table-cell" style:parent-style-name="Default">
      <style:text-properties style:font-name="Courier New" fo:font-size="9pt" style:font-size-asian="9pt" style:font-size-complex="9pt"/>
    </style:style>
    <style:style style:name="ce11" style:family="table-cell" style:parent-style-name="Default">
      <style:text-properties style:font-name="Courier New" fo:font-size="9pt" style:font-name-asian="DejaVu Sans" style:font-size-asian="9pt" style:font-name-complex="Lohit Hindi" style:font-size-complex="9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style:font-name="Arial" fo:font-size="9pt" style:font-size-asian="9pt" style:font-size-complex="9pt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3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row table:style-name="ro1">
          <table:table-cell table:style-name="Default" office:value-type="string" calcext:value-type="string">
            <text:p>UUID</text:p>
          </table:table-cell>
          <table:table-cell table:style-name="Default" office:value-type="string" calcext:value-type="string">
            <text:p>Name</text:p>
          </table:table-cell>
          <table:table-cell table:style-name="ce12" table:formula="of:=IF(COUNTIF([.$A$1:.$A$9966];[.A2])&gt;1;&quot;Duplicate&quot;;&quot;&quot;)">
            <text:p/>
          </table:table-cell>
          <table:table-cell table:style-name="ce14" office:value-type="string" calcext:value-type="string">
            <text:p>Constant Name</text:p>
          </table:table-cell>
          <table:table-cell table:style-name="ce14"/>
          <table:table-cell table:style-name="ce14" office:value-type="string" calcext:value-type="string">
            <text:p>Java Final Line</text:p>
          </table:table-cell>
          <table:table-cell table:style-name="ce14" office:value-type="string" calcext:value-type="string">
            <text:p>Map addition</text:p>
          </table:table-cell>
          <table:table-cell table:style-name="ce14" office:value-type="string" calcext:value-type="string">
            <text:p>keywords</text:p>
          </table:table-cell>
        </table:table-row>
        <table:table-row table:style-name="ro1">
          <table:table-cell table:style-name="ce1" office:value-type="string" calcext:value-type="string">
            <text:p>00000000-0000-1000-8000-00805f9b34fb</text:p>
          </table:table-cell>
          <table:table-cell table:style-name="ce1" office:value-type="string" calcext:value-type="string">
            <text:p>Base GUID</text:p>
          </table:table-cell>
          <table:table-cell table:style-name="ce12" table:formula="of:=IF(COUNTIF([.$A$1:.$A$9966];[.A3])&gt;1;&quot;Duplicate&quot;;&quot;&quot;)">
            <text:p/>
          </table:table-cell>
          <table:table-cell table:formula="of:=CLEAN(SUBSTITUTE(UPPER(SUBSTITUTE(SUBSTITUTE(SUBSTITUTE(SUBSTITUTE(SUBSTITUTE(SUBSTITUTE(SUBSTITUTE(SUBSTITUTE(SUBSTITUTE([.B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SE_GUID" calcext:value-type="string">
            <text:p>BASE_GUID</text:p>
          </table:table-cell>
          <table:table-cell/>
          <table:table-cell table:formula="of:=CONCATENATE([.$H$2];&quot; &quot;;TRIM(CLEAN([.D2]));&quot; = &quot;;CHAR(34); LOWER(TRIM(CLEAN([.A3]))); CHAR(34);&quot;;&quot;)" office:value-type="string" office:string-value="public static final String BASE_GUID = &quot;00000001-0000-1000-8000-00805f9b34fb&quot;;" calcext:value-type="string">
            <text:p>public static final String BASE_GUID = "00000001-0000-1000-8000-00805f9b34fb";</text:p>
          </table:table-cell>
          <table:table-cell table:formula="of:=CONCATENATE([.$H$3];TRIM(CLEAN([.D2])); &quot; , &quot; ;CHAR(34); TRIM(CLEAN([.B3]));CHAR(34); &quot;);&quot;)" office:value-type="string" office:string-value="map.put(BASE_GUID , &quot;Service Discovery Protocol (SDP)&quot;);" calcext:value-type="string">
            <text:p>map.put(BASE_GUID , "Service Discovery Protocol (SDP)");</text:p>
          </table:table-cell>
          <table:table-cell office:value-type="string" calcext:value-type="string">
            <text:p>public static final String</text:p>
          </table:table-cell>
        </table:table-row>
        <table:table-row table:style-name="ro1">
          <table:table-cell table:style-name="ce2" office:value-type="string" calcext:value-type="string">
            <text:p>00000001-0000-1000-8000-00805f9b34fb</text:p>
          </table:table-cell>
          <table:table-cell table:style-name="ce1" office:value-type="string" calcext:value-type="string">
            <text:p>Service Discovery Protocol (SDP)</text:p>
          </table:table-cell>
          <table:table-cell table:style-name="ce12" table:formula="of:=IF(COUNTIF([.$A$1:.$A$9966];[.A4])&gt;1;&quot;Duplicate&quot;;&quot;&quot;)">
            <text:p/>
          </table:table-cell>
          <table:table-cell table:formula="of:=CLEAN(SUBSTITUTE(UPPER(SUBSTITUTE(SUBSTITUTE(SUBSTITUTE(SUBSTITUTE(SUBSTITUTE(SUBSTITUTE(SUBSTITUTE(SUBSTITUTE(SUBSTITUTE([.B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DISCOVERY_PROTOCOL_SDP" calcext:value-type="string">
            <text:p>SERVICE_DISCOVERY_PROTOCOL_SDP</text:p>
          </table:table-cell>
          <table:table-cell/>
          <table:table-cell table:formula="of:=CONCATENATE([.$H$2];&quot; &quot;;TRIM(CLEAN([.D3]));&quot; = &quot;;CHAR(34); LOWER(TRIM(CLEAN([.A4]))); CHAR(34);&quot;;&quot;)" office:value-type="string" office:string-value="public static final String SERVICE_DISCOVERY_PROTOCOL_SDP = &quot;00000002-0000-1000-8000-00805f9b34fb&quot;;" calcext:value-type="string">
            <text:p>public static final String SERVICE_DISCOVERY_PROTOCOL_SDP = "00000002-0000-1000-8000-00805f9b34fb";</text:p>
          </table:table-cell>
          <table:table-cell table:formula="of:=CONCATENATE([.$H$3];TRIM(CLEAN([.D3])); &quot; , &quot; ;CHAR(34); TRIM(CLEAN([.B4]));CHAR(34); &quot;);&quot;)" office:value-type="string" office:string-value="map.put(SERVICE_DISCOVERY_PROTOCOL_SDP , &quot;User Datagram Protocol (UDP)&quot;);" calcext:value-type="string">
            <text:p>map.put(SERVICE_DISCOVERY_PROTOCOL_SDP , "User Datagram Protocol (UDP)");</text:p>
          </table:table-cell>
          <table:table-cell office:value-type="string" calcext:value-type="string">
            <text:p>map.put(</text:p>
          </table:table-cell>
        </table:table-row>
        <table:table-row table:style-name="ro1">
          <table:table-cell table:style-name="ce2" office:value-type="string" calcext:value-type="string">
            <text:p>00000002-0000-1000-8000-00805f9b34fb</text:p>
          </table:table-cell>
          <table:table-cell table:style-name="ce1" office:value-type="string" calcext:value-type="string">
            <text:p>User Datagram Protocol (UDP)</text:p>
          </table:table-cell>
          <table:table-cell table:style-name="ce12" table:formula="of:=IF(COUNTIF([.$A$1:.$A$9966];[.A5])&gt;1;&quot;Duplicate&quot;;&quot;&quot;)">
            <text:p/>
          </table:table-cell>
          <table:table-cell table:formula="of:=CLEAN(SUBSTITUTE(UPPER(SUBSTITUTE(SUBSTITUTE(SUBSTITUTE(SUBSTITUTE(SUBSTITUTE(SUBSTITUTE(SUBSTITUTE(SUBSTITUTE(SUBSTITUTE([.B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SER_DATAGRAM_PROTOCOL_UDP" calcext:value-type="string">
            <text:p>USER_DATAGRAM_PROTOCOL_UDP</text:p>
          </table:table-cell>
          <table:table-cell/>
          <table:table-cell table:formula="of:=CONCATENATE([.$H$2];&quot; &quot;;TRIM(CLEAN([.D4]));&quot; = &quot;;CHAR(34); LOWER(TRIM(CLEAN([.A5]))); CHAR(34);&quot;;&quot;)" office:value-type="string" office:string-value="public static final String USER_DATAGRAM_PROTOCOL_UDP = &quot;00000003-0000-1000-8000-00805f9b34fb&quot;;" calcext:value-type="string">
            <text:p>public static final String USER_DATAGRAM_PROTOCOL_UDP = "00000003-0000-1000-8000-00805f9b34fb";</text:p>
          </table:table-cell>
          <table:table-cell table:formula="of:=CONCATENATE([.$H$3];TRIM(CLEAN([.D4])); &quot; , &quot; ;CHAR(34); TRIM(CLEAN([.B5]));CHAR(34); &quot;);&quot;)" office:value-type="string" office:string-value="map.put(USER_DATAGRAM_PROTOCOL_UDP , &quot;Radio Frequency Communication Protocol (RFCOMM)&quot;);" calcext:value-type="string">
            <text:p>map.put(USER_DATAGRAM_PROTOCOL_UDP , "Radio Frequency Communication Protocol (RFCOMM)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3-0000-1000-8000-00805f9b34fb</text:p>
          </table:table-cell>
          <table:table-cell table:style-name="ce1" office:value-type="string" calcext:value-type="string">
            <text:p>Radio Frequency Communication Protocol (RFCOMM)</text:p>
          </table:table-cell>
          <table:table-cell table:style-name="ce12" table:formula="of:=IF(COUNTIF([.$A$1:.$A$9966];[.A6])&gt;1;&quot;Duplicate&quot;;&quot;&quot;)">
            <text:p/>
          </table:table-cell>
          <table:table-cell table:formula="of:=CLEAN(SUBSTITUTE(UPPER(SUBSTITUTE(SUBSTITUTE(SUBSTITUTE(SUBSTITUTE(SUBSTITUTE(SUBSTITUTE(SUBSTITUTE(SUBSTITUTE(SUBSTITUTE([.B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ADIO_FREQUENCY_COMMUNICATION_PROTOCOL_RFCOMM" calcext:value-type="string">
            <text:p>RADIO_FREQUENCY_COMMUNICATION_PROTOCOL_RFCOMM</text:p>
          </table:table-cell>
          <table:table-cell/>
          <table:table-cell table:formula="of:=CONCATENATE([.$H$2];&quot; &quot;;TRIM(CLEAN([.D5]));&quot; = &quot;;CHAR(34); LOWER(TRIM(CLEAN([.A6]))); CHAR(34);&quot;;&quot;)" office:value-type="string" office:string-value="public static final String RADIO_FREQUENCY_COMMUNICATION_PROTOCOL_RFCOMM = &quot;00000004-0000-1000-8000-00805f9b34fb&quot;;" calcext:value-type="string">
            <text:p>public static final String RADIO_FREQUENCY_COMMUNICATION_PROTOCOL_RFCOMM = "00000004-0000-1000-8000-00805f9b34fb";</text:p>
          </table:table-cell>
          <table:table-cell table:formula="of:=CONCATENATE([.$H$3];TRIM(CLEAN([.D5])); &quot; , &quot; ;CHAR(34); TRIM(CLEAN([.B6]));CHAR(34); &quot;);&quot;)" office:value-type="string" office:string-value="map.put(RADIO_FREQUENCY_COMMUNICATION_PROTOCOL_RFCOMM , &quot;TCP&quot;);" calcext:value-type="string">
            <text:p>map.put(RADIO_FREQUENCY_COMMUNICATION_PROTOCOL_RFCOMM , "TCP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4-0000-1000-8000-00805f9b34fb</text:p>
          </table:table-cell>
          <table:table-cell table:style-name="ce1" office:value-type="string" calcext:value-type="string">
            <text:p>TCP</text:p>
          </table:table-cell>
          <table:table-cell table:style-name="ce12" table:formula="of:=IF(COUNTIF([.$A$1:.$A$9966];[.A7])&gt;1;&quot;Duplicate&quot;;&quot;&quot;)">
            <text:p/>
          </table:table-cell>
          <table:table-cell table:formula="of:=CLEAN(SUBSTITUTE(UPPER(SUBSTITUTE(SUBSTITUTE(SUBSTITUTE(SUBSTITUTE(SUBSTITUTE(SUBSTITUTE(SUBSTITUTE(SUBSTITUTE(SUBSTITUTE([.B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P" calcext:value-type="string">
            <text:p>TCP</text:p>
          </table:table-cell>
          <table:table-cell/>
          <table:table-cell table:formula="of:=CONCATENATE([.$H$2];&quot; &quot;;TRIM(CLEAN([.D6]));&quot; = &quot;;CHAR(34); LOWER(TRIM(CLEAN([.A7]))); CHAR(34);&quot;;&quot;)" office:value-type="string" office:string-value="public static final String TCP = &quot;00000005-0000-1000-8000-00805f9b34fb&quot;;" calcext:value-type="string">
            <text:p>public static final String TCP = "00000005-0000-1000-8000-00805f9b34fb";</text:p>
          </table:table-cell>
          <table:table-cell table:formula="of:=CONCATENATE([.$H$3];TRIM(CLEAN([.D6])); &quot; , &quot; ;CHAR(34); TRIM(CLEAN([.B7]));CHAR(34); &quot;);&quot;)" office:value-type="string" office:string-value="map.put(TCP , &quot;TCSBIN&quot;);" calcext:value-type="string">
            <text:p>map.put(TCP , "TCSBIN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5-0000-1000-8000-00805f9b34fb</text:p>
          </table:table-cell>
          <table:table-cell table:style-name="ce1" office:value-type="string" calcext:value-type="string">
            <text:p>TCSBIN</text:p>
          </table:table-cell>
          <table:table-cell table:style-name="ce12" table:formula="of:=IF(COUNTIF([.$A$1:.$A$9966];[.A8])&gt;1;&quot;Duplicate&quot;;&quot;&quot;)">
            <text:p/>
          </table:table-cell>
          <table:table-cell table:formula="of:=CLEAN(SUBSTITUTE(UPPER(SUBSTITUTE(SUBSTITUTE(SUBSTITUTE(SUBSTITUTE(SUBSTITUTE(SUBSTITUTE(SUBSTITUTE(SUBSTITUTE(SUBSTITUTE([.B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SBIN" calcext:value-type="string">
            <text:p>TCSBIN</text:p>
          </table:table-cell>
          <table:table-cell/>
          <table:table-cell table:formula="of:=CONCATENATE([.$H$2];&quot; &quot;;TRIM(CLEAN([.D7]));&quot; = &quot;;CHAR(34); LOWER(TRIM(CLEAN([.A8]))); CHAR(34);&quot;;&quot;)" office:value-type="string" office:string-value="public static final String TCSBIN = &quot;00000006-0000-1000-8000-00805f9b34fb&quot;;" calcext:value-type="string">
            <text:p>public static final String TCSBIN = "00000006-0000-1000-8000-00805f9b34fb";</text:p>
          </table:table-cell>
          <table:table-cell table:formula="of:=CONCATENATE([.$H$3];TRIM(CLEAN([.D7])); &quot; , &quot; ;CHAR(34); TRIM(CLEAN([.B8]));CHAR(34); &quot;);&quot;)" office:value-type="string" office:string-value="map.put(TCSBIN , &quot;TCSAT&quot;);" calcext:value-type="string">
            <text:p>map.put(TCSBIN , "TCSAT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6-0000-1000-8000-00805f9b34fb</text:p>
          </table:table-cell>
          <table:table-cell table:style-name="ce1" office:value-type="string" calcext:value-type="string">
            <text:p>TCSAT</text:p>
          </table:table-cell>
          <table:table-cell table:style-name="ce12" table:formula="of:=IF(COUNTIF([.$A$1:.$A$9966];[.A9])&gt;1;&quot;Duplicate&quot;;&quot;&quot;)">
            <text:p/>
          </table:table-cell>
          <table:table-cell table:formula="of:=CLEAN(SUBSTITUTE(UPPER(SUBSTITUTE(SUBSTITUTE(SUBSTITUTE(SUBSTITUTE(SUBSTITUTE(SUBSTITUTE(SUBSTITUTE(SUBSTITUTE(SUBSTITUTE([.B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SAT" calcext:value-type="string">
            <text:p>TCSAT</text:p>
          </table:table-cell>
          <table:table-cell/>
          <table:table-cell table:formula="of:=CONCATENATE([.$H$2];&quot; &quot;;TRIM(CLEAN([.D8]));&quot; = &quot;;CHAR(34); LOWER(TRIM(CLEAN([.A9]))); CHAR(34);&quot;;&quot;)" office:value-type="string" office:string-value="public static final String TCSAT = &quot;00000008-0000-1000-8000-00805f9b34fb&quot;;" calcext:value-type="string">
            <text:p>public static final String TCSAT = "00000008-0000-1000-8000-00805f9b34fb";</text:p>
          </table:table-cell>
          <table:table-cell table:formula="of:=CONCATENATE([.$H$3];TRIM(CLEAN([.D8])); &quot; , &quot; ;CHAR(34); TRIM(CLEAN([.B9]));CHAR(34); &quot;);&quot;)" office:value-type="string" office:string-value="map.put(TCSAT , &quot;Object Exchange Protocol (OBEX)&quot;);" calcext:value-type="string">
            <text:p>map.put(TCSAT , "Object Exchange Protocol (OBEX)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8-0000-1000-8000-00805f9b34fb</text:p>
          </table:table-cell>
          <table:table-cell table:style-name="ce1" office:value-type="string" calcext:value-type="string">
            <text:p>Object Exchange Protocol (OBEX)</text:p>
          </table:table-cell>
          <table:table-cell table:style-name="ce12" table:formula="of:=IF(COUNTIF([.$A$1:.$A$9966];[.A10])&gt;1;&quot;Duplicate&quot;;&quot;&quot;)">
            <text:p/>
          </table:table-cell>
          <table:table-cell table:formula="of:=CLEAN(SUBSTITUTE(UPPER(SUBSTITUTE(SUBSTITUTE(SUBSTITUTE(SUBSTITUTE(SUBSTITUTE(SUBSTITUTE(SUBSTITUTE(SUBSTITUTE(SUBSTITUTE([.B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JECT_EXCHANGE_PROTOCOL_OBEX" calcext:value-type="string">
            <text:p>OBJECT_EXCHANGE_PROTOCOL_OBEX</text:p>
          </table:table-cell>
          <table:table-cell/>
          <table:table-cell table:formula="of:=CONCATENATE([.$H$2];&quot; &quot;;TRIM(CLEAN([.D9]));&quot; = &quot;;CHAR(34); LOWER(TRIM(CLEAN([.A10]))); CHAR(34);&quot;;&quot;)" office:value-type="string" office:string-value="public static final String OBJECT_EXCHANGE_PROTOCOL_OBEX = &quot;00000009-0000-1000-8000-00805f9b34fb&quot;;" calcext:value-type="string">
            <text:p>public static final String OBJECT_EXCHANGE_PROTOCOL_OBEX = "00000009-0000-1000-8000-00805f9b34fb";</text:p>
          </table:table-cell>
          <table:table-cell table:formula="of:=CONCATENATE([.$H$3];TRIM(CLEAN([.D9])); &quot; , &quot; ;CHAR(34); TRIM(CLEAN([.B10]));CHAR(34); &quot;);&quot;)" office:value-type="string" office:string-value="map.put(OBJECT_EXCHANGE_PROTOCOL_OBEX , &quot;IP&quot;);" calcext:value-type="string">
            <text:p>map.put(OBJECT_EXCHANGE_PROTOCOL_OBEX , "IP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9-0000-1000-8000-00805f9b34fb</text:p>
          </table:table-cell>
          <table:table-cell office:value-type="string" calcext:value-type="string">
            <text:p>IP</text:p>
          </table:table-cell>
          <table:table-cell table:style-name="ce12" table:formula="of:=IF(COUNTIF([.$A$1:.$A$9966];[.A11])&gt;1;&quot;Duplicate&quot;;&quot;&quot;)">
            <text:p/>
          </table:table-cell>
          <table:table-cell table:formula="of:=CLEAN(SUBSTITUTE(UPPER(SUBSTITUTE(SUBSTITUTE(SUBSTITUTE(SUBSTITUTE(SUBSTITUTE(SUBSTITUTE(SUBSTITUTE(SUBSTITUTE(SUBSTITUTE([.B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P" calcext:value-type="string">
            <text:p>IP</text:p>
          </table:table-cell>
          <table:table-cell/>
          <table:table-cell table:formula="of:=CONCATENATE([.$H$2];&quot; &quot;;TRIM(CLEAN([.D10]));&quot; = &quot;;CHAR(34); LOWER(TRIM(CLEAN([.A11]))); CHAR(34);&quot;;&quot;)" office:value-type="string" office:string-value="public static final String IP = &quot;0000000a-0000-1000-8000-00805f9b34fb&quot;;" calcext:value-type="string">
            <text:p>public static final String IP = "0000000a-0000-1000-8000-00805f9b34fb";</text:p>
          </table:table-cell>
          <table:table-cell table:formula="of:=CONCATENATE([.$H$3];TRIM(CLEAN([.D10])); &quot; , &quot; ;CHAR(34); TRIM(CLEAN([.B11]));CHAR(34); &quot;);&quot;)" office:value-type="string" office:string-value="map.put(IP , &quot;FTP&quot;);" calcext:value-type="string">
            <text:p>map.put(IP , "FTP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a-0000-1000-8000-00805f9b34fb</text:p>
          </table:table-cell>
          <table:table-cell office:value-type="string" calcext:value-type="string">
            <text:p>FTP</text:p>
          </table:table-cell>
          <table:table-cell table:style-name="ce12" table:formula="of:=IF(COUNTIF([.$A$1:.$A$9966];[.A12])&gt;1;&quot;Duplicate&quot;;&quot;&quot;)">
            <text:p/>
          </table:table-cell>
          <table:table-cell table:formula="of:=CLEAN(SUBSTITUTE(UPPER(SUBSTITUTE(SUBSTITUTE(SUBSTITUTE(SUBSTITUTE(SUBSTITUTE(SUBSTITUTE(SUBSTITUTE(SUBSTITUTE(SUBSTITUTE([.B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TP" calcext:value-type="string">
            <text:p>FTP</text:p>
          </table:table-cell>
          <table:table-cell/>
          <table:table-cell table:formula="of:=CONCATENATE([.$H$2];&quot; &quot;;TRIM(CLEAN([.D11]));&quot; = &quot;;CHAR(34); LOWER(TRIM(CLEAN([.A12]))); CHAR(34);&quot;;&quot;)" office:value-type="string" office:string-value="public static final String FTP = &quot;0000000c-0000-1000-8000-00805f9b34fb&quot;;" calcext:value-type="string">
            <text:p>public static final String FTP = "0000000c-0000-1000-8000-00805f9b34fb";</text:p>
          </table:table-cell>
          <table:table-cell table:formula="of:=CONCATENATE([.$H$3];TRIM(CLEAN([.D11])); &quot; , &quot; ;CHAR(34); TRIM(CLEAN([.B12]));CHAR(34); &quot;);&quot;)" office:value-type="string" office:string-value="map.put(FTP , &quot;HTTP&quot;);" calcext:value-type="string">
            <text:p>map.put(FTP , "HTTP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c-0000-1000-8000-00805f9b34fb</text:p>
          </table:table-cell>
          <table:table-cell office:value-type="string" calcext:value-type="string">
            <text:p>HTTP</text:p>
          </table:table-cell>
          <table:table-cell table:style-name="ce12" table:formula="of:=IF(COUNTIF([.$A$1:.$A$9966];[.A13])&gt;1;&quot;Duplicate&quot;;&quot;&quot;)">
            <text:p/>
          </table:table-cell>
          <table:table-cell table:formula="of:=CLEAN(SUBSTITUTE(UPPER(SUBSTITUTE(SUBSTITUTE(SUBSTITUTE(SUBSTITUTE(SUBSTITUTE(SUBSTITUTE(SUBSTITUTE(SUBSTITUTE(SUBSTITUTE([.B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TTP" calcext:value-type="string">
            <text:p>HTTP</text:p>
          </table:table-cell>
          <table:table-cell/>
          <table:table-cell table:formula="of:=CONCATENATE([.$H$2];&quot; &quot;;TRIM(CLEAN([.D12]));&quot; = &quot;;CHAR(34); LOWER(TRIM(CLEAN([.A13]))); CHAR(34);&quot;;&quot;)" office:value-type="string" office:string-value="public static final String HTTP = &quot;0000000e-0000-1000-8000-00805f9b34fb&quot;;" calcext:value-type="string">
            <text:p>public static final String HTTP = "0000000e-0000-1000-8000-00805f9b34fb";</text:p>
          </table:table-cell>
          <table:table-cell table:formula="of:=CONCATENATE([.$H$3];TRIM(CLEAN([.D12])); &quot; , &quot; ;CHAR(34); TRIM(CLEAN([.B13]));CHAR(34); &quot;);&quot;)" office:value-type="string" office:string-value="map.put(HTTP , &quot;WSP&quot;);" calcext:value-type="string">
            <text:p>map.put(HTTP , "WSP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0e-0000-1000-8000-00805f9b34fb</text:p>
          </table:table-cell>
          <table:table-cell office:value-type="string" calcext:value-type="string">
            <text:p>WSP</text:p>
          </table:table-cell>
          <table:table-cell table:style-name="ce12" table:formula="of:=IF(COUNTIF([.$A$1:.$A$9966];[.A14])&gt;1;&quot;Duplicate&quot;;&quot;&quot;)">
            <text:p/>
          </table:table-cell>
          <table:table-cell table:formula="of:=CLEAN(SUBSTITUTE(UPPER(SUBSTITUTE(SUBSTITUTE(SUBSTITUTE(SUBSTITUTE(SUBSTITUTE(SUBSTITUTE(SUBSTITUTE(SUBSTITUTE(SUBSTITUTE([.B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SP" calcext:value-type="string">
            <text:p>WSP</text:p>
          </table:table-cell>
          <table:table-cell/>
          <table:table-cell table:formula="of:=CONCATENATE([.$H$2];&quot; &quot;;TRIM(CLEAN([.D13]));&quot; = &quot;;CHAR(34); LOWER(TRIM(CLEAN([.A14]))); CHAR(34);&quot;;&quot;)" office:value-type="string" office:string-value="public static final String WSP = &quot;0000000f-0000-1000-8000-00805f9b34fb&quot;;" calcext:value-type="string">
            <text:p>public static final String WSP = "0000000f-0000-1000-8000-00805f9b34fb";</text:p>
          </table:table-cell>
          <table:table-cell table:formula="of:=CONCATENATE([.$H$3];TRIM(CLEAN([.D13])); &quot; , &quot; ;CHAR(34); TRIM(CLEAN([.B14]));CHAR(34); &quot;);&quot;)" office:value-type="string" office:string-value="map.put(WSP , &quot;BNEP_SVC&quot;);" calcext:value-type="string">
            <text:p>map.put(WSP , "BNEP_SVC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000f-0000-1000-8000-00805f9b34fb</text:p>
          </table:table-cell>
          <table:table-cell office:value-type="string" calcext:value-type="string">
            <text:p>BNEP_SVC</text:p>
          </table:table-cell>
          <table:table-cell table:style-name="ce12" table:formula="of:=IF(COUNTIF([.$A$1:.$A$9966];[.A15])&gt;1;&quot;Duplicate&quot;;&quot;&quot;)">
            <text:p/>
          </table:table-cell>
          <table:table-cell table:formula="of:=CLEAN(SUBSTITUTE(UPPER(SUBSTITUTE(SUBSTITUTE(SUBSTITUTE(SUBSTITUTE(SUBSTITUTE(SUBSTITUTE(SUBSTITUTE(SUBSTITUTE(SUBSTITUTE([.B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NEP_SVC" calcext:value-type="string">
            <text:p>BNEP_SVC</text:p>
          </table:table-cell>
          <table:table-cell/>
          <table:table-cell table:formula="of:=CONCATENATE([.$H$2];&quot; &quot;;TRIM(CLEAN([.D14]));&quot; = &quot;;CHAR(34); LOWER(TRIM(CLEAN([.A15]))); CHAR(34);&quot;;&quot;)" office:value-type="string" office:string-value="public static final String BNEP_SVC = &quot;00000010-0000-1000-8000-00805f9b34fb&quot;;" calcext:value-type="string">
            <text:p>public static final String BNEP_SVC = "00000010-0000-1000-8000-00805f9b34fb";</text:p>
          </table:table-cell>
          <table:table-cell table:formula="of:=CONCATENATE([.$H$3];TRIM(CLEAN([.D14])); &quot; , &quot; ;CHAR(34); TRIM(CLEAN([.B15]));CHAR(34); &quot;);&quot;)" office:value-type="string" office:string-value="map.put(BNEP_SVC , &quot;UPNP Protocol&quot;);" calcext:value-type="string">
            <text:p>map.put(BNEP_SVC , "UPNP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0-0000-1000-8000-00805f9b34fb</text:p>
          </table:table-cell>
          <table:table-cell office:value-type="string" calcext:value-type="string">
            <text:p>UPNP Protocol</text:p>
          </table:table-cell>
          <table:table-cell table:style-name="ce12" table:formula="of:=IF(COUNTIF([.$A$1:.$A$9966];[.A16])&gt;1;&quot;Duplicate&quot;;&quot;&quot;)">
            <text:p/>
          </table:table-cell>
          <table:table-cell table:formula="of:=CLEAN(SUBSTITUTE(UPPER(SUBSTITUTE(SUBSTITUTE(SUBSTITUTE(SUBSTITUTE(SUBSTITUTE(SUBSTITUTE(SUBSTITUTE(SUBSTITUTE(SUBSTITUTE([.B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_PROTOCOL" calcext:value-type="string">
            <text:p>UPNP_PROTOCOL</text:p>
          </table:table-cell>
          <table:table-cell/>
          <table:table-cell table:formula="of:=CONCATENATE([.$H$2];&quot; &quot;;TRIM(CLEAN([.D15]));&quot; = &quot;;CHAR(34); LOWER(TRIM(CLEAN([.A16]))); CHAR(34);&quot;;&quot;)" office:value-type="string" office:string-value="public static final String UPNP_PROTOCOL = &quot;00000011-0000-1000-8000-00805f9b34fb&quot;;" calcext:value-type="string">
            <text:p>public static final String UPNP_PROTOCOL = "00000011-0000-1000-8000-00805f9b34fb";</text:p>
          </table:table-cell>
          <table:table-cell table:formula="of:=CONCATENATE([.$H$3];TRIM(CLEAN([.D15])); &quot; , &quot; ;CHAR(34); TRIM(CLEAN([.B16]));CHAR(34); &quot;);&quot;)" office:value-type="string" office:string-value="map.put(UPNP_PROTOCOL , &quot;HIDP&quot;);" calcext:value-type="string">
            <text:p>map.put(UPNP_PROTOCOL , "HIDP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1-0000-1000-8000-00805f9b34fb</text:p>
          </table:table-cell>
          <table:table-cell office:value-type="string" calcext:value-type="string">
            <text:p>HIDP</text:p>
          </table:table-cell>
          <table:table-cell table:style-name="ce12" table:formula="of:=IF(COUNTIF([.$A$1:.$A$9966];[.A17])&gt;1;&quot;Duplicate&quot;;&quot;&quot;)">
            <text:p/>
          </table:table-cell>
          <table:table-cell table:formula="of:=CLEAN(SUBSTITUTE(UPPER(SUBSTITUTE(SUBSTITUTE(SUBSTITUTE(SUBSTITUTE(SUBSTITUTE(SUBSTITUTE(SUBSTITUTE(SUBSTITUTE(SUBSTITUTE([.B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P" calcext:value-type="string">
            <text:p>HIDP</text:p>
          </table:table-cell>
          <table:table-cell/>
          <table:table-cell table:formula="of:=CONCATENATE([.$H$2];&quot; &quot;;TRIM(CLEAN([.D16]));&quot; = &quot;;CHAR(34); LOWER(TRIM(CLEAN([.A17]))); CHAR(34);&quot;;&quot;)" office:value-type="string" office:string-value="public static final String HIDP = &quot;00000012-0000-1000-8000-00805f9b34fb&quot;;" calcext:value-type="string">
            <text:p>public static final String HIDP = "00000012-0000-1000-8000-00805f9b34fb";</text:p>
          </table:table-cell>
          <table:table-cell table:formula="of:=CONCATENATE([.$H$3];TRIM(CLEAN([.D16])); &quot; , &quot; ;CHAR(34); TRIM(CLEAN([.B17]));CHAR(34); &quot;);&quot;)" office:value-type="string" office:string-value="map.put(HIDP , &quot;Hardcopy Control Channel Protocol&quot;);" calcext:value-type="string">
            <text:p>map.put(HIDP , "Hardcopy Control Channel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2-0000-1000-8000-00805f9b34fb</text:p>
          </table:table-cell>
          <table:table-cell table:style-name="ce1" office:value-type="string" calcext:value-type="string">
            <text:p>Hardcopy Control Channel Protocol</text:p>
          </table:table-cell>
          <table:table-cell table:style-name="ce12" table:formula="of:=IF(COUNTIF([.$A$1:.$A$9966];[.A18])&gt;1;&quot;Duplicate&quot;;&quot;&quot;)">
            <text:p/>
          </table:table-cell>
          <table:table-cell table:formula="of:=CLEAN(SUBSTITUTE(UPPER(SUBSTITUTE(SUBSTITUTE(SUBSTITUTE(SUBSTITUTE(SUBSTITUTE(SUBSTITUTE(SUBSTITUTE(SUBSTITUTE(SUBSTITUTE([.B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CONTROL_CHANNEL_PROTOCOL" calcext:value-type="string">
            <text:p>HARDCOPY_CONTROL_CHANNEL_PROTOCOL</text:p>
          </table:table-cell>
          <table:table-cell/>
          <table:table-cell table:formula="of:=CONCATENATE([.$H$2];&quot; &quot;;TRIM(CLEAN([.D17]));&quot; = &quot;;CHAR(34); LOWER(TRIM(CLEAN([.A18]))); CHAR(34);&quot;;&quot;)" office:value-type="string" office:string-value="public static final String HARDCOPY_CONTROL_CHANNEL_PROTOCOL = &quot;00000014-0000-1000-8000-00805f9b34fb&quot;;" calcext:value-type="string">
            <text:p>public static final String HARDCOPY_CONTROL_CHANNEL_PROTOCOL = "00000014-0000-1000-8000-00805f9b34fb";</text:p>
          </table:table-cell>
          <table:table-cell table:formula="of:=CONCATENATE([.$H$3];TRIM(CLEAN([.D17])); &quot; , &quot; ;CHAR(34); TRIM(CLEAN([.B18]));CHAR(34); &quot;);&quot;)" office:value-type="string" office:string-value="map.put(HARDCOPY_CONTROL_CHANNEL_PROTOCOL , &quot;Hardcopy Data Channel Protocol&quot;);" calcext:value-type="string">
            <text:p>map.put(HARDCOPY_CONTROL_CHANNEL_PROTOCOL , "Hardcopy Data Channel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4-0000-1000-8000-00805f9b34fb</text:p>
          </table:table-cell>
          <table:table-cell table:style-name="ce1" office:value-type="string" calcext:value-type="string">
            <text:p>Hardcopy Data Channel Protocol</text:p>
          </table:table-cell>
          <table:table-cell table:style-name="ce12" table:formula="of:=IF(COUNTIF([.$A$1:.$A$9966];[.A19])&gt;1;&quot;Duplicate&quot;;&quot;&quot;)">
            <text:p/>
          </table:table-cell>
          <table:table-cell table:formula="of:=CLEAN(SUBSTITUTE(UPPER(SUBSTITUTE(SUBSTITUTE(SUBSTITUTE(SUBSTITUTE(SUBSTITUTE(SUBSTITUTE(SUBSTITUTE(SUBSTITUTE(SUBSTITUTE([.B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DATA_CHANNEL_PROTOCOL" calcext:value-type="string">
            <text:p>HARDCOPY_DATA_CHANNEL_PROTOCOL</text:p>
          </table:table-cell>
          <table:table-cell/>
          <table:table-cell table:formula="of:=CONCATENATE([.$H$2];&quot; &quot;;TRIM(CLEAN([.D18]));&quot; = &quot;;CHAR(34); LOWER(TRIM(CLEAN([.A19]))); CHAR(34);&quot;;&quot;)" office:value-type="string" office:string-value="public static final String HARDCOPY_DATA_CHANNEL_PROTOCOL = &quot;00000016-0000-1000-8000-00805f9b34fb&quot;;" calcext:value-type="string">
            <text:p>public static final String HARDCOPY_DATA_CHANNEL_PROTOCOL = "00000016-0000-1000-8000-00805f9b34fb";</text:p>
          </table:table-cell>
          <table:table-cell table:formula="of:=CONCATENATE([.$H$3];TRIM(CLEAN([.D18])); &quot; , &quot; ;CHAR(34); TRIM(CLEAN([.B19]));CHAR(34); &quot;);&quot;)" office:value-type="string" office:string-value="map.put(HARDCOPY_DATA_CHANNEL_PROTOCOL , &quot;Hardcopy Notification Protocol&quot;);" calcext:value-type="string">
            <text:p>map.put(HARDCOPY_DATA_CHANNEL_PROTOCOL , "Hardcopy Notification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6-0000-1000-8000-00805f9b34fb</text:p>
          </table:table-cell>
          <table:table-cell table:style-name="ce1" office:value-type="string" calcext:value-type="string">
            <text:p>Hardcopy Notification Protocol</text:p>
          </table:table-cell>
          <table:table-cell table:style-name="ce12" table:formula="of:=IF(COUNTIF([.$A$1:.$A$9966];[.A20])&gt;1;&quot;Duplicate&quot;;&quot;&quot;)">
            <text:p/>
          </table:table-cell>
          <table:table-cell table:formula="of:=CLEAN(SUBSTITUTE(UPPER(SUBSTITUTE(SUBSTITUTE(SUBSTITUTE(SUBSTITUTE(SUBSTITUTE(SUBSTITUTE(SUBSTITUTE(SUBSTITUTE(SUBSTITUTE([.B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NOTIFICATION_PROTOCOL" calcext:value-type="string">
            <text:p>HARDCOPY_NOTIFICATION_PROTOCOL</text:p>
          </table:table-cell>
          <table:table-cell/>
          <table:table-cell table:formula="of:=CONCATENATE([.$H$2];&quot; &quot;;TRIM(CLEAN([.D19]));&quot; = &quot;;CHAR(34); LOWER(TRIM(CLEAN([.A20]))); CHAR(34);&quot;;&quot;)" office:value-type="string" office:string-value="public static final String HARDCOPY_NOTIFICATION_PROTOCOL = &quot;00000017-0000-1000-8000-00805f9b34fb&quot;;" calcext:value-type="string">
            <text:p>public static final String HARDCOPY_NOTIFICATION_PROTOCOL = "00000017-0000-1000-8000-00805f9b34fb";</text:p>
          </table:table-cell>
          <table:table-cell table:formula="of:=CONCATENATE([.$H$3];TRIM(CLEAN([.D19])); &quot; , &quot; ;CHAR(34); TRIM(CLEAN([.B20]));CHAR(34); &quot;);&quot;)" office:value-type="string" office:string-value="map.put(HARDCOPY_NOTIFICATION_PROTOCOL , &quot;VCTP Protocol&quot;);" calcext:value-type="string">
            <text:p>map.put(HARDCOPY_NOTIFICATION_PROTOCOL , "VCTP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7-0000-1000-8000-00805f9b34fb</text:p>
          </table:table-cell>
          <table:table-cell table:style-name="ce1" office:value-type="string" calcext:value-type="string">
            <text:p>VCTP Protocol</text:p>
          </table:table-cell>
          <table:table-cell table:style-name="ce12" table:formula="of:=IF(COUNTIF([.$A$1:.$A$9966];[.A21])&gt;1;&quot;Duplicate&quot;;&quot;&quot;)">
            <text:p/>
          </table:table-cell>
          <table:table-cell table:formula="of:=CLEAN(SUBSTITUTE(UPPER(SUBSTITUTE(SUBSTITUTE(SUBSTITUTE(SUBSTITUTE(SUBSTITUTE(SUBSTITUTE(SUBSTITUTE(SUBSTITUTE(SUBSTITUTE([.B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CTP_PROTOCOL" calcext:value-type="string">
            <text:p>VCTP_PROTOCOL</text:p>
          </table:table-cell>
          <table:table-cell/>
          <table:table-cell table:formula="of:=CONCATENATE([.$H$2];&quot; &quot;;TRIM(CLEAN([.D20]));&quot; = &quot;;CHAR(34); LOWER(TRIM(CLEAN([.A21]))); CHAR(34);&quot;;&quot;)" office:value-type="string" office:string-value="public static final String VCTP_PROTOCOL = &quot;00000019-0000-1000-8000-00805f9b34fb&quot;;" calcext:value-type="string">
            <text:p>public static final String VCTP_PROTOCOL = "00000019-0000-1000-8000-00805f9b34fb";</text:p>
          </table:table-cell>
          <table:table-cell table:formula="of:=CONCATENATE([.$H$3];TRIM(CLEAN([.D20])); &quot; , &quot; ;CHAR(34); TRIM(CLEAN([.B21]));CHAR(34); &quot;);&quot;)" office:value-type="string" office:string-value="map.put(VCTP_PROTOCOL , &quot;VDTP Protocol&quot;);" calcext:value-type="string">
            <text:p>map.put(VCTP_PROTOCOL , "VDTP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9-0000-1000-8000-00805f9b34fb</text:p>
          </table:table-cell>
          <table:table-cell table:style-name="ce1" office:value-type="string" calcext:value-type="string">
            <text:p>VDTP Protocol</text:p>
          </table:table-cell>
          <table:table-cell table:style-name="ce12" table:formula="of:=IF(COUNTIF([.$A$1:.$A$9966];[.A22])&gt;1;&quot;Duplicate&quot;;&quot;&quot;)">
            <text:p/>
          </table:table-cell>
          <table:table-cell table:formula="of:=CLEAN(SUBSTITUTE(UPPER(SUBSTITUTE(SUBSTITUTE(SUBSTITUTE(SUBSTITUTE(SUBSTITUTE(SUBSTITUTE(SUBSTITUTE(SUBSTITUTE(SUBSTITUTE([.B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DTP_PROTOCOL" calcext:value-type="string">
            <text:p>VDTP_PROTOCOL</text:p>
          </table:table-cell>
          <table:table-cell/>
          <table:table-cell table:formula="of:=CONCATENATE([.$H$2];&quot; &quot;;TRIM(CLEAN([.D21]));&quot; = &quot;;CHAR(34); LOWER(TRIM(CLEAN([.A22]))); CHAR(34);&quot;;&quot;)" office:value-type="string" office:string-value="public static final String VDTP_PROTOCOL = &quot;0000001b-0000-1000-8000-00805f9b34fb&quot;;" calcext:value-type="string">
            <text:p>public static final String VDTP_PROTOCOL = "0000001b-0000-1000-8000-00805f9b34fb";</text:p>
          </table:table-cell>
          <table:table-cell table:formula="of:=CONCATENATE([.$H$3];TRIM(CLEAN([.D21])); &quot; , &quot; ;CHAR(34); TRIM(CLEAN([.B22]));CHAR(34); &quot;);&quot;)" office:value-type="string" office:string-value="map.put(VDTP_PROTOCOL , &quot;CMPT Protocol&quot;);" calcext:value-type="string">
            <text:p>map.put(VDTP_PROTOCOL , "CMPT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b-0000-1000-8000-00805f9b34fb</text:p>
          </table:table-cell>
          <table:table-cell table:style-name="ce1" office:value-type="string" calcext:value-type="string">
            <text:p>CMPT Protocol</text:p>
          </table:table-cell>
          <table:table-cell table:style-name="ce12" table:formula="of:=IF(COUNTIF([.$A$1:.$A$9966];[.A23])&gt;1;&quot;Duplicate&quot;;&quot;&quot;)">
            <text:p/>
          </table:table-cell>
          <table:table-cell table:formula="of:=CLEAN(SUBSTITUTE(UPPER(SUBSTITUTE(SUBSTITUTE(SUBSTITUTE(SUBSTITUTE(SUBSTITUTE(SUBSTITUTE(SUBSTITUTE(SUBSTITUTE(SUBSTITUTE([.B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MPT_PROTOCOL" calcext:value-type="string">
            <text:p>CMPT_PROTOCOL</text:p>
          </table:table-cell>
          <table:table-cell/>
          <table:table-cell table:formula="of:=CONCATENATE([.$H$2];&quot; &quot;;TRIM(CLEAN([.D22]));&quot; = &quot;;CHAR(34); LOWER(TRIM(CLEAN([.A23]))); CHAR(34);&quot;;&quot;)" office:value-type="string" office:string-value="public static final String CMPT_PROTOCOL = &quot;0000001d-0000-1000-8000-00805f9b34fb&quot;;" calcext:value-type="string">
            <text:p>public static final String CMPT_PROTOCOL = "0000001d-0000-1000-8000-00805f9b34fb";</text:p>
          </table:table-cell>
          <table:table-cell table:formula="of:=CONCATENATE([.$H$3];TRIM(CLEAN([.D22])); &quot; , &quot; ;CHAR(34); TRIM(CLEAN([.B23]));CHAR(34); &quot;);&quot;)" office:value-type="string" office:string-value="map.put(CMPT_PROTOCOL , &quot;UDI C Plane Protocol&quot;);" calcext:value-type="string">
            <text:p>map.put(CMPT_PROTOCOL , "UDI C Plane Protoco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d-0000-1000-8000-00805f9b34fb</text:p>
          </table:table-cell>
          <table:table-cell table:style-name="ce1" office:value-type="string" calcext:value-type="string">
            <text:p>UDI C Plane Protocol</text:p>
          </table:table-cell>
          <table:table-cell table:style-name="ce12" table:formula="of:=IF(COUNTIF([.$A$1:.$A$9966];[.A24])&gt;1;&quot;Duplicate&quot;;&quot;&quot;)">
            <text:p/>
          </table:table-cell>
          <table:table-cell table:formula="of:=CLEAN(SUBSTITUTE(UPPER(SUBSTITUTE(SUBSTITUTE(SUBSTITUTE(SUBSTITUTE(SUBSTITUTE(SUBSTITUTE(SUBSTITUTE(SUBSTITUTE(SUBSTITUTE([.B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_C_PLANE_PROTOCOL" calcext:value-type="string">
            <text:p>UDI_C_PLANE_PROTOCOL</text:p>
          </table:table-cell>
          <table:table-cell/>
          <table:table-cell table:formula="of:=CONCATENATE([.$H$2];&quot; &quot;;TRIM(CLEAN([.D23]));&quot; = &quot;;CHAR(34); LOWER(TRIM(CLEAN([.A24]))); CHAR(34);&quot;;&quot;)" office:value-type="string" office:string-value="public static final String UDI_C_PLANE_PROTOCOL = &quot;0000001e-0000-1000-8000-00805f9b34fb&quot;;" calcext:value-type="string">
            <text:p>public static final String UDI_C_PLANE_PROTOCOL = "0000001e-0000-1000-8000-00805f9b34fb";</text:p>
          </table:table-cell>
          <table:table-cell table:formula="of:=CONCATENATE([.$H$3];TRIM(CLEAN([.D23])); &quot; , &quot; ;CHAR(34); TRIM(CLEAN([.B24]));CHAR(34); &quot;);&quot;)" office:value-type="string" office:string-value="map.put(UDI_C_PLANE_PROTOCOL , &quot;MCAP Control Channel&quot;);" calcext:value-type="string">
            <text:p>map.put(UDI_C_PLANE_PROTOCOL , "MCAP Control Channe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e-0000-1000-8000-00805f9b34fb</text:p>
          </table:table-cell>
          <table:table-cell table:style-name="ce1" office:value-type="string" calcext:value-type="string">
            <text:p>MCAP Control Channel</text:p>
          </table:table-cell>
          <table:table-cell table:style-name="ce12" table:formula="of:=IF(COUNTIF([.$A$1:.$A$9966];[.A25])&gt;1;&quot;Duplicate&quot;;&quot;&quot;)">
            <text:p/>
          </table:table-cell>
          <table:table-cell table:formula="of:=CLEAN(SUBSTITUTE(UPPER(SUBSTITUTE(SUBSTITUTE(SUBSTITUTE(SUBSTITUTE(SUBSTITUTE(SUBSTITUTE(SUBSTITUTE(SUBSTITUTE(SUBSTITUTE([.B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AP_CONTROL_CHANNEL" calcext:value-type="string">
            <text:p>MCAP_CONTROL_CHANNEL</text:p>
          </table:table-cell>
          <table:table-cell/>
          <table:table-cell table:formula="of:=CONCATENATE([.$H$2];&quot; &quot;;TRIM(CLEAN([.D24]));&quot; = &quot;;CHAR(34); LOWER(TRIM(CLEAN([.A25]))); CHAR(34);&quot;;&quot;)" office:value-type="string" office:string-value="public static final String MCAP_CONTROL_CHANNEL = &quot;0000001f-0000-1000-8000-00805f9b34fb&quot;;" calcext:value-type="string">
            <text:p>public static final String MCAP_CONTROL_CHANNEL = "0000001f-0000-1000-8000-00805f9b34fb";</text:p>
          </table:table-cell>
          <table:table-cell table:formula="of:=CONCATENATE([.$H$3];TRIM(CLEAN([.D24])); &quot; , &quot; ;CHAR(34); TRIM(CLEAN([.B25]));CHAR(34); &quot;);&quot;)" office:value-type="string" office:string-value="map.put(MCAP_CONTROL_CHANNEL , &quot;MCAP Data Channel&quot;);" calcext:value-type="string">
            <text:p>map.put(MCAP_CONTROL_CHANNEL , "MCAP Data Channel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01f-0000-1000-8000-00805f9b34fb</text:p>
          </table:table-cell>
          <table:table-cell table:style-name="ce1" office:value-type="string" calcext:value-type="string">
            <text:p>MCAP Data Channel</text:p>
          </table:table-cell>
          <table:table-cell table:style-name="ce12" table:formula="of:=IF(COUNTIF([.$A$1:.$A$9966];[.A26])&gt;1;&quot;Duplicate&quot;;&quot;&quot;)">
            <text:p/>
          </table:table-cell>
          <table:table-cell table:formula="of:=CLEAN(SUBSTITUTE(UPPER(SUBSTITUTE(SUBSTITUTE(SUBSTITUTE(SUBSTITUTE(SUBSTITUTE(SUBSTITUTE(SUBSTITUTE(SUBSTITUTE(SUBSTITUTE([.B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AP_DATA_CHANNEL" calcext:value-type="string">
            <text:p>MCAP_DATA_CHANNEL</text:p>
          </table:table-cell>
          <table:table-cell/>
          <table:table-cell table:formula="of:=CONCATENATE([.$H$2];&quot; &quot;;TRIM(CLEAN([.D25]));&quot; = &quot;;CHAR(34); LOWER(TRIM(CLEAN([.A26]))); CHAR(34);&quot;;&quot;)" office:value-type="string" office:string-value="public static final String MCAP_DATA_CHANNEL = &quot;00000100-0000-1000-8000-00805f9b34fb&quot;;" calcext:value-type="string">
            <text:p>public static final String MCAP_DATA_CHANNEL = "00000100-0000-1000-8000-00805f9b34fb";</text:p>
          </table:table-cell>
          <table:table-cell table:formula="of:=CONCATENATE([.$H$3];TRIM(CLEAN([.D25])); &quot; , &quot; ;CHAR(34); TRIM(CLEAN([.B26]));CHAR(34); &quot;);&quot;)" office:value-type="string" office:string-value="map.put(MCAP_DATA_CHANNEL , &quot;L2CAP&quot;);" calcext:value-type="string">
            <text:p>map.put(MCAP_DATA_CHANNEL , "L2CAP");</text:p>
          </table:table-cell>
          <table:table-cell/>
        </table:table-row>
        <table:table-row table:style-name="ro1">
          <table:table-cell table:style-name="ce2" office:value-type="string" calcext:value-type="string">
            <text:p>00000100-0000-1000-8000-00805f9b34fb</text:p>
          </table:table-cell>
          <table:table-cell table:style-name="ce1" office:value-type="string" calcext:value-type="string">
            <text:p>L2CAP</text:p>
          </table:table-cell>
          <table:table-cell table:style-name="ce12" table:formula="of:=IF(COUNTIF([.$A$1:.$A$9966];[.A27])&gt;1;&quot;Duplicate&quot;;&quot;&quot;)">
            <text:p/>
          </table:table-cell>
          <table:table-cell table:formula="of:=CLEAN(SUBSTITUTE(UPPER(SUBSTITUTE(SUBSTITUTE(SUBSTITUTE(SUBSTITUTE(SUBSTITUTE(SUBSTITUTE(SUBSTITUTE(SUBSTITUTE(SUBSTITUTE([.B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2CAP" calcext:value-type="string">
            <text:p>L2CAP</text:p>
          </table:table-cell>
          <table:table-cell/>
          <table:table-cell table:formula="of:=CONCATENATE([.$H$2];&quot; &quot;;TRIM(CLEAN([.D26]));&quot; = &quot;;CHAR(34); LOWER(TRIM(CLEAN([.A27]))); CHAR(34);&quot;;&quot;)" office:value-type="string" office:string-value="public static final String L2CAP = &quot;00001000-0000-1000-8000-00805f9b34fb&quot;;" calcext:value-type="string">
            <text:p>public static final String L2CAP = "00001000-0000-1000-8000-00805f9b34fb";</text:p>
          </table:table-cell>
          <table:table-cell table:formula="of:=CONCATENATE([.$H$3];TRIM(CLEAN([.D26])); &quot; , &quot; ;CHAR(34); TRIM(CLEAN([.B27]));CHAR(34); &quot;);&quot;)" office:value-type="string" office:string-value="map.put(L2CAP , &quot;Service Discovery Server&quot;);" calcext:value-type="string">
            <text:p>map.put(L2CAP , "Service Discovery Server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000-0000-1000-8000-00805f9b34fb</text:p>
          </table:table-cell>
          <table:table-cell office:value-type="string" calcext:value-type="string">
            <text:p>Service Discovery Server</text:p>
          </table:table-cell>
          <table:table-cell table:style-name="ce12" table:formula="of:=IF(COUNTIF([.$A$1:.$A$9966];[.A28])&gt;1;&quot;Duplicate&quot;;&quot;&quot;)">
            <text:p/>
          </table:table-cell>
          <table:table-cell table:formula="of:=CLEAN(SUBSTITUTE(UPPER(SUBSTITUTE(SUBSTITUTE(SUBSTITUTE(SUBSTITUTE(SUBSTITUTE(SUBSTITUTE(SUBSTITUTE(SUBSTITUTE(SUBSTITUTE([.B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DISCOVERY_SERVER" calcext:value-type="string">
            <text:p>SERVICE_DISCOVERY_SERVER</text:p>
          </table:table-cell>
          <table:table-cell/>
          <table:table-cell table:formula="of:=CONCATENATE([.$H$2];&quot; &quot;;TRIM(CLEAN([.D27]));&quot; = &quot;;CHAR(34); LOWER(TRIM(CLEAN([.A28]))); CHAR(34);&quot;;&quot;)" office:value-type="string" office:string-value="public static final String SERVICE_DISCOVERY_SERVER = &quot;00001001-0000-1000-8000-00805f9b34fb&quot;;" calcext:value-type="string">
            <text:p>public static final String SERVICE_DISCOVERY_SERVER = "00001001-0000-1000-8000-00805f9b34fb";</text:p>
          </table:table-cell>
          <table:table-cell table:formula="of:=CONCATENATE([.$H$3];TRIM(CLEAN([.D27])); &quot; , &quot; ;CHAR(34); TRIM(CLEAN([.B28]));CHAR(34); &quot;);&quot;)" office:value-type="string" office:string-value="map.put(SERVICE_DISCOVERY_SERVER , &quot;Browse Group Descriptor&quot;);" calcext:value-type="string">
            <text:p>map.put(SERVICE_DISCOVERY_SERVER , "Browse Group Descriptor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001-0000-1000-8000-00805f9b34fb</text:p>
          </table:table-cell>
          <table:table-cell office:value-type="string" calcext:value-type="string">
            <text:p>Browse Group Descriptor</text:p>
          </table:table-cell>
          <table:table-cell table:style-name="ce12" table:formula="of:=IF(COUNTIF([.$A$1:.$A$9966];[.A29])&gt;1;&quot;Duplicate&quot;;&quot;&quot;)">
            <text:p/>
          </table:table-cell>
          <table:table-cell table:formula="of:=CLEAN(SUBSTITUTE(UPPER(SUBSTITUTE(SUBSTITUTE(SUBSTITUTE(SUBSTITUTE(SUBSTITUTE(SUBSTITUTE(SUBSTITUTE(SUBSTITUTE(SUBSTITUTE([.B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ROWSE_GROUP_DESCRIPTOR" calcext:value-type="string">
            <text:p>BROWSE_GROUP_DESCRIPTOR</text:p>
          </table:table-cell>
          <table:table-cell/>
          <table:table-cell table:formula="of:=CONCATENATE([.$H$2];&quot; &quot;;TRIM(CLEAN([.D28]));&quot; = &quot;;CHAR(34); LOWER(TRIM(CLEAN([.A29]))); CHAR(34);&quot;;&quot;)" office:value-type="string" office:string-value="public static final String BROWSE_GROUP_DESCRIPTOR = &quot;00001002-0000-1000-8000-00805f9b34fb&quot;;" calcext:value-type="string">
            <text:p>public static final String BROWSE_GROUP_DESCRIPTOR = "00001002-0000-1000-8000-00805f9b34fb";</text:p>
          </table:table-cell>
          <table:table-cell table:formula="of:=CONCATENATE([.$H$3];TRIM(CLEAN([.D28])); &quot; , &quot; ;CHAR(34); TRIM(CLEAN([.B29]));CHAR(34); &quot;);&quot;)" office:value-type="string" office:string-value="map.put(BROWSE_GROUP_DESCRIPTOR , &quot;Public Browse Group&quot;);" calcext:value-type="string">
            <text:p>map.put(BROWSE_GROUP_DESCRIPTOR , "Public Browse Group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002-0000-1000-8000-00805f9b34fb</text:p>
          </table:table-cell>
          <table:table-cell office:value-type="string" calcext:value-type="string">
            <text:p>Public Browse Group</text:p>
          </table:table-cell>
          <table:table-cell table:style-name="ce12" table:formula="of:=IF(COUNTIF([.$A$1:.$A$9966];[.A30])&gt;1;&quot;Duplicate&quot;;&quot;&quot;)">
            <text:p/>
          </table:table-cell>
          <table:table-cell table:formula="of:=CLEAN(SUBSTITUTE(UPPER(SUBSTITUTE(SUBSTITUTE(SUBSTITUTE(SUBSTITUTE(SUBSTITUTE(SUBSTITUTE(SUBSTITUTE(SUBSTITUTE(SUBSTITUTE([.B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UBLIC_BROWSE_GROUP" calcext:value-type="string">
            <text:p>PUBLIC_BROWSE_GROUP</text:p>
          </table:table-cell>
          <table:table-cell/>
          <table:table-cell table:formula="of:=CONCATENATE([.$H$2];&quot; &quot;;TRIM(CLEAN([.D29]));&quot; = &quot;;CHAR(34); LOWER(TRIM(CLEAN([.A30]))); CHAR(34);&quot;;&quot;)" office:value-type="string" office:string-value="public static final String PUBLIC_BROWSE_GROUP = &quot;00001101-0000-1000-8000-00805f9b34fb&quot;;" calcext:value-type="string">
            <text:p>public static final String PUBLIC_BROWSE_GROUP = "00001101-0000-1000-8000-00805f9b34fb";</text:p>
          </table:table-cell>
          <table:table-cell table:formula="of:=CONCATENATE([.$H$3];TRIM(CLEAN([.D29])); &quot; , &quot; ;CHAR(34); TRIM(CLEAN([.B30]));CHAR(34); &quot;);&quot;)" office:value-type="string" office:string-value="map.put(PUBLIC_BROWSE_GROUP , &quot;SPP&quot;);" calcext:value-type="string">
            <text:p>map.put(PUBLIC_BROWSE_GROUP , "SPP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1-0000-1000-8000-00805f9b34fb</text:p>
          </table:table-cell>
          <table:table-cell office:value-type="string" calcext:value-type="string">
            <text:p>SPP</text:p>
          </table:table-cell>
          <table:table-cell table:style-name="ce12" table:formula="of:=IF(COUNTIF([.$A$1:.$A$9966];[.A31])&gt;1;&quot;Duplicate&quot;;&quot;&quot;)">
            <text:p/>
          </table:table-cell>
          <table:table-cell table:formula="of:=CLEAN(SUBSTITUTE(UPPER(SUBSTITUTE(SUBSTITUTE(SUBSTITUTE(SUBSTITUTE(SUBSTITUTE(SUBSTITUTE(SUBSTITUTE(SUBSTITUTE(SUBSTITUTE([.B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P" calcext:value-type="string">
            <text:p>SPP</text:p>
          </table:table-cell>
          <table:table-cell/>
          <table:table-cell table:formula="of:=CONCATENATE([.$H$2];&quot; &quot;;TRIM(CLEAN([.D30]));&quot; = &quot;;CHAR(34); LOWER(TRIM(CLEAN([.A31]))); CHAR(34);&quot;;&quot;)" office:value-type="string" office:string-value="public static final String SPP = &quot;00001102-0000-1000-8000-00805f9b34fb&quot;;" calcext:value-type="string">
            <text:p>public static final String SPP = "00001102-0000-1000-8000-00805f9b34fb";</text:p>
          </table:table-cell>
          <table:table-cell table:formula="of:=CONCATENATE([.$H$3];TRIM(CLEAN([.D30])); &quot; , &quot; ;CHAR(34); TRIM(CLEAN([.B31]));CHAR(34); &quot;);&quot;)" office:value-type="string" office:string-value="map.put(SPP , &quot;LAN Access Using PPP&quot;);" calcext:value-type="string">
            <text:p>map.put(SPP , "LAN Access Using PPP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02-0000-1000-8000-00805f9b34fb</text:p>
          </table:table-cell>
          <table:table-cell office:value-type="string" calcext:value-type="string">
            <text:p>LAN Access Using PPP</text:p>
          </table:table-cell>
          <table:table-cell table:style-name="ce12" table:formula="of:=IF(COUNTIF([.$A$1:.$A$9966];[.A32])&gt;1;&quot;Duplicate&quot;;&quot;&quot;)">
            <text:p/>
          </table:table-cell>
          <table:table-cell table:formula="of:=CLEAN(SUBSTITUTE(UPPER(SUBSTITUTE(SUBSTITUTE(SUBSTITUTE(SUBSTITUTE(SUBSTITUTE(SUBSTITUTE(SUBSTITUTE(SUBSTITUTE(SUBSTITUTE([.B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AN_ACCESS_USING_PPP" calcext:value-type="string">
            <text:p>LAN_ACCESS_USING_PPP</text:p>
          </table:table-cell>
          <table:table-cell/>
          <table:table-cell table:formula="of:=CONCATENATE([.$H$2];&quot; &quot;;TRIM(CLEAN([.D31]));&quot; = &quot;;CHAR(34); LOWER(TRIM(CLEAN([.A32]))); CHAR(34);&quot;;&quot;)" office:value-type="string" office:string-value="public static final String LAN_ACCESS_USING_PPP = &quot;00001103-0000-1000-8000-00805f9b34fb&quot;;" calcext:value-type="string">
            <text:p>public static final String LAN_ACCESS_USING_PPP = "00001103-0000-1000-8000-00805f9b34fb";</text:p>
          </table:table-cell>
          <table:table-cell table:formula="of:=CONCATENATE([.$H$3];TRIM(CLEAN([.D31])); &quot; , &quot; ;CHAR(34); TRIM(CLEAN([.B32]));CHAR(34); &quot;);&quot;)" office:value-type="string" office:string-value="map.put(LAN_ACCESS_USING_PPP , &quot;DUN_GW&quot;);" calcext:value-type="string">
            <text:p>map.put(LAN_ACCESS_USING_PPP , "DUN_GW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3-0000-1000-8000-00805f9b34fb</text:p>
          </table:table-cell>
          <table:table-cell office:value-type="string" calcext:value-type="string">
            <text:p>DUN_GW</text:p>
          </table:table-cell>
          <table:table-cell table:style-name="ce12" table:formula="of:=IF(COUNTIF([.$A$1:.$A$9966];[.A33])&gt;1;&quot;Duplicate&quot;;&quot;&quot;)">
            <text:p/>
          </table:table-cell>
          <table:table-cell table:formula="of:=CLEAN(SUBSTITUTE(UPPER(SUBSTITUTE(SUBSTITUTE(SUBSTITUTE(SUBSTITUTE(SUBSTITUTE(SUBSTITUTE(SUBSTITUTE(SUBSTITUTE(SUBSTITUTE([.B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UN_GW" calcext:value-type="string">
            <text:p>DUN_GW</text:p>
          </table:table-cell>
          <table:table-cell/>
          <table:table-cell table:formula="of:=CONCATENATE([.$H$2];&quot; &quot;;TRIM(CLEAN([.D32]));&quot; = &quot;;CHAR(34); LOWER(TRIM(CLEAN([.A33]))); CHAR(34);&quot;;&quot;)" office:value-type="string" office:string-value="public static final String DUN_GW = &quot;00001104-0000-1000-8000-00805f9b34fb&quot;;" calcext:value-type="string">
            <text:p>public static final String DUN_GW = "00001104-0000-1000-8000-00805f9b34fb";</text:p>
          </table:table-cell>
          <table:table-cell table:formula="of:=CONCATENATE([.$H$3];TRIM(CLEAN([.D32])); &quot; , &quot; ;CHAR(34); TRIM(CLEAN([.B33]));CHAR(34); &quot;);&quot;)" office:value-type="string" office:string-value="map.put(DUN_GW , &quot;OBEX_SYNC&quot;);" calcext:value-type="string">
            <text:p>map.put(DUN_GW , "OBEX_SYNC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4-0000-1000-8000-00805f9b34fb</text:p>
          </table:table-cell>
          <table:table-cell office:value-type="string" calcext:value-type="string">
            <text:p>OBEX_SYNC</text:p>
          </table:table-cell>
          <table:table-cell table:style-name="ce12" table:formula="of:=IF(COUNTIF([.$A$1:.$A$9966];[.A34])&gt;1;&quot;Duplicate&quot;;&quot;&quot;)">
            <text:p/>
          </table:table-cell>
          <table:table-cell table:formula="of:=CLEAN(SUBSTITUTE(UPPER(SUBSTITUTE(SUBSTITUTE(SUBSTITUTE(SUBSTITUTE(SUBSTITUTE(SUBSTITUTE(SUBSTITUTE(SUBSTITUTE(SUBSTITUTE([.B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SYNC" calcext:value-type="string">
            <text:p>OBEX_SYNC</text:p>
          </table:table-cell>
          <table:table-cell/>
          <table:table-cell table:formula="of:=CONCATENATE([.$H$2];&quot; &quot;;TRIM(CLEAN([.D33]));&quot; = &quot;;CHAR(34); LOWER(TRIM(CLEAN([.A34]))); CHAR(34);&quot;;&quot;)" office:value-type="string" office:string-value="public static final String OBEX_SYNC = &quot;00001105-0000-1000-8000-00805f9b34fb&quot;;" calcext:value-type="string">
            <text:p>public static final String OBEX_SYNC = "00001105-0000-1000-8000-00805f9b34fb";</text:p>
          </table:table-cell>
          <table:table-cell table:formula="of:=CONCATENATE([.$H$3];TRIM(CLEAN([.D33])); &quot; , &quot; ;CHAR(34); TRIM(CLEAN([.B34]));CHAR(34); &quot;);&quot;)" office:value-type="string" office:string-value="map.put(OBEX_SYNC , &quot;OBEX Object Push&quot;);" calcext:value-type="string">
            <text:p>map.put(OBEX_SYNC , "OBEX Object Push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5-0000-1000-8000-00805f9b34fb</text:p>
          </table:table-cell>
          <table:table-cell table:style-name="ce1" office:value-type="string" calcext:value-type="string">
            <text:p>OBEX Object Push</text:p>
          </table:table-cell>
          <table:table-cell table:style-name="ce12" table:formula="of:=IF(COUNTIF([.$A$1:.$A$9966];[.A35])&gt;1;&quot;Duplicate&quot;;&quot;&quot;)">
            <text:p/>
          </table:table-cell>
          <table:table-cell table:formula="of:=CLEAN(SUBSTITUTE(UPPER(SUBSTITUTE(SUBSTITUTE(SUBSTITUTE(SUBSTITUTE(SUBSTITUTE(SUBSTITUTE(SUBSTITUTE(SUBSTITUTE(SUBSTITUTE([.B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OBJECT_PUSH" calcext:value-type="string">
            <text:p>OBEX_OBJECT_PUSH</text:p>
          </table:table-cell>
          <table:table-cell/>
          <table:table-cell table:formula="of:=CONCATENATE([.$H$2];&quot; &quot;;TRIM(CLEAN([.D34]));&quot; = &quot;;CHAR(34); LOWER(TRIM(CLEAN([.A35]))); CHAR(34);&quot;;&quot;)" office:value-type="string" office:string-value="public static final String OBEX_OBJECT_PUSH = &quot;00001106-0000-1000-8000-00805f9b34fb&quot;;" calcext:value-type="string">
            <text:p>public static final String OBEX_OBJECT_PUSH = "00001106-0000-1000-8000-00805f9b34fb";</text:p>
          </table:table-cell>
          <table:table-cell table:formula="of:=CONCATENATE([.$H$3];TRIM(CLEAN([.D34])); &quot; , &quot; ;CHAR(34); TRIM(CLEAN([.B35]));CHAR(34); &quot;);&quot;)" office:value-type="string" office:string-value="map.put(OBEX_OBJECT_PUSH , &quot;OBEX File Transfer&quot;);" calcext:value-type="string">
            <text:p>map.put(OBEX_OBJECT_PUSH , "OBEX File Transfer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6-0000-1000-8000-00805f9b34fb</text:p>
          </table:table-cell>
          <table:table-cell table:style-name="ce1" office:value-type="string" calcext:value-type="string">
            <text:p>OBEX File Transfer</text:p>
          </table:table-cell>
          <table:table-cell table:style-name="ce12" table:formula="of:=IF(COUNTIF([.$A$1:.$A$9966];[.A36])&gt;1;&quot;Duplicate&quot;;&quot;&quot;)">
            <text:p/>
          </table:table-cell>
          <table:table-cell table:formula="of:=CLEAN(SUBSTITUTE(UPPER(SUBSTITUTE(SUBSTITUTE(SUBSTITUTE(SUBSTITUTE(SUBSTITUTE(SUBSTITUTE(SUBSTITUTE(SUBSTITUTE(SUBSTITUTE([.B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FILE_TRANSFER" calcext:value-type="string">
            <text:p>OBEX_FILE_TRANSFER</text:p>
          </table:table-cell>
          <table:table-cell/>
          <table:table-cell table:formula="of:=CONCATENATE([.$H$2];&quot; &quot;;TRIM(CLEAN([.D35]));&quot; = &quot;;CHAR(34); LOWER(TRIM(CLEAN([.A36]))); CHAR(34);&quot;;&quot;)" office:value-type="string" office:string-value="public static final String OBEX_FILE_TRANSFER = &quot;00001107-0000-1000-8000-00805f9b34fb&quot;;" calcext:value-type="string">
            <text:p>public static final String OBEX_FILE_TRANSFER = "00001107-0000-1000-8000-00805f9b34fb";</text:p>
          </table:table-cell>
          <table:table-cell table:formula="of:=CONCATENATE([.$H$3];TRIM(CLEAN([.D35])); &quot; , &quot; ;CHAR(34); TRIM(CLEAN([.B36]));CHAR(34); &quot;);&quot;)" office:value-type="string" office:string-value="map.put(OBEX_FILE_TRANSFER , &quot;IrMC Sync Command&quot;);" calcext:value-type="string">
            <text:p>map.put(OBEX_FILE_TRANSFER , "IrMC Sync Command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07-0000-1000-8000-00805f9b34fb</text:p>
          </table:table-cell>
          <table:table-cell office:value-type="string" calcext:value-type="string">
            <text:p>IrMC Sync Command</text:p>
          </table:table-cell>
          <table:table-cell table:style-name="ce12" table:formula="of:=IF(COUNTIF([.$A$1:.$A$9966];[.A37])&gt;1;&quot;Duplicate&quot;;&quot;&quot;)">
            <text:p/>
          </table:table-cell>
          <table:table-cell table:formula="of:=CLEAN(SUBSTITUTE(UPPER(SUBSTITUTE(SUBSTITUTE(SUBSTITUTE(SUBSTITUTE(SUBSTITUTE(SUBSTITUTE(SUBSTITUTE(SUBSTITUTE(SUBSTITUTE([.B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RMC_SYNC_COMMAND" calcext:value-type="string">
            <text:p>IRMC_SYNC_COMMAND</text:p>
          </table:table-cell>
          <table:table-cell/>
          <table:table-cell table:formula="of:=CONCATENATE([.$H$2];&quot; &quot;;TRIM(CLEAN([.D36]));&quot; = &quot;;CHAR(34); LOWER(TRIM(CLEAN([.A37]))); CHAR(34);&quot;;&quot;)" office:value-type="string" office:string-value="public static final String IRMC_SYNC_COMMAND = &quot;00001108-0000-1000-8000-00805f9b34fb&quot;;" calcext:value-type="string">
            <text:p>public static final String IRMC_SYNC_COMMAND = "00001108-0000-1000-8000-00805f9b34fb";</text:p>
          </table:table-cell>
          <table:table-cell table:formula="of:=CONCATENATE([.$H$3];TRIM(CLEAN([.D36])); &quot; , &quot; ;CHAR(34); TRIM(CLEAN([.B37]));CHAR(34); &quot;);&quot;)" office:value-type="string" office:string-value="map.put(IRMC_SYNC_COMMAND , &quot;HSP_HS&quot;);" calcext:value-type="string">
            <text:p>map.put(IRMC_SYNC_COMMAND , "HSP_HS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8-0000-1000-8000-00805f9b34fb</text:p>
          </table:table-cell>
          <table:table-cell office:value-type="string" calcext:value-type="string">
            <text:p>HSP_HS</text:p>
          </table:table-cell>
          <table:table-cell table:style-name="ce12" table:formula="of:=IF(COUNTIF([.$A$1:.$A$9966];[.A38])&gt;1;&quot;Duplicate&quot;;&quot;&quot;)">
            <text:p/>
          </table:table-cell>
          <table:table-cell table:formula="of:=CLEAN(SUBSTITUTE(UPPER(SUBSTITUTE(SUBSTITUTE(SUBSTITUTE(SUBSTITUTE(SUBSTITUTE(SUBSTITUTE(SUBSTITUTE(SUBSTITUTE(SUBSTITUTE([.B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SP_HS" calcext:value-type="string">
            <text:p>HSP_HS</text:p>
          </table:table-cell>
          <table:table-cell/>
          <table:table-cell table:formula="of:=CONCATENATE([.$H$2];&quot; &quot;;TRIM(CLEAN([.D37]));&quot; = &quot;;CHAR(34); LOWER(TRIM(CLEAN([.A38]))); CHAR(34);&quot;;&quot;)" office:value-type="string" office:string-value="public static final String HSP_HS = &quot;00001109-0000-1000-8000-00805f9b34fb&quot;;" calcext:value-type="string">
            <text:p>public static final String HSP_HS = "00001109-0000-1000-8000-00805f9b34fb";</text:p>
          </table:table-cell>
          <table:table-cell table:formula="of:=CONCATENATE([.$H$3];TRIM(CLEAN([.D37])); &quot; , &quot; ;CHAR(34); TRIM(CLEAN([.B38]));CHAR(34); &quot;);&quot;)" office:value-type="string" office:string-value="map.put(HSP_HS , &quot;Cordless Telephony&quot;);" calcext:value-type="string">
            <text:p>map.put(HSP_HS , "Cordless Telephony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09-0000-1000-8000-00805f9b34fb</text:p>
          </table:table-cell>
          <table:table-cell office:value-type="string" calcext:value-type="string">
            <text:p>Cordless Telephony</text:p>
          </table:table-cell>
          <table:table-cell table:style-name="ce12" table:formula="of:=IF(COUNTIF([.$A$1:.$A$9966];[.A39])&gt;1;&quot;Duplicate&quot;;&quot;&quot;)">
            <text:p/>
          </table:table-cell>
          <table:table-cell table:formula="of:=CLEAN(SUBSTITUTE(UPPER(SUBSTITUTE(SUBSTITUTE(SUBSTITUTE(SUBSTITUTE(SUBSTITUTE(SUBSTITUTE(SUBSTITUTE(SUBSTITUTE(SUBSTITUTE([.B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RDLESS_TELEPHONY" calcext:value-type="string">
            <text:p>CORDLESS_TELEPHONY</text:p>
          </table:table-cell>
          <table:table-cell/>
          <table:table-cell table:formula="of:=CONCATENATE([.$H$2];&quot; &quot;;TRIM(CLEAN([.D38]));&quot; = &quot;;CHAR(34); LOWER(TRIM(CLEAN([.A39]))); CHAR(34);&quot;;&quot;)" office:value-type="string" office:string-value="public static final String CORDLESS_TELEPHONY = &quot;0000110a-0000-1000-8000-00805f9b34fb&quot;;" calcext:value-type="string">
            <text:p>public static final String CORDLESS_TELEPHONY = "0000110a-0000-1000-8000-00805f9b34fb";</text:p>
          </table:table-cell>
          <table:table-cell table:formula="of:=CONCATENATE([.$H$3];TRIM(CLEAN([.D38])); &quot; , &quot; ;CHAR(34); TRIM(CLEAN([.B39]));CHAR(34); &quot;);&quot;)" office:value-type="string" office:string-value="map.put(CORDLESS_TELEPHONY , &quot;Audio Source&quot;);" calcext:value-type="string">
            <text:p>map.put(CORDLESS_TELEPHONY , "Audio Source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a-0000-1000-8000-00805f9b34fb</text:p>
          </table:table-cell>
          <table:table-cell office:value-type="string" calcext:value-type="string">
            <text:p>Audio Source</text:p>
          </table:table-cell>
          <table:table-cell table:style-name="ce12" table:formula="of:=IF(COUNTIF([.$A$1:.$A$9966];[.A40])&gt;1;&quot;Duplicate&quot;;&quot;&quot;)">
            <text:p/>
          </table:table-cell>
          <table:table-cell table:formula="of:=CLEAN(SUBSTITUTE(UPPER(SUBSTITUTE(SUBSTITUTE(SUBSTITUTE(SUBSTITUTE(SUBSTITUTE(SUBSTITUTE(SUBSTITUTE(SUBSTITUTE(SUBSTITUTE([.B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SOURCE" calcext:value-type="string">
            <text:p>AUDIO_SOURCE</text:p>
          </table:table-cell>
          <table:table-cell/>
          <table:table-cell table:formula="of:=CONCATENATE([.$H$2];&quot; &quot;;TRIM(CLEAN([.D39]));&quot; = &quot;;CHAR(34); LOWER(TRIM(CLEAN([.A40]))); CHAR(34);&quot;;&quot;)" office:value-type="string" office:string-value="public static final String AUDIO_SOURCE = &quot;0000110b-0000-1000-8000-00805f9b34fb&quot;;" calcext:value-type="string">
            <text:p>public static final String AUDIO_SOURCE = "0000110b-0000-1000-8000-00805f9b34fb";</text:p>
          </table:table-cell>
          <table:table-cell table:formula="of:=CONCATENATE([.$H$3];TRIM(CLEAN([.D39])); &quot; , &quot; ;CHAR(34); TRIM(CLEAN([.B40]));CHAR(34); &quot;);&quot;)" office:value-type="string" office:string-value="map.put(AUDIO_SOURCE , &quot;Audio Sink&quot;);" calcext:value-type="string">
            <text:p>map.put(AUDIO_SOURCE , "Audio Sink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b-0000-1000-8000-00805f9b34fb</text:p>
          </table:table-cell>
          <table:table-cell office:value-type="string" calcext:value-type="string">
            <text:p>Audio Sink</text:p>
          </table:table-cell>
          <table:table-cell table:style-name="ce12" table:formula="of:=IF(COUNTIF([.$A$1:.$A$9966];[.A41])&gt;1;&quot;Duplicate&quot;;&quot;&quot;)">
            <text:p/>
          </table:table-cell>
          <table:table-cell table:formula="of:=CLEAN(SUBSTITUTE(UPPER(SUBSTITUTE(SUBSTITUTE(SUBSTITUTE(SUBSTITUTE(SUBSTITUTE(SUBSTITUTE(SUBSTITUTE(SUBSTITUTE(SUBSTITUTE([.B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SINK" calcext:value-type="string">
            <text:p>AUDIO_SINK</text:p>
          </table:table-cell>
          <table:table-cell/>
          <table:table-cell table:formula="of:=CONCATENATE([.$H$2];&quot; &quot;;TRIM(CLEAN([.D40]));&quot; = &quot;;CHAR(34); LOWER(TRIM(CLEAN([.A41]))); CHAR(34);&quot;;&quot;)" office:value-type="string" office:string-value="public static final String AUDIO_SINK = &quot;0000110c-0000-1000-8000-00805f9b34fb&quot;;" calcext:value-type="string">
            <text:p>public static final String AUDIO_SINK = "0000110c-0000-1000-8000-00805f9b34fb";</text:p>
          </table:table-cell>
          <table:table-cell table:formula="of:=CONCATENATE([.$H$3];TRIM(CLEAN([.D40])); &quot; , &quot; ;CHAR(34); TRIM(CLEAN([.B41]));CHAR(34); &quot;);&quot;)" office:value-type="string" office:string-value="map.put(AUDIO_SINK , &quot;AV Remote Control Target&quot;);" calcext:value-type="string">
            <text:p>map.put(AUDIO_SINK , "AV Remote Control Target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c-0000-1000-8000-00805f9b34fb</text:p>
          </table:table-cell>
          <table:table-cell office:value-type="string" calcext:value-type="string">
            <text:p>AV Remote Control Target</text:p>
          </table:table-cell>
          <table:table-cell table:style-name="ce12" table:formula="of:=IF(COUNTIF([.$A$1:.$A$9966];[.A42])&gt;1;&quot;Duplicate&quot;;&quot;&quot;)">
            <text:p/>
          </table:table-cell>
          <table:table-cell table:formula="of:=CLEAN(SUBSTITUTE(UPPER(SUBSTITUTE(SUBSTITUTE(SUBSTITUTE(SUBSTITUTE(SUBSTITUTE(SUBSTITUTE(SUBSTITUTE(SUBSTITUTE(SUBSTITUTE([.B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_REMOTE_CONTROL_TARGET" calcext:value-type="string">
            <text:p>AV_REMOTE_CONTROL_TARGET</text:p>
          </table:table-cell>
          <table:table-cell/>
          <table:table-cell table:formula="of:=CONCATENATE([.$H$2];&quot; &quot;;TRIM(CLEAN([.D41]));&quot; = &quot;;CHAR(34); LOWER(TRIM(CLEAN([.A42]))); CHAR(34);&quot;;&quot;)" office:value-type="string" office:string-value="public static final String AV_REMOTE_CONTROL_TARGET = &quot;0000110d-0000-1000-8000-00805f9b34fb&quot;;" calcext:value-type="string">
            <text:p>public static final String AV_REMOTE_CONTROL_TARGET = "0000110d-0000-1000-8000-00805f9b34fb";</text:p>
          </table:table-cell>
          <table:table-cell table:formula="of:=CONCATENATE([.$H$3];TRIM(CLEAN([.D41])); &quot; , &quot; ;CHAR(34); TRIM(CLEAN([.B42]));CHAR(34); &quot;);&quot;)" office:value-type="string" office:string-value="map.put(AV_REMOTE_CONTROL_TARGET , &quot;ADVANCED_AUDIO&quot;);" calcext:value-type="string">
            <text:p>map.put(AV_REMOTE_CONTROL_TARGET , "ADVANCED_AUDIO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d-0000-1000-8000-00805f9b34fb</text:p>
          </table:table-cell>
          <table:table-cell office:value-type="string" calcext:value-type="string">
            <text:p>ADVANCED_AUDIO</text:p>
          </table:table-cell>
          <table:table-cell table:style-name="ce12" table:formula="of:=IF(COUNTIF([.$A$1:.$A$9966];[.A43])&gt;1;&quot;Duplicate&quot;;&quot;&quot;)">
            <text:p/>
          </table:table-cell>
          <table:table-cell table:formula="of:=CLEAN(SUBSTITUTE(UPPER(SUBSTITUTE(SUBSTITUTE(SUBSTITUTE(SUBSTITUTE(SUBSTITUTE(SUBSTITUTE(SUBSTITUTE(SUBSTITUTE(SUBSTITUTE([.B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VANCED_AUDIO" calcext:value-type="string">
            <text:p>ADVANCED_AUDIO</text:p>
          </table:table-cell>
          <table:table-cell/>
          <table:table-cell table:formula="of:=CONCATENATE([.$H$2];&quot; &quot;;TRIM(CLEAN([.D42]));&quot; = &quot;;CHAR(34); LOWER(TRIM(CLEAN([.A43]))); CHAR(34);&quot;;&quot;)" office:value-type="string" office:string-value="public static final String ADVANCED_AUDIO = &quot;0000110e-0000-1000-8000-00805f9b34fb&quot;;" calcext:value-type="string">
            <text:p>public static final String ADVANCED_AUDIO = "0000110e-0000-1000-8000-00805f9b34fb";</text:p>
          </table:table-cell>
          <table:table-cell table:formula="of:=CONCATENATE([.$H$3];TRIM(CLEAN([.D42])); &quot; , &quot; ;CHAR(34); TRIM(CLEAN([.B43]));CHAR(34); &quot;);&quot;)" office:value-type="string" office:string-value="map.put(ADVANCED_AUDIO , &quot;AVRCP_REMOTE&quot;);" calcext:value-type="string">
            <text:p>map.put(ADVANCED_AUDIO , "AVRCP_REMOTE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0e-0000-1000-8000-00805f9b34fb</text:p>
          </table:table-cell>
          <table:table-cell office:value-type="string" calcext:value-type="string">
            <text:p>AVRCP_REMOTE</text:p>
          </table:table-cell>
          <table:table-cell table:style-name="ce12" table:formula="of:=IF(COUNTIF([.$A$1:.$A$9966];[.A44])&gt;1;&quot;Duplicate&quot;;&quot;&quot;)">
            <text:p/>
          </table:table-cell>
          <table:table-cell table:formula="of:=CLEAN(SUBSTITUTE(UPPER(SUBSTITUTE(SUBSTITUTE(SUBSTITUTE(SUBSTITUTE(SUBSTITUTE(SUBSTITUTE(SUBSTITUTE(SUBSTITUTE(SUBSTITUTE([.B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RCP_REMOTE" calcext:value-type="string">
            <text:p>AVRCP_REMOTE</text:p>
          </table:table-cell>
          <table:table-cell/>
          <table:table-cell table:formula="of:=CONCATENATE([.$H$2];&quot; &quot;;TRIM(CLEAN([.D43]));&quot; = &quot;;CHAR(34); LOWER(TRIM(CLEAN([.A44]))); CHAR(34);&quot;;&quot;)" office:value-type="string" office:string-value="public static final String AVRCP_REMOTE = &quot;0000110f-0000-1000-8000-00805f9b34fb&quot;;" calcext:value-type="string">
            <text:p>public static final String AVRCP_REMOTE = "0000110f-0000-1000-8000-00805f9b34fb";</text:p>
          </table:table-cell>
          <table:table-cell table:formula="of:=CONCATENATE([.$H$3];TRIM(CLEAN([.D43])); &quot; , &quot; ;CHAR(34); TRIM(CLEAN([.B44]));CHAR(34); &quot;);&quot;)" office:value-type="string" office:string-value="map.put(AVRCP_REMOTE , &quot;Video Conferencing&quot;);" calcext:value-type="string">
            <text:p>map.put(AVRCP_REMOTE , "Video Conferencing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0f-0000-1000-8000-00805f9b34fb</text:p>
          </table:table-cell>
          <table:table-cell office:value-type="string" calcext:value-type="string">
            <text:p>Video Conferencing</text:p>
          </table:table-cell>
          <table:table-cell table:style-name="ce12" table:formula="of:=IF(COUNTIF([.$A$1:.$A$9966];[.A45])&gt;1;&quot;Duplicate&quot;;&quot;&quot;)">
            <text:p/>
          </table:table-cell>
          <table:table-cell table:formula="of:=CLEAN(SUBSTITUTE(UPPER(SUBSTITUTE(SUBSTITUTE(SUBSTITUTE(SUBSTITUTE(SUBSTITUTE(SUBSTITUTE(SUBSTITUTE(SUBSTITUTE(SUBSTITUTE([.B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CONFERENCING" calcext:value-type="string">
            <text:p>VIDEO_CONFERENCING</text:p>
          </table:table-cell>
          <table:table-cell/>
          <table:table-cell table:formula="of:=CONCATENATE([.$H$2];&quot; &quot;;TRIM(CLEAN([.D44]));&quot; = &quot;;CHAR(34); LOWER(TRIM(CLEAN([.A45]))); CHAR(34);&quot;;&quot;)" office:value-type="string" office:string-value="public static final String VIDEO_CONFERENCING = &quot;00001110-0000-1000-8000-00805f9b34fb&quot;;" calcext:value-type="string">
            <text:p>public static final String VIDEO_CONFERENCING = "00001110-0000-1000-8000-00805f9b34fb";</text:p>
          </table:table-cell>
          <table:table-cell table:formula="of:=CONCATENATE([.$H$3];TRIM(CLEAN([.D44])); &quot; , &quot; ;CHAR(34); TRIM(CLEAN([.B45]));CHAR(34); &quot;);&quot;)" office:value-type="string" office:string-value="map.put(VIDEO_CONFERENCING , &quot;Intercom&quot;);" calcext:value-type="string">
            <text:p>map.put(VIDEO_CONFERENCING , "Intercom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0-0000-1000-8000-00805f9b34fb</text:p>
          </table:table-cell>
          <table:table-cell office:value-type="string" calcext:value-type="string">
            <text:p>Intercom</text:p>
          </table:table-cell>
          <table:table-cell table:style-name="ce12" table:formula="of:=IF(COUNTIF([.$A$1:.$A$9966];[.A46])&gt;1;&quot;Duplicate&quot;;&quot;&quot;)">
            <text:p/>
          </table:table-cell>
          <table:table-cell table:formula="of:=CLEAN(SUBSTITUTE(UPPER(SUBSTITUTE(SUBSTITUTE(SUBSTITUTE(SUBSTITUTE(SUBSTITUTE(SUBSTITUTE(SUBSTITUTE(SUBSTITUTE(SUBSTITUTE([.B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COM" calcext:value-type="string">
            <text:p>INTERCOM</text:p>
          </table:table-cell>
          <table:table-cell/>
          <table:table-cell table:formula="of:=CONCATENATE([.$H$2];&quot; &quot;;TRIM(CLEAN([.D45]));&quot; = &quot;;CHAR(34); LOWER(TRIM(CLEAN([.A46]))); CHAR(34);&quot;;&quot;)" office:value-type="string" office:string-value="public static final String INTERCOM = &quot;00001111-0000-1000-8000-00805f9b34fb&quot;;" calcext:value-type="string">
            <text:p>public static final String INTERCOM = "00001111-0000-1000-8000-00805f9b34fb";</text:p>
          </table:table-cell>
          <table:table-cell table:formula="of:=CONCATENATE([.$H$3];TRIM(CLEAN([.D45])); &quot; , &quot; ;CHAR(34); TRIM(CLEAN([.B46]));CHAR(34); &quot;);&quot;)" office:value-type="string" office:string-value="map.put(INTERCOM , &quot;FAX&quot;);" calcext:value-type="string">
            <text:p>map.put(INTERCOM , "FAX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1-0000-1000-8000-00805f9b34fb</text:p>
          </table:table-cell>
          <table:table-cell office:value-type="string" calcext:value-type="string">
            <text:p>FAX</text:p>
          </table:table-cell>
          <table:table-cell table:style-name="ce12" table:formula="of:=IF(COUNTIF([.$A$1:.$A$9966];[.A47])&gt;1;&quot;Duplicate&quot;;&quot;&quot;)">
            <text:p/>
          </table:table-cell>
          <table:table-cell table:formula="of:=CLEAN(SUBSTITUTE(UPPER(SUBSTITUTE(SUBSTITUTE(SUBSTITUTE(SUBSTITUTE(SUBSTITUTE(SUBSTITUTE(SUBSTITUTE(SUBSTITUTE(SUBSTITUTE([.B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AX" calcext:value-type="string">
            <text:p>FAX</text:p>
          </table:table-cell>
          <table:table-cell/>
          <table:table-cell table:formula="of:=CONCATENATE([.$H$2];&quot; &quot;;TRIM(CLEAN([.D46]));&quot; = &quot;;CHAR(34); LOWER(TRIM(CLEAN([.A47]))); CHAR(34);&quot;;&quot;)" office:value-type="string" office:string-value="public static final String FAX = &quot;00001112-0000-1000-8000-00805f9b34fb&quot;;" calcext:value-type="string">
            <text:p>public static final String FAX = "00001112-0000-1000-8000-00805f9b34fb";</text:p>
          </table:table-cell>
          <table:table-cell table:formula="of:=CONCATENATE([.$H$3];TRIM(CLEAN([.D46])); &quot; , &quot; ;CHAR(34); TRIM(CLEAN([.B47]));CHAR(34); &quot;);&quot;)" office:value-type="string" office:string-value="map.put(FAX , &quot;Headset Profile (HSP) - Audio Gateway&quot;);" calcext:value-type="string">
            <text:p>map.put(FAX , "Headset Profile (HSP) - Audio Gateway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2-0000-1000-8000-00805f9b34fb</text:p>
          </table:table-cell>
          <table:table-cell office:value-type="string" calcext:value-type="string">
            <text:p>Headset Profile (HSP) - Audio Gateway</text:p>
          </table:table-cell>
          <table:table-cell table:style-name="ce12" table:formula="of:=IF(COUNTIF([.$A$1:.$A$9966];[.A48])&gt;1;&quot;Duplicate&quot;;&quot;&quot;)">
            <text:p/>
          </table:table-cell>
          <table:table-cell table:formula="of:=CLEAN(SUBSTITUTE(UPPER(SUBSTITUTE(SUBSTITUTE(SUBSTITUTE(SUBSTITUTE(SUBSTITUTE(SUBSTITUTE(SUBSTITUTE(SUBSTITUTE(SUBSTITUTE([.B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DSET_PROFILE_HSP_AUDIO_GATEWAY" calcext:value-type="string">
            <text:p>HEADSET_PROFILE_HSP_AUDIO_GATEWAY</text:p>
          </table:table-cell>
          <table:table-cell/>
          <table:table-cell table:formula="of:=CONCATENATE([.$H$2];&quot; &quot;;TRIM(CLEAN([.D47]));&quot; = &quot;;CHAR(34); LOWER(TRIM(CLEAN([.A48]))); CHAR(34);&quot;;&quot;)" office:value-type="string" office:string-value="public static final String HEADSET_PROFILE_HSP_AUDIO_GATEWAY = &quot;00001113-0000-1000-8000-00805f9b34fb&quot;;" calcext:value-type="string">
            <text:p>public static final String HEADSET_PROFILE_HSP_AUDIO_GATEWAY = "00001113-0000-1000-8000-00805f9b34fb";</text:p>
          </table:table-cell>
          <table:table-cell table:formula="of:=CONCATENATE([.$H$3];TRIM(CLEAN([.D47])); &quot; , &quot; ;CHAR(34); TRIM(CLEAN([.B48]));CHAR(34); &quot;);&quot;)" office:value-type="string" office:string-value="map.put(HEADSET_PROFILE_HSP_AUDIO_GATEWAY , &quot;WAP&quot;);" calcext:value-type="string">
            <text:p>map.put(HEADSET_PROFILE_HSP_AUDIO_GATEWAY , "WAP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3-0000-1000-8000-00805f9b34fb</text:p>
          </table:table-cell>
          <table:table-cell office:value-type="string" calcext:value-type="string">
            <text:p>WAP</text:p>
          </table:table-cell>
          <table:table-cell table:style-name="ce12" table:formula="of:=IF(COUNTIF([.$A$1:.$A$9966];[.A49])&gt;1;&quot;Duplicate&quot;;&quot;&quot;)">
            <text:p/>
          </table:table-cell>
          <table:table-cell table:formula="of:=CLEAN(SUBSTITUTE(UPPER(SUBSTITUTE(SUBSTITUTE(SUBSTITUTE(SUBSTITUTE(SUBSTITUTE(SUBSTITUTE(SUBSTITUTE(SUBSTITUTE(SUBSTITUTE([.B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P" calcext:value-type="string">
            <text:p>WAP</text:p>
          </table:table-cell>
          <table:table-cell/>
          <table:table-cell table:formula="of:=CONCATENATE([.$H$2];&quot; &quot;;TRIM(CLEAN([.D48]));&quot; = &quot;;CHAR(34); LOWER(TRIM(CLEAN([.A49]))); CHAR(34);&quot;;&quot;)" office:value-type="string" office:string-value="public static final String WAP = &quot;00001114-0000-1000-8000-00805f9b34fb&quot;;" calcext:value-type="string">
            <text:p>public static final String WAP = "00001114-0000-1000-8000-00805f9b34fb";</text:p>
          </table:table-cell>
          <table:table-cell table:formula="of:=CONCATENATE([.$H$3];TRIM(CLEAN([.D48])); &quot; , &quot; ;CHAR(34); TRIM(CLEAN([.B49]));CHAR(34); &quot;);&quot;)" office:value-type="string" office:string-value="map.put(WAP , &quot;WAP Client&quot;);" calcext:value-type="string">
            <text:p>map.put(WAP , "WAP Client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4-0000-1000-8000-00805f9b34fb</text:p>
          </table:table-cell>
          <table:table-cell office:value-type="string" calcext:value-type="string">
            <text:p>WAP Client</text:p>
          </table:table-cell>
          <table:table-cell table:style-name="ce12" table:formula="of:=IF(COUNTIF([.$A$1:.$A$9966];[.A50])&gt;1;&quot;Duplicate&quot;;&quot;&quot;)">
            <text:p/>
          </table:table-cell>
          <table:table-cell table:formula="of:=CLEAN(SUBSTITUTE(UPPER(SUBSTITUTE(SUBSTITUTE(SUBSTITUTE(SUBSTITUTE(SUBSTITUTE(SUBSTITUTE(SUBSTITUTE(SUBSTITUTE(SUBSTITUTE([.B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P_CLIENT" calcext:value-type="string">
            <text:p>WAP_CLIENT</text:p>
          </table:table-cell>
          <table:table-cell/>
          <table:table-cell table:formula="of:=CONCATENATE([.$H$2];&quot; &quot;;TRIM(CLEAN([.D49]));&quot; = &quot;;CHAR(34); LOWER(TRIM(CLEAN([.A50]))); CHAR(34);&quot;;&quot;)" office:value-type="string" office:string-value="public static final String WAP_CLIENT = &quot;00001115-0000-1000-8000-00805f9b34fb&quot;;" calcext:value-type="string">
            <text:p>public static final String WAP_CLIENT = "00001115-0000-1000-8000-00805f9b34fb";</text:p>
          </table:table-cell>
          <table:table-cell table:formula="of:=CONCATENATE([.$H$3];TRIM(CLEAN([.D49])); &quot; , &quot; ;CHAR(34); TRIM(CLEAN([.B50]));CHAR(34); &quot;);&quot;)" office:value-type="string" office:string-value="map.put(WAP_CLIENT , &quot;PANU&quot;);" calcext:value-type="string">
            <text:p>map.put(WAP_CLIENT , "PANU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15-0000-1000-8000-00805f9b34fb</text:p>
          </table:table-cell>
          <table:table-cell office:value-type="string" calcext:value-type="string">
            <text:p>PANU</text:p>
          </table:table-cell>
          <table:table-cell table:style-name="ce12" table:formula="of:=IF(COUNTIF([.$A$1:.$A$9966];[.A51])&gt;1;&quot;Duplicate&quot;;&quot;&quot;)">
            <text:p/>
          </table:table-cell>
          <table:table-cell table:formula="of:=CLEAN(SUBSTITUTE(UPPER(SUBSTITUTE(SUBSTITUTE(SUBSTITUTE(SUBSTITUTE(SUBSTITUTE(SUBSTITUTE(SUBSTITUTE(SUBSTITUTE(SUBSTITUTE([.B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NU" calcext:value-type="string">
            <text:p>PANU</text:p>
          </table:table-cell>
          <table:table-cell/>
          <table:table-cell table:formula="of:=CONCATENATE([.$H$2];&quot; &quot;;TRIM(CLEAN([.D50]));&quot; = &quot;;CHAR(34); LOWER(TRIM(CLEAN([.A51]))); CHAR(34);&quot;;&quot;)" office:value-type="string" office:string-value="public static final String PANU = &quot;00001116-0000-1000-8000-00805f9b34fb&quot;;" calcext:value-type="string">
            <text:p>public static final String PANU = "00001116-0000-1000-8000-00805f9b34fb";</text:p>
          </table:table-cell>
          <table:table-cell table:formula="of:=CONCATENATE([.$H$3];TRIM(CLEAN([.D50])); &quot; , &quot; ;CHAR(34); TRIM(CLEAN([.B51]));CHAR(34); &quot;);&quot;)" office:value-type="string" office:string-value="map.put(PANU , &quot;NAP&quot;);" calcext:value-type="string">
            <text:p>map.put(PANU , "NAP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16-0000-1000-8000-00805f9b34fb</text:p>
          </table:table-cell>
          <table:table-cell office:value-type="string" calcext:value-type="string">
            <text:p>NAP</text:p>
          </table:table-cell>
          <table:table-cell table:style-name="ce12" table:formula="of:=IF(COUNTIF([.$A$1:.$A$9966];[.A52])&gt;1;&quot;Duplicate&quot;;&quot;&quot;)">
            <text:p/>
          </table:table-cell>
          <table:table-cell table:formula="of:=CLEAN(SUBSTITUTE(UPPER(SUBSTITUTE(SUBSTITUTE(SUBSTITUTE(SUBSTITUTE(SUBSTITUTE(SUBSTITUTE(SUBSTITUTE(SUBSTITUTE(SUBSTITUTE([.B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AP" calcext:value-type="string">
            <text:p>NAP</text:p>
          </table:table-cell>
          <table:table-cell/>
          <table:table-cell table:formula="of:=CONCATENATE([.$H$2];&quot; &quot;;TRIM(CLEAN([.D51]));&quot; = &quot;;CHAR(34); LOWER(TRIM(CLEAN([.A52]))); CHAR(34);&quot;;&quot;)" office:value-type="string" office:string-value="public static final String NAP = &quot;00001117-0000-1000-8000-00805f9b34fb&quot;;" calcext:value-type="string">
            <text:p>public static final String NAP = "00001117-0000-1000-8000-00805f9b34fb";</text:p>
          </table:table-cell>
          <table:table-cell table:formula="of:=CONCATENATE([.$H$3];TRIM(CLEAN([.D51])); &quot; , &quot; ;CHAR(34); TRIM(CLEAN([.B52]));CHAR(34); &quot;);&quot;)" office:value-type="string" office:string-value="map.put(NAP , &quot;GN&quot;);" calcext:value-type="string">
            <text:p>map.put(NAP , "GN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17-0000-1000-8000-00805f9b34fb</text:p>
          </table:table-cell>
          <table:table-cell office:value-type="string" calcext:value-type="string">
            <text:p>GN</text:p>
          </table:table-cell>
          <table:table-cell table:style-name="ce12" table:formula="of:=IF(COUNTIF([.$A$1:.$A$9966];[.A53])&gt;1;&quot;Duplicate&quot;;&quot;&quot;)">
            <text:p/>
          </table:table-cell>
          <table:table-cell table:formula="of:=CLEAN(SUBSTITUTE(UPPER(SUBSTITUTE(SUBSTITUTE(SUBSTITUTE(SUBSTITUTE(SUBSTITUTE(SUBSTITUTE(SUBSTITUTE(SUBSTITUTE(SUBSTITUTE([.B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N" calcext:value-type="string">
            <text:p>GN</text:p>
          </table:table-cell>
          <table:table-cell/>
          <table:table-cell table:formula="of:=CONCATENATE([.$H$2];&quot; &quot;;TRIM(CLEAN([.D52]));&quot; = &quot;;CHAR(34); LOWER(TRIM(CLEAN([.A53]))); CHAR(34);&quot;;&quot;)" office:value-type="string" office:string-value="public static final String GN = &quot;00001118-0000-1000-8000-00805f9b34fb&quot;;" calcext:value-type="string">
            <text:p>public static final String GN = "00001118-0000-1000-8000-00805f9b34fb";</text:p>
          </table:table-cell>
          <table:table-cell table:formula="of:=CONCATENATE([.$H$3];TRIM(CLEAN([.D52])); &quot; , &quot; ;CHAR(34); TRIM(CLEAN([.B53]));CHAR(34); &quot;);&quot;)" office:value-type="string" office:string-value="map.put(GN , &quot;Direct Printing&quot;);" calcext:value-type="string">
            <text:p>map.put(GN , "Direct Printing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8-0000-1000-8000-00805f9b34fb</text:p>
          </table:table-cell>
          <table:table-cell office:value-type="string" calcext:value-type="string">
            <text:p>Direct Printing</text:p>
          </table:table-cell>
          <table:table-cell table:style-name="ce12" table:formula="of:=IF(COUNTIF([.$A$1:.$A$9966];[.A54])&gt;1;&quot;Duplicate&quot;;&quot;&quot;)">
            <text:p/>
          </table:table-cell>
          <table:table-cell table:formula="of:=CLEAN(SUBSTITUTE(UPPER(SUBSTITUTE(SUBSTITUTE(SUBSTITUTE(SUBSTITUTE(SUBSTITUTE(SUBSTITUTE(SUBSTITUTE(SUBSTITUTE(SUBSTITUTE([.B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RECT_PRINTING" calcext:value-type="string">
            <text:p>DIRECT_PRINTING</text:p>
          </table:table-cell>
          <table:table-cell/>
          <table:table-cell table:formula="of:=CONCATENATE([.$H$2];&quot; &quot;;TRIM(CLEAN([.D53]));&quot; = &quot;;CHAR(34); LOWER(TRIM(CLEAN([.A54]))); CHAR(34);&quot;;&quot;)" office:value-type="string" office:string-value="public static final String DIRECT_PRINTING = &quot;00001119-0000-1000-8000-00805f9b34fb&quot;;" calcext:value-type="string">
            <text:p>public static final String DIRECT_PRINTING = "00001119-0000-1000-8000-00805f9b34fb";</text:p>
          </table:table-cell>
          <table:table-cell table:formula="of:=CONCATENATE([.$H$3];TRIM(CLEAN([.D53])); &quot; , &quot; ;CHAR(34); TRIM(CLEAN([.B54]));CHAR(34); &quot;);&quot;)" office:value-type="string" office:string-value="map.put(DIRECT_PRINTING , &quot;Reference Printing&quot;);" calcext:value-type="string">
            <text:p>map.put(DIRECT_PRINTING , "Reference Printing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9-0000-1000-8000-00805f9b34fb</text:p>
          </table:table-cell>
          <table:table-cell office:value-type="string" calcext:value-type="string">
            <text:p>Reference Printing</text:p>
          </table:table-cell>
          <table:table-cell table:style-name="ce12" table:formula="of:=IF(COUNTIF([.$A$1:.$A$9966];[.A55])&gt;1;&quot;Duplicate&quot;;&quot;&quot;)">
            <text:p/>
          </table:table-cell>
          <table:table-cell table:formula="of:=CLEAN(SUBSTITUTE(UPPER(SUBSTITUTE(SUBSTITUTE(SUBSTITUTE(SUBSTITUTE(SUBSTITUTE(SUBSTITUTE(SUBSTITUTE(SUBSTITUTE(SUBSTITUTE([.B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ERENCE_PRINTING" calcext:value-type="string">
            <text:p>REFERENCE_PRINTING</text:p>
          </table:table-cell>
          <table:table-cell/>
          <table:table-cell table:formula="of:=CONCATENATE([.$H$2];&quot; &quot;;TRIM(CLEAN([.D54]));&quot; = &quot;;CHAR(34); LOWER(TRIM(CLEAN([.A55]))); CHAR(34);&quot;;&quot;)" office:value-type="string" office:string-value="public static final String REFERENCE_PRINTING = &quot;0000111a-0000-1000-8000-00805f9b34fb&quot;;" calcext:value-type="string">
            <text:p>public static final String REFERENCE_PRINTING = "0000111a-0000-1000-8000-00805f9b34fb";</text:p>
          </table:table-cell>
          <table:table-cell table:formula="of:=CONCATENATE([.$H$3];TRIM(CLEAN([.D54])); &quot; , &quot; ;CHAR(34); TRIM(CLEAN([.B55]));CHAR(34); &quot;);&quot;)" office:value-type="string" office:string-value="map.put(REFERENCE_PRINTING , &quot;Imaging&quot;);" calcext:value-type="string">
            <text:p>map.put(REFERENCE_PRINTING , "Imaging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a-0000-1000-8000-00805f9b34fb</text:p>
          </table:table-cell>
          <table:table-cell office:value-type="string" calcext:value-type="string">
            <text:p>Imaging</text:p>
          </table:table-cell>
          <table:table-cell table:style-name="ce12" table:formula="of:=IF(COUNTIF([.$A$1:.$A$9966];[.A56])&gt;1;&quot;Duplicate&quot;;&quot;&quot;)">
            <text:p/>
          </table:table-cell>
          <table:table-cell table:formula="of:=CLEAN(SUBSTITUTE(UPPER(SUBSTITUTE(SUBSTITUTE(SUBSTITUTE(SUBSTITUTE(SUBSTITUTE(SUBSTITUTE(SUBSTITUTE(SUBSTITUTE(SUBSTITUTE([.B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" calcext:value-type="string">
            <text:p>IMAGING</text:p>
          </table:table-cell>
          <table:table-cell/>
          <table:table-cell table:formula="of:=CONCATENATE([.$H$2];&quot; &quot;;TRIM(CLEAN([.D55]));&quot; = &quot;;CHAR(34); LOWER(TRIM(CLEAN([.A56]))); CHAR(34);&quot;;&quot;)" office:value-type="string" office:string-value="public static final String IMAGING = &quot;0000111b-0000-1000-8000-00805f9b34fb&quot;;" calcext:value-type="string">
            <text:p>public static final String IMAGING = "0000111b-0000-1000-8000-00805f9b34fb";</text:p>
          </table:table-cell>
          <table:table-cell table:formula="of:=CONCATENATE([.$H$3];TRIM(CLEAN([.D55])); &quot; , &quot; ;CHAR(34); TRIM(CLEAN([.B56]));CHAR(34); &quot;);&quot;)" office:value-type="string" office:string-value="map.put(IMAGING , &quot;Imaging Responder&quot;);" calcext:value-type="string">
            <text:p>map.put(IMAGING , "Imaging Responder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b-0000-1000-8000-00805f9b34fb</text:p>
          </table:table-cell>
          <table:table-cell office:value-type="string" calcext:value-type="string">
            <text:p>Imaging Responder</text:p>
          </table:table-cell>
          <table:table-cell table:style-name="ce12" table:formula="of:=IF(COUNTIF([.$A$1:.$A$9966];[.A57])&gt;1;&quot;Duplicate&quot;;&quot;&quot;)">
            <text:p/>
          </table:table-cell>
          <table:table-cell table:formula="of:=CLEAN(SUBSTITUTE(UPPER(SUBSTITUTE(SUBSTITUTE(SUBSTITUTE(SUBSTITUTE(SUBSTITUTE(SUBSTITUTE(SUBSTITUTE(SUBSTITUTE(SUBSTITUTE([.B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RESPONDER" calcext:value-type="string">
            <text:p>IMAGING_RESPONDER</text:p>
          </table:table-cell>
          <table:table-cell/>
          <table:table-cell table:formula="of:=CONCATENATE([.$H$2];&quot; &quot;;TRIM(CLEAN([.D56]));&quot; = &quot;;CHAR(34); LOWER(TRIM(CLEAN([.A57]))); CHAR(34);&quot;;&quot;)" office:value-type="string" office:string-value="public static final String IMAGING_RESPONDER = &quot;0000111c-0000-1000-8000-00805f9b34fb&quot;;" calcext:value-type="string">
            <text:p>public static final String IMAGING_RESPONDER = "0000111c-0000-1000-8000-00805f9b34fb";</text:p>
          </table:table-cell>
          <table:table-cell table:formula="of:=CONCATENATE([.$H$3];TRIM(CLEAN([.D56])); &quot; , &quot; ;CHAR(34); TRIM(CLEAN([.B57]));CHAR(34); &quot;);&quot;)" office:value-type="string" office:string-value="map.put(IMAGING_RESPONDER , &quot;Imaging Automatic Archive&quot;);" calcext:value-type="string">
            <text:p>map.put(IMAGING_RESPONDER , "Imaging Automatic Archive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c-0000-1000-8000-00805f9b34fb</text:p>
          </table:table-cell>
          <table:table-cell office:value-type="string" calcext:value-type="string">
            <text:p>Imaging Automatic Archive</text:p>
          </table:table-cell>
          <table:table-cell table:style-name="ce12" table:formula="of:=IF(COUNTIF([.$A$1:.$A$9966];[.A58])&gt;1;&quot;Duplicate&quot;;&quot;&quot;)">
            <text:p/>
          </table:table-cell>
          <table:table-cell table:formula="of:=CLEAN(SUBSTITUTE(UPPER(SUBSTITUTE(SUBSTITUTE(SUBSTITUTE(SUBSTITUTE(SUBSTITUTE(SUBSTITUTE(SUBSTITUTE(SUBSTITUTE(SUBSTITUTE([.B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AUTOMATIC_ARCHIVE" calcext:value-type="string">
            <text:p>IMAGING_AUTOMATIC_ARCHIVE</text:p>
          </table:table-cell>
          <table:table-cell/>
          <table:table-cell table:formula="of:=CONCATENATE([.$H$2];&quot; &quot;;TRIM(CLEAN([.D57]));&quot; = &quot;;CHAR(34); LOWER(TRIM(CLEAN([.A58]))); CHAR(34);&quot;;&quot;)" office:value-type="string" office:string-value="public static final String IMAGING_AUTOMATIC_ARCHIVE = &quot;0000111d-0000-1000-8000-00805f9b34fb&quot;;" calcext:value-type="string">
            <text:p>public static final String IMAGING_AUTOMATIC_ARCHIVE = "0000111d-0000-1000-8000-00805f9b34fb";</text:p>
          </table:table-cell>
          <table:table-cell table:formula="of:=CONCATENATE([.$H$3];TRIM(CLEAN([.D57])); &quot; , &quot; ;CHAR(34); TRIM(CLEAN([.B58]));CHAR(34); &quot;);&quot;)" office:value-type="string" office:string-value="map.put(IMAGING_AUTOMATIC_ARCHIVE , &quot;Imaging Reference Objects&quot;);" calcext:value-type="string">
            <text:p>map.put(IMAGING_AUTOMATIC_ARCHIVE , "Imaging Reference Objects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1d-0000-1000-8000-00805f9b34fb</text:p>
          </table:table-cell>
          <table:table-cell office:value-type="string" calcext:value-type="string">
            <text:p>Imaging Reference Objects</text:p>
          </table:table-cell>
          <table:table-cell table:style-name="ce12" table:formula="of:=IF(COUNTIF([.$A$1:.$A$9966];[.A59])&gt;1;&quot;Duplicate&quot;;&quot;&quot;)">
            <text:p/>
          </table:table-cell>
          <table:table-cell table:formula="of:=CLEAN(SUBSTITUTE(UPPER(SUBSTITUTE(SUBSTITUTE(SUBSTITUTE(SUBSTITUTE(SUBSTITUTE(SUBSTITUTE(SUBSTITUTE(SUBSTITUTE(SUBSTITUTE([.B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REFERENCE_OBJECTS" calcext:value-type="string">
            <text:p>IMAGING_REFERENCE_OBJECTS</text:p>
          </table:table-cell>
          <table:table-cell/>
          <table:table-cell table:formula="of:=CONCATENATE([.$H$2];&quot; &quot;;TRIM(CLEAN([.D58]));&quot; = &quot;;CHAR(34); LOWER(TRIM(CLEAN([.A59]))); CHAR(34);&quot;;&quot;)" office:value-type="string" office:string-value="public static final String IMAGING_REFERENCE_OBJECTS = &quot;0000111e-0000-1000-8000-00805f9b34fb&quot;;" calcext:value-type="string">
            <text:p>public static final String IMAGING_REFERENCE_OBJECTS = "0000111e-0000-1000-8000-00805f9b34fb";</text:p>
          </table:table-cell>
          <table:table-cell table:formula="of:=CONCATENATE([.$H$3];TRIM(CLEAN([.D58])); &quot; , &quot; ;CHAR(34); TRIM(CLEAN([.B59]));CHAR(34); &quot;);&quot;)" office:value-type="string" office:string-value="map.put(IMAGING_REFERENCE_OBJECTS , &quot;Hands Free Profile (HFP)&quot;);" calcext:value-type="string">
            <text:p>map.put(IMAGING_REFERENCE_OBJECTS , "Hands Free Profile (HFP)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1e-0000-1000-8000-00805f9b34fb</text:p>
          </table:table-cell>
          <table:table-cell office:value-type="string" calcext:value-type="string">
            <text:p>Hands Free Profile (HFP)</text:p>
          </table:table-cell>
          <table:table-cell table:style-name="ce12" table:formula="of:=IF(COUNTIF([.$A$1:.$A$9966];[.A60])&gt;1;&quot;Duplicate&quot;;&quot;&quot;)">
            <text:p/>
          </table:table-cell>
          <table:table-cell table:formula="of:=CLEAN(SUBSTITUTE(UPPER(SUBSTITUTE(SUBSTITUTE(SUBSTITUTE(SUBSTITUTE(SUBSTITUTE(SUBSTITUTE(SUBSTITUTE(SUBSTITUTE(SUBSTITUTE([.B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DS_FREE_PROFILE_HFP" calcext:value-type="string">
            <text:p>HANDS_FREE_PROFILE_HFP</text:p>
          </table:table-cell>
          <table:table-cell/>
          <table:table-cell table:formula="of:=CONCATENATE([.$H$2];&quot; &quot;;TRIM(CLEAN([.D59]));&quot; = &quot;;CHAR(34); LOWER(TRIM(CLEAN([.A60]))); CHAR(34);&quot;;&quot;)" office:value-type="string" office:string-value="public static final String HANDS_FREE_PROFILE_HFP = &quot;0000111f-0000-1000-8000-00805f9b34fb&quot;;" calcext:value-type="string">
            <text:p>public static final String HANDS_FREE_PROFILE_HFP = "0000111f-0000-1000-8000-00805f9b34fb";</text:p>
          </table:table-cell>
          <table:table-cell table:formula="of:=CONCATENATE([.$H$3];TRIM(CLEAN([.D59])); &quot; , &quot; ;CHAR(34); TRIM(CLEAN([.B60]));CHAR(34); &quot;);&quot;)" office:value-type="string" office:string-value="map.put(HANDS_FREE_PROFILE_HFP , &quot;Hands Free Profile (HFP) – Audio Gateway&quot;);" calcext:value-type="string">
            <text:p>map.put(HANDS_FREE_PROFILE_HFP , "Hands Free Profile (HFP) – Audio Gateway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1f-0000-1000-8000-00805f9b34fb</text:p>
          </table:table-cell>
          <table:table-cell table:style-name="ce11" office:value-type="string" calcext:value-type="string">
            <text:p>Hands Free Profile (HFP) – Audio Gateway</text:p>
          </table:table-cell>
          <table:table-cell table:style-name="ce12" table:formula="of:=IF(COUNTIF([.$A$1:.$A$9966];[.A61])&gt;1;&quot;Duplicate&quot;;&quot;&quot;)">
            <text:p/>
          </table:table-cell>
          <table:table-cell table:formula="of:=CLEAN(SUBSTITUTE(UPPER(SUBSTITUTE(SUBSTITUTE(SUBSTITUTE(SUBSTITUTE(SUBSTITUTE(SUBSTITUTE(SUBSTITUTE(SUBSTITUTE(SUBSTITUTE([.B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DS_FREE_PROFILE_HFP_–_AUDIO_GATEWAY" calcext:value-type="string">
            <text:p>HANDS_FREE_PROFILE_HFP_–_AUDIO_GATEWAY</text:p>
          </table:table-cell>
          <table:table-cell/>
          <table:table-cell table:formula="of:=CONCATENATE([.$H$2];&quot; &quot;;TRIM(CLEAN([.D60]));&quot; = &quot;;CHAR(34); LOWER(TRIM(CLEAN([.A61]))); CHAR(34);&quot;;&quot;)" office:value-type="string" office:string-value="public static final String HANDS_FREE_PROFILE_HFP_–_AUDIO_GATEWAY = &quot;00001120-0000-1000-8000-00805f9b34fb&quot;;" calcext:value-type="string">
            <text:p>public static final String HANDS_FREE_PROFILE_HFP_–_AUDIO_GATEWAY = "00001120-0000-1000-8000-00805f9b34fb";</text:p>
          </table:table-cell>
          <table:table-cell table:formula="of:=CONCATENATE([.$H$3];TRIM(CLEAN([.D60])); &quot; , &quot; ;CHAR(34); TRIM(CLEAN([.B61]));CHAR(34); &quot;);&quot;)" office:value-type="string" office:string-value="map.put(HANDS_FREE_PROFILE_HFP_–_AUDIO_GATEWAY , &quot;Direct Printing Reference Objects&quot;);" calcext:value-type="string">
            <text:p>map.put(HANDS_FREE_PROFILE_HFP_–_AUDIO_GATEWAY , "Direct Printing Reference Objects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0-0000-1000-8000-00805f9b34fb</text:p>
          </table:table-cell>
          <table:table-cell office:value-type="string" calcext:value-type="string">
            <text:p>Direct Printing Reference Objects</text:p>
          </table:table-cell>
          <table:table-cell table:style-name="ce12" table:formula="of:=IF(COUNTIF([.$A$1:.$A$9966];[.A62])&gt;1;&quot;Duplicate&quot;;&quot;&quot;)">
            <text:p/>
          </table:table-cell>
          <table:table-cell table:formula="of:=CLEAN(SUBSTITUTE(UPPER(SUBSTITUTE(SUBSTITUTE(SUBSTITUTE(SUBSTITUTE(SUBSTITUTE(SUBSTITUTE(SUBSTITUTE(SUBSTITUTE(SUBSTITUTE([.B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RECT_PRINTING_REFERENCE_OBJECTS" calcext:value-type="string">
            <text:p>DIRECT_PRINTING_REFERENCE_OBJECTS</text:p>
          </table:table-cell>
          <table:table-cell/>
          <table:table-cell table:formula="of:=CONCATENATE([.$H$2];&quot; &quot;;TRIM(CLEAN([.D61]));&quot; = &quot;;CHAR(34); LOWER(TRIM(CLEAN([.A62]))); CHAR(34);&quot;;&quot;)" office:value-type="string" office:string-value="public static final String DIRECT_PRINTING_REFERENCE_OBJECTS = &quot;00001121-0000-1000-8000-00805f9b34fb&quot;;" calcext:value-type="string">
            <text:p>public static final String DIRECT_PRINTING_REFERENCE_OBJECTS = "00001121-0000-1000-8000-00805f9b34fb";</text:p>
          </table:table-cell>
          <table:table-cell table:formula="of:=CONCATENATE([.$H$3];TRIM(CLEAN([.D61])); &quot; , &quot; ;CHAR(34); TRIM(CLEAN([.B62]));CHAR(34); &quot;);&quot;)" office:value-type="string" office:string-value="map.put(DIRECT_PRINTING_REFERENCE_OBJECTS , &quot;Reflected UI&quot;);" calcext:value-type="string">
            <text:p>map.put(DIRECT_PRINTING_REFERENCE_OBJECTS , "Reflected UI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1-0000-1000-8000-00805f9b34fb</text:p>
          </table:table-cell>
          <table:table-cell office:value-type="string" calcext:value-type="string">
            <text:p>Reflected UI</text:p>
          </table:table-cell>
          <table:table-cell table:style-name="ce12" table:formula="of:=IF(COUNTIF([.$A$1:.$A$9966];[.A63])&gt;1;&quot;Duplicate&quot;;&quot;&quot;)">
            <text:p/>
          </table:table-cell>
          <table:table-cell table:formula="of:=CLEAN(SUBSTITUTE(UPPER(SUBSTITUTE(SUBSTITUTE(SUBSTITUTE(SUBSTITUTE(SUBSTITUTE(SUBSTITUTE(SUBSTITUTE(SUBSTITUTE(SUBSTITUTE([.B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LECTED_UI" calcext:value-type="string">
            <text:p>REFLECTED_UI</text:p>
          </table:table-cell>
          <table:table-cell/>
          <table:table-cell table:formula="of:=CONCATENATE([.$H$2];&quot; &quot;;TRIM(CLEAN([.D62]));&quot; = &quot;;CHAR(34); LOWER(TRIM(CLEAN([.A63]))); CHAR(34);&quot;;&quot;)" office:value-type="string" office:string-value="public static final String REFLECTED_UI = &quot;00001122-0000-1000-8000-00805f9b34fb&quot;;" calcext:value-type="string">
            <text:p>public static final String REFLECTED_UI = "00001122-0000-1000-8000-00805f9b34fb";</text:p>
          </table:table-cell>
          <table:table-cell table:formula="of:=CONCATENATE([.$H$3];TRIM(CLEAN([.D62])); &quot; , &quot; ;CHAR(34); TRIM(CLEAN([.B63]));CHAR(34); &quot;);&quot;)" office:value-type="string" office:string-value="map.put(REFLECTED_UI , &quot;Basic Printing&quot;);" calcext:value-type="string">
            <text:p>map.put(REFLECTED_UI , "Basic Printing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2-0000-1000-8000-00805f9b34fb</text:p>
          </table:table-cell>
          <table:table-cell office:value-type="string" calcext:value-type="string">
            <text:p>Basic Printing</text:p>
          </table:table-cell>
          <table:table-cell table:style-name="ce12" table:formula="of:=IF(COUNTIF([.$A$1:.$A$9966];[.A64])&gt;1;&quot;Duplicate&quot;;&quot;&quot;)">
            <text:p/>
          </table:table-cell>
          <table:table-cell table:formula="of:=CLEAN(SUBSTITUTE(UPPER(SUBSTITUTE(SUBSTITUTE(SUBSTITUTE(SUBSTITUTE(SUBSTITUTE(SUBSTITUTE(SUBSTITUTE(SUBSTITUTE(SUBSTITUTE([.B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SIC_PRINTING" calcext:value-type="string">
            <text:p>BASIC_PRINTING</text:p>
          </table:table-cell>
          <table:table-cell/>
          <table:table-cell table:formula="of:=CONCATENATE([.$H$2];&quot; &quot;;TRIM(CLEAN([.D63]));&quot; = &quot;;CHAR(34); LOWER(TRIM(CLEAN([.A64]))); CHAR(34);&quot;;&quot;)" office:value-type="string" office:string-value="public static final String BASIC_PRINTING = &quot;00001123-0000-1000-8000-00805f9b34fb&quot;;" calcext:value-type="string">
            <text:p>public static final String BASIC_PRINTING = "00001123-0000-1000-8000-00805f9b34fb";</text:p>
          </table:table-cell>
          <table:table-cell table:formula="of:=CONCATENATE([.$H$3];TRIM(CLEAN([.D63])); &quot; , &quot; ;CHAR(34); TRIM(CLEAN([.B64]));CHAR(34); &quot;);&quot;)" office:value-type="string" office:string-value="map.put(BASIC_PRINTING , &quot;Printing Status&quot;);" calcext:value-type="string">
            <text:p>map.put(BASIC_PRINTING , "Printing Status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3-0000-1000-8000-00805f9b34fb</text:p>
          </table:table-cell>
          <table:table-cell office:value-type="string" calcext:value-type="string">
            <text:p>Printing Status</text:p>
          </table:table-cell>
          <table:table-cell table:style-name="ce12" table:formula="of:=IF(COUNTIF([.$A$1:.$A$9966];[.A65])&gt;1;&quot;Duplicate&quot;;&quot;&quot;)">
            <text:p/>
          </table:table-cell>
          <table:table-cell table:formula="of:=CLEAN(SUBSTITUTE(UPPER(SUBSTITUTE(SUBSTITUTE(SUBSTITUTE(SUBSTITUTE(SUBSTITUTE(SUBSTITUTE(SUBSTITUTE(SUBSTITUTE(SUBSTITUTE([.B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INTING_STATUS" calcext:value-type="string">
            <text:p>PRINTING_STATUS</text:p>
          </table:table-cell>
          <table:table-cell/>
          <table:table-cell table:formula="of:=CONCATENATE([.$H$2];&quot; &quot;;TRIM(CLEAN([.D64]));&quot; = &quot;;CHAR(34); LOWER(TRIM(CLEAN([.A65]))); CHAR(34);&quot;;&quot;)" office:value-type="string" office:string-value="public static final String PRINTING_STATUS = &quot;00001124-0000-1000-8000-00805f9b34fb&quot;;" calcext:value-type="string">
            <text:p>public static final String PRINTING_STATUS = "00001124-0000-1000-8000-00805f9b34fb";</text:p>
          </table:table-cell>
          <table:table-cell table:formula="of:=CONCATENATE([.$H$3];TRIM(CLEAN([.D64])); &quot; , &quot; ;CHAR(34); TRIM(CLEAN([.B65]));CHAR(34); &quot;);&quot;)" office:value-type="string" office:string-value="map.put(PRINTING_STATUS , &quot;HID&quot;);" calcext:value-type="string">
            <text:p>map.put(PRINTING_STATUS , "HID");</text:p>
          </table:table-cell>
          <table:table-cell/>
        </table:table-row>
        <table:table-row table:style-name="ro1">
          <table:table-cell table:style-name="ce3" office:value-type="string" calcext:value-type="string">
            <text:p>00001124-0000-1000-8000-00805f9b34fb</text:p>
          </table:table-cell>
          <table:table-cell office:value-type="string" calcext:value-type="string">
            <text:p>HID</text:p>
          </table:table-cell>
          <table:table-cell table:style-name="ce12" table:formula="of:=IF(COUNTIF([.$A$1:.$A$9966];[.A66])&gt;1;&quot;Duplicate&quot;;&quot;&quot;)">
            <text:p/>
          </table:table-cell>
          <table:table-cell table:formula="of:=CLEAN(SUBSTITUTE(UPPER(SUBSTITUTE(SUBSTITUTE(SUBSTITUTE(SUBSTITUTE(SUBSTITUTE(SUBSTITUTE(SUBSTITUTE(SUBSTITUTE(SUBSTITUTE([.B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" calcext:value-type="string">
            <text:p>HID</text:p>
          </table:table-cell>
          <table:table-cell/>
          <table:table-cell table:formula="of:=CONCATENATE([.$H$2];&quot; &quot;;TRIM(CLEAN([.D65]));&quot; = &quot;;CHAR(34); LOWER(TRIM(CLEAN([.A66]))); CHAR(34);&quot;;&quot;)" office:value-type="string" office:string-value="public static final String HID = &quot;00001125-0000-1000-8000-00805f9b34fb&quot;;" calcext:value-type="string">
            <text:p>public static final String HID = "00001125-0000-1000-8000-00805f9b34fb";</text:p>
          </table:table-cell>
          <table:table-cell table:formula="of:=CONCATENATE([.$H$3];TRIM(CLEAN([.D65])); &quot; , &quot; ;CHAR(34); TRIM(CLEAN([.B66]));CHAR(34); &quot;);&quot;)" office:value-type="string" office:string-value="map.put(HID , &quot;Hardcopy Cable Replacement&quot;);" calcext:value-type="string">
            <text:p>map.put(HID , "Hardcopy Cable Replacement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5-0000-1000-8000-00805f9b34fb</text:p>
          </table:table-cell>
          <table:table-cell office:value-type="string" calcext:value-type="string">
            <text:p>Hardcopy Cable Replacement</text:p>
          </table:table-cell>
          <table:table-cell table:style-name="ce12" table:formula="of:=IF(COUNTIF([.$A$1:.$A$9966];[.A67])&gt;1;&quot;Duplicate&quot;;&quot;&quot;)">
            <text:p/>
          </table:table-cell>
          <table:table-cell table:formula="of:=CLEAN(SUBSTITUTE(UPPER(SUBSTITUTE(SUBSTITUTE(SUBSTITUTE(SUBSTITUTE(SUBSTITUTE(SUBSTITUTE(SUBSTITUTE(SUBSTITUTE(SUBSTITUTE([.B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CABLE_REPLACEMENT" calcext:value-type="string">
            <text:p>HARDCOPY_CABLE_REPLACEMENT</text:p>
          </table:table-cell>
          <table:table-cell/>
          <table:table-cell table:formula="of:=CONCATENATE([.$H$2];&quot; &quot;;TRIM(CLEAN([.D66]));&quot; = &quot;;CHAR(34); LOWER(TRIM(CLEAN([.A67]))); CHAR(34);&quot;;&quot;)" office:value-type="string" office:string-value="public static final String HARDCOPY_CABLE_REPLACEMENT = &quot;00001126-0000-1000-8000-00805f9b34fb&quot;;" calcext:value-type="string">
            <text:p>public static final String HARDCOPY_CABLE_REPLACEMENT = "00001126-0000-1000-8000-00805f9b34fb";</text:p>
          </table:table-cell>
          <table:table-cell table:formula="of:=CONCATENATE([.$H$3];TRIM(CLEAN([.D66])); &quot; , &quot; ;CHAR(34); TRIM(CLEAN([.B67]));CHAR(34); &quot;);&quot;)" office:value-type="string" office:string-value="map.put(HARDCOPY_CABLE_REPLACEMENT , &quot;HCR Print&quot;);" calcext:value-type="string">
            <text:p>map.put(HARDCOPY_CABLE_REPLACEMENT , "HCR Print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6-0000-1000-8000-00805f9b34fb</text:p>
          </table:table-cell>
          <table:table-cell office:value-type="string" calcext:value-type="string">
            <text:p>HCR Print</text:p>
          </table:table-cell>
          <table:table-cell table:style-name="ce12" table:formula="of:=IF(COUNTIF([.$A$1:.$A$9966];[.A68])&gt;1;&quot;Duplicate&quot;;&quot;&quot;)">
            <text:p/>
          </table:table-cell>
          <table:table-cell table:formula="of:=CLEAN(SUBSTITUTE(UPPER(SUBSTITUTE(SUBSTITUTE(SUBSTITUTE(SUBSTITUTE(SUBSTITUTE(SUBSTITUTE(SUBSTITUTE(SUBSTITUTE(SUBSTITUTE([.B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CR_PRINT" calcext:value-type="string">
            <text:p>HCR_PRINT</text:p>
          </table:table-cell>
          <table:table-cell/>
          <table:table-cell table:formula="of:=CONCATENATE([.$H$2];&quot; &quot;;TRIM(CLEAN([.D67]));&quot; = &quot;;CHAR(34); LOWER(TRIM(CLEAN([.A68]))); CHAR(34);&quot;;&quot;)" office:value-type="string" office:string-value="public static final String HCR_PRINT = &quot;00001127-0000-1000-8000-00805f9b34fb&quot;;" calcext:value-type="string">
            <text:p>public static final String HCR_PRINT = "00001127-0000-1000-8000-00805f9b34fb";</text:p>
          </table:table-cell>
          <table:table-cell table:formula="of:=CONCATENATE([.$H$3];TRIM(CLEAN([.D67])); &quot; , &quot; ;CHAR(34); TRIM(CLEAN([.B68]));CHAR(34); &quot;);&quot;)" office:value-type="string" office:string-value="map.put(HCR_PRINT , &quot;HCR Scan&quot;);" calcext:value-type="string">
            <text:p>map.put(HCR_PRINT , "HCR Scan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7-0000-1000-8000-00805f9b34fb</text:p>
          </table:table-cell>
          <table:table-cell office:value-type="string" calcext:value-type="string">
            <text:p>HCR Scan</text:p>
          </table:table-cell>
          <table:table-cell table:style-name="ce12" table:formula="of:=IF(COUNTIF([.$A$1:.$A$9966];[.A69])&gt;1;&quot;Duplicate&quot;;&quot;&quot;)">
            <text:p/>
          </table:table-cell>
          <table:table-cell table:formula="of:=CLEAN(SUBSTITUTE(UPPER(SUBSTITUTE(SUBSTITUTE(SUBSTITUTE(SUBSTITUTE(SUBSTITUTE(SUBSTITUTE(SUBSTITUTE(SUBSTITUTE(SUBSTITUTE([.B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CR_SCAN" calcext:value-type="string">
            <text:p>HCR_SCAN</text:p>
          </table:table-cell>
          <table:table-cell/>
          <table:table-cell table:formula="of:=CONCATENATE([.$H$2];&quot; &quot;;TRIM(CLEAN([.D68]));&quot; = &quot;;CHAR(34); LOWER(TRIM(CLEAN([.A69]))); CHAR(34);&quot;;&quot;)" office:value-type="string" office:string-value="public static final String HCR_SCAN = &quot;00001128-0000-1000-8000-00805f9b34fb&quot;;" calcext:value-type="string">
            <text:p>public static final String HCR_SCAN = "00001128-0000-1000-8000-00805f9b34fb";</text:p>
          </table:table-cell>
          <table:table-cell table:formula="of:=CONCATENATE([.$H$3];TRIM(CLEAN([.D68])); &quot; , &quot; ;CHAR(34); TRIM(CLEAN([.B69]));CHAR(34); &quot;);&quot;)" office:value-type="string" office:string-value="map.put(HCR_SCAN , &quot;Common ISDN Access&quot;);" calcext:value-type="string">
            <text:p>map.put(HCR_SCAN , "Common ISDN Access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8-0000-1000-8000-00805f9b34fb</text:p>
          </table:table-cell>
          <table:table-cell office:value-type="string" calcext:value-type="string">
            <text:p>Common ISDN Access</text:p>
          </table:table-cell>
          <table:table-cell table:style-name="ce12" table:formula="of:=IF(COUNTIF([.$A$1:.$A$9966];[.A70])&gt;1;&quot;Duplicate&quot;;&quot;&quot;)">
            <text:p/>
          </table:table-cell>
          <table:table-cell table:formula="of:=CLEAN(SUBSTITUTE(UPPER(SUBSTITUTE(SUBSTITUTE(SUBSTITUTE(SUBSTITUTE(SUBSTITUTE(SUBSTITUTE(SUBSTITUTE(SUBSTITUTE(SUBSTITUTE([.B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MMON_ISDN_ACCESS" calcext:value-type="string">
            <text:p>COMMON_ISDN_ACCESS</text:p>
          </table:table-cell>
          <table:table-cell/>
          <table:table-cell table:formula="of:=CONCATENATE([.$H$2];&quot; &quot;;TRIM(CLEAN([.D69]));&quot; = &quot;;CHAR(34); LOWER(TRIM(CLEAN([.A70]))); CHAR(34);&quot;;&quot;)" office:value-type="string" office:string-value="public static final String COMMON_ISDN_ACCESS = &quot;00001129-0000-1000-8000-00805f9b34fb&quot;;" calcext:value-type="string">
            <text:p>public static final String COMMON_ISDN_ACCESS = "00001129-0000-1000-8000-00805f9b34fb";</text:p>
          </table:table-cell>
          <table:table-cell table:formula="of:=CONCATENATE([.$H$3];TRIM(CLEAN([.D69])); &quot; , &quot; ;CHAR(34); TRIM(CLEAN([.B70]));CHAR(34); &quot;);&quot;)" office:value-type="string" office:string-value="map.put(COMMON_ISDN_ACCESS , &quot;Video Conferencing Gateway&quot;);" calcext:value-type="string">
            <text:p>map.put(COMMON_ISDN_ACCESS , "Video Conferencing Gateway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9-0000-1000-8000-00805f9b34fb</text:p>
          </table:table-cell>
          <table:table-cell office:value-type="string" calcext:value-type="string">
            <text:p>Video Conferencing Gateway</text:p>
          </table:table-cell>
          <table:table-cell table:style-name="ce12" table:formula="of:=IF(COUNTIF([.$A$1:.$A$9966];[.A71])&gt;1;&quot;Duplicate&quot;;&quot;&quot;)">
            <text:p/>
          </table:table-cell>
          <table:table-cell table:formula="of:=CLEAN(SUBSTITUTE(UPPER(SUBSTITUTE(SUBSTITUTE(SUBSTITUTE(SUBSTITUTE(SUBSTITUTE(SUBSTITUTE(SUBSTITUTE(SUBSTITUTE(SUBSTITUTE([.B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CONFERENCING_GATEWAY" calcext:value-type="string">
            <text:p>VIDEO_CONFERENCING_GATEWAY</text:p>
          </table:table-cell>
          <table:table-cell/>
          <table:table-cell table:formula="of:=CONCATENATE([.$H$2];&quot; &quot;;TRIM(CLEAN([.D70]));&quot; = &quot;;CHAR(34); LOWER(TRIM(CLEAN([.A71]))); CHAR(34);&quot;;&quot;)" office:value-type="string" office:string-value="public static final String VIDEO_CONFERENCING_GATEWAY = &quot;0000112a-0000-1000-8000-00805f9b34fb&quot;;" calcext:value-type="string">
            <text:p>public static final String VIDEO_CONFERENCING_GATEWAY = "0000112a-0000-1000-8000-00805f9b34fb";</text:p>
          </table:table-cell>
          <table:table-cell table:formula="of:=CONCATENATE([.$H$3];TRIM(CLEAN([.D70])); &quot; , &quot; ;CHAR(34); TRIM(CLEAN([.B71]));CHAR(34); &quot;);&quot;)" office:value-type="string" office:string-value="map.put(VIDEO_CONFERENCING_GATEWAY , &quot;UDIMT&quot;);" calcext:value-type="string">
            <text:p>map.put(VIDEO_CONFERENCING_GATEWAY , "UDIMT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a-0000-1000-8000-00805f9b34fb</text:p>
          </table:table-cell>
          <table:table-cell office:value-type="string" calcext:value-type="string">
            <text:p>UDIMT</text:p>
          </table:table-cell>
          <table:table-cell table:style-name="ce12" table:formula="of:=IF(COUNTIF([.$A$1:.$A$9966];[.A72])&gt;1;&quot;Duplicate&quot;;&quot;&quot;)">
            <text:p/>
          </table:table-cell>
          <table:table-cell table:formula="of:=CLEAN(SUBSTITUTE(UPPER(SUBSTITUTE(SUBSTITUTE(SUBSTITUTE(SUBSTITUTE(SUBSTITUTE(SUBSTITUTE(SUBSTITUTE(SUBSTITUTE(SUBSTITUTE([.B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MT" calcext:value-type="string">
            <text:p>UDIMT</text:p>
          </table:table-cell>
          <table:table-cell/>
          <table:table-cell table:formula="of:=CONCATENATE([.$H$2];&quot; &quot;;TRIM(CLEAN([.D71]));&quot; = &quot;;CHAR(34); LOWER(TRIM(CLEAN([.A72]))); CHAR(34);&quot;;&quot;)" office:value-type="string" office:string-value="public static final String UDIMT = &quot;0000112b-0000-1000-8000-00805f9b34fb&quot;;" calcext:value-type="string">
            <text:p>public static final String UDIMT = "0000112b-0000-1000-8000-00805f9b34fb";</text:p>
          </table:table-cell>
          <table:table-cell table:formula="of:=CONCATENATE([.$H$3];TRIM(CLEAN([.D71])); &quot; , &quot; ;CHAR(34); TRIM(CLEAN([.B72]));CHAR(34); &quot;);&quot;)" office:value-type="string" office:string-value="map.put(UDIMT , &quot;UDITA&quot;);" calcext:value-type="string">
            <text:p>map.put(UDIMT , "UDITA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b-0000-1000-8000-00805f9b34fb</text:p>
          </table:table-cell>
          <table:table-cell office:value-type="string" calcext:value-type="string">
            <text:p>UDITA</text:p>
          </table:table-cell>
          <table:table-cell table:style-name="ce12" table:formula="of:=IF(COUNTIF([.$A$1:.$A$9966];[.A73])&gt;1;&quot;Duplicate&quot;;&quot;&quot;)">
            <text:p/>
          </table:table-cell>
          <table:table-cell table:formula="of:=CLEAN(SUBSTITUTE(UPPER(SUBSTITUTE(SUBSTITUTE(SUBSTITUTE(SUBSTITUTE(SUBSTITUTE(SUBSTITUTE(SUBSTITUTE(SUBSTITUTE(SUBSTITUTE([.B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TA" calcext:value-type="string">
            <text:p>UDITA</text:p>
          </table:table-cell>
          <table:table-cell/>
          <table:table-cell table:formula="of:=CONCATENATE([.$H$2];&quot; &quot;;TRIM(CLEAN([.D72]));&quot; = &quot;;CHAR(34); LOWER(TRIM(CLEAN([.A73]))); CHAR(34);&quot;;&quot;)" office:value-type="string" office:string-value="public static final String UDITA = &quot;0000112c-0000-1000-8000-00805f9b34fb&quot;;" calcext:value-type="string">
            <text:p>public static final String UDITA = "0000112c-0000-1000-8000-00805f9b34fb";</text:p>
          </table:table-cell>
          <table:table-cell table:formula="of:=CONCATENATE([.$H$3];TRIM(CLEAN([.D72])); &quot; , &quot; ;CHAR(34); TRIM(CLEAN([.B73]));CHAR(34); &quot;);&quot;)" office:value-type="string" office:string-value="map.put(UDITA , &quot;Audio Video&quot;);" calcext:value-type="string">
            <text:p>map.put(UDITA , "Audio Video");</text:p>
          </table:table-cell>
          <table:table-cell/>
        </table:table-row>
        <table:table-row table:style-name="ro1">
          <table:table-cell table:style-name="ce4" office:value-type="string" calcext:value-type="string">
            <text:p>0000112c-0000-1000-8000-00805f9b34fb</text:p>
          </table:table-cell>
          <table:table-cell office:value-type="string" calcext:value-type="string">
            <text:p>Audio Video</text:p>
          </table:table-cell>
          <table:table-cell table:style-name="ce12" table:formula="of:=IF(COUNTIF([.$A$1:.$A$9966];[.A74])&gt;1;&quot;Duplicate&quot;;&quot;&quot;)">
            <text:p/>
          </table:table-cell>
          <table:table-cell table:formula="of:=CLEAN(SUBSTITUTE(UPPER(SUBSTITUTE(SUBSTITUTE(SUBSTITUTE(SUBSTITUTE(SUBSTITUTE(SUBSTITUTE(SUBSTITUTE(SUBSTITUTE(SUBSTITUTE([.B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VIDEO" calcext:value-type="string">
            <text:p>AUDIO_VIDEO</text:p>
          </table:table-cell>
          <table:table-cell/>
          <table:table-cell table:formula="of:=CONCATENATE([.$H$2];&quot; &quot;;TRIM(CLEAN([.D73]));&quot; = &quot;;CHAR(34); LOWER(TRIM(CLEAN([.A74]))); CHAR(34);&quot;;&quot;)" office:value-type="string" office:string-value="public static final String AUDIO_VIDEO = &quot;0000112d-0000-1000-8000-00805f9b34fb&quot;;" calcext:value-type="string">
            <text:p>public static final String AUDIO_VIDEO = "0000112d-0000-1000-8000-00805f9b34fb";</text:p>
          </table:table-cell>
          <table:table-cell table:formula="of:=CONCATENATE([.$H$3];TRIM(CLEAN([.D73])); &quot; , &quot; ;CHAR(34); TRIM(CLEAN([.B74]));CHAR(34); &quot;);&quot;)" office:value-type="string" office:string-value="map.put(AUDIO_VIDEO , &quot;SIM Access&quot;);" calcext:value-type="string">
            <text:p>map.put(AUDIO_VIDEO , "SIM Access");</text:p>
          </table:table-cell>
          <table:table-cell/>
        </table:table-row>
        <table:table-row table:style-name="ro1">
          <table:table-cell office:value-type="string" calcext:value-type="string">
            <text:p>0000112d-0000-1000-8000-00805f9b34fb</text:p>
          </table:table-cell>
          <table:table-cell table:style-name="ce1" office:value-type="string" calcext:value-type="string">
            <text:p>SIM Access</text:p>
          </table:table-cell>
          <table:table-cell table:style-name="ce12" table:formula="of:=IF(COUNTIF([.$A$1:.$A$9966];[.A75])&gt;1;&quot;Duplicate&quot;;&quot;&quot;)">
            <text:p/>
          </table:table-cell>
          <table:table-cell table:formula="of:=CLEAN(SUBSTITUTE(UPPER(SUBSTITUTE(SUBSTITUTE(SUBSTITUTE(SUBSTITUTE(SUBSTITUTE(SUBSTITUTE(SUBSTITUTE(SUBSTITUTE(SUBSTITUTE([.B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M_ACCESS" calcext:value-type="string">
            <text:p>SIM_ACCESS</text:p>
          </table:table-cell>
          <table:table-cell/>
          <table:table-cell table:formula="of:=CONCATENATE([.$H$2];&quot; &quot;;TRIM(CLEAN([.D74]));&quot; = &quot;;CHAR(34); LOWER(TRIM(CLEAN([.A75]))); CHAR(34);&quot;;&quot;)" office:value-type="string" office:string-value="public static final String SIM_ACCESS = &quot;0000112e-0000-1000-8000-00805f9b34fb&quot;;" calcext:value-type="string">
            <text:p>public static final String SIM_ACCESS = "0000112e-0000-1000-8000-00805f9b34fb";</text:p>
          </table:table-cell>
          <table:table-cell table:formula="of:=CONCATENATE([.$H$3];TRIM(CLEAN([.D74])); &quot; , &quot; ;CHAR(34); TRIM(CLEAN([.B75]));CHAR(34); &quot;);&quot;)" office:value-type="string" office:string-value="map.put(SIM_ACCESS , &quot;OBEX PCE&quot;);" calcext:value-type="string">
            <text:p>map.put(SIM_ACCESS , "OBEX PCE");</text:p>
          </table:table-cell>
          <table:table-cell/>
        </table:table-row>
        <table:table-row table:style-name="ro1">
          <table:table-cell office:value-type="string" calcext:value-type="string">
            <text:p>0000112e-0000-1000-8000-00805f9b34fb</text:p>
          </table:table-cell>
          <table:table-cell office:value-type="string" calcext:value-type="string">
            <text:p>OBEX PCE</text:p>
          </table:table-cell>
          <table:table-cell table:style-name="ce12" table:formula="of:=IF(COUNTIF([.$A$1:.$A$9966];[.A76])&gt;1;&quot;Duplicate&quot;;&quot;&quot;)">
            <text:p/>
          </table:table-cell>
          <table:table-cell table:formula="of:=CLEAN(SUBSTITUTE(UPPER(SUBSTITUTE(SUBSTITUTE(SUBSTITUTE(SUBSTITUTE(SUBSTITUTE(SUBSTITUTE(SUBSTITUTE(SUBSTITUTE(SUBSTITUTE([.B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CE" calcext:value-type="string">
            <text:p>OBEX_PCE</text:p>
          </table:table-cell>
          <table:table-cell/>
          <table:table-cell table:formula="of:=CONCATENATE([.$H$2];&quot; &quot;;TRIM(CLEAN([.D75]));&quot; = &quot;;CHAR(34); LOWER(TRIM(CLEAN([.A76]))); CHAR(34);&quot;;&quot;)" office:value-type="string" office:string-value="public static final String OBEX_PCE = &quot;0000112f-0000-1000-8000-00805f9b34fb&quot;;" calcext:value-type="string">
            <text:p>public static final String OBEX_PCE = "0000112f-0000-1000-8000-00805f9b34fb";</text:p>
          </table:table-cell>
          <table:table-cell table:formula="of:=CONCATENATE([.$H$3];TRIM(CLEAN([.D75])); &quot; , &quot; ;CHAR(34); TRIM(CLEAN([.B76]));CHAR(34); &quot;);&quot;)" office:value-type="string" office:string-value="map.put(OBEX_PCE , &quot;OBEX PSE&quot;);" calcext:value-type="string">
            <text:p>map.put(OBEX_PCE , "OBEX PSE");</text:p>
          </table:table-cell>
          <table:table-cell/>
        </table:table-row>
        <table:table-row table:style-name="ro1">
          <table:table-cell office:value-type="string" calcext:value-type="string">
            <text:p>0000112f-0000-1000-8000-00805f9b34fb</text:p>
          </table:table-cell>
          <table:table-cell office:value-type="string" calcext:value-type="string">
            <text:p>OBEX PSE</text:p>
          </table:table-cell>
          <table:table-cell table:style-name="ce12" table:formula="of:=IF(COUNTIF([.$A$1:.$A$9966];[.A77])&gt;1;&quot;Duplicate&quot;;&quot;&quot;)">
            <text:p/>
          </table:table-cell>
          <table:table-cell table:formula="of:=CLEAN(SUBSTITUTE(UPPER(SUBSTITUTE(SUBSTITUTE(SUBSTITUTE(SUBSTITUTE(SUBSTITUTE(SUBSTITUTE(SUBSTITUTE(SUBSTITUTE(SUBSTITUTE([.B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SE" calcext:value-type="string">
            <text:p>OBEX_PSE</text:p>
          </table:table-cell>
          <table:table-cell/>
          <table:table-cell table:formula="of:=CONCATENATE([.$H$2];&quot; &quot;;TRIM(CLEAN([.D76]));&quot; = &quot;;CHAR(34); LOWER(TRIM(CLEAN([.A77]))); CHAR(34);&quot;;&quot;)" office:value-type="string" office:string-value="public static final String OBEX_PSE = &quot;00001130-0000-1000-8000-00805f9b34fb&quot;;" calcext:value-type="string">
            <text:p>public static final String OBEX_PSE = "00001130-0000-1000-8000-00805f9b34fb";</text:p>
          </table:table-cell>
          <table:table-cell table:formula="of:=CONCATENATE([.$H$3];TRIM(CLEAN([.D76])); &quot; , &quot; ;CHAR(34); TRIM(CLEAN([.B77]));CHAR(34); &quot;);&quot;)" office:value-type="string" office:string-value="map.put(OBEX_PSE , &quot;OBEX PBAP&quot;);" calcext:value-type="string">
            <text:p>map.put(OBEX_PSE , "OBEX PBAP");</text:p>
          </table:table-cell>
          <table:table-cell/>
        </table:table-row>
        <table:table-row table:style-name="ro1">
          <table:table-cell office:value-type="string" calcext:value-type="string">
            <text:p>00001130-0000-1000-8000-00805f9b34fb</text:p>
          </table:table-cell>
          <table:table-cell office:value-type="string" calcext:value-type="string">
            <text:p>OBEX PBAP</text:p>
          </table:table-cell>
          <table:table-cell table:style-name="ce12" table:formula="of:=IF(COUNTIF([.$A$1:.$A$9966];[.A78])&gt;1;&quot;Duplicate&quot;;&quot;&quot;)">
            <text:p/>
          </table:table-cell>
          <table:table-cell table:formula="of:=CLEAN(SUBSTITUTE(UPPER(SUBSTITUTE(SUBSTITUTE(SUBSTITUTE(SUBSTITUTE(SUBSTITUTE(SUBSTITUTE(SUBSTITUTE(SUBSTITUTE(SUBSTITUTE([.B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BAP" calcext:value-type="string">
            <text:p>OBEX_PBAP</text:p>
          </table:table-cell>
          <table:table-cell/>
          <table:table-cell table:formula="of:=CONCATENATE([.$H$2];&quot; &quot;;TRIM(CLEAN([.D77]));&quot; = &quot;;CHAR(34); LOWER(TRIM(CLEAN([.A78]))); CHAR(34);&quot;;&quot;)" office:value-type="string" office:string-value="public static final String OBEX_PBAP = &quot;00001132-0000-1000-8000-00805f9b34fb&quot;;" calcext:value-type="string">
            <text:p>public static final String OBEX_PBAP = "00001132-0000-1000-8000-00805f9b34fb";</text:p>
          </table:table-cell>
          <table:table-cell table:formula="of:=CONCATENATE([.$H$3];TRIM(CLEAN([.D77])); &quot; , &quot; ;CHAR(34); TRIM(CLEAN([.B78]));CHAR(34); &quot;);&quot;)" office:value-type="string" office:string-value="map.put(OBEX_PBAP , &quot;OBEX MAS&quot;);" calcext:value-type="string">
            <text:p>map.put(OBEX_PBAP , "OBEX MAS");</text:p>
          </table:table-cell>
          <table:table-cell/>
        </table:table-row>
        <table:table-row table:style-name="ro1">
          <table:table-cell office:value-type="string" calcext:value-type="string">
            <text:p>00001132-0000-1000-8000-00805f9b34fb</text:p>
          </table:table-cell>
          <table:table-cell office:value-type="string" calcext:value-type="string">
            <text:p>OBEX MAS</text:p>
          </table:table-cell>
          <table:table-cell table:style-name="ce12" table:formula="of:=IF(COUNTIF([.$A$1:.$A$9966];[.A79])&gt;1;&quot;Duplicate&quot;;&quot;&quot;)">
            <text:p/>
          </table:table-cell>
          <table:table-cell table:formula="of:=CLEAN(SUBSTITUTE(UPPER(SUBSTITUTE(SUBSTITUTE(SUBSTITUTE(SUBSTITUTE(SUBSTITUTE(SUBSTITUTE(SUBSTITUTE(SUBSTITUTE(SUBSTITUTE([.B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AS" calcext:value-type="string">
            <text:p>OBEX_MAS</text:p>
          </table:table-cell>
          <table:table-cell/>
          <table:table-cell table:formula="of:=CONCATENATE([.$H$2];&quot; &quot;;TRIM(CLEAN([.D78]));&quot; = &quot;;CHAR(34); LOWER(TRIM(CLEAN([.A79]))); CHAR(34);&quot;;&quot;)" office:value-type="string" office:string-value="public static final String OBEX_MAS = &quot;00001133-0000-1000-8000-00805f9b34fb&quot;;" calcext:value-type="string">
            <text:p>public static final String OBEX_MAS = "00001133-0000-1000-8000-00805f9b34fb";</text:p>
          </table:table-cell>
          <table:table-cell table:formula="of:=CONCATENATE([.$H$3];TRIM(CLEAN([.D78])); &quot; , &quot; ;CHAR(34); TRIM(CLEAN([.B79]));CHAR(34); &quot;);&quot;)" office:value-type="string" office:string-value="map.put(OBEX_MAS , &quot;OBEX MNS&quot;);" calcext:value-type="string">
            <text:p>map.put(OBEX_MAS , "OBEX MNS");</text:p>
          </table:table-cell>
          <table:table-cell/>
        </table:table-row>
        <table:table-row table:style-name="ro1">
          <table:table-cell office:value-type="string" calcext:value-type="string">
            <text:p>00001133-0000-1000-8000-00805f9b34fb</text:p>
          </table:table-cell>
          <table:table-cell office:value-type="string" calcext:value-type="string">
            <text:p>OBEX MNS</text:p>
          </table:table-cell>
          <table:table-cell table:style-name="ce12" table:formula="of:=IF(COUNTIF([.$A$1:.$A$9966];[.A80])&gt;1;&quot;Duplicate&quot;;&quot;&quot;)">
            <text:p/>
          </table:table-cell>
          <table:table-cell table:formula="of:=CLEAN(SUBSTITUTE(UPPER(SUBSTITUTE(SUBSTITUTE(SUBSTITUTE(SUBSTITUTE(SUBSTITUTE(SUBSTITUTE(SUBSTITUTE(SUBSTITUTE(SUBSTITUTE([.B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NS" calcext:value-type="string">
            <text:p>OBEX_MNS</text:p>
          </table:table-cell>
          <table:table-cell/>
          <table:table-cell table:formula="of:=CONCATENATE([.$H$2];&quot; &quot;;TRIM(CLEAN([.D79]));&quot; = &quot;;CHAR(34); LOWER(TRIM(CLEAN([.A80]))); CHAR(34);&quot;;&quot;)" office:value-type="string" office:string-value="public static final String OBEX_MNS = &quot;00001134-0000-1000-8000-00805f9b34fb&quot;;" calcext:value-type="string">
            <text:p>public static final String OBEX_MNS = "00001134-0000-1000-8000-00805f9b34fb";</text:p>
          </table:table-cell>
          <table:table-cell table:formula="of:=CONCATENATE([.$H$3];TRIM(CLEAN([.D79])); &quot; , &quot; ;CHAR(34); TRIM(CLEAN([.B80]));CHAR(34); &quot;);&quot;)" office:value-type="string" office:string-value="map.put(OBEX_MNS , &quot;OBEX MAP&quot;);" calcext:value-type="string">
            <text:p>map.put(OBEX_MNS , "OBEX MAP");</text:p>
          </table:table-cell>
          <table:table-cell/>
        </table:table-row>
        <table:table-row table:style-name="ro1">
          <table:table-cell office:value-type="string" calcext:value-type="string">
            <text:p>00001134-0000-1000-8000-00805f9b34fb</text:p>
          </table:table-cell>
          <table:table-cell office:value-type="string" calcext:value-type="string">
            <text:p>OBEX MAP</text:p>
          </table:table-cell>
          <table:table-cell table:style-name="ce12" table:formula="of:=IF(COUNTIF([.$A$1:.$A$9966];[.A81])&gt;1;&quot;Duplicate&quot;;&quot;&quot;)">
            <text:p/>
          </table:table-cell>
          <table:table-cell table:formula="of:=CLEAN(SUBSTITUTE(UPPER(SUBSTITUTE(SUBSTITUTE(SUBSTITUTE(SUBSTITUTE(SUBSTITUTE(SUBSTITUTE(SUBSTITUTE(SUBSTITUTE(SUBSTITUTE([.B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AP" calcext:value-type="string">
            <text:p>OBEX_MAP</text:p>
          </table:table-cell>
          <table:table-cell/>
          <table:table-cell table:formula="of:=CONCATENATE([.$H$2];&quot; &quot;;TRIM(CLEAN([.D80]));&quot; = &quot;;CHAR(34); LOWER(TRIM(CLEAN([.A81]))); CHAR(34);&quot;;&quot;)" office:value-type="string" office:string-value="public static final String OBEX_MAP = &quot;00001200-0000-1000-8000-00805f9b34fb&quot;;" calcext:value-type="string">
            <text:p>public static final String OBEX_MAP = "00001200-0000-1000-8000-00805f9b34fb";</text:p>
          </table:table-cell>
          <table:table-cell table:formula="of:=CONCATENATE([.$H$3];TRIM(CLEAN([.D80])); &quot; , &quot; ;CHAR(34); TRIM(CLEAN([.B81]));CHAR(34); &quot;);&quot;)" office:value-type="string" office:string-value="map.put(OBEX_MAP , &quot;PNP&quot;);" calcext:value-type="string">
            <text:p>map.put(OBEX_MAP , "PNP");</text:p>
          </table:table-cell>
          <table:table-cell/>
        </table:table-row>
        <table:table-row table:style-name="ro1">
          <table:table-cell office:value-type="string" calcext:value-type="string">
            <text:p>00001200-0000-1000-8000-00805f9b34fb</text:p>
          </table:table-cell>
          <table:table-cell office:value-type="string" calcext:value-type="string">
            <text:p>PNP</text:p>
          </table:table-cell>
          <table:table-cell table:style-name="ce12" table:formula="of:=IF(COUNTIF([.$A$1:.$A$9966];[.A82])&gt;1;&quot;Duplicate&quot;;&quot;&quot;)">
            <text:p/>
          </table:table-cell>
          <table:table-cell table:formula="of:=CLEAN(SUBSTITUTE(UPPER(SUBSTITUTE(SUBSTITUTE(SUBSTITUTE(SUBSTITUTE(SUBSTITUTE(SUBSTITUTE(SUBSTITUTE(SUBSTITUTE(SUBSTITUTE([.B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NP" calcext:value-type="string">
            <text:p>PNP</text:p>
          </table:table-cell>
          <table:table-cell/>
          <table:table-cell table:formula="of:=CONCATENATE([.$H$2];&quot; &quot;;TRIM(CLEAN([.D81]));&quot; = &quot;;CHAR(34); LOWER(TRIM(CLEAN([.A82]))); CHAR(34);&quot;;&quot;)" office:value-type="string" office:string-value="public static final String PNP = &quot;00001201-0000-1000-8000-00805f9b34fb&quot;;" calcext:value-type="string">
            <text:p>public static final String PNP = "00001201-0000-1000-8000-00805f9b34fb";</text:p>
          </table:table-cell>
          <table:table-cell table:formula="of:=CONCATENATE([.$H$3];TRIM(CLEAN([.D81])); &quot; , &quot; ;CHAR(34); TRIM(CLEAN([.B82]));CHAR(34); &quot;);&quot;)" office:value-type="string" office:string-value="map.put(PNP , &quot;Generic Networking&quot;);" calcext:value-type="string">
            <text:p>map.put(PNP , "Generic Networking");</text:p>
          </table:table-cell>
          <table:table-cell/>
        </table:table-row>
        <table:table-row table:style-name="ro1">
          <table:table-cell table:style-name="ce6" office:value-type="string" calcext:value-type="string">
            <text:p>00001201-0000-1000-8000-00805f9b34fb</text:p>
          </table:table-cell>
          <table:table-cell office:value-type="string" calcext:value-type="string">
            <text:p>Generic Networking</text:p>
          </table:table-cell>
          <table:table-cell table:style-name="ce12" table:formula="of:=IF(COUNTIF([.$A$1:.$A$9966];[.A83])&gt;1;&quot;Duplicate&quot;;&quot;&quot;)">
            <text:p/>
          </table:table-cell>
          <table:table-cell table:formula="of:=CLEAN(SUBSTITUTE(UPPER(SUBSTITUTE(SUBSTITUTE(SUBSTITUTE(SUBSTITUTE(SUBSTITUTE(SUBSTITUTE(SUBSTITUTE(SUBSTITUTE(SUBSTITUTE([.B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NETWORKING" calcext:value-type="string">
            <text:p>GENERIC_NETWORKING</text:p>
          </table:table-cell>
          <table:table-cell/>
          <table:table-cell table:formula="of:=CONCATENATE([.$H$2];&quot; &quot;;TRIM(CLEAN([.D82]));&quot; = &quot;;CHAR(34); LOWER(TRIM(CLEAN([.A83]))); CHAR(34);&quot;;&quot;)" office:value-type="string" office:string-value="public static final String GENERIC_NETWORKING = &quot;00001202-0000-1000-8000-00805f9b34fb&quot;;" calcext:value-type="string">
            <text:p>public static final String GENERIC_NETWORKING = "00001202-0000-1000-8000-00805f9b34fb";</text:p>
          </table:table-cell>
          <table:table-cell table:formula="of:=CONCATENATE([.$H$3];TRIM(CLEAN([.D82])); &quot; , &quot; ;CHAR(34); TRIM(CLEAN([.B83]));CHAR(34); &quot;);&quot;)" office:value-type="string" office:string-value="map.put(GENERIC_NETWORKING , &quot;Generic File Transfer&quot;);" calcext:value-type="string">
            <text:p>map.put(GENERIC_NETWORKING , "Generic File Transfer");</text:p>
          </table:table-cell>
          <table:table-cell/>
        </table:table-row>
        <table:table-row table:style-name="ro1">
          <table:table-cell table:style-name="ce6" office:value-type="string" calcext:value-type="string">
            <text:p>00001202-0000-1000-8000-00805f9b34fb</text:p>
          </table:table-cell>
          <table:table-cell office:value-type="string" calcext:value-type="string">
            <text:p>Generic File Transfer</text:p>
          </table:table-cell>
          <table:table-cell table:style-name="ce12" table:formula="of:=IF(COUNTIF([.$A$1:.$A$9966];[.A84])&gt;1;&quot;Duplicate&quot;;&quot;&quot;)">
            <text:p/>
          </table:table-cell>
          <table:table-cell table:formula="of:=CLEAN(SUBSTITUTE(UPPER(SUBSTITUTE(SUBSTITUTE(SUBSTITUTE(SUBSTITUTE(SUBSTITUTE(SUBSTITUTE(SUBSTITUTE(SUBSTITUTE(SUBSTITUTE([.B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FILE_TRANSFER" calcext:value-type="string">
            <text:p>GENERIC_FILE_TRANSFER</text:p>
          </table:table-cell>
          <table:table-cell/>
          <table:table-cell table:formula="of:=CONCATENATE([.$H$2];&quot; &quot;;TRIM(CLEAN([.D83]));&quot; = &quot;;CHAR(34); LOWER(TRIM(CLEAN([.A84]))); CHAR(34);&quot;;&quot;)" office:value-type="string" office:string-value="public static final String GENERIC_FILE_TRANSFER = &quot;00001203-0000-1000-8000-00805f9b34fb&quot;;" calcext:value-type="string">
            <text:p>public static final String GENERIC_FILE_TRANSFER = "00001203-0000-1000-8000-00805f9b34fb";</text:p>
          </table:table-cell>
          <table:table-cell table:formula="of:=CONCATENATE([.$H$3];TRIM(CLEAN([.D83])); &quot; , &quot; ;CHAR(34); TRIM(CLEAN([.B84]));CHAR(34); &quot;);&quot;)" office:value-type="string" office:string-value="map.put(GENERIC_FILE_TRANSFER , &quot;Generic Audio&quot;);" calcext:value-type="string">
            <text:p>map.put(GENERIC_FILE_TRANSFER , "Generic Audio");</text:p>
          </table:table-cell>
          <table:table-cell/>
        </table:table-row>
        <table:table-row table:style-name="ro1">
          <table:table-cell office:value-type="string" calcext:value-type="string">
            <text:p>00001203-0000-1000-8000-00805f9b34fb</text:p>
          </table:table-cell>
          <table:table-cell office:value-type="string" calcext:value-type="string">
            <text:p>Generic Audio</text:p>
          </table:table-cell>
          <table:table-cell table:style-name="ce12" table:formula="of:=IF(COUNTIF([.$A$1:.$A$9966];[.A85])&gt;1;&quot;Duplicate&quot;;&quot;&quot;)">
            <text:p/>
          </table:table-cell>
          <table:table-cell table:formula="of:=CLEAN(SUBSTITUTE(UPPER(SUBSTITUTE(SUBSTITUTE(SUBSTITUTE(SUBSTITUTE(SUBSTITUTE(SUBSTITUTE(SUBSTITUTE(SUBSTITUTE(SUBSTITUTE([.B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AUDIO" calcext:value-type="string">
            <text:p>GENERIC_AUDIO</text:p>
          </table:table-cell>
          <table:table-cell/>
          <table:table-cell table:formula="of:=CONCATENATE([.$H$2];&quot; &quot;;TRIM(CLEAN([.D84]));&quot; = &quot;;CHAR(34); LOWER(TRIM(CLEAN([.A85]))); CHAR(34);&quot;;&quot;)" office:value-type="string" office:string-value="public static final String GENERIC_AUDIO = &quot;00001204-0000-1000-8000-00805f9b34fb&quot;;" calcext:value-type="string">
            <text:p>public static final String GENERIC_AUDIO = "00001204-0000-1000-8000-00805f9b34fb";</text:p>
          </table:table-cell>
          <table:table-cell table:formula="of:=CONCATENATE([.$H$3];TRIM(CLEAN([.D84])); &quot; , &quot; ;CHAR(34); TRIM(CLEAN([.B85]));CHAR(34); &quot;);&quot;)" office:value-type="string" office:string-value="map.put(GENERIC_AUDIO , &quot;Generic Telephony&quot;);" calcext:value-type="string">
            <text:p>map.put(GENERIC_AUDIO , "Generic Telephony");</text:p>
          </table:table-cell>
          <table:table-cell/>
        </table:table-row>
        <table:table-row table:style-name="ro1">
          <table:table-cell table:style-name="ce6" office:value-type="string" calcext:value-type="string">
            <text:p>00001204-0000-1000-8000-00805f9b34fb</text:p>
          </table:table-cell>
          <table:table-cell office:value-type="string" calcext:value-type="string">
            <text:p>Generic Telephony</text:p>
          </table:table-cell>
          <table:table-cell table:style-name="ce12" table:formula="of:=IF(COUNTIF([.$A$1:.$A$9966];[.A86])&gt;1;&quot;Duplicate&quot;;&quot;&quot;)">
            <text:p/>
          </table:table-cell>
          <table:table-cell table:formula="of:=CLEAN(SUBSTITUTE(UPPER(SUBSTITUTE(SUBSTITUTE(SUBSTITUTE(SUBSTITUTE(SUBSTITUTE(SUBSTITUTE(SUBSTITUTE(SUBSTITUTE(SUBSTITUTE([.B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TELEPHONY" calcext:value-type="string">
            <text:p>GENERIC_TELEPHONY</text:p>
          </table:table-cell>
          <table:table-cell/>
          <table:table-cell table:formula="of:=CONCATENATE([.$H$2];&quot; &quot;;TRIM(CLEAN([.D85]));&quot; = &quot;;CHAR(34); LOWER(TRIM(CLEAN([.A86]))); CHAR(34);&quot;;&quot;)" office:value-type="string" office:string-value="public static final String GENERIC_TELEPHONY = &quot;00001205-0000-1000-8000-00805f9b34fb&quot;;" calcext:value-type="string">
            <text:p>public static final String GENERIC_TELEPHONY = "00001205-0000-1000-8000-00805f9b34fb";</text:p>
          </table:table-cell>
          <table:table-cell table:formula="of:=CONCATENATE([.$H$3];TRIM(CLEAN([.D85])); &quot; , &quot; ;CHAR(34); TRIM(CLEAN([.B86]));CHAR(34); &quot;);&quot;)" office:value-type="string" office:string-value="map.put(GENERIC_TELEPHONY , &quot;UPNP&quot;);" calcext:value-type="string">
            <text:p>map.put(GENERIC_TELEPHONY , "UPNP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205-0000-1000-8000-00805f9b34fb</text:p>
          </table:table-cell>
          <table:table-cell table:style-name="ce11" office:value-type="string" calcext:value-type="string">
            <text:p>UPNP</text:p>
          </table:table-cell>
          <table:table-cell table:style-name="ce12" table:formula="of:=IF(COUNTIF([.$A$1:.$A$9966];[.A87])&gt;1;&quot;Duplicate&quot;;&quot;&quot;)">
            <text:p/>
          </table:table-cell>
          <table:table-cell table:formula="of:=CLEAN(SUBSTITUTE(UPPER(SUBSTITUTE(SUBSTITUTE(SUBSTITUTE(SUBSTITUTE(SUBSTITUTE(SUBSTITUTE(SUBSTITUTE(SUBSTITUTE(SUBSTITUTE([.B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" calcext:value-type="string">
            <text:p>UPNP</text:p>
          </table:table-cell>
          <table:table-cell/>
          <table:table-cell table:formula="of:=CONCATENATE([.$H$2];&quot; &quot;;TRIM(CLEAN([.D86]));&quot; = &quot;;CHAR(34); LOWER(TRIM(CLEAN([.A87]))); CHAR(34);&quot;;&quot;)" office:value-type="string" office:string-value="public static final String UPNP = &quot;00001206-0000-1000-8000-00805f9b34fb&quot;;" calcext:value-type="string">
            <text:p>public static final String UPNP = "00001206-0000-1000-8000-00805f9b34fb";</text:p>
          </table:table-cell>
          <table:table-cell table:formula="of:=CONCATENATE([.$H$3];TRIM(CLEAN([.D86])); &quot; , &quot; ;CHAR(34); TRIM(CLEAN([.B87]));CHAR(34); &quot;);&quot;)" office:value-type="string" office:string-value="map.put(UPNP , &quot;UPNP IP&quot;);" calcext:value-type="string">
            <text:p>map.put(UPNP , "UPNP IP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206-0000-1000-8000-00805f9b34fb</text:p>
          </table:table-cell>
          <table:table-cell office:value-type="string" calcext:value-type="string">
            <text:p>UPNP IP</text:p>
          </table:table-cell>
          <table:table-cell table:style-name="ce12" table:formula="of:=IF(COUNTIF([.$A$1:.$A$9966];[.A88])&gt;1;&quot;Duplicate&quot;;&quot;&quot;)">
            <text:p/>
          </table:table-cell>
          <table:table-cell table:formula="of:=CLEAN(SUBSTITUTE(UPPER(SUBSTITUTE(SUBSTITUTE(SUBSTITUTE(SUBSTITUTE(SUBSTITUTE(SUBSTITUTE(SUBSTITUTE(SUBSTITUTE(SUBSTITUTE([.B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_IP" calcext:value-type="string">
            <text:p>UPNP_IP</text:p>
          </table:table-cell>
          <table:table-cell/>
          <table:table-cell table:formula="of:=CONCATENATE([.$H$2];&quot; &quot;;TRIM(CLEAN([.D87]));&quot; = &quot;;CHAR(34); LOWER(TRIM(CLEAN([.A88]))); CHAR(34);&quot;;&quot;)" office:value-type="string" office:string-value="public static final String UPNP_IP = &quot;00001300-0000-1000-8000-00805f9b34fb&quot;;" calcext:value-type="string">
            <text:p>public static final String UPNP_IP = "00001300-0000-1000-8000-00805f9b34fb";</text:p>
          </table:table-cell>
          <table:table-cell table:formula="of:=CONCATENATE([.$H$3];TRIM(CLEAN([.D87])); &quot; , &quot; ;CHAR(34); TRIM(CLEAN([.B88]));CHAR(34); &quot;);&quot;)" office:value-type="string" office:string-value="map.put(UPNP_IP , &quot;ESDP UPnP IP PAN&quot;);" calcext:value-type="string">
            <text:p>map.put(UPNP_IP , "ESDP UPnP IP PAN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300-0000-1000-8000-00805f9b34fb</text:p>
          </table:table-cell>
          <table:table-cell table:style-name="ce1" office:value-type="string" calcext:value-type="string">
            <text:p>ESDP UPnP IP PAN</text:p>
          </table:table-cell>
          <table:table-cell table:style-name="ce12" table:formula="of:=IF(COUNTIF([.$A$1:.$A$9966];[.A89])&gt;1;&quot;Duplicate&quot;;&quot;&quot;)">
            <text:p/>
          </table:table-cell>
          <table:table-cell table:formula="of:=CLEAN(SUBSTITUTE(UPPER(SUBSTITUTE(SUBSTITUTE(SUBSTITUTE(SUBSTITUTE(SUBSTITUTE(SUBSTITUTE(SUBSTITUTE(SUBSTITUTE(SUBSTITUTE([.B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IP_PAN" calcext:value-type="string">
            <text:p>ESDP_UPNP_IP_PAN</text:p>
          </table:table-cell>
          <table:table-cell/>
          <table:table-cell table:formula="of:=CONCATENATE([.$H$2];&quot; &quot;;TRIM(CLEAN([.D88]));&quot; = &quot;;CHAR(34); LOWER(TRIM(CLEAN([.A89]))); CHAR(34);&quot;;&quot;)" office:value-type="string" office:string-value="public static final String ESDP_UPNP_IP_PAN = &quot;00001301-0000-1000-8000-00805f9b34fb&quot;;" calcext:value-type="string">
            <text:p>public static final String ESDP_UPNP_IP_PAN = "00001301-0000-1000-8000-00805f9b34fb";</text:p>
          </table:table-cell>
          <table:table-cell table:formula="of:=CONCATENATE([.$H$3];TRIM(CLEAN([.D88])); &quot; , &quot; ;CHAR(34); TRIM(CLEAN([.B89]));CHAR(34); &quot;);&quot;)" office:value-type="string" office:string-value="map.put(ESDP_UPNP_IP_PAN , &quot;ESDP UPnP IP LAP&quot;);" calcext:value-type="string">
            <text:p>map.put(ESDP_UPNP_IP_PAN , "ESDP UPnP IP LAP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301-0000-1000-8000-00805f9b34fb</text:p>
          </table:table-cell>
          <table:table-cell table:style-name="ce1" office:value-type="string" calcext:value-type="string">
            <text:p>ESDP UPnP IP LAP</text:p>
          </table:table-cell>
          <table:table-cell table:style-name="ce12" table:formula="of:=IF(COUNTIF([.$A$1:.$A$9966];[.A90])&gt;1;&quot;Duplicate&quot;;&quot;&quot;)">
            <text:p/>
          </table:table-cell>
          <table:table-cell table:formula="of:=CLEAN(SUBSTITUTE(UPPER(SUBSTITUTE(SUBSTITUTE(SUBSTITUTE(SUBSTITUTE(SUBSTITUTE(SUBSTITUTE(SUBSTITUTE(SUBSTITUTE(SUBSTITUTE([.B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IP_LAP" calcext:value-type="string">
            <text:p>ESDP_UPNP_IP_LAP</text:p>
          </table:table-cell>
          <table:table-cell/>
          <table:table-cell table:formula="of:=CONCATENATE([.$H$2];&quot; &quot;;TRIM(CLEAN([.D89]));&quot; = &quot;;CHAR(34); LOWER(TRIM(CLEAN([.A90]))); CHAR(34);&quot;;&quot;)" office:value-type="string" office:string-value="public static final String ESDP_UPNP_IP_LAP = &quot;00001302-0000-1000-8000-00805f9b34fb&quot;;" calcext:value-type="string">
            <text:p>public static final String ESDP_UPNP_IP_LAP = "00001302-0000-1000-8000-00805f9b34fb";</text:p>
          </table:table-cell>
          <table:table-cell table:formula="of:=CONCATENATE([.$H$3];TRIM(CLEAN([.D89])); &quot; , &quot; ;CHAR(34); TRIM(CLEAN([.B90]));CHAR(34); &quot;);&quot;)" office:value-type="string" office:string-value="map.put(ESDP_UPNP_IP_LAP , &quot;ESDP Upnp L2CAP&quot;);" calcext:value-type="string">
            <text:p>map.put(ESDP_UPNP_IP_LAP , "ESDP Upnp L2CAP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302-0000-1000-8000-00805f9b34fb</text:p>
          </table:table-cell>
          <table:table-cell table:style-name="ce1" office:value-type="string" calcext:value-type="string">
            <text:p>ESDP Upnp L2CAP</text:p>
          </table:table-cell>
          <table:table-cell table:style-name="ce12" table:formula="of:=IF(COUNTIF([.$A$1:.$A$9966];[.A91])&gt;1;&quot;Duplicate&quot;;&quot;&quot;)">
            <text:p/>
          </table:table-cell>
          <table:table-cell table:formula="of:=CLEAN(SUBSTITUTE(UPPER(SUBSTITUTE(SUBSTITUTE(SUBSTITUTE(SUBSTITUTE(SUBSTITUTE(SUBSTITUTE(SUBSTITUTE(SUBSTITUTE(SUBSTITUTE([.B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L2CAP" calcext:value-type="string">
            <text:p>ESDP_UPNP_L2CAP</text:p>
          </table:table-cell>
          <table:table-cell/>
          <table:table-cell table:formula="of:=CONCATENATE([.$H$2];&quot; &quot;;TRIM(CLEAN([.D90]));&quot; = &quot;;CHAR(34); LOWER(TRIM(CLEAN([.A91]))); CHAR(34);&quot;;&quot;)" office:value-type="string" office:string-value="public static final String ESDP_UPNP_L2CAP = &quot;00001303-0000-1000-8000-00805f9b34fb&quot;;" calcext:value-type="string">
            <text:p>public static final String ESDP_UPNP_L2CAP = "00001303-0000-1000-8000-00805f9b34fb";</text:p>
          </table:table-cell>
          <table:table-cell table:formula="of:=CONCATENATE([.$H$3];TRIM(CLEAN([.D90])); &quot; , &quot; ;CHAR(34); TRIM(CLEAN([.B91]));CHAR(34); &quot;);&quot;)" office:value-type="string" office:string-value="map.put(ESDP_UPNP_L2CAP , &quot;Video Distribution Profile (VDP) - Source&quot;);" calcext:value-type="string">
            <text:p>map.put(ESDP_UPNP_L2CAP , "Video Distribution Profile (VDP) - Source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303-0000-1000-8000-00805f9b34fb</text:p>
          </table:table-cell>
          <table:table-cell table:style-name="ce1" office:value-type="string" calcext:value-type="string">
            <text:p>Video Distribution Profile (VDP) - Source</text:p>
          </table:table-cell>
          <table:table-cell table:style-name="ce12" table:formula="of:=IF(COUNTIF([.$A$1:.$A$9966];[.A92])&gt;1;&quot;Duplicate&quot;;&quot;&quot;)">
            <text:p/>
          </table:table-cell>
          <table:table-cell table:formula="of:=CLEAN(SUBSTITUTE(UPPER(SUBSTITUTE(SUBSTITUTE(SUBSTITUTE(SUBSTITUTE(SUBSTITUTE(SUBSTITUTE(SUBSTITUTE(SUBSTITUTE(SUBSTITUTE([.B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_SOURCE" calcext:value-type="string">
            <text:p>VIDEO_DISTRIBUTION_PROFILE_VDP_SOURCE</text:p>
          </table:table-cell>
          <table:table-cell/>
          <table:table-cell table:formula="of:=CONCATENATE([.$H$2];&quot; &quot;;TRIM(CLEAN([.D91]));&quot; = &quot;;CHAR(34); LOWER(TRIM(CLEAN([.A92]))); CHAR(34);&quot;;&quot;)" office:value-type="string" office:string-value="public static final String VIDEO_DISTRIBUTION_PROFILE_VDP_SOURCE = &quot;00001304-0000-1000-8000-00805f9b34fb&quot;;" calcext:value-type="string">
            <text:p>public static final String VIDEO_DISTRIBUTION_PROFILE_VDP_SOURCE = "00001304-0000-1000-8000-00805f9b34fb";</text:p>
          </table:table-cell>
          <table:table-cell table:formula="of:=CONCATENATE([.$H$3];TRIM(CLEAN([.D91])); &quot; , &quot; ;CHAR(34); TRIM(CLEAN([.B92]));CHAR(34); &quot;);&quot;)" office:value-type="string" office:string-value="map.put(VIDEO_DISTRIBUTION_PROFILE_VDP_SOURCE , &quot;Video Distribution Profile (VDP) - Sink&quot;);" calcext:value-type="string">
            <text:p>map.put(VIDEO_DISTRIBUTION_PROFILE_VDP_SOURCE , "Video Distribution Profile (VDP) - Sink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304-0000-1000-8000-00805f9b34fb</text:p>
          </table:table-cell>
          <table:table-cell table:style-name="ce1" office:value-type="string" calcext:value-type="string">
            <text:p>Video Distribution Profile (VDP) - Sink</text:p>
          </table:table-cell>
          <table:table-cell table:style-name="ce12" table:formula="of:=IF(COUNTIF([.$A$1:.$A$9966];[.A93])&gt;1;&quot;Duplicate&quot;;&quot;&quot;)">
            <text:p/>
          </table:table-cell>
          <table:table-cell table:formula="of:=CLEAN(SUBSTITUTE(UPPER(SUBSTITUTE(SUBSTITUTE(SUBSTITUTE(SUBSTITUTE(SUBSTITUTE(SUBSTITUTE(SUBSTITUTE(SUBSTITUTE(SUBSTITUTE([.B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_SINK" calcext:value-type="string">
            <text:p>VIDEO_DISTRIBUTION_PROFILE_VDP_SINK</text:p>
          </table:table-cell>
          <table:table-cell/>
          <table:table-cell table:formula="of:=CONCATENATE([.$H$2];&quot; &quot;;TRIM(CLEAN([.D92]));&quot; = &quot;;CHAR(34); LOWER(TRIM(CLEAN([.A93]))); CHAR(34);&quot;;&quot;)" office:value-type="string" office:string-value="public static final String VIDEO_DISTRIBUTION_PROFILE_VDP_SINK = &quot;00001305-0000-1000-8000-00805f9b34fb&quot;;" calcext:value-type="string">
            <text:p>public static final String VIDEO_DISTRIBUTION_PROFILE_VDP_SINK = "00001305-0000-1000-8000-00805f9b34fb";</text:p>
          </table:table-cell>
          <table:table-cell table:formula="of:=CONCATENATE([.$H$3];TRIM(CLEAN([.D92])); &quot; , &quot; ;CHAR(34); TRIM(CLEAN([.B93]));CHAR(34); &quot;);&quot;)" office:value-type="string" office:string-value="map.put(VIDEO_DISTRIBUTION_PROFILE_VDP_SINK , &quot;Video Distribution Profile (VDP)&quot;);" calcext:value-type="string">
            <text:p>map.put(VIDEO_DISTRIBUTION_PROFILE_VDP_SINK , "Video Distribution Profile (VDP)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305-0000-1000-8000-00805f9b34fb</text:p>
          </table:table-cell>
          <table:table-cell table:style-name="ce1" office:value-type="string" calcext:value-type="string">
            <text:p>Video Distribution Profile (VDP)</text:p>
          </table:table-cell>
          <table:table-cell table:style-name="ce12" table:formula="of:=IF(COUNTIF([.$A$1:.$A$9966];[.A94])&gt;1;&quot;Duplicate&quot;;&quot;&quot;)">
            <text:p/>
          </table:table-cell>
          <table:table-cell table:formula="of:=CLEAN(SUBSTITUTE(UPPER(SUBSTITUTE(SUBSTITUTE(SUBSTITUTE(SUBSTITUTE(SUBSTITUTE(SUBSTITUTE(SUBSTITUTE(SUBSTITUTE(SUBSTITUTE([.B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" calcext:value-type="string">
            <text:p>VIDEO_DISTRIBUTION_PROFILE_VDP</text:p>
          </table:table-cell>
          <table:table-cell/>
          <table:table-cell table:formula="of:=CONCATENATE([.$H$2];&quot; &quot;;TRIM(CLEAN([.D93]));&quot; = &quot;;CHAR(34); LOWER(TRIM(CLEAN([.A94]))); CHAR(34);&quot;;&quot;)" office:value-type="string" office:string-value="public static final String VIDEO_DISTRIBUTION_PROFILE_VDP = &quot;00001400-0000-1000-8000-00805f9b34fb&quot;;" calcext:value-type="string">
            <text:p>public static final String VIDEO_DISTRIBUTION_PROFILE_VDP = "00001400-0000-1000-8000-00805f9b34fb";</text:p>
          </table:table-cell>
          <table:table-cell table:formula="of:=CONCATENATE([.$H$3];TRIM(CLEAN([.D93])); &quot; , &quot; ;CHAR(34); TRIM(CLEAN([.B94]));CHAR(34); &quot;);&quot;)" office:value-type="string" office:string-value="map.put(VIDEO_DISTRIBUTION_PROFILE_VDP , &quot;Health Device Profile (HDP)&quot;);" calcext:value-type="string">
            <text:p>map.put(VIDEO_DISTRIBUTION_PROFILE_VDP , "Health Device Profile (HDP)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400-0000-1000-8000-00805f9b34fb</text:p>
          </table:table-cell>
          <table:table-cell table:style-name="ce1" office:value-type="string" calcext:value-type="string">
            <text:p>Health Device Profile (HDP)</text:p>
          </table:table-cell>
          <table:table-cell table:style-name="ce12" table:formula="of:=IF(COUNTIF([.$A$1:.$A$9966];[.A95])&gt;1;&quot;Duplicate&quot;;&quot;&quot;)">
            <text:p/>
          </table:table-cell>
          <table:table-cell table:formula="of:=CLEAN(SUBSTITUTE(UPPER(SUBSTITUTE(SUBSTITUTE(SUBSTITUTE(SUBSTITUTE(SUBSTITUTE(SUBSTITUTE(SUBSTITUTE(SUBSTITUTE(SUBSTITUTE([.B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" calcext:value-type="string">
            <text:p>HEALTH_DEVICE_PROFILE_HDP</text:p>
          </table:table-cell>
          <table:table-cell/>
          <table:table-cell table:formula="of:=CONCATENATE([.$H$2];&quot; &quot;;TRIM(CLEAN([.D94]));&quot; = &quot;;CHAR(34); LOWER(TRIM(CLEAN([.A95]))); CHAR(34);&quot;;&quot;)" office:value-type="string" office:string-value="public static final String HEALTH_DEVICE_PROFILE_HDP = &quot;00001401-0000-1000-8000-00805f9b34fb&quot;;" calcext:value-type="string">
            <text:p>public static final String HEALTH_DEVICE_PROFILE_HDP = "00001401-0000-1000-8000-00805f9b34fb";</text:p>
          </table:table-cell>
          <table:table-cell table:formula="of:=CONCATENATE([.$H$3];TRIM(CLEAN([.D94])); &quot; , &quot; ;CHAR(34); TRIM(CLEAN([.B95]));CHAR(34); &quot;);&quot;)" office:value-type="string" office:string-value="map.put(HEALTH_DEVICE_PROFILE_HDP , &quot;Health Device Profile (HDP) - Source&quot;);" calcext:value-type="string">
            <text:p>map.put(HEALTH_DEVICE_PROFILE_HDP , "Health Device Profile (HDP) - Source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401-0000-1000-8000-00805f9b34fb</text:p>
          </table:table-cell>
          <table:table-cell table:style-name="ce1" office:value-type="string" calcext:value-type="string">
            <text:p>Health Device Profile (HDP) - Source</text:p>
          </table:table-cell>
          <table:table-cell table:style-name="ce12" table:formula="of:=IF(COUNTIF([.$A$1:.$A$9966];[.A96])&gt;1;&quot;Duplicate&quot;;&quot;&quot;)">
            <text:p/>
          </table:table-cell>
          <table:table-cell table:formula="of:=CLEAN(SUBSTITUTE(UPPER(SUBSTITUTE(SUBSTITUTE(SUBSTITUTE(SUBSTITUTE(SUBSTITUTE(SUBSTITUTE(SUBSTITUTE(SUBSTITUTE(SUBSTITUTE([.B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_SOURCE" calcext:value-type="string">
            <text:p>HEALTH_DEVICE_PROFILE_HDP_SOURCE</text:p>
          </table:table-cell>
          <table:table-cell/>
          <table:table-cell table:formula="of:=CONCATENATE([.$H$2];&quot; &quot;;TRIM(CLEAN([.D95]));&quot; = &quot;;CHAR(34); LOWER(TRIM(CLEAN([.A96]))); CHAR(34);&quot;;&quot;)" office:value-type="string" office:string-value="public static final String HEALTH_DEVICE_PROFILE_HDP_SOURCE = &quot;00001402-0000-1000-8000-00805f9b34fb&quot;;" calcext:value-type="string">
            <text:p>public static final String HEALTH_DEVICE_PROFILE_HDP_SOURCE = "00001402-0000-1000-8000-00805f9b34fb";</text:p>
          </table:table-cell>
          <table:table-cell table:formula="of:=CONCATENATE([.$H$3];TRIM(CLEAN([.D95])); &quot; , &quot; ;CHAR(34); TRIM(CLEAN([.B96]));CHAR(34); &quot;);&quot;)" office:value-type="string" office:string-value="map.put(HEALTH_DEVICE_PROFILE_HDP_SOURCE , &quot;Health Device Profile (HDP) - Sink&quot;);" calcext:value-type="string">
            <text:p>map.put(HEALTH_DEVICE_PROFILE_HDP_SOURCE , "Health Device Profile (HDP) - Sink");</text:p>
          </table:table-cell>
          <table:table-cell/>
        </table:table-row>
        <table:table-row table:style-name="ro1">
          <table:table-cell table:style-name="ce7" office:value-type="string" calcext:value-type="string">
            <text:p>00001402-0000-1000-8000-00805f9b34fb</text:p>
          </table:table-cell>
          <table:table-cell table:style-name="ce1" office:value-type="string" calcext:value-type="string">
            <text:p>Health Device Profile (HDP) - Sink</text:p>
          </table:table-cell>
          <table:table-cell table:style-name="ce12" table:formula="of:=IF(COUNTIF([.$A$1:.$A$9966];[.A97])&gt;1;&quot;Duplicate&quot;;&quot;&quot;)">
            <text:p/>
          </table:table-cell>
          <table:table-cell table:formula="of:=CLEAN(SUBSTITUTE(UPPER(SUBSTITUTE(SUBSTITUTE(SUBSTITUTE(SUBSTITUTE(SUBSTITUTE(SUBSTITUTE(SUBSTITUTE(SUBSTITUTE(SUBSTITUTE([.B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_SINK" calcext:value-type="string">
            <text:p>HEALTH_DEVICE_PROFILE_HDP_SINK</text:p>
          </table:table-cell>
          <table:table-cell/>
          <table:table-cell table:formula="of:=CONCATENATE([.$H$2];&quot; &quot;;TRIM(CLEAN([.D96]));&quot; = &quot;;CHAR(34); LOWER(TRIM(CLEAN([.A97]))); CHAR(34);&quot;;&quot;)" office:value-type="string" office:string-value="public static final String HEALTH_DEVICE_PROFILE_HDP_SINK = &quot;00001800-0000-1000-8000-00805f9b34fb&quot;;" calcext:value-type="string">
            <text:p>public static final String HEALTH_DEVICE_PROFILE_HDP_SINK = "00001800-0000-1000-8000-00805f9b34fb";</text:p>
          </table:table-cell>
          <table:table-cell table:formula="of:=CONCATENATE([.$H$3];TRIM(CLEAN([.D96])); &quot; , &quot; ;CHAR(34); TRIM(CLEAN([.B97]));CHAR(34); &quot;);&quot;)" office:value-type="string" office:string-value="map.put(HEALTH_DEVICE_PROFILE_HDP_SINK , &quot;GAP&quot;);" calcext:value-type="string">
            <text:p>map.put(HEALTH_DEVICE_PROFILE_HDP_SINK , "GAP");</text:p>
          </table:table-cell>
          <table:table-cell/>
        </table:table-row>
        <table:table-row table:style-name="ro1">
          <table:table-cell office:value-type="string" calcext:value-type="string">
            <text:p>00001800-0000-1000-8000-00805f9b34fb</text:p>
          </table:table-cell>
          <table:table-cell office:value-type="string" calcext:value-type="string">
            <text:p>GAP</text:p>
          </table:table-cell>
          <table:table-cell table:style-name="ce12" table:formula="of:=IF(COUNTIF([.$A$1:.$A$9966];[.A98])&gt;1;&quot;Duplicate&quot;;&quot;&quot;)">
            <text:p/>
          </table:table-cell>
          <table:table-cell table:formula="of:=CLEAN(SUBSTITUTE(UPPER(SUBSTITUTE(SUBSTITUTE(SUBSTITUTE(SUBSTITUTE(SUBSTITUTE(SUBSTITUTE(SUBSTITUTE(SUBSTITUTE(SUBSTITUTE([.B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P" calcext:value-type="string">
            <text:p>GAP</text:p>
          </table:table-cell>
          <table:table-cell/>
          <table:table-cell table:formula="of:=CONCATENATE([.$H$2];&quot; &quot;;TRIM(CLEAN([.D97]));&quot; = &quot;;CHAR(34); LOWER(TRIM(CLEAN([.A98]))); CHAR(34);&quot;;&quot;)" office:value-type="string" office:string-value="public static final String GAP = &quot;00001801-0000-1000-8000-00805f9b34fb&quot;;" calcext:value-type="string">
            <text:p>public static final String GAP = "00001801-0000-1000-8000-00805f9b34fb";</text:p>
          </table:table-cell>
          <table:table-cell table:formula="of:=CONCATENATE([.$H$3];TRIM(CLEAN([.D97])); &quot; , &quot; ;CHAR(34); TRIM(CLEAN([.B98]));CHAR(34); &quot;);&quot;)" office:value-type="string" office:string-value="map.put(GAP , &quot;GATT&quot;);" calcext:value-type="string">
            <text:p>map.put(GAP , "GATT");</text:p>
          </table:table-cell>
          <table:table-cell/>
        </table:table-row>
        <table:table-row table:style-name="ro1">
          <table:table-cell office:value-type="string" calcext:value-type="string">
            <text:p>00001801-0000-1000-8000-00805f9b34fb</text:p>
          </table:table-cell>
          <table:table-cell office:value-type="string" calcext:value-type="string">
            <text:p>GATT</text:p>
          </table:table-cell>
          <table:table-cell table:style-name="ce12" table:formula="of:=IF(COUNTIF([.$A$1:.$A$9966];[.A99])&gt;1;&quot;Duplicate&quot;;&quot;&quot;)">
            <text:p/>
          </table:table-cell>
          <table:table-cell table:formula="of:=CLEAN(SUBSTITUTE(UPPER(SUBSTITUTE(SUBSTITUTE(SUBSTITUTE(SUBSTITUTE(SUBSTITUTE(SUBSTITUTE(SUBSTITUTE(SUBSTITUTE(SUBSTITUTE([.B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TT" calcext:value-type="string">
            <text:p>GATT</text:p>
          </table:table-cell>
          <table:table-cell/>
          <table:table-cell table:formula="of:=CONCATENATE([.$H$2];&quot; &quot;;TRIM(CLEAN([.D98]));&quot; = &quot;;CHAR(34); LOWER(TRIM(CLEAN([.A99]))); CHAR(34);&quot;;&quot;)" office:value-type="string" office:string-value="public static final String GATT = &quot;00001802-0000-1000-8000-00805f9b34fb&quot;;" calcext:value-type="string">
            <text:p>public static final String GATT = "00001802-0000-1000-8000-00805f9b34fb";</text:p>
          </table:table-cell>
          <table:table-cell table:formula="of:=CONCATENATE([.$H$3];TRIM(CLEAN([.D98])); &quot; , &quot; ;CHAR(34); TRIM(CLEAN([.B99]));CHAR(34); &quot;);&quot;)" office:value-type="string" office:string-value="map.put(GATT , &quot;IMMEDIATE_ALERT&quot;);" calcext:value-type="string">
            <text:p>map.put(GATT , "IMMEDIATE_ALERT");</text:p>
          </table:table-cell>
          <table:table-cell/>
        </table:table-row>
        <table:table-row table:style-name="ro1">
          <table:table-cell office:value-type="string" calcext:value-type="string">
            <text:p>00001802-0000-1000-8000-00805f9b34fb</text:p>
          </table:table-cell>
          <table:table-cell office:value-type="string" calcext:value-type="string">
            <text:p>IMMEDIATE_ALERT</text:p>
          </table:table-cell>
          <table:table-cell table:style-name="ce12" table:formula="of:=IF(COUNTIF([.$A$1:.$A$9966];[.A100])&gt;1;&quot;Duplicate&quot;;&quot;&quot;)">
            <text:p/>
          </table:table-cell>
          <table:table-cell table:formula="of:=CLEAN(SUBSTITUTE(UPPER(SUBSTITUTE(SUBSTITUTE(SUBSTITUTE(SUBSTITUTE(SUBSTITUTE(SUBSTITUTE(SUBSTITUTE(SUBSTITUTE(SUBSTITUTE([.B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MEDIATE_ALERT" calcext:value-type="string">
            <text:p>IMMEDIATE_ALERT</text:p>
          </table:table-cell>
          <table:table-cell/>
          <table:table-cell table:formula="of:=CONCATENATE([.$H$2];&quot; &quot;;TRIM(CLEAN([.D99]));&quot; = &quot;;CHAR(34); LOWER(TRIM(CLEAN([.A100]))); CHAR(34);&quot;;&quot;)" office:value-type="string" office:string-value="public static final String IMMEDIATE_ALERT = &quot;00001803-0000-1000-8000-00805f9b34fb&quot;;" calcext:value-type="string">
            <text:p>public static final String IMMEDIATE_ALERT = "00001803-0000-1000-8000-00805f9b34fb";</text:p>
          </table:table-cell>
          <table:table-cell table:formula="of:=CONCATENATE([.$H$3];TRIM(CLEAN([.D99])); &quot; , &quot; ;CHAR(34); TRIM(CLEAN([.B100]));CHAR(34); &quot;);&quot;)" office:value-type="string" office:string-value="map.put(IMMEDIATE_ALERT , &quot;LINK_LOSS&quot;);" calcext:value-type="string">
            <text:p>map.put(IMMEDIATE_ALERT , "LINK_LOSS");</text:p>
          </table:table-cell>
          <table:table-cell/>
        </table:table-row>
        <table:table-row table:style-name="ro1">
          <table:table-cell office:value-type="string" calcext:value-type="string">
            <text:p>00001803-0000-1000-8000-00805f9b34fb</text:p>
          </table:table-cell>
          <table:table-cell office:value-type="string" calcext:value-type="string">
            <text:p>LINK_LOSS</text:p>
          </table:table-cell>
          <table:table-cell table:style-name="ce12" table:formula="of:=IF(COUNTIF([.$A$1:.$A$9966];[.A101])&gt;1;&quot;Duplicate&quot;;&quot;&quot;)">
            <text:p/>
          </table:table-cell>
          <table:table-cell table:formula="of:=CLEAN(SUBSTITUTE(UPPER(SUBSTITUTE(SUBSTITUTE(SUBSTITUTE(SUBSTITUTE(SUBSTITUTE(SUBSTITUTE(SUBSTITUTE(SUBSTITUTE(SUBSTITUTE([.B1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INK_LOSS" calcext:value-type="string">
            <text:p>LINK_LOSS</text:p>
          </table:table-cell>
          <table:table-cell/>
          <table:table-cell table:formula="of:=CONCATENATE([.$H$2];&quot; &quot;;TRIM(CLEAN([.D100]));&quot; = &quot;;CHAR(34); LOWER(TRIM(CLEAN([.A101]))); CHAR(34);&quot;;&quot;)" office:value-type="string" office:string-value="public static final String LINK_LOSS = &quot;00001804-0000-1000-8000-00805f9b34fb&quot;;" calcext:value-type="string">
            <text:p>public static final String LINK_LOSS = "00001804-0000-1000-8000-00805f9b34fb";</text:p>
          </table:table-cell>
          <table:table-cell table:formula="of:=CONCATENATE([.$H$3];TRIM(CLEAN([.D100])); &quot; , &quot; ;CHAR(34); TRIM(CLEAN([.B101]));CHAR(34); &quot;);&quot;)" office:value-type="string" office:string-value="map.put(LINK_LOSS , &quot;TX_POWER&quot;);" calcext:value-type="string">
            <text:p>map.put(LINK_LOSS , "TX_POWER");</text:p>
          </table:table-cell>
          <table:table-cell/>
        </table:table-row>
        <table:table-row table:style-name="ro1">
          <table:table-cell office:value-type="string" calcext:value-type="string">
            <text:p>00001804-0000-1000-8000-00805f9b34fb</text:p>
          </table:table-cell>
          <table:table-cell office:value-type="string" calcext:value-type="string">
            <text:p>TX_POWER</text:p>
          </table:table-cell>
          <table:table-cell table:style-name="ce12" table:formula="of:=IF(COUNTIF([.$A$1:.$A$9966];[.A102])&gt;1;&quot;Duplicate&quot;;&quot;&quot;)">
            <text:p/>
          </table:table-cell>
          <table:table-cell table:formula="of:=CLEAN(SUBSTITUTE(UPPER(SUBSTITUTE(SUBSTITUTE(SUBSTITUTE(SUBSTITUTE(SUBSTITUTE(SUBSTITUTE(SUBSTITUTE(SUBSTITUTE(SUBSTITUTE([.B1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_POWER" calcext:value-type="string">
            <text:p>TX_POWER</text:p>
          </table:table-cell>
          <table:table-cell/>
          <table:table-cell table:formula="of:=CONCATENATE([.$H$2];&quot; &quot;;TRIM(CLEAN([.D101]));&quot; = &quot;;CHAR(34); LOWER(TRIM(CLEAN([.A102]))); CHAR(34);&quot;;&quot;)" office:value-type="string" office:string-value="public static final String TX_POWER = &quot;00001809-0000-1000-8000-00805f9b34fb&quot;;" calcext:value-type="string">
            <text:p>public static final String TX_POWER = "00001809-0000-1000-8000-00805f9b34fb";</text:p>
          </table:table-cell>
          <table:table-cell table:formula="of:=CONCATENATE([.$H$3];TRIM(CLEAN([.D101])); &quot; , &quot; ;CHAR(34); TRIM(CLEAN([.B102]));CHAR(34); &quot;);&quot;)" office:value-type="string" office:string-value="map.put(TX_POWER , &quot;Health Thermometer&quot;);" calcext:value-type="string">
            <text:p>map.put(TX_POWER , "Health Thermometer");</text:p>
          </table:table-cell>
          <table:table-cell/>
        </table:table-row>
        <table:table-row table:style-name="ro1">
          <table:table-cell office:value-type="string" calcext:value-type="string">
            <text:p>00001809-0000-1000-8000-00805f9b34fb</text:p>
          </table:table-cell>
          <table:table-cell office:value-type="string" calcext:value-type="string">
            <text:p>Health Thermometer</text:p>
          </table:table-cell>
          <table:table-cell table:style-name="ce12" table:formula="of:=IF(COUNTIF([.$A$1:.$A$9966];[.A103])&gt;1;&quot;Duplicate&quot;;&quot;&quot;)">
            <text:p/>
          </table:table-cell>
          <table:table-cell table:formula="of:=CLEAN(SUBSTITUTE(UPPER(SUBSTITUTE(SUBSTITUTE(SUBSTITUTE(SUBSTITUTE(SUBSTITUTE(SUBSTITUTE(SUBSTITUTE(SUBSTITUTE(SUBSTITUTE([.B1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THERMOMETER" calcext:value-type="string">
            <text:p>HEALTH_THERMOMETER</text:p>
          </table:table-cell>
          <table:table-cell/>
          <table:table-cell table:formula="of:=CONCATENATE([.$H$2];&quot; &quot;;TRIM(CLEAN([.D102]));&quot; = &quot;;CHAR(34); LOWER(TRIM(CLEAN([.A103]))); CHAR(34);&quot;;&quot;)" office:value-type="string" office:string-value="public static final String HEALTH_THERMOMETER = &quot;0000180a-0000-1000-8000-00805f9b34fb&quot;;" calcext:value-type="string">
            <text:p>public static final String HEALTH_THERMOMETER = "0000180a-0000-1000-8000-00805f9b34fb";</text:p>
          </table:table-cell>
          <table:table-cell table:formula="of:=CONCATENATE([.$H$3];TRIM(CLEAN([.D102])); &quot; , &quot; ;CHAR(34); TRIM(CLEAN([.B103]));CHAR(34); &quot;);&quot;)" office:value-type="string" office:string-value="map.put(HEALTH_THERMOMETER , &quot;Device Information&quot;);" calcext:value-type="string">
            <text:p>map.put(HEALTH_THERMOMETER , "Device Information");</text:p>
          </table:table-cell>
          <table:table-cell/>
        </table:table-row>
        <table:table-row table:style-name="ro1">
          <table:table-cell office:value-type="string" calcext:value-type="string">
            <text:p>0000180a-0000-1000-8000-00805f9b34fb</text:p>
          </table:table-cell>
          <table:table-cell office:value-type="string" calcext:value-type="string">
            <text:p>Device Information</text:p>
          </table:table-cell>
          <table:table-cell table:style-name="ce12" table:formula="of:=IF(COUNTIF([.$A$1:.$A$9966];[.A104])&gt;1;&quot;Duplicate&quot;;&quot;&quot;)">
            <text:p/>
          </table:table-cell>
          <table:table-cell table:formula="of:=CLEAN(SUBSTITUTE(UPPER(SUBSTITUTE(SUBSTITUTE(SUBSTITUTE(SUBSTITUTE(SUBSTITUTE(SUBSTITUTE(SUBSTITUTE(SUBSTITUTE(SUBSTITUTE([.B1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VICE_INFORMATION" calcext:value-type="string">
            <text:p>DEVICE_INFORMATION</text:p>
          </table:table-cell>
          <table:table-cell/>
          <table:table-cell table:formula="of:=CONCATENATE([.$H$2];&quot; &quot;;TRIM(CLEAN([.D103]));&quot; = &quot;;CHAR(34); LOWER(TRIM(CLEAN([.A104]))); CHAR(34);&quot;;&quot;)" office:value-type="string" office:string-value="public static final String DEVICE_INFORMATION = &quot;0000180d-0000-1000-8000-00805f9b34fb&quot;;" calcext:value-type="string">
            <text:p>public static final String DEVICE_INFORMATION = "0000180d-0000-1000-8000-00805f9b34fb";</text:p>
          </table:table-cell>
          <table:table-cell table:formula="of:=CONCATENATE([.$H$3];TRIM(CLEAN([.D103])); &quot; , &quot; ;CHAR(34); TRIM(CLEAN([.B104]));CHAR(34); &quot;);&quot;)" office:value-type="string" office:string-value="map.put(DEVICE_INFORMATION , &quot;HEART_RATE&quot;);" calcext:value-type="string">
            <text:p>map.put(DEVICE_INFORMATION , "HEART_RATE");</text:p>
          </table:table-cell>
          <table:table-cell/>
        </table:table-row>
        <table:table-row table:style-name="ro1">
          <table:table-cell office:value-type="string" calcext:value-type="string">
            <text:p>0000180d-0000-1000-8000-00805f9b34fb</text:p>
          </table:table-cell>
          <table:table-cell office:value-type="string" calcext:value-type="string">
            <text:p>HEART_RATE</text:p>
          </table:table-cell>
          <table:table-cell table:style-name="ce12" table:formula="of:=IF(COUNTIF([.$A$1:.$A$9966];[.A105])&gt;1;&quot;Duplicate&quot;;&quot;&quot;)">
            <text:p/>
          </table:table-cell>
          <table:table-cell table:formula="of:=CLEAN(SUBSTITUTE(UPPER(SUBSTITUTE(SUBSTITUTE(SUBSTITUTE(SUBSTITUTE(SUBSTITUTE(SUBSTITUTE(SUBSTITUTE(SUBSTITUTE(SUBSTITUTE([.B1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" calcext:value-type="string">
            <text:p>HEART_RATE</text:p>
          </table:table-cell>
          <table:table-cell/>
          <table:table-cell table:formula="of:=CONCATENATE([.$H$2];&quot; &quot;;TRIM(CLEAN([.D104]));&quot; = &quot;;CHAR(34); LOWER(TRIM(CLEAN([.A105]))); CHAR(34);&quot;;&quot;)" office:value-type="string" office:string-value="public static final String HEART_RATE = &quot;00001816-0000-1000-8000-00805f9b34fb&quot;;" calcext:value-type="string">
            <text:p>public static final String HEART_RATE = "00001816-0000-1000-8000-00805f9b34fb";</text:p>
          </table:table-cell>
          <table:table-cell table:formula="of:=CONCATENATE([.$H$3];TRIM(CLEAN([.D104])); &quot; , &quot; ;CHAR(34); TRIM(CLEAN([.B105]));CHAR(34); &quot;);&quot;)" office:value-type="string" office:string-value="map.put(HEART_RATE , &quot;CYCLING_SC&quot;);" calcext:value-type="string">
            <text:p>map.put(HEART_RATE , "CYCLING_SC");</text:p>
          </table:table-cell>
          <table:table-cell/>
        </table:table-row>
        <table:table-row table:style-name="ro1">
          <table:table-cell office:value-type="string" calcext:value-type="string">
            <text:p>00001816-0000-1000-8000-00805f9b34fb</text:p>
          </table:table-cell>
          <table:table-cell office:value-type="string" calcext:value-type="string">
            <text:p>CYCLING_SC</text:p>
          </table:table-cell>
          <table:table-cell table:style-name="ce12" table:formula="of:=IF(COUNTIF([.$A$1:.$A$9966];[.A106])&gt;1;&quot;Duplicate&quot;;&quot;&quot;)">
            <text:p/>
          </table:table-cell>
          <table:table-cell table:formula="of:=CLEAN(SUBSTITUTE(UPPER(SUBSTITUTE(SUBSTITUTE(SUBSTITUTE(SUBSTITUTE(SUBSTITUTE(SUBSTITUTE(SUBSTITUTE(SUBSTITUTE(SUBSTITUTE([.B1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YCLING_SC" calcext:value-type="string">
            <text:p>CYCLING_SC</text:p>
          </table:table-cell>
          <table:table-cell/>
          <table:table-cell table:formula="of:=CONCATENATE([.$H$2];&quot; &quot;;TRIM(CLEAN([.D105]));&quot; = &quot;;CHAR(34); LOWER(TRIM(CLEAN([.A106]))); CHAR(34);&quot;;&quot;)" office:value-type="string" office:string-value="public static final String CYCLING_SC = &quot;00002902-0000-1000-8000-00805f9b34fb&quot;;" calcext:value-type="string">
            <text:p>public static final String CYCLING_SC = "00002902-0000-1000-8000-00805f9b34fb";</text:p>
          </table:table-cell>
          <table:table-cell table:formula="of:=CONCATENATE([.$H$3];TRIM(CLEAN([.D105])); &quot; , &quot; ;CHAR(34); TRIM(CLEAN([.B106]));CHAR(34); &quot;);&quot;)" office:value-type="string" office:string-value="map.put(CYCLING_SC , &quot;CLIENT_CHARACTERISTIC_CONFIG&quot;);" calcext:value-type="string">
            <text:p>map.put(CYCLING_SC , "CLIENT_CHARACTERISTIC_CONFIG");</text:p>
          </table:table-cell>
          <table:table-cell/>
        </table:table-row>
        <table:table-row table:style-name="ro1">
          <table:table-cell office:value-type="string" calcext:value-type="string">
            <text:p>00002902-0000-1000-8000-00805f9b34fb</text:p>
          </table:table-cell>
          <table:table-cell office:value-type="string" calcext:value-type="string">
            <text:p>CLIENT_CHARACTERISTIC_CONFIG</text:p>
          </table:table-cell>
          <table:table-cell table:style-name="ce12" table:formula="of:=IF(COUNTIF([.$A$1:.$A$9966];[.A107])&gt;1;&quot;Duplicate&quot;;&quot;&quot;)">
            <text:p/>
          </table:table-cell>
          <table:table-cell table:formula="of:=CLEAN(SUBSTITUTE(UPPER(SUBSTITUTE(SUBSTITUTE(SUBSTITUTE(SUBSTITUTE(SUBSTITUTE(SUBSTITUTE(SUBSTITUTE(SUBSTITUTE(SUBSTITUTE([.B1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LIENT_CHARACTERISTIC_CONFIG" calcext:value-type="string">
            <text:p>CLIENT_CHARACTERISTIC_CONFIG</text:p>
          </table:table-cell>
          <table:table-cell/>
          <table:table-cell table:formula="of:=CONCATENATE([.$H$2];&quot; &quot;;TRIM(CLEAN([.D106]));&quot; = &quot;;CHAR(34); LOWER(TRIM(CLEAN([.A107]))); CHAR(34);&quot;;&quot;)" office:value-type="string" office:string-value="public static final String CLIENT_CHARACTERISTIC_CONFIG = &quot;00002a00-0000-1000-8000-00805f9b34fb&quot;;" calcext:value-type="string">
            <text:p>public static final String CLIENT_CHARACTERISTIC_CONFIG = "00002a00-0000-1000-8000-00805f9b34fb";</text:p>
          </table:table-cell>
          <table:table-cell table:formula="of:=CONCATENATE([.$H$3];TRIM(CLEAN([.D106])); &quot; , &quot; ;CHAR(34); TRIM(CLEAN([.B107]));CHAR(34); &quot;);&quot;)" office:value-type="string" office:string-value="map.put(CLIENT_CHARACTERISTIC_CONFIG , &quot;Device Name&quot;);" calcext:value-type="string">
            <text:p>map.put(CLIENT_CHARACTERISTIC_CONFIG , "Device Name");</text:p>
          </table:table-cell>
          <table:table-cell/>
        </table:table-row>
        <table:table-row table:style-name="ro1">
          <table:table-cell office:value-type="string" calcext:value-type="string">
            <text:p>00002a00-0000-1000-8000-00805f9b34fb</text:p>
          </table:table-cell>
          <table:table-cell office:value-type="string" calcext:value-type="string">
            <text:p>Device Name</text:p>
          </table:table-cell>
          <table:table-cell table:style-name="ce12" table:formula="of:=IF(COUNTIF([.$A$1:.$A$9966];[.A108])&gt;1;&quot;Duplicate&quot;;&quot;&quot;)">
            <text:p/>
          </table:table-cell>
          <table:table-cell table:formula="of:=CLEAN(SUBSTITUTE(UPPER(SUBSTITUTE(SUBSTITUTE(SUBSTITUTE(SUBSTITUTE(SUBSTITUTE(SUBSTITUTE(SUBSTITUTE(SUBSTITUTE(SUBSTITUTE([.B1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VICE_NAME" calcext:value-type="string">
            <text:p>DEVICE_NAME</text:p>
          </table:table-cell>
          <table:table-cell/>
          <table:table-cell table:formula="of:=CONCATENATE([.$H$2];&quot; &quot;;TRIM(CLEAN([.D107]));&quot; = &quot;;CHAR(34); LOWER(TRIM(CLEAN([.A108]))); CHAR(34);&quot;;&quot;)" office:value-type="string" office:string-value="public static final String DEVICE_NAME = &quot;00002a01-0000-1000-8000-00805f9b34fb&quot;;" calcext:value-type="string">
            <text:p>public static final String DEVICE_NAME = "00002a01-0000-1000-8000-00805f9b34fb";</text:p>
          </table:table-cell>
          <table:table-cell table:formula="of:=CONCATENATE([.$H$3];TRIM(CLEAN([.D107])); &quot; , &quot; ;CHAR(34); TRIM(CLEAN([.B108]));CHAR(34); &quot;);&quot;)" office:value-type="string" office:string-value="map.put(DEVICE_NAME , &quot;Appearance&quot;);" calcext:value-type="string">
            <text:p>map.put(DEVICE_NAME , "Appearance");</text:p>
          </table:table-cell>
          <table:table-cell/>
        </table:table-row>
        <table:table-row table:style-name="ro1">
          <table:table-cell office:value-type="string" calcext:value-type="string">
            <text:p>00002a01-0000-1000-8000-00805f9b34fb</text:p>
          </table:table-cell>
          <table:table-cell office:value-type="string" calcext:value-type="string">
            <text:p>Appearance</text:p>
          </table:table-cell>
          <table:table-cell table:style-name="ce12" table:formula="of:=IF(COUNTIF([.$A$1:.$A$9966];[.A109])&gt;1;&quot;Duplicate&quot;;&quot;&quot;)">
            <text:p/>
          </table:table-cell>
          <table:table-cell table:formula="of:=CLEAN(SUBSTITUTE(UPPER(SUBSTITUTE(SUBSTITUTE(SUBSTITUTE(SUBSTITUTE(SUBSTITUTE(SUBSTITUTE(SUBSTITUTE(SUBSTITUTE(SUBSTITUTE([.B1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PEARANCE" calcext:value-type="string">
            <text:p>APPEARANCE</text:p>
          </table:table-cell>
          <table:table-cell/>
          <table:table-cell table:formula="of:=CONCATENATE([.$H$2];&quot; &quot;;TRIM(CLEAN([.D108]));&quot; = &quot;;CHAR(34); LOWER(TRIM(CLEAN([.A109]))); CHAR(34);&quot;;&quot;)" office:value-type="string" office:string-value="public static final String APPEARANCE = &quot;00002a02-0000-1000-8000-00805f9b34fb&quot;;" calcext:value-type="string">
            <text:p>public static final String APPEARANCE = "00002a02-0000-1000-8000-00805f9b34fb";</text:p>
          </table:table-cell>
          <table:table-cell table:formula="of:=CONCATENATE([.$H$3];TRIM(CLEAN([.D108])); &quot; , &quot; ;CHAR(34); TRIM(CLEAN([.B109]));CHAR(34); &quot;);&quot;)" office:value-type="string" office:string-value="map.put(APPEARANCE , &quot;Peripheral Privacy Flag&quot;);" calcext:value-type="string">
            <text:p>map.put(APPEARANCE , "Peripheral Privacy Flag");</text:p>
          </table:table-cell>
          <table:table-cell/>
        </table:table-row>
        <table:table-row table:style-name="ro1">
          <table:table-cell office:value-type="string" calcext:value-type="string">
            <text:p>00002a02-0000-1000-8000-00805f9b34fb</text:p>
          </table:table-cell>
          <table:table-cell office:value-type="string" calcext:value-type="string">
            <text:p>Peripheral Privacy Flag</text:p>
          </table:table-cell>
          <table:table-cell table:style-name="ce12" table:formula="of:=IF(COUNTIF([.$A$1:.$A$9966];[.A110])&gt;1;&quot;Duplicate&quot;;&quot;&quot;)">
            <text:p/>
          </table:table-cell>
          <table:table-cell table:formula="of:=CLEAN(SUBSTITUTE(UPPER(SUBSTITUTE(SUBSTITUTE(SUBSTITUTE(SUBSTITUTE(SUBSTITUTE(SUBSTITUTE(SUBSTITUTE(SUBSTITUTE(SUBSTITUTE([.B1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RIPHERAL_PRIVACY_FLAG" calcext:value-type="string">
            <text:p>PERIPHERAL_PRIVACY_FLAG</text:p>
          </table:table-cell>
          <table:table-cell/>
          <table:table-cell table:formula="of:=CONCATENATE([.$H$2];&quot; &quot;;TRIM(CLEAN([.D109]));&quot; = &quot;;CHAR(34); LOWER(TRIM(CLEAN([.A110]))); CHAR(34);&quot;;&quot;)" office:value-type="string" office:string-value="public static final String PERIPHERAL_PRIVACY_FLAG = &quot;00002a03-0000-1000-8000-00805f9b34fb&quot;;" calcext:value-type="string">
            <text:p>public static final String PERIPHERAL_PRIVACY_FLAG = "00002a03-0000-1000-8000-00805f9b34fb";</text:p>
          </table:table-cell>
          <table:table-cell table:formula="of:=CONCATENATE([.$H$3];TRIM(CLEAN([.D109])); &quot; , &quot; ;CHAR(34); TRIM(CLEAN([.B110]));CHAR(34); &quot;);&quot;)" office:value-type="string" office:string-value="map.put(PERIPHERAL_PRIVACY_FLAG , &quot;Reconnection Address&quot;);" calcext:value-type="string">
            <text:p>map.put(PERIPHERAL_PRIVACY_FLAG , "Reconnection Address");</text:p>
          </table:table-cell>
          <table:table-cell/>
        </table:table-row>
        <table:table-row table:style-name="ro1">
          <table:table-cell office:value-type="string" calcext:value-type="string">
            <text:p>00002a03-0000-1000-8000-00805f9b34fb</text:p>
          </table:table-cell>
          <table:table-cell office:value-type="string" calcext:value-type="string">
            <text:p>Reconnection Address</text:p>
          </table:table-cell>
          <table:table-cell table:style-name="ce12" table:formula="of:=IF(COUNTIF([.$A$1:.$A$9966];[.A111])&gt;1;&quot;Duplicate&quot;;&quot;&quot;)">
            <text:p/>
          </table:table-cell>
          <table:table-cell table:formula="of:=CLEAN(SUBSTITUTE(UPPER(SUBSTITUTE(SUBSTITUTE(SUBSTITUTE(SUBSTITUTE(SUBSTITUTE(SUBSTITUTE(SUBSTITUTE(SUBSTITUTE(SUBSTITUTE([.B1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CONNECTION_ADDRESS" calcext:value-type="string">
            <text:p>RECONNECTION_ADDRESS</text:p>
          </table:table-cell>
          <table:table-cell/>
          <table:table-cell table:formula="of:=CONCATENATE([.$H$2];&quot; &quot;;TRIM(CLEAN([.D110]));&quot; = &quot;;CHAR(34); LOWER(TRIM(CLEAN([.A111]))); CHAR(34);&quot;;&quot;)" office:value-type="string" office:string-value="public static final String RECONNECTION_ADDRESS = &quot;00002a04-0000-1000-8000-00805f9b34fb&quot;;" calcext:value-type="string">
            <text:p>public static final String RECONNECTION_ADDRESS = "00002a04-0000-1000-8000-00805f9b34fb";</text:p>
          </table:table-cell>
          <table:table-cell table:formula="of:=CONCATENATE([.$H$3];TRIM(CLEAN([.D110])); &quot; , &quot; ;CHAR(34); TRIM(CLEAN([.B111]));CHAR(34); &quot;);&quot;)" office:value-type="string" office:string-value="map.put(RECONNECTION_ADDRESS , &quot;Peripheral Preferred Connection Parameters&quot;);" calcext:value-type="string">
            <text:p>map.put(RECONNECTION_ADDRESS , "Peripheral Preferred Connection Parameters");</text:p>
          </table:table-cell>
          <table:table-cell/>
        </table:table-row>
        <table:table-row table:style-name="ro1">
          <table:table-cell office:value-type="string" calcext:value-type="string">
            <text:p>00002a04-0000-1000-8000-00805f9b34fb</text:p>
          </table:table-cell>
          <table:table-cell office:value-type="string" calcext:value-type="string">
            <text:p>Peripheral Preferred Connection Parameters</text:p>
          </table:table-cell>
          <table:table-cell table:style-name="ce12" table:formula="of:=IF(COUNTIF([.$A$1:.$A$9966];[.A112])&gt;1;&quot;Duplicate&quot;;&quot;&quot;)">
            <text:p/>
          </table:table-cell>
          <table:table-cell table:formula="of:=CLEAN(SUBSTITUTE(UPPER(SUBSTITUTE(SUBSTITUTE(SUBSTITUTE(SUBSTITUTE(SUBSTITUTE(SUBSTITUTE(SUBSTITUTE(SUBSTITUTE(SUBSTITUTE([.B1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RIPHERAL_PREFERRED_CONNECTION_PARAMETERS" calcext:value-type="string">
            <text:p>PERIPHERAL_PREFERRED_CONNECTION_PARAMETERS</text:p>
          </table:table-cell>
          <table:table-cell/>
          <table:table-cell table:formula="of:=CONCATENATE([.$H$2];&quot; &quot;;TRIM(CLEAN([.D111]));&quot; = &quot;;CHAR(34); LOWER(TRIM(CLEAN([.A112]))); CHAR(34);&quot;;&quot;)" office:value-type="string" office:string-value="public static final String PERIPHERAL_PREFERRED_CONNECTION_PARAMETERS = &quot;00002a05-0000-1000-8000-00805f9b34fb&quot;;" calcext:value-type="string">
            <text:p>public static final String PERIPHERAL_PREFERRED_CONNECTION_PARAMETERS = "00002a05-0000-1000-8000-00805f9b34fb";</text:p>
          </table:table-cell>
          <table:table-cell table:formula="of:=CONCATENATE([.$H$3];TRIM(CLEAN([.D111])); &quot; , &quot; ;CHAR(34); TRIM(CLEAN([.B112]));CHAR(34); &quot;);&quot;)" office:value-type="string" office:string-value="map.put(PERIPHERAL_PREFERRED_CONNECTION_PARAMETERS , &quot;Service Changed&quot;);" calcext:value-type="string">
            <text:p>map.put(PERIPHERAL_PREFERRED_CONNECTION_PARAMETERS , "Service Changed");</text:p>
          </table:table-cell>
          <table:table-cell/>
        </table:table-row>
        <table:table-row table:style-name="ro1">
          <table:table-cell office:value-type="string" calcext:value-type="string">
            <text:p>00002a05-0000-1000-8000-00805f9b34fb</text:p>
          </table:table-cell>
          <table:table-cell office:value-type="string" calcext:value-type="string">
            <text:p>Service Changed</text:p>
          </table:table-cell>
          <table:table-cell table:style-name="ce12" table:formula="of:=IF(COUNTIF([.$A$1:.$A$9966];[.A113])&gt;1;&quot;Duplicate&quot;;&quot;&quot;)">
            <text:p/>
          </table:table-cell>
          <table:table-cell table:formula="of:=CLEAN(SUBSTITUTE(UPPER(SUBSTITUTE(SUBSTITUTE(SUBSTITUTE(SUBSTITUTE(SUBSTITUTE(SUBSTITUTE(SUBSTITUTE(SUBSTITUTE(SUBSTITUTE([.B1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CHANGED" calcext:value-type="string">
            <text:p>SERVICE_CHANGED</text:p>
          </table:table-cell>
          <table:table-cell/>
          <table:table-cell table:formula="of:=CONCATENATE([.$H$2];&quot; &quot;;TRIM(CLEAN([.D112]));&quot; = &quot;;CHAR(34); LOWER(TRIM(CLEAN([.A113]))); CHAR(34);&quot;;&quot;)" office:value-type="string" office:string-value="public static final String SERVICE_CHANGED = &quot;00002a06-0000-1000-8000-00805f9b34fb&quot;;" calcext:value-type="string">
            <text:p>public static final String SERVICE_CHANGED = "00002a06-0000-1000-8000-00805f9b34fb";</text:p>
          </table:table-cell>
          <table:table-cell table:formula="of:=CONCATENATE([.$H$3];TRIM(CLEAN([.D112])); &quot; , &quot; ;CHAR(34); TRIM(CLEAN([.B113]));CHAR(34); &quot;);&quot;)" office:value-type="string" office:string-value="map.put(SERVICE_CHANGED , &quot;Alert Level&quot;);" calcext:value-type="string">
            <text:p>map.put(SERVICE_CHANGED , "Alert Level");</text:p>
          </table:table-cell>
          <table:table-cell/>
        </table:table-row>
        <table:table-row table:style-name="ro1">
          <table:table-cell office:value-type="string" calcext:value-type="string">
            <text:p>00002a06-0000-1000-8000-00805f9b34fb</text:p>
          </table:table-cell>
          <table:table-cell office:value-type="string" calcext:value-type="string">
            <text:p>Alert Level</text:p>
          </table:table-cell>
          <table:table-cell table:style-name="ce12" table:formula="of:=IF(COUNTIF([.$A$1:.$A$9966];[.A114])&gt;1;&quot;Duplicate&quot;;&quot;&quot;)">
            <text:p/>
          </table:table-cell>
          <table:table-cell table:formula="of:=CLEAN(SUBSTITUTE(UPPER(SUBSTITUTE(SUBSTITUTE(SUBSTITUTE(SUBSTITUTE(SUBSTITUTE(SUBSTITUTE(SUBSTITUTE(SUBSTITUTE(SUBSTITUTE([.B1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LEVEL" calcext:value-type="string">
            <text:p>ALERT_LEVEL</text:p>
          </table:table-cell>
          <table:table-cell/>
          <table:table-cell table:formula="of:=CONCATENATE([.$H$2];&quot; &quot;;TRIM(CLEAN([.D113]));&quot; = &quot;;CHAR(34); LOWER(TRIM(CLEAN([.A114]))); CHAR(34);&quot;;&quot;)" office:value-type="string" office:string-value="public static final String ALERT_LEVEL = &quot;00002a07-0000-1000-8000-00805f9b34fb&quot;;" calcext:value-type="string">
            <text:p>public static final String ALERT_LEVEL = "00002a07-0000-1000-8000-00805f9b34fb";</text:p>
          </table:table-cell>
          <table:table-cell table:formula="of:=CONCATENATE([.$H$3];TRIM(CLEAN([.D113])); &quot; , &quot; ;CHAR(34); TRIM(CLEAN([.B114]));CHAR(34); &quot;);&quot;)" office:value-type="string" office:string-value="map.put(ALERT_LEVEL , &quot;Tx Power Level&quot;);" calcext:value-type="string">
            <text:p>map.put(ALERT_LEVEL , "Tx Power Level");</text:p>
          </table:table-cell>
          <table:table-cell/>
        </table:table-row>
        <table:table-row table:style-name="ro1">
          <table:table-cell office:value-type="string" calcext:value-type="string">
            <text:p>00002a07-0000-1000-8000-00805f9b34fb</text:p>
          </table:table-cell>
          <table:table-cell office:value-type="string" calcext:value-type="string">
            <text:p>Tx Power Level</text:p>
          </table:table-cell>
          <table:table-cell table:style-name="ce12" table:formula="of:=IF(COUNTIF([.$A$1:.$A$9966];[.A115])&gt;1;&quot;Duplicate&quot;;&quot;&quot;)">
            <text:p/>
          </table:table-cell>
          <table:table-cell table:formula="of:=CLEAN(SUBSTITUTE(UPPER(SUBSTITUTE(SUBSTITUTE(SUBSTITUTE(SUBSTITUTE(SUBSTITUTE(SUBSTITUTE(SUBSTITUTE(SUBSTITUTE(SUBSTITUTE([.B1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_POWER_LEVEL" calcext:value-type="string">
            <text:p>TX_POWER_LEVEL</text:p>
          </table:table-cell>
          <table:table-cell/>
          <table:table-cell table:formula="of:=CONCATENATE([.$H$2];&quot; &quot;;TRIM(CLEAN([.D114]));&quot; = &quot;;CHAR(34); LOWER(TRIM(CLEAN([.A115]))); CHAR(34);&quot;;&quot;)" office:value-type="string" office:string-value="public static final String TX_POWER_LEVEL = &quot;00002a08-0000-1000-8000-00805f9b34fb&quot;;" calcext:value-type="string">
            <text:p>public static final String TX_POWER_LEVEL = "00002a08-0000-1000-8000-00805f9b34fb";</text:p>
          </table:table-cell>
          <table:table-cell table:formula="of:=CONCATENATE([.$H$3];TRIM(CLEAN([.D114])); &quot; , &quot; ;CHAR(34); TRIM(CLEAN([.B115]));CHAR(34); &quot;);&quot;)" office:value-type="string" office:string-value="map.put(TX_POWER_LEVEL , &quot;Date Time&quot;);" calcext:value-type="string">
            <text:p>map.put(TX_POWER_LEVEL , "Date Time");</text:p>
          </table:table-cell>
          <table:table-cell/>
        </table:table-row>
        <table:table-row table:style-name="ro1">
          <table:table-cell office:value-type="string" calcext:value-type="string">
            <text:p>00002a08-0000-1000-8000-00805f9b34fb</text:p>
          </table:table-cell>
          <table:table-cell office:value-type="string" calcext:value-type="string">
            <text:p>Date Time</text:p>
          </table:table-cell>
          <table:table-cell table:style-name="ce12" table:formula="of:=IF(COUNTIF([.$A$1:.$A$9966];[.A116])&gt;1;&quot;Duplicate&quot;;&quot;&quot;)">
            <text:p/>
          </table:table-cell>
          <table:table-cell table:formula="of:=CLEAN(SUBSTITUTE(UPPER(SUBSTITUTE(SUBSTITUTE(SUBSTITUTE(SUBSTITUTE(SUBSTITUTE(SUBSTITUTE(SUBSTITUTE(SUBSTITUTE(SUBSTITUTE([.B1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TE_TIME" calcext:value-type="string">
            <text:p>DATE_TIME</text:p>
          </table:table-cell>
          <table:table-cell/>
          <table:table-cell table:formula="of:=CONCATENATE([.$H$2];&quot; &quot;;TRIM(CLEAN([.D115]));&quot; = &quot;;CHAR(34); LOWER(TRIM(CLEAN([.A116]))); CHAR(34);&quot;;&quot;)" office:value-type="string" office:string-value="public static final String DATE_TIME = &quot;00002a09-0000-1000-8000-00805f9b34fb&quot;;" calcext:value-type="string">
            <text:p>public static final String DATE_TIME = "00002a09-0000-1000-8000-00805f9b34fb";</text:p>
          </table:table-cell>
          <table:table-cell table:formula="of:=CONCATENATE([.$H$3];TRIM(CLEAN([.D115])); &quot; , &quot; ;CHAR(34); TRIM(CLEAN([.B116]));CHAR(34); &quot;);&quot;)" office:value-type="string" office:string-value="map.put(DATE_TIME , &quot;Day of Week&quot;);" calcext:value-type="string">
            <text:p>map.put(DATE_TIME , "Day of Week");</text:p>
          </table:table-cell>
          <table:table-cell/>
        </table:table-row>
        <table:table-row table:style-name="ro1">
          <table:table-cell office:value-type="string" calcext:value-type="string">
            <text:p>00002a09-0000-1000-8000-00805f9b34fb</text:p>
          </table:table-cell>
          <table:table-cell office:value-type="string" calcext:value-type="string">
            <text:p>Day of Week</text:p>
          </table:table-cell>
          <table:table-cell table:style-name="ce12" table:formula="of:=IF(COUNTIF([.$A$1:.$A$9966];[.A117])&gt;1;&quot;Duplicate&quot;;&quot;&quot;)">
            <text:p/>
          </table:table-cell>
          <table:table-cell table:formula="of:=CLEAN(SUBSTITUTE(UPPER(SUBSTITUTE(SUBSTITUTE(SUBSTITUTE(SUBSTITUTE(SUBSTITUTE(SUBSTITUTE(SUBSTITUTE(SUBSTITUTE(SUBSTITUTE([.B1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Y_OF_WEEK" calcext:value-type="string">
            <text:p>DAY_OF_WEEK</text:p>
          </table:table-cell>
          <table:table-cell/>
          <table:table-cell table:formula="of:=CONCATENATE([.$H$2];&quot; &quot;;TRIM(CLEAN([.D116]));&quot; = &quot;;CHAR(34); LOWER(TRIM(CLEAN([.A117]))); CHAR(34);&quot;;&quot;)" office:value-type="string" office:string-value="public static final String DAY_OF_WEEK = &quot;00002a0a-0000-1000-8000-00805f9b34fb&quot;;" calcext:value-type="string">
            <text:p>public static final String DAY_OF_WEEK = "00002a0a-0000-1000-8000-00805f9b34fb";</text:p>
          </table:table-cell>
          <table:table-cell table:formula="of:=CONCATENATE([.$H$3];TRIM(CLEAN([.D116])); &quot; , &quot; ;CHAR(34); TRIM(CLEAN([.B117]));CHAR(34); &quot;);&quot;)" office:value-type="string" office:string-value="map.put(DAY_OF_WEEK , &quot;Day Date Time&quot;);" calcext:value-type="string">
            <text:p>map.put(DAY_OF_WEEK , "Day Date Time");</text:p>
          </table:table-cell>
          <table:table-cell/>
        </table:table-row>
        <table:table-row table:style-name="ro1">
          <table:table-cell office:value-type="string" calcext:value-type="string">
            <text:p>00002a0a-0000-1000-8000-00805f9b34fb</text:p>
          </table:table-cell>
          <table:table-cell office:value-type="string" calcext:value-type="string">
            <text:p>Day Date Time</text:p>
          </table:table-cell>
          <table:table-cell table:style-name="ce12" table:formula="of:=IF(COUNTIF([.$A$1:.$A$9966];[.A118])&gt;1;&quot;Duplicate&quot;;&quot;&quot;)">
            <text:p/>
          </table:table-cell>
          <table:table-cell table:formula="of:=CLEAN(SUBSTITUTE(UPPER(SUBSTITUTE(SUBSTITUTE(SUBSTITUTE(SUBSTITUTE(SUBSTITUTE(SUBSTITUTE(SUBSTITUTE(SUBSTITUTE(SUBSTITUTE([.B1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Y_DATE_TIME" calcext:value-type="string">
            <text:p>DAY_DATE_TIME</text:p>
          </table:table-cell>
          <table:table-cell/>
          <table:table-cell table:formula="of:=CONCATENATE([.$H$2];&quot; &quot;;TRIM(CLEAN([.D117]));&quot; = &quot;;CHAR(34); LOWER(TRIM(CLEAN([.A118]))); CHAR(34);&quot;;&quot;)" office:value-type="string" office:string-value="public static final String DAY_DATE_TIME = &quot;00002a0c-0000-1000-8000-00805f9b34fb&quot;;" calcext:value-type="string">
            <text:p>public static final String DAY_DATE_TIME = "00002a0c-0000-1000-8000-00805f9b34fb";</text:p>
          </table:table-cell>
          <table:table-cell table:formula="of:=CONCATENATE([.$H$3];TRIM(CLEAN([.D117])); &quot; , &quot; ;CHAR(34); TRIM(CLEAN([.B118]));CHAR(34); &quot;);&quot;)" office:value-type="string" office:string-value="map.put(DAY_DATE_TIME , &quot;Exact Time 256&quot;);" calcext:value-type="string">
            <text:p>map.put(DAY_DATE_TIME , "Exact Time 256");</text:p>
          </table:table-cell>
          <table:table-cell/>
        </table:table-row>
        <table:table-row table:style-name="ro1">
          <table:table-cell office:value-type="string" calcext:value-type="string">
            <text:p>00002a0c-0000-1000-8000-00805f9b34fb</text:p>
          </table:table-cell>
          <table:table-cell office:value-type="string" calcext:value-type="string">
            <text:p>Exact Time 256</text:p>
          </table:table-cell>
          <table:table-cell table:style-name="ce12" table:formula="of:=IF(COUNTIF([.$A$1:.$A$9966];[.A119])&gt;1;&quot;Duplicate&quot;;&quot;&quot;)">
            <text:p/>
          </table:table-cell>
          <table:table-cell table:formula="of:=CLEAN(SUBSTITUTE(UPPER(SUBSTITUTE(SUBSTITUTE(SUBSTITUTE(SUBSTITUTE(SUBSTITUTE(SUBSTITUTE(SUBSTITUTE(SUBSTITUTE(SUBSTITUTE([.B1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XACT_TIME_256" calcext:value-type="string">
            <text:p>EXACT_TIME_256</text:p>
          </table:table-cell>
          <table:table-cell/>
          <table:table-cell table:formula="of:=CONCATENATE([.$H$2];&quot; &quot;;TRIM(CLEAN([.D118]));&quot; = &quot;;CHAR(34); LOWER(TRIM(CLEAN([.A119]))); CHAR(34);&quot;;&quot;)" office:value-type="string" office:string-value="public static final String EXACT_TIME_256 = &quot;00002a0d-0000-1000-8000-00805f9b34fb&quot;;" calcext:value-type="string">
            <text:p>public static final String EXACT_TIME_256 = "00002a0d-0000-1000-8000-00805f9b34fb";</text:p>
          </table:table-cell>
          <table:table-cell table:formula="of:=CONCATENATE([.$H$3];TRIM(CLEAN([.D118])); &quot; , &quot; ;CHAR(34); TRIM(CLEAN([.B119]));CHAR(34); &quot;);&quot;)" office:value-type="string" office:string-value="map.put(EXACT_TIME_256 , &quot;DST Offset&quot;);" calcext:value-type="string">
            <text:p>map.put(EXACT_TIME_256 , "DST Offset");</text:p>
          </table:table-cell>
          <table:table-cell/>
        </table:table-row>
        <table:table-row table:style-name="ro1">
          <table:table-cell office:value-type="string" calcext:value-type="string">
            <text:p>00002a0d-0000-1000-8000-00805f9b34fb</text:p>
          </table:table-cell>
          <table:table-cell office:value-type="string" calcext:value-type="string">
            <text:p>DST Offset</text:p>
          </table:table-cell>
          <table:table-cell table:style-name="ce12" table:formula="of:=IF(COUNTIF([.$A$1:.$A$9966];[.A120])&gt;1;&quot;Duplicate&quot;;&quot;&quot;)">
            <text:p/>
          </table:table-cell>
          <table:table-cell table:formula="of:=CLEAN(SUBSTITUTE(UPPER(SUBSTITUTE(SUBSTITUTE(SUBSTITUTE(SUBSTITUTE(SUBSTITUTE(SUBSTITUTE(SUBSTITUTE(SUBSTITUTE(SUBSTITUTE([.B1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ST_OFFSET" calcext:value-type="string">
            <text:p>DST_OFFSET</text:p>
          </table:table-cell>
          <table:table-cell/>
          <table:table-cell table:formula="of:=CONCATENATE([.$H$2];&quot; &quot;;TRIM(CLEAN([.D119]));&quot; = &quot;;CHAR(34); LOWER(TRIM(CLEAN([.A120]))); CHAR(34);&quot;;&quot;)" office:value-type="string" office:string-value="public static final String DST_OFFSET = &quot;00002a0e-0000-1000-8000-00805f9b34fb&quot;;" calcext:value-type="string">
            <text:p>public static final String DST_OFFSET = "00002a0e-0000-1000-8000-00805f9b34fb";</text:p>
          </table:table-cell>
          <table:table-cell table:formula="of:=CONCATENATE([.$H$3];TRIM(CLEAN([.D119])); &quot; , &quot; ;CHAR(34); TRIM(CLEAN([.B120]));CHAR(34); &quot;);&quot;)" office:value-type="string" office:string-value="map.put(DST_OFFSET , &quot;Time Zone&quot;);" calcext:value-type="string">
            <text:p>map.put(DST_OFFSET , "Time Zone");</text:p>
          </table:table-cell>
          <table:table-cell/>
        </table:table-row>
        <table:table-row table:style-name="ro1">
          <table:table-cell office:value-type="string" calcext:value-type="string">
            <text:p>00002a0e-0000-1000-8000-00805f9b34fb</text:p>
          </table:table-cell>
          <table:table-cell office:value-type="string" calcext:value-type="string">
            <text:p>Time Zone</text:p>
          </table:table-cell>
          <table:table-cell table:style-name="ce12" table:formula="of:=IF(COUNTIF([.$A$1:.$A$9966];[.A121])&gt;1;&quot;Duplicate&quot;;&quot;&quot;)">
            <text:p/>
          </table:table-cell>
          <table:table-cell table:formula="of:=CLEAN(SUBSTITUTE(UPPER(SUBSTITUTE(SUBSTITUTE(SUBSTITUTE(SUBSTITUTE(SUBSTITUTE(SUBSTITUTE(SUBSTITUTE(SUBSTITUTE(SUBSTITUTE([.B1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ZONE" calcext:value-type="string">
            <text:p>TIME_ZONE</text:p>
          </table:table-cell>
          <table:table-cell/>
          <table:table-cell table:formula="of:=CONCATENATE([.$H$2];&quot; &quot;;TRIM(CLEAN([.D120]));&quot; = &quot;;CHAR(34); LOWER(TRIM(CLEAN([.A121]))); CHAR(34);&quot;;&quot;)" office:value-type="string" office:string-value="public static final String TIME_ZONE = &quot;00002a0f-0000-1000-8000-00805f9b34fb&quot;;" calcext:value-type="string">
            <text:p>public static final String TIME_ZONE = "00002a0f-0000-1000-8000-00805f9b34fb";</text:p>
          </table:table-cell>
          <table:table-cell table:formula="of:=CONCATENATE([.$H$3];TRIM(CLEAN([.D120])); &quot; , &quot; ;CHAR(34); TRIM(CLEAN([.B121]));CHAR(34); &quot;);&quot;)" office:value-type="string" office:string-value="map.put(TIME_ZONE , &quot;Local Time Information&quot;);" calcext:value-type="string">
            <text:p>map.put(TIME_ZONE , "Local Time Information");</text:p>
          </table:table-cell>
          <table:table-cell/>
        </table:table-row>
        <table:table-row table:style-name="ro1">
          <table:table-cell office:value-type="string" calcext:value-type="string">
            <text:p>00002a0f-0000-1000-8000-00805f9b34fb</text:p>
          </table:table-cell>
          <table:table-cell office:value-type="string" calcext:value-type="string">
            <text:p>Local Time Information</text:p>
          </table:table-cell>
          <table:table-cell table:style-name="ce12" table:formula="of:=IF(COUNTIF([.$A$1:.$A$9966];[.A122])&gt;1;&quot;Duplicate&quot;;&quot;&quot;)">
            <text:p/>
          </table:table-cell>
          <table:table-cell table:formula="of:=CLEAN(SUBSTITUTE(UPPER(SUBSTITUTE(SUBSTITUTE(SUBSTITUTE(SUBSTITUTE(SUBSTITUTE(SUBSTITUTE(SUBSTITUTE(SUBSTITUTE(SUBSTITUTE([.B1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OCAL_TIME_INFORMATION" calcext:value-type="string">
            <text:p>LOCAL_TIME_INFORMATION</text:p>
          </table:table-cell>
          <table:table-cell/>
          <table:table-cell table:formula="of:=CONCATENATE([.$H$2];&quot; &quot;;TRIM(CLEAN([.D121]));&quot; = &quot;;CHAR(34); LOWER(TRIM(CLEAN([.A122]))); CHAR(34);&quot;;&quot;)" office:value-type="string" office:string-value="public static final String LOCAL_TIME_INFORMATION = &quot;00002a11-0000-1000-8000-00805f9b34fb&quot;;" calcext:value-type="string">
            <text:p>public static final String LOCAL_TIME_INFORMATION = "00002a11-0000-1000-8000-00805f9b34fb";</text:p>
          </table:table-cell>
          <table:table-cell table:formula="of:=CONCATENATE([.$H$3];TRIM(CLEAN([.D121])); &quot; , &quot; ;CHAR(34); TRIM(CLEAN([.B122]));CHAR(34); &quot;);&quot;)" office:value-type="string" office:string-value="map.put(LOCAL_TIME_INFORMATION , &quot;Time with DST&quot;);" calcext:value-type="string">
            <text:p>map.put(LOCAL_TIME_INFORMATION , "Time with DST");</text:p>
          </table:table-cell>
          <table:table-cell/>
        </table:table-row>
        <table:table-row table:style-name="ro1">
          <table:table-cell office:value-type="string" calcext:value-type="string">
            <text:p>00002a11-0000-1000-8000-00805f9b34fb</text:p>
          </table:table-cell>
          <table:table-cell office:value-type="string" calcext:value-type="string">
            <text:p>Time with DST</text:p>
          </table:table-cell>
          <table:table-cell table:style-name="ce12" table:formula="of:=IF(COUNTIF([.$A$1:.$A$9966];[.A123])&gt;1;&quot;Duplicate&quot;;&quot;&quot;)">
            <text:p/>
          </table:table-cell>
          <table:table-cell table:formula="of:=CLEAN(SUBSTITUTE(UPPER(SUBSTITUTE(SUBSTITUTE(SUBSTITUTE(SUBSTITUTE(SUBSTITUTE(SUBSTITUTE(SUBSTITUTE(SUBSTITUTE(SUBSTITUTE([.B1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WITH_DST" calcext:value-type="string">
            <text:p>TIME_WITH_DST</text:p>
          </table:table-cell>
          <table:table-cell/>
          <table:table-cell table:formula="of:=CONCATENATE([.$H$2];&quot; &quot;;TRIM(CLEAN([.D122]));&quot; = &quot;;CHAR(34); LOWER(TRIM(CLEAN([.A123]))); CHAR(34);&quot;;&quot;)" office:value-type="string" office:string-value="public static final String TIME_WITH_DST = &quot;00002a12-0000-1000-8000-00805f9b34fb&quot;;" calcext:value-type="string">
            <text:p>public static final String TIME_WITH_DST = "00002a12-0000-1000-8000-00805f9b34fb";</text:p>
          </table:table-cell>
          <table:table-cell table:formula="of:=CONCATENATE([.$H$3];TRIM(CLEAN([.D122])); &quot; , &quot; ;CHAR(34); TRIM(CLEAN([.B123]));CHAR(34); &quot;);&quot;)" office:value-type="string" office:string-value="map.put(TIME_WITH_DST , &quot;Time Accuracy&quot;);" calcext:value-type="string">
            <text:p>map.put(TIME_WITH_DST , "Time Accuracy");</text:p>
          </table:table-cell>
          <table:table-cell/>
        </table:table-row>
        <table:table-row table:style-name="ro1">
          <table:table-cell office:value-type="string" calcext:value-type="string">
            <text:p>00002a12-0000-1000-8000-00805f9b34fb</text:p>
          </table:table-cell>
          <table:table-cell office:value-type="string" calcext:value-type="string">
            <text:p>Time Accuracy</text:p>
          </table:table-cell>
          <table:table-cell table:style-name="ce12" table:formula="of:=IF(COUNTIF([.$A$1:.$A$9966];[.A124])&gt;1;&quot;Duplicate&quot;;&quot;&quot;)">
            <text:p/>
          </table:table-cell>
          <table:table-cell table:formula="of:=CLEAN(SUBSTITUTE(UPPER(SUBSTITUTE(SUBSTITUTE(SUBSTITUTE(SUBSTITUTE(SUBSTITUTE(SUBSTITUTE(SUBSTITUTE(SUBSTITUTE(SUBSTITUTE([.B1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ACCURACY" calcext:value-type="string">
            <text:p>TIME_ACCURACY</text:p>
          </table:table-cell>
          <table:table-cell/>
          <table:table-cell table:formula="of:=CONCATENATE([.$H$2];&quot; &quot;;TRIM(CLEAN([.D123]));&quot; = &quot;;CHAR(34); LOWER(TRIM(CLEAN([.A124]))); CHAR(34);&quot;;&quot;)" office:value-type="string" office:string-value="public static final String TIME_ACCURACY = &quot;00002a13-0000-1000-8000-00805f9b34fb&quot;;" calcext:value-type="string">
            <text:p>public static final String TIME_ACCURACY = "00002a13-0000-1000-8000-00805f9b34fb";</text:p>
          </table:table-cell>
          <table:table-cell table:formula="of:=CONCATENATE([.$H$3];TRIM(CLEAN([.D123])); &quot; , &quot; ;CHAR(34); TRIM(CLEAN([.B124]));CHAR(34); &quot;);&quot;)" office:value-type="string" office:string-value="map.put(TIME_ACCURACY , &quot;Time Source&quot;);" calcext:value-type="string">
            <text:p>map.put(TIME_ACCURACY , "Time Source");</text:p>
          </table:table-cell>
          <table:table-cell/>
        </table:table-row>
        <table:table-row table:style-name="ro1">
          <table:table-cell office:value-type="string" calcext:value-type="string">
            <text:p>00002a13-0000-1000-8000-00805f9b34fb</text:p>
          </table:table-cell>
          <table:table-cell office:value-type="string" calcext:value-type="string">
            <text:p>Time Source</text:p>
          </table:table-cell>
          <table:table-cell table:style-name="ce12" table:formula="of:=IF(COUNTIF([.$A$1:.$A$9966];[.A125])&gt;1;&quot;Duplicate&quot;;&quot;&quot;)">
            <text:p/>
          </table:table-cell>
          <table:table-cell table:formula="of:=CLEAN(SUBSTITUTE(UPPER(SUBSTITUTE(SUBSTITUTE(SUBSTITUTE(SUBSTITUTE(SUBSTITUTE(SUBSTITUTE(SUBSTITUTE(SUBSTITUTE(SUBSTITUTE([.B1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SOURCE" calcext:value-type="string">
            <text:p>TIME_SOURCE</text:p>
          </table:table-cell>
          <table:table-cell/>
          <table:table-cell table:formula="of:=CONCATENATE([.$H$2];&quot; &quot;;TRIM(CLEAN([.D124]));&quot; = &quot;;CHAR(34); LOWER(TRIM(CLEAN([.A125]))); CHAR(34);&quot;;&quot;)" office:value-type="string" office:string-value="public static final String TIME_SOURCE = &quot;00002a14-0000-1000-8000-00805f9b34fb&quot;;" calcext:value-type="string">
            <text:p>public static final String TIME_SOURCE = "00002a14-0000-1000-8000-00805f9b34fb";</text:p>
          </table:table-cell>
          <table:table-cell table:formula="of:=CONCATENATE([.$H$3];TRIM(CLEAN([.D124])); &quot; , &quot; ;CHAR(34); TRIM(CLEAN([.B125]));CHAR(34); &quot;);&quot;)" office:value-type="string" office:string-value="map.put(TIME_SOURCE , &quot;Reference Time Information&quot;);" calcext:value-type="string">
            <text:p>map.put(TIME_SOURCE , "Reference Time Information");</text:p>
          </table:table-cell>
          <table:table-cell/>
        </table:table-row>
        <table:table-row table:style-name="ro1">
          <table:table-cell office:value-type="string" calcext:value-type="string">
            <text:p>00002a14-0000-1000-8000-00805f9b34fb</text:p>
          </table:table-cell>
          <table:table-cell office:value-type="string" calcext:value-type="string">
            <text:p>Reference Time Information</text:p>
          </table:table-cell>
          <table:table-cell table:style-name="ce12" table:formula="of:=IF(COUNTIF([.$A$1:.$A$9966];[.A126])&gt;1;&quot;Duplicate&quot;;&quot;&quot;)">
            <text:p/>
          </table:table-cell>
          <table:table-cell table:formula="of:=CLEAN(SUBSTITUTE(UPPER(SUBSTITUTE(SUBSTITUTE(SUBSTITUTE(SUBSTITUTE(SUBSTITUTE(SUBSTITUTE(SUBSTITUTE(SUBSTITUTE(SUBSTITUTE([.B1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ERENCE_TIME_INFORMATION" calcext:value-type="string">
            <text:p>REFERENCE_TIME_INFORMATION</text:p>
          </table:table-cell>
          <table:table-cell/>
          <table:table-cell table:formula="of:=CONCATENATE([.$H$2];&quot; &quot;;TRIM(CLEAN([.D125]));&quot; = &quot;;CHAR(34); LOWER(TRIM(CLEAN([.A126]))); CHAR(34);&quot;;&quot;)" office:value-type="string" office:string-value="public static final String REFERENCE_TIME_INFORMATION = &quot;00002a16-0000-1000-8000-00805f9b34fb&quot;;" calcext:value-type="string">
            <text:p>public static final String REFERENCE_TIME_INFORMATION = "00002a16-0000-1000-8000-00805f9b34fb";</text:p>
          </table:table-cell>
          <table:table-cell table:formula="of:=CONCATENATE([.$H$3];TRIM(CLEAN([.D125])); &quot; , &quot; ;CHAR(34); TRIM(CLEAN([.B126]));CHAR(34); &quot;);&quot;)" office:value-type="string" office:string-value="map.put(REFERENCE_TIME_INFORMATION , &quot;Time Update Control Point&quot;);" calcext:value-type="string">
            <text:p>map.put(REFERENCE_TIME_INFORMATION , "Time Update Control Point");</text:p>
          </table:table-cell>
          <table:table-cell/>
        </table:table-row>
        <table:table-row table:style-name="ro1">
          <table:table-cell office:value-type="string" calcext:value-type="string">
            <text:p>00002a16-0000-1000-8000-00805f9b34fb</text:p>
          </table:table-cell>
          <table:table-cell office:value-type="string" calcext:value-type="string">
            <text:p>Time Update Control Point</text:p>
          </table:table-cell>
          <table:table-cell table:style-name="ce12" table:formula="of:=IF(COUNTIF([.$A$1:.$A$9966];[.A127])&gt;1;&quot;Duplicate&quot;;&quot;&quot;)">
            <text:p/>
          </table:table-cell>
          <table:table-cell table:formula="of:=CLEAN(SUBSTITUTE(UPPER(SUBSTITUTE(SUBSTITUTE(SUBSTITUTE(SUBSTITUTE(SUBSTITUTE(SUBSTITUTE(SUBSTITUTE(SUBSTITUTE(SUBSTITUTE([.B1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UPDATE_CONTROL_POINT" calcext:value-type="string">
            <text:p>TIME_UPDATE_CONTROL_POINT</text:p>
          </table:table-cell>
          <table:table-cell/>
          <table:table-cell table:formula="of:=CONCATENATE([.$H$2];&quot; &quot;;TRIM(CLEAN([.D126]));&quot; = &quot;;CHAR(34); LOWER(TRIM(CLEAN([.A127]))); CHAR(34);&quot;;&quot;)" office:value-type="string" office:string-value="public static final String TIME_UPDATE_CONTROL_POINT = &quot;00002a17-0000-1000-8000-00805f9b34fb&quot;;" calcext:value-type="string">
            <text:p>public static final String TIME_UPDATE_CONTROL_POINT = "00002a17-0000-1000-8000-00805f9b34fb";</text:p>
          </table:table-cell>
          <table:table-cell table:formula="of:=CONCATENATE([.$H$3];TRIM(CLEAN([.D126])); &quot; , &quot; ;CHAR(34); TRIM(CLEAN([.B127]));CHAR(34); &quot;);&quot;)" office:value-type="string" office:string-value="map.put(TIME_UPDATE_CONTROL_POINT , &quot;Time Update State&quot;);" calcext:value-type="string">
            <text:p>map.put(TIME_UPDATE_CONTROL_POINT , "Time Update State");</text:p>
          </table:table-cell>
          <table:table-cell/>
        </table:table-row>
        <table:table-row table:style-name="ro1">
          <table:table-cell office:value-type="string" calcext:value-type="string">
            <text:p>00002a17-0000-1000-8000-00805f9b34fb</text:p>
          </table:table-cell>
          <table:table-cell office:value-type="string" calcext:value-type="string">
            <text:p>Time Update State</text:p>
          </table:table-cell>
          <table:table-cell table:style-name="ce12" table:formula="of:=IF(COUNTIF([.$A$1:.$A$9966];[.A128])&gt;1;&quot;Duplicate&quot;;&quot;&quot;)">
            <text:p/>
          </table:table-cell>
          <table:table-cell table:formula="of:=CLEAN(SUBSTITUTE(UPPER(SUBSTITUTE(SUBSTITUTE(SUBSTITUTE(SUBSTITUTE(SUBSTITUTE(SUBSTITUTE(SUBSTITUTE(SUBSTITUTE(SUBSTITUTE([.B1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UPDATE_STATE" calcext:value-type="string">
            <text:p>TIME_UPDATE_STATE</text:p>
          </table:table-cell>
          <table:table-cell/>
          <table:table-cell table:formula="of:=CONCATENATE([.$H$2];&quot; &quot;;TRIM(CLEAN([.D127]));&quot; = &quot;;CHAR(34); LOWER(TRIM(CLEAN([.A128]))); CHAR(34);&quot;;&quot;)" office:value-type="string" office:string-value="public static final String TIME_UPDATE_STATE = &quot;00002a1c-0000-1000-8000-00805f9b34fb&quot;;" calcext:value-type="string">
            <text:p>public static final String TIME_UPDATE_STATE = "00002a1c-0000-1000-8000-00805f9b34fb";</text:p>
          </table:table-cell>
          <table:table-cell table:formula="of:=CONCATENATE([.$H$3];TRIM(CLEAN([.D127])); &quot; , &quot; ;CHAR(34); TRIM(CLEAN([.B128]));CHAR(34); &quot;);&quot;)" office:value-type="string" office:string-value="map.put(TIME_UPDATE_STATE , &quot;Temperature Measurement&quot;);" calcext:value-type="string">
            <text:p>map.put(TIME_UPDATE_STATE , "Temperature Measurement");</text:p>
          </table:table-cell>
          <table:table-cell/>
        </table:table-row>
        <table:table-row table:style-name="ro1">
          <table:table-cell office:value-type="string" calcext:value-type="string">
            <text:p>00002a1c-0000-1000-8000-00805f9b34fb</text:p>
          </table:table-cell>
          <table:table-cell office:value-type="string" calcext:value-type="string">
            <text:p>Temperature Measurement</text:p>
          </table:table-cell>
          <table:table-cell table:style-name="ce12" table:formula="of:=IF(COUNTIF([.$A$1:.$A$9966];[.A129])&gt;1;&quot;Duplicate&quot;;&quot;&quot;)">
            <text:p/>
          </table:table-cell>
          <table:table-cell table:formula="of:=CLEAN(SUBSTITUTE(UPPER(SUBSTITUTE(SUBSTITUTE(SUBSTITUTE(SUBSTITUTE(SUBSTITUTE(SUBSTITUTE(SUBSTITUTE(SUBSTITUTE(SUBSTITUTE([.B1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PERATURE_MEASUREMENT" calcext:value-type="string">
            <text:p>TEMPERATURE_MEASUREMENT</text:p>
          </table:table-cell>
          <table:table-cell/>
          <table:table-cell table:formula="of:=CONCATENATE([.$H$2];&quot; &quot;;TRIM(CLEAN([.D128]));&quot; = &quot;;CHAR(34); LOWER(TRIM(CLEAN([.A129]))); CHAR(34);&quot;;&quot;)" office:value-type="string" office:string-value="public static final String TEMPERATURE_MEASUREMENT = &quot;00002a1d-0000-1000-8000-00805f9b34fb&quot;;" calcext:value-type="string">
            <text:p>public static final String TEMPERATURE_MEASUREMENT = "00002a1d-0000-1000-8000-00805f9b34fb";</text:p>
          </table:table-cell>
          <table:table-cell table:formula="of:=CONCATENATE([.$H$3];TRIM(CLEAN([.D128])); &quot; , &quot; ;CHAR(34); TRIM(CLEAN([.B129]));CHAR(34); &quot;);&quot;)" office:value-type="string" office:string-value="map.put(TEMPERATURE_MEASUREMENT , &quot;Temperature Type&quot;);" calcext:value-type="string">
            <text:p>map.put(TEMPERATURE_MEASUREMENT , "Temperature Type");</text:p>
          </table:table-cell>
          <table:table-cell/>
        </table:table-row>
        <table:table-row table:style-name="ro1">
          <table:table-cell office:value-type="string" calcext:value-type="string">
            <text:p>00002a1d-0000-1000-8000-00805f9b34fb</text:p>
          </table:table-cell>
          <table:table-cell office:value-type="string" calcext:value-type="string">
            <text:p>Temperature Type</text:p>
          </table:table-cell>
          <table:table-cell table:style-name="ce12" table:formula="of:=IF(COUNTIF([.$A$1:.$A$9966];[.A130])&gt;1;&quot;Duplicate&quot;;&quot;&quot;)">
            <text:p/>
          </table:table-cell>
          <table:table-cell table:formula="of:=CLEAN(SUBSTITUTE(UPPER(SUBSTITUTE(SUBSTITUTE(SUBSTITUTE(SUBSTITUTE(SUBSTITUTE(SUBSTITUTE(SUBSTITUTE(SUBSTITUTE(SUBSTITUTE([.B1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PERATURE_TYPE" calcext:value-type="string">
            <text:p>TEMPERATURE_TYPE</text:p>
          </table:table-cell>
          <table:table-cell/>
          <table:table-cell table:formula="of:=CONCATENATE([.$H$2];&quot; &quot;;TRIM(CLEAN([.D129]));&quot; = &quot;;CHAR(34); LOWER(TRIM(CLEAN([.A130]))); CHAR(34);&quot;;&quot;)" office:value-type="string" office:string-value="public static final String TEMPERATURE_TYPE = &quot;00002a1e-0000-1000-8000-00805f9b34fb&quot;;" calcext:value-type="string">
            <text:p>public static final String TEMPERATURE_TYPE = "00002a1e-0000-1000-8000-00805f9b34fb";</text:p>
          </table:table-cell>
          <table:table-cell table:formula="of:=CONCATENATE([.$H$3];TRIM(CLEAN([.D129])); &quot; , &quot; ;CHAR(34); TRIM(CLEAN([.B130]));CHAR(34); &quot;);&quot;)" office:value-type="string" office:string-value="map.put(TEMPERATURE_TYPE , &quot;Intermediate Temperature&quot;);" calcext:value-type="string">
            <text:p>map.put(TEMPERATURE_TYPE , "Intermediate Temperature");</text:p>
          </table:table-cell>
          <table:table-cell/>
        </table:table-row>
        <table:table-row table:style-name="ro1">
          <table:table-cell office:value-type="string" calcext:value-type="string">
            <text:p>00002a1e-0000-1000-8000-00805f9b34fb</text:p>
          </table:table-cell>
          <table:table-cell office:value-type="string" calcext:value-type="string">
            <text:p>Intermediate Temperature</text:p>
          </table:table-cell>
          <table:table-cell table:style-name="ce12" table:formula="of:=IF(COUNTIF([.$A$1:.$A$9966];[.A131])&gt;1;&quot;Duplicate&quot;;&quot;&quot;)">
            <text:p/>
          </table:table-cell>
          <table:table-cell table:formula="of:=CLEAN(SUBSTITUTE(UPPER(SUBSTITUTE(SUBSTITUTE(SUBSTITUTE(SUBSTITUTE(SUBSTITUTE(SUBSTITUTE(SUBSTITUTE(SUBSTITUTE(SUBSTITUTE([.B1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MEDIATE_TEMPERATURE" calcext:value-type="string">
            <text:p>INTERMEDIATE_TEMPERATURE</text:p>
          </table:table-cell>
          <table:table-cell/>
          <table:table-cell table:formula="of:=CONCATENATE([.$H$2];&quot; &quot;;TRIM(CLEAN([.D130]));&quot; = &quot;;CHAR(34); LOWER(TRIM(CLEAN([.A131]))); CHAR(34);&quot;;&quot;)" office:value-type="string" office:string-value="public static final String INTERMEDIATE_TEMPERATURE = &quot;00002a21-0000-1000-8000-00805f9b34fb&quot;;" calcext:value-type="string">
            <text:p>public static final String INTERMEDIATE_TEMPERATURE = "00002a21-0000-1000-8000-00805f9b34fb";</text:p>
          </table:table-cell>
          <table:table-cell table:formula="of:=CONCATENATE([.$H$3];TRIM(CLEAN([.D130])); &quot; , &quot; ;CHAR(34); TRIM(CLEAN([.B131]));CHAR(34); &quot;);&quot;)" office:value-type="string" office:string-value="map.put(INTERMEDIATE_TEMPERATURE , &quot;Measurement Interval&quot;);" calcext:value-type="string">
            <text:p>map.put(INTERMEDIATE_TEMPERATURE , "Measurement Interval");</text:p>
          </table:table-cell>
          <table:table-cell/>
        </table:table-row>
        <table:table-row table:style-name="ro1">
          <table:table-cell office:value-type="string" calcext:value-type="string">
            <text:p>00002a21-0000-1000-8000-00805f9b34fb</text:p>
          </table:table-cell>
          <table:table-cell office:value-type="string" calcext:value-type="string">
            <text:p>Measurement Interval</text:p>
          </table:table-cell>
          <table:table-cell table:style-name="ce12" table:formula="of:=IF(COUNTIF([.$A$1:.$A$9966];[.A132])&gt;1;&quot;Duplicate&quot;;&quot;&quot;)">
            <text:p/>
          </table:table-cell>
          <table:table-cell table:formula="of:=CLEAN(SUBSTITUTE(UPPER(SUBSTITUTE(SUBSTITUTE(SUBSTITUTE(SUBSTITUTE(SUBSTITUTE(SUBSTITUTE(SUBSTITUTE(SUBSTITUTE(SUBSTITUTE([.B1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ASUREMENT_INTERVAL" calcext:value-type="string">
            <text:p>MEASUREMENT_INTERVAL</text:p>
          </table:table-cell>
          <table:table-cell/>
          <table:table-cell table:formula="of:=CONCATENATE([.$H$2];&quot; &quot;;TRIM(CLEAN([.D131]));&quot; = &quot;;CHAR(34); LOWER(TRIM(CLEAN([.A132]))); CHAR(34);&quot;;&quot;)" office:value-type="string" office:string-value="public static final String MEASUREMENT_INTERVAL = &quot;00002a23-0000-1000-8000-00805f9b34fb&quot;;" calcext:value-type="string">
            <text:p>public static final String MEASUREMENT_INTERVAL = "00002a23-0000-1000-8000-00805f9b34fb";</text:p>
          </table:table-cell>
          <table:table-cell table:formula="of:=CONCATENATE([.$H$3];TRIM(CLEAN([.D131])); &quot; , &quot; ;CHAR(34); TRIM(CLEAN([.B132]));CHAR(34); &quot;);&quot;)" office:value-type="string" office:string-value="map.put(MEASUREMENT_INTERVAL , &quot;System ID&quot;);" calcext:value-type="string">
            <text:p>map.put(MEASUREMENT_INTERVAL , "System ID");</text:p>
          </table:table-cell>
          <table:table-cell/>
        </table:table-row>
        <table:table-row table:style-name="ro1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style-name="ce12" table:formula="of:=IF(COUNTIF([.$A$1:.$A$9966];[.A133])&gt;1;&quot;Duplicate&quot;;&quot;&quot;)">
            <text:p/>
          </table:table-cell>
          <table:table-cell table:formula="of:=CLEAN(SUBSTITUTE(UPPER(SUBSTITUTE(SUBSTITUTE(SUBSTITUTE(SUBSTITUTE(SUBSTITUTE(SUBSTITUTE(SUBSTITUTE(SUBSTITUTE(SUBSTITUTE([.B1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STEM_ID" calcext:value-type="string">
            <text:p>SYSTEM_ID</text:p>
          </table:table-cell>
          <table:table-cell/>
          <table:table-cell table:formula="of:=CONCATENATE([.$H$2];&quot; &quot;;TRIM(CLEAN([.D132]));&quot; = &quot;;CHAR(34); LOWER(TRIM(CLEAN([.A133]))); CHAR(34);&quot;;&quot;)" office:value-type="string" office:string-value="public static final String SYSTEM_ID = &quot;00002a24-0000-1000-8000-00805f9b34fb&quot;;" calcext:value-type="string">
            <text:p>public static final String SYSTEM_ID = "00002a24-0000-1000-8000-00805f9b34fb";</text:p>
          </table:table-cell>
          <table:table-cell table:formula="of:=CONCATENATE([.$H$3];TRIM(CLEAN([.D132])); &quot; , &quot; ;CHAR(34); TRIM(CLEAN([.B133]));CHAR(34); &quot;);&quot;)" office:value-type="string" office:string-value="map.put(SYSTEM_ID , &quot;Model Number String&quot;);" calcext:value-type="string">
            <text:p>map.put(SYSTEM_ID , "Model Number String");</text:p>
          </table:table-cell>
          <table:table-cell/>
        </table:table-row>
        <table:table-row table:style-name="ro1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style-name="ce12" table:formula="of:=IF(COUNTIF([.$A$1:.$A$9966];[.A134])&gt;1;&quot;Duplicate&quot;;&quot;&quot;)">
            <text:p/>
          </table:table-cell>
          <table:table-cell table:formula="of:=CLEAN(SUBSTITUTE(UPPER(SUBSTITUTE(SUBSTITUTE(SUBSTITUTE(SUBSTITUTE(SUBSTITUTE(SUBSTITUTE(SUBSTITUTE(SUBSTITUTE(SUBSTITUTE([.B1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DEL_NUMBER_STRING" calcext:value-type="string">
            <text:p>MODEL_NUMBER_STRING</text:p>
          </table:table-cell>
          <table:table-cell/>
          <table:table-cell table:formula="of:=CONCATENATE([.$H$2];&quot; &quot;;TRIM(CLEAN([.D133]));&quot; = &quot;;CHAR(34); LOWER(TRIM(CLEAN([.A134]))); CHAR(34);&quot;;&quot;)" office:value-type="string" office:string-value="public static final String MODEL_NUMBER_STRING = &quot;00002a25-0000-1000-8000-00805f9b34fb&quot;;" calcext:value-type="string">
            <text:p>public static final String MODEL_NUMBER_STRING = "00002a25-0000-1000-8000-00805f9b34fb";</text:p>
          </table:table-cell>
          <table:table-cell table:formula="of:=CONCATENATE([.$H$3];TRIM(CLEAN([.D133])); &quot; , &quot; ;CHAR(34); TRIM(CLEAN([.B134]));CHAR(34); &quot;);&quot;)" office:value-type="string" office:string-value="map.put(MODEL_NUMBER_STRING , &quot;Serial Number String&quot;);" calcext:value-type="string">
            <text:p>map.put(MODEL_NUMBER_STRING , "Serial Number String");</text:p>
          </table:table-cell>
          <table:table-cell/>
        </table:table-row>
        <table:table-row table:style-name="ro1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style-name="ce12" table:formula="of:=IF(COUNTIF([.$A$1:.$A$9966];[.A135])&gt;1;&quot;Duplicate&quot;;&quot;&quot;)">
            <text:p/>
          </table:table-cell>
          <table:table-cell table:formula="of:=CLEAN(SUBSTITUTE(UPPER(SUBSTITUTE(SUBSTITUTE(SUBSTITUTE(SUBSTITUTE(SUBSTITUTE(SUBSTITUTE(SUBSTITUTE(SUBSTITUTE(SUBSTITUTE([.B1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IAL_NUMBER_STRING" calcext:value-type="string">
            <text:p>SERIAL_NUMBER_STRING</text:p>
          </table:table-cell>
          <table:table-cell/>
          <table:table-cell table:formula="of:=CONCATENATE([.$H$2];&quot; &quot;;TRIM(CLEAN([.D134]));&quot; = &quot;;CHAR(34); LOWER(TRIM(CLEAN([.A135]))); CHAR(34);&quot;;&quot;)" office:value-type="string" office:string-value="public static final String SERIAL_NUMBER_STRING = &quot;00002a26-0000-1000-8000-00805f9b34fb&quot;;" calcext:value-type="string">
            <text:p>public static final String SERIAL_NUMBER_STRING = "00002a26-0000-1000-8000-00805f9b34fb";</text:p>
          </table:table-cell>
          <table:table-cell table:formula="of:=CONCATENATE([.$H$3];TRIM(CLEAN([.D134])); &quot; , &quot; ;CHAR(34); TRIM(CLEAN([.B135]));CHAR(34); &quot;);&quot;)" office:value-type="string" office:string-value="map.put(SERIAL_NUMBER_STRING , &quot;Firmware Revision String&quot;);" calcext:value-type="string">
            <text:p>map.put(SERIAL_NUMBER_STRING , "Firmware Revision String");</text:p>
          </table:table-cell>
          <table:table-cell/>
        </table:table-row>
        <table:table-row table:style-name="ro1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style-name="ce12" table:formula="of:=IF(COUNTIF([.$A$1:.$A$9966];[.A136])&gt;1;&quot;Duplicate&quot;;&quot;&quot;)">
            <text:p/>
          </table:table-cell>
          <table:table-cell table:formula="of:=CLEAN(SUBSTITUTE(UPPER(SUBSTITUTE(SUBSTITUTE(SUBSTITUTE(SUBSTITUTE(SUBSTITUTE(SUBSTITUTE(SUBSTITUTE(SUBSTITUTE(SUBSTITUTE([.B1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IRMWARE_REVISION_STRING" calcext:value-type="string">
            <text:p>FIRMWARE_REVISION_STRING</text:p>
          </table:table-cell>
          <table:table-cell/>
          <table:table-cell table:formula="of:=CONCATENATE([.$H$2];&quot; &quot;;TRIM(CLEAN([.D135]));&quot; = &quot;;CHAR(34); LOWER(TRIM(CLEAN([.A136]))); CHAR(34);&quot;;&quot;)" office:value-type="string" office:string-value="public static final String FIRMWARE_REVISION_STRING = &quot;00002a27-0000-1000-8000-00805f9b34fb&quot;;" calcext:value-type="string">
            <text:p>public static final String FIRMWARE_REVISION_STRING = "00002a27-0000-1000-8000-00805f9b34fb";</text:p>
          </table:table-cell>
          <table:table-cell table:formula="of:=CONCATENATE([.$H$3];TRIM(CLEAN([.D135])); &quot; , &quot; ;CHAR(34); TRIM(CLEAN([.B136]));CHAR(34); &quot;);&quot;)" office:value-type="string" office:string-value="map.put(FIRMWARE_REVISION_STRING , &quot;Hardware Revision String&quot;);" calcext:value-type="string">
            <text:p>map.put(FIRMWARE_REVISION_STRING , "Hardware Revision String");</text:p>
          </table:table-cell>
          <table:table-cell/>
        </table:table-row>
        <table:table-row table:style-name="ro1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style-name="ce12" table:formula="of:=IF(COUNTIF([.$A$1:.$A$9966];[.A137])&gt;1;&quot;Duplicate&quot;;&quot;&quot;)">
            <text:p/>
          </table:table-cell>
          <table:table-cell table:formula="of:=CLEAN(SUBSTITUTE(UPPER(SUBSTITUTE(SUBSTITUTE(SUBSTITUTE(SUBSTITUTE(SUBSTITUTE(SUBSTITUTE(SUBSTITUTE(SUBSTITUTE(SUBSTITUTE([.B1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WARE_REVISION_STRING" calcext:value-type="string">
            <text:p>HARDWARE_REVISION_STRING</text:p>
          </table:table-cell>
          <table:table-cell/>
          <table:table-cell table:formula="of:=CONCATENATE([.$H$2];&quot; &quot;;TRIM(CLEAN([.D136]));&quot; = &quot;;CHAR(34); LOWER(TRIM(CLEAN([.A137]))); CHAR(34);&quot;;&quot;)" office:value-type="string" office:string-value="public static final String HARDWARE_REVISION_STRING = &quot;00002a28-0000-1000-8000-00805f9b34fb&quot;;" calcext:value-type="string">
            <text:p>public static final String HARDWARE_REVISION_STRING = "00002a28-0000-1000-8000-00805f9b34fb";</text:p>
          </table:table-cell>
          <table:table-cell table:formula="of:=CONCATENATE([.$H$3];TRIM(CLEAN([.D136])); &quot; , &quot; ;CHAR(34); TRIM(CLEAN([.B137]));CHAR(34); &quot;);&quot;)" office:value-type="string" office:string-value="map.put(HARDWARE_REVISION_STRING , &quot;Software Revision String&quot;);" calcext:value-type="string">
            <text:p>map.put(HARDWARE_REVISION_STRING , "Software Revision String");</text:p>
          </table:table-cell>
          <table:table-cell/>
        </table:table-row>
        <table:table-row table:style-name="ro1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style-name="ce12" table:formula="of:=IF(COUNTIF([.$A$1:.$A$9966];[.A138])&gt;1;&quot;Duplicate&quot;;&quot;&quot;)">
            <text:p/>
          </table:table-cell>
          <table:table-cell table:formula="of:=CLEAN(SUBSTITUTE(UPPER(SUBSTITUTE(SUBSTITUTE(SUBSTITUTE(SUBSTITUTE(SUBSTITUTE(SUBSTITUTE(SUBSTITUTE(SUBSTITUTE(SUBSTITUTE([.B1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FTWARE_REVISION_STRING" calcext:value-type="string">
            <text:p>SOFTWARE_REVISION_STRING</text:p>
          </table:table-cell>
          <table:table-cell/>
          <table:table-cell table:formula="of:=CONCATENATE([.$H$2];&quot; &quot;;TRIM(CLEAN([.D137]));&quot; = &quot;;CHAR(34); LOWER(TRIM(CLEAN([.A138]))); CHAR(34);&quot;;&quot;)" office:value-type="string" office:string-value="public static final String SOFTWARE_REVISION_STRING = &quot;00002a29-0000-1000-8000-00805f9b34fb&quot;;" calcext:value-type="string">
            <text:p>public static final String SOFTWARE_REVISION_STRING = "00002a29-0000-1000-8000-00805f9b34fb";</text:p>
          </table:table-cell>
          <table:table-cell table:formula="of:=CONCATENATE([.$H$3];TRIM(CLEAN([.D137])); &quot; , &quot; ;CHAR(34); TRIM(CLEAN([.B138]));CHAR(34); &quot;);&quot;)" office:value-type="string" office:string-value="map.put(SOFTWARE_REVISION_STRING , &quot;Manufacturer Name String&quot;);" calcext:value-type="string">
            <text:p>map.put(SOFTWARE_REVISION_STRING , "Manufacturer Name String");</text:p>
          </table:table-cell>
          <table:table-cell/>
        </table:table-row>
        <table:table-row table:style-name="ro1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style-name="ce12" table:formula="of:=IF(COUNTIF([.$A$1:.$A$9966];[.A139])&gt;1;&quot;Duplicate&quot;;&quot;&quot;)">
            <text:p/>
          </table:table-cell>
          <table:table-cell table:formula="of:=CLEAN(SUBSTITUTE(UPPER(SUBSTITUTE(SUBSTITUTE(SUBSTITUTE(SUBSTITUTE(SUBSTITUTE(SUBSTITUTE(SUBSTITUTE(SUBSTITUTE(SUBSTITUTE([.B1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NUFACTURER_NAME_STRING" calcext:value-type="string">
            <text:p>MANUFACTURER_NAME_STRING</text:p>
          </table:table-cell>
          <table:table-cell/>
          <table:table-cell table:formula="of:=CONCATENATE([.$H$2];&quot; &quot;;TRIM(CLEAN([.D138]));&quot; = &quot;;CHAR(34); LOWER(TRIM(CLEAN([.A139]))); CHAR(34);&quot;;&quot;)" office:value-type="string" office:string-value="public static final String MANUFACTURER_NAME_STRING = &quot;00002a2a-0000-1000-8000-00805f9b34fb&quot;;" calcext:value-type="string">
            <text:p>public static final String MANUFACTURER_NAME_STRING = "00002a2a-0000-1000-8000-00805f9b34fb";</text:p>
          </table:table-cell>
          <table:table-cell table:formula="of:=CONCATENATE([.$H$3];TRIM(CLEAN([.D138])); &quot; , &quot; ;CHAR(34); TRIM(CLEAN([.B139]));CHAR(34); &quot;);&quot;)" office:value-type="string" office:string-value="map.put(MANUFACTURER_NAME_STRING , &quot;IEEE 11073-20601 Regulatory&quot;);" calcext:value-type="string">
            <text:p>map.put(MANUFACTURER_NAME_STRING , "IEEE 11073-20601 Regulatory");</text:p>
          </table:table-cell>
          <table:table-cell/>
        </table:table-row>
        <table:table-row table:style-name="ro1">
          <table:table-cell office:value-type="string" calcext:value-type="string">
            <text:p>00002a2a-0000-1000-8000-00805f9b34fb</text:p>
          </table:table-cell>
          <table:table-cell office:value-type="string" calcext:value-type="string">
            <text:p>IEEE 11073-20601 Regulatory</text:p>
          </table:table-cell>
          <table:table-cell table:style-name="ce12" table:formula="of:=IF(COUNTIF([.$A$1:.$A$9966];[.A140])&gt;1;&quot;Duplicate&quot;;&quot;&quot;)">
            <text:p/>
          </table:table-cell>
          <table:table-cell table:formula="of:=CLEAN(SUBSTITUTE(UPPER(SUBSTITUTE(SUBSTITUTE(SUBSTITUTE(SUBSTITUTE(SUBSTITUTE(SUBSTITUTE(SUBSTITUTE(SUBSTITUTE(SUBSTITUTE([.B1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EEE_1107320601_REGULATORY" calcext:value-type="string">
            <text:p>IEEE_1107320601_REGULATORY</text:p>
          </table:table-cell>
          <table:table-cell/>
          <table:table-cell table:formula="of:=CONCATENATE([.$H$2];&quot; &quot;;TRIM(CLEAN([.D139]));&quot; = &quot;;CHAR(34); LOWER(TRIM(CLEAN([.A140]))); CHAR(34);&quot;;&quot;)" office:value-type="string" office:string-value="public static final String IEEE_1107320601_REGULATORY = &quot;00002a2b-0000-1000-8000-00805f9b34fb&quot;;" calcext:value-type="string">
            <text:p>public static final String IEEE_1107320601_REGULATORY = "00002a2b-0000-1000-8000-00805f9b34fb";</text:p>
          </table:table-cell>
          <table:table-cell table:formula="of:=CONCATENATE([.$H$3];TRIM(CLEAN([.D139])); &quot; , &quot; ;CHAR(34); TRIM(CLEAN([.B140]));CHAR(34); &quot;);&quot;)" office:value-type="string" office:string-value="map.put(IEEE_1107320601_REGULATORY , &quot;Current Time&quot;);" calcext:value-type="string">
            <text:p>map.put(IEEE_1107320601_REGULATORY , "Current Time");</text:p>
          </table:table-cell>
          <table:table-cell/>
        </table:table-row>
        <table:table-row table:style-name="ro1">
          <table:table-cell office:value-type="string" calcext:value-type="string">
            <text:p>00002a2b-0000-1000-8000-00805f9b34fb</text:p>
          </table:table-cell>
          <table:table-cell office:value-type="string" calcext:value-type="string">
            <text:p>Current Time</text:p>
          </table:table-cell>
          <table:table-cell table:style-name="ce12" table:formula="of:=IF(COUNTIF([.$A$1:.$A$9966];[.A141])&gt;1;&quot;Duplicate&quot;;&quot;&quot;)">
            <text:p/>
          </table:table-cell>
          <table:table-cell table:formula="of:=CLEAN(SUBSTITUTE(UPPER(SUBSTITUTE(SUBSTITUTE(SUBSTITUTE(SUBSTITUTE(SUBSTITUTE(SUBSTITUTE(SUBSTITUTE(SUBSTITUTE(SUBSTITUTE([.B1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URRENT_TIME" calcext:value-type="string">
            <text:p>CURRENT_TIME</text:p>
          </table:table-cell>
          <table:table-cell/>
          <table:table-cell table:formula="of:=CONCATENATE([.$H$2];&quot; &quot;;TRIM(CLEAN([.D140]));&quot; = &quot;;CHAR(34); LOWER(TRIM(CLEAN([.A141]))); CHAR(34);&quot;;&quot;)" office:value-type="string" office:string-value="public static final String CURRENT_TIME = &quot;00002a35-0000-1000-8000-00805f9b34fb&quot;;" calcext:value-type="string">
            <text:p>public static final String CURRENT_TIME = "00002a35-0000-1000-8000-00805f9b34fb";</text:p>
          </table:table-cell>
          <table:table-cell table:formula="of:=CONCATENATE([.$H$3];TRIM(CLEAN([.D140])); &quot; , &quot; ;CHAR(34); TRIM(CLEAN([.B141]));CHAR(34); &quot;);&quot;)" office:value-type="string" office:string-value="map.put(CURRENT_TIME , &quot;Blood Pressure Measurement&quot;);" calcext:value-type="string">
            <text:p>map.put(CURRENT_TIME , "Blood Pressure Measurement");</text:p>
          </table:table-cell>
          <table:table-cell/>
        </table:table-row>
        <table:table-row table:style-name="ro1">
          <table:table-cell office:value-type="string" calcext:value-type="string">
            <text:p>00002a35-0000-1000-8000-00805f9b34fb</text:p>
          </table:table-cell>
          <table:table-cell office:value-type="string" calcext:value-type="string">
            <text:p>Blood Pressure Measurement</text:p>
          </table:table-cell>
          <table:table-cell table:style-name="ce12" table:formula="of:=IF(COUNTIF([.$A$1:.$A$9966];[.A142])&gt;1;&quot;Duplicate&quot;;&quot;&quot;)">
            <text:p/>
          </table:table-cell>
          <table:table-cell table:formula="of:=CLEAN(SUBSTITUTE(UPPER(SUBSTITUTE(SUBSTITUTE(SUBSTITUTE(SUBSTITUTE(SUBSTITUTE(SUBSTITUTE(SUBSTITUTE(SUBSTITUTE(SUBSTITUTE([.B1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OOD_PRESSURE_MEASUREMENT" calcext:value-type="string">
            <text:p>BLOOD_PRESSURE_MEASUREMENT</text:p>
          </table:table-cell>
          <table:table-cell/>
          <table:table-cell table:formula="of:=CONCATENATE([.$H$2];&quot; &quot;;TRIM(CLEAN([.D141]));&quot; = &quot;;CHAR(34); LOWER(TRIM(CLEAN([.A142]))); CHAR(34);&quot;;&quot;)" office:value-type="string" office:string-value="public static final String BLOOD_PRESSURE_MEASUREMENT = &quot;00002a36-0000-1000-8000-00805f9b34fb&quot;;" calcext:value-type="string">
            <text:p>public static final String BLOOD_PRESSURE_MEASUREMENT = "00002a36-0000-1000-8000-00805f9b34fb";</text:p>
          </table:table-cell>
          <table:table-cell table:formula="of:=CONCATENATE([.$H$3];TRIM(CLEAN([.D141])); &quot; , &quot; ;CHAR(34); TRIM(CLEAN([.B142]));CHAR(34); &quot;);&quot;)" office:value-type="string" office:string-value="map.put(BLOOD_PRESSURE_MEASUREMENT , &quot;Intermediate Cuff Pressure&quot;);" calcext:value-type="string">
            <text:p>map.put(BLOOD_PRESSURE_MEASUREMENT , "Intermediate Cuff Pressure");</text:p>
          </table:table-cell>
          <table:table-cell/>
        </table:table-row>
        <table:table-row table:style-name="ro1">
          <table:table-cell office:value-type="string" calcext:value-type="string">
            <text:p>00002a36-0000-1000-8000-00805f9b34fb</text:p>
          </table:table-cell>
          <table:table-cell office:value-type="string" calcext:value-type="string">
            <text:p>Intermediate Cuff Pressure</text:p>
          </table:table-cell>
          <table:table-cell table:style-name="ce12" table:formula="of:=IF(COUNTIF([.$A$1:.$A$9966];[.A143])&gt;1;&quot;Duplicate&quot;;&quot;&quot;)">
            <text:p/>
          </table:table-cell>
          <table:table-cell table:formula="of:=CLEAN(SUBSTITUTE(UPPER(SUBSTITUTE(SUBSTITUTE(SUBSTITUTE(SUBSTITUTE(SUBSTITUTE(SUBSTITUTE(SUBSTITUTE(SUBSTITUTE(SUBSTITUTE([.B1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MEDIATE_CUFF_PRESSURE" calcext:value-type="string">
            <text:p>INTERMEDIATE_CUFF_PRESSURE</text:p>
          </table:table-cell>
          <table:table-cell/>
          <table:table-cell table:formula="of:=CONCATENATE([.$H$2];&quot; &quot;;TRIM(CLEAN([.D142]));&quot; = &quot;;CHAR(34); LOWER(TRIM(CLEAN([.A143]))); CHAR(34);&quot;;&quot;)" office:value-type="string" office:string-value="public static final String INTERMEDIATE_CUFF_PRESSURE = &quot;00002a37-0000-1000-8000-00805f9b34fb&quot;;" calcext:value-type="string">
            <text:p>public static final String INTERMEDIATE_CUFF_PRESSURE = "00002a37-0000-1000-8000-00805f9b34fb";</text:p>
          </table:table-cell>
          <table:table-cell table:formula="of:=CONCATENATE([.$H$3];TRIM(CLEAN([.D142])); &quot; , &quot; ;CHAR(34); TRIM(CLEAN([.B143]));CHAR(34); &quot;);&quot;)" office:value-type="string" office:string-value="map.put(INTERMEDIATE_CUFF_PRESSURE , &quot;Heart Rate Measurement&quot;);" calcext:value-type="string">
            <text:p>map.put(INTERMEDIATE_CUFF_PRESSURE , "Heart Rate Measurement");</text:p>
          </table:table-cell>
          <table:table-cell/>
        </table:table-row>
        <table:table-row table:style-name="ro1">
          <table:table-cell office:value-type="string" calcext:value-type="string">
            <text:p>00002a37-0000-1000-8000-00805f9b34fb</text:p>
          </table:table-cell>
          <table:table-cell office:value-type="string" calcext:value-type="string">
            <text:p>Heart Rate Measurement</text:p>
          </table:table-cell>
          <table:table-cell table:style-name="ce12" table:formula="of:=IF(COUNTIF([.$A$1:.$A$9966];[.A144])&gt;1;&quot;Duplicate&quot;;&quot;&quot;)">
            <text:p/>
          </table:table-cell>
          <table:table-cell table:formula="of:=CLEAN(SUBSTITUTE(UPPER(SUBSTITUTE(SUBSTITUTE(SUBSTITUTE(SUBSTITUTE(SUBSTITUTE(SUBSTITUTE(SUBSTITUTE(SUBSTITUTE(SUBSTITUTE([.B1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_MEASUREMENT" calcext:value-type="string">
            <text:p>HEART_RATE_MEASUREMENT</text:p>
          </table:table-cell>
          <table:table-cell/>
          <table:table-cell table:formula="of:=CONCATENATE([.$H$2];&quot; &quot;;TRIM(CLEAN([.D143]));&quot; = &quot;;CHAR(34); LOWER(TRIM(CLEAN([.A144]))); CHAR(34);&quot;;&quot;)" office:value-type="string" office:string-value="public static final String HEART_RATE_MEASUREMENT = &quot;00002a38-0000-1000-8000-00805f9b34fb&quot;;" calcext:value-type="string">
            <text:p>public static final String HEART_RATE_MEASUREMENT = "00002a38-0000-1000-8000-00805f9b34fb";</text:p>
          </table:table-cell>
          <table:table-cell table:formula="of:=CONCATENATE([.$H$3];TRIM(CLEAN([.D143])); &quot; , &quot; ;CHAR(34); TRIM(CLEAN([.B144]));CHAR(34); &quot;);&quot;)" office:value-type="string" office:string-value="map.put(HEART_RATE_MEASUREMENT , &quot;Body Sensor Location&quot;);" calcext:value-type="string">
            <text:p>map.put(HEART_RATE_MEASUREMENT , "Body Sensor Location");</text:p>
          </table:table-cell>
          <table:table-cell/>
        </table:table-row>
        <table:table-row table:style-name="ro1">
          <table:table-cell office:value-type="string" calcext:value-type="string">
            <text:p>00002a38-0000-1000-8000-00805f9b34fb</text:p>
          </table:table-cell>
          <table:table-cell office:value-type="string" calcext:value-type="string">
            <text:p>Body Sensor Location</text:p>
          </table:table-cell>
          <table:table-cell table:style-name="ce12" table:formula="of:=IF(COUNTIF([.$A$1:.$A$9966];[.A145])&gt;1;&quot;Duplicate&quot;;&quot;&quot;)">
            <text:p/>
          </table:table-cell>
          <table:table-cell table:formula="of:=CLEAN(SUBSTITUTE(UPPER(SUBSTITUTE(SUBSTITUTE(SUBSTITUTE(SUBSTITUTE(SUBSTITUTE(SUBSTITUTE(SUBSTITUTE(SUBSTITUTE(SUBSTITUTE([.B1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ODY_SENSOR_LOCATION" calcext:value-type="string">
            <text:p>BODY_SENSOR_LOCATION</text:p>
          </table:table-cell>
          <table:table-cell/>
          <table:table-cell table:formula="of:=CONCATENATE([.$H$2];&quot; &quot;;TRIM(CLEAN([.D144]));&quot; = &quot;;CHAR(34); LOWER(TRIM(CLEAN([.A145]))); CHAR(34);&quot;;&quot;)" office:value-type="string" office:string-value="public static final String BODY_SENSOR_LOCATION = &quot;00002a39-0000-1000-8000-00805f9b34fb&quot;;" calcext:value-type="string">
            <text:p>public static final String BODY_SENSOR_LOCATION = "00002a39-0000-1000-8000-00805f9b34fb";</text:p>
          </table:table-cell>
          <table:table-cell table:formula="of:=CONCATENATE([.$H$3];TRIM(CLEAN([.D144])); &quot; , &quot; ;CHAR(34); TRIM(CLEAN([.B145]));CHAR(34); &quot;);&quot;)" office:value-type="string" office:string-value="map.put(BODY_SENSOR_LOCATION , &quot;Heart Rate Control Point&quot;);" calcext:value-type="string">
            <text:p>map.put(BODY_SENSOR_LOCATION , "Heart Rate Control Point");</text:p>
          </table:table-cell>
          <table:table-cell/>
        </table:table-row>
        <table:table-row table:style-name="ro1">
          <table:table-cell office:value-type="string" calcext:value-type="string">
            <text:p>00002a39-0000-1000-8000-00805f9b34fb</text:p>
          </table:table-cell>
          <table:table-cell office:value-type="string" calcext:value-type="string">
            <text:p>Heart Rate Control Point</text:p>
          </table:table-cell>
          <table:table-cell table:style-name="ce12" table:formula="of:=IF(COUNTIF([.$A$1:.$A$9966];[.A146])&gt;1;&quot;Duplicate&quot;;&quot;&quot;)">
            <text:p/>
          </table:table-cell>
          <table:table-cell table:formula="of:=CLEAN(SUBSTITUTE(UPPER(SUBSTITUTE(SUBSTITUTE(SUBSTITUTE(SUBSTITUTE(SUBSTITUTE(SUBSTITUTE(SUBSTITUTE(SUBSTITUTE(SUBSTITUTE([.B1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_CONTROL_POINT" calcext:value-type="string">
            <text:p>HEART_RATE_CONTROL_POINT</text:p>
          </table:table-cell>
          <table:table-cell/>
          <table:table-cell table:formula="of:=CONCATENATE([.$H$2];&quot; &quot;;TRIM(CLEAN([.D145]));&quot; = &quot;;CHAR(34); LOWER(TRIM(CLEAN([.A146]))); CHAR(34);&quot;;&quot;)" office:value-type="string" office:string-value="public static final String HEART_RATE_CONTROL_POINT = &quot;00002a3f-0000-1000-8000-00805f9b34fb&quot;;" calcext:value-type="string">
            <text:p>public static final String HEART_RATE_CONTROL_POINT = "00002a3f-0000-1000-8000-00805f9b34fb";</text:p>
          </table:table-cell>
          <table:table-cell table:formula="of:=CONCATENATE([.$H$3];TRIM(CLEAN([.D145])); &quot; , &quot; ;CHAR(34); TRIM(CLEAN([.B146]));CHAR(34); &quot;);&quot;)" office:value-type="string" office:string-value="map.put(HEART_RATE_CONTROL_POINT , &quot;Alert Status&quot;);" calcext:value-type="string">
            <text:p>map.put(HEART_RATE_CONTROL_POINT , "Alert Status");</text:p>
          </table:table-cell>
          <table:table-cell/>
        </table:table-row>
        <table:table-row table:style-name="ro1">
          <table:table-cell office:value-type="string" calcext:value-type="string">
            <text:p>00002a3f-0000-1000-8000-00805f9b34fb</text:p>
          </table:table-cell>
          <table:table-cell office:value-type="string" calcext:value-type="string">
            <text:p>Alert Status</text:p>
          </table:table-cell>
          <table:table-cell table:style-name="ce12" table:formula="of:=IF(COUNTIF([.$A$1:.$A$9966];[.A147])&gt;1;&quot;Duplicate&quot;;&quot;&quot;)">
            <text:p/>
          </table:table-cell>
          <table:table-cell table:formula="of:=CLEAN(SUBSTITUTE(UPPER(SUBSTITUTE(SUBSTITUTE(SUBSTITUTE(SUBSTITUTE(SUBSTITUTE(SUBSTITUTE(SUBSTITUTE(SUBSTITUTE(SUBSTITUTE([.B1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STATUS" calcext:value-type="string">
            <text:p>ALERT_STATUS</text:p>
          </table:table-cell>
          <table:table-cell/>
          <table:table-cell table:formula="of:=CONCATENATE([.$H$2];&quot; &quot;;TRIM(CLEAN([.D146]));&quot; = &quot;;CHAR(34); LOWER(TRIM(CLEAN([.A147]))); CHAR(34);&quot;;&quot;)" office:value-type="string" office:string-value="public static final String ALERT_STATUS = &quot;00002a40-0000-1000-8000-00805f9b34fb&quot;;" calcext:value-type="string">
            <text:p>public static final String ALERT_STATUS = "00002a40-0000-1000-8000-00805f9b34fb";</text:p>
          </table:table-cell>
          <table:table-cell table:formula="of:=CONCATENATE([.$H$3];TRIM(CLEAN([.D146])); &quot; , &quot; ;CHAR(34); TRIM(CLEAN([.B147]));CHAR(34); &quot;);&quot;)" office:value-type="string" office:string-value="map.put(ALERT_STATUS , &quot;Ringer Control Point&quot;);" calcext:value-type="string">
            <text:p>map.put(ALERT_STATUS , "Ringer Control Point");</text:p>
          </table:table-cell>
          <table:table-cell/>
        </table:table-row>
        <table:table-row table:style-name="ro1">
          <table:table-cell office:value-type="string" calcext:value-type="string">
            <text:p>00002a40-0000-1000-8000-00805f9b34fb</text:p>
          </table:table-cell>
          <table:table-cell office:value-type="string" calcext:value-type="string">
            <text:p>Ringer Control Point</text:p>
          </table:table-cell>
          <table:table-cell table:style-name="ce12" table:formula="of:=IF(COUNTIF([.$A$1:.$A$9966];[.A148])&gt;1;&quot;Duplicate&quot;;&quot;&quot;)">
            <text:p/>
          </table:table-cell>
          <table:table-cell table:formula="of:=CLEAN(SUBSTITUTE(UPPER(SUBSTITUTE(SUBSTITUTE(SUBSTITUTE(SUBSTITUTE(SUBSTITUTE(SUBSTITUTE(SUBSTITUTE(SUBSTITUTE(SUBSTITUTE([.B1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NGER_CONTROL_POINT" calcext:value-type="string">
            <text:p>RINGER_CONTROL_POINT</text:p>
          </table:table-cell>
          <table:table-cell/>
          <table:table-cell table:formula="of:=CONCATENATE([.$H$2];&quot; &quot;;TRIM(CLEAN([.D147]));&quot; = &quot;;CHAR(34); LOWER(TRIM(CLEAN([.A148]))); CHAR(34);&quot;;&quot;)" office:value-type="string" office:string-value="public static final String RINGER_CONTROL_POINT = &quot;00002a41-0000-1000-8000-00805f9b34fb&quot;;" calcext:value-type="string">
            <text:p>public static final String RINGER_CONTROL_POINT = "00002a41-0000-1000-8000-00805f9b34fb";</text:p>
          </table:table-cell>
          <table:table-cell table:formula="of:=CONCATENATE([.$H$3];TRIM(CLEAN([.D147])); &quot; , &quot; ;CHAR(34); TRIM(CLEAN([.B148]));CHAR(34); &quot;);&quot;)" office:value-type="string" office:string-value="map.put(RINGER_CONTROL_POINT , &quot;Ringer Setting&quot;);" calcext:value-type="string">
            <text:p>map.put(RINGER_CONTROL_POINT , "Ringer Setting");</text:p>
          </table:table-cell>
          <table:table-cell/>
        </table:table-row>
        <table:table-row table:style-name="ro1">
          <table:table-cell office:value-type="string" calcext:value-type="string">
            <text:p>00002a41-0000-1000-8000-00805f9b34fb</text:p>
          </table:table-cell>
          <table:table-cell office:value-type="string" calcext:value-type="string">
            <text:p>Ringer Setting</text:p>
          </table:table-cell>
          <table:table-cell table:style-name="ce12" table:formula="of:=IF(COUNTIF([.$A$1:.$A$9966];[.A149])&gt;1;&quot;Duplicate&quot;;&quot;&quot;)">
            <text:p/>
          </table:table-cell>
          <table:table-cell table:formula="of:=CLEAN(SUBSTITUTE(UPPER(SUBSTITUTE(SUBSTITUTE(SUBSTITUTE(SUBSTITUTE(SUBSTITUTE(SUBSTITUTE(SUBSTITUTE(SUBSTITUTE(SUBSTITUTE([.B1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NGER_SETTING" calcext:value-type="string">
            <text:p>RINGER_SETTING</text:p>
          </table:table-cell>
          <table:table-cell/>
          <table:table-cell table:formula="of:=CONCATENATE([.$H$2];&quot; &quot;;TRIM(CLEAN([.D148]));&quot; = &quot;;CHAR(34); LOWER(TRIM(CLEAN([.A149]))); CHAR(34);&quot;;&quot;)" office:value-type="string" office:string-value="public static final String RINGER_SETTING = &quot;00002a42-0000-1000-8000-00805f9b34fb&quot;;" calcext:value-type="string">
            <text:p>public static final String RINGER_SETTING = "00002a42-0000-1000-8000-00805f9b34fb";</text:p>
          </table:table-cell>
          <table:table-cell table:formula="of:=CONCATENATE([.$H$3];TRIM(CLEAN([.D148])); &quot; , &quot; ;CHAR(34); TRIM(CLEAN([.B149]));CHAR(34); &quot;);&quot;)" office:value-type="string" office:string-value="map.put(RINGER_SETTING , &quot;Alert Category ID Bit Mask&quot;);" calcext:value-type="string">
            <text:p>map.put(RINGER_SETTING , "Alert Category ID Bit Mask");</text:p>
          </table:table-cell>
          <table:table-cell/>
        </table:table-row>
        <table:table-row table:style-name="ro1">
          <table:table-cell office:value-type="string" calcext:value-type="string">
            <text:p>00002a42-0000-1000-8000-00805f9b34fb</text:p>
          </table:table-cell>
          <table:table-cell office:value-type="string" calcext:value-type="string">
            <text:p>Alert Category ID Bit Mask</text:p>
          </table:table-cell>
          <table:table-cell table:style-name="ce12" table:formula="of:=IF(COUNTIF([.$A$1:.$A$9966];[.A150])&gt;1;&quot;Duplicate&quot;;&quot;&quot;)">
            <text:p/>
          </table:table-cell>
          <table:table-cell table:formula="of:=CLEAN(SUBSTITUTE(UPPER(SUBSTITUTE(SUBSTITUTE(SUBSTITUTE(SUBSTITUTE(SUBSTITUTE(SUBSTITUTE(SUBSTITUTE(SUBSTITUTE(SUBSTITUTE([.B1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CATEGORY_ID_BIT_MASK" calcext:value-type="string">
            <text:p>ALERT_CATEGORY_ID_BIT_MASK</text:p>
          </table:table-cell>
          <table:table-cell/>
          <table:table-cell table:formula="of:=CONCATENATE([.$H$2];&quot; &quot;;TRIM(CLEAN([.D149]));&quot; = &quot;;CHAR(34); LOWER(TRIM(CLEAN([.A150]))); CHAR(34);&quot;;&quot;)" office:value-type="string" office:string-value="public static final String ALERT_CATEGORY_ID_BIT_MASK = &quot;00002a43-0000-1000-8000-00805f9b34fb&quot;;" calcext:value-type="string">
            <text:p>public static final String ALERT_CATEGORY_ID_BIT_MASK = "00002a43-0000-1000-8000-00805f9b34fb";</text:p>
          </table:table-cell>
          <table:table-cell table:formula="of:=CONCATENATE([.$H$3];TRIM(CLEAN([.D149])); &quot; , &quot; ;CHAR(34); TRIM(CLEAN([.B150]));CHAR(34); &quot;);&quot;)" office:value-type="string" office:string-value="map.put(ALERT_CATEGORY_ID_BIT_MASK , &quot;Alert Category ID&quot;);" calcext:value-type="string">
            <text:p>map.put(ALERT_CATEGORY_ID_BIT_MASK , "Alert Category ID");</text:p>
          </table:table-cell>
          <table:table-cell/>
        </table:table-row>
        <table:table-row table:style-name="ro1">
          <table:table-cell office:value-type="string" calcext:value-type="string">
            <text:p>00002a43-0000-1000-8000-00805f9b34fb</text:p>
          </table:table-cell>
          <table:table-cell office:value-type="string" calcext:value-type="string">
            <text:p>Alert Category ID</text:p>
          </table:table-cell>
          <table:table-cell table:style-name="ce12" table:formula="of:=IF(COUNTIF([.$A$1:.$A$9966];[.A151])&gt;1;&quot;Duplicate&quot;;&quot;&quot;)">
            <text:p/>
          </table:table-cell>
          <table:table-cell table:formula="of:=CLEAN(SUBSTITUTE(UPPER(SUBSTITUTE(SUBSTITUTE(SUBSTITUTE(SUBSTITUTE(SUBSTITUTE(SUBSTITUTE(SUBSTITUTE(SUBSTITUTE(SUBSTITUTE([.B1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CATEGORY_ID" calcext:value-type="string">
            <text:p>ALERT_CATEGORY_ID</text:p>
          </table:table-cell>
          <table:table-cell/>
          <table:table-cell table:formula="of:=CONCATENATE([.$H$2];&quot; &quot;;TRIM(CLEAN([.D150]));&quot; = &quot;;CHAR(34); LOWER(TRIM(CLEAN([.A151]))); CHAR(34);&quot;;&quot;)" office:value-type="string" office:string-value="public static final String ALERT_CATEGORY_ID = &quot;00002a44-0000-1000-8000-00805f9b34fb&quot;;" calcext:value-type="string">
            <text:p>public static final String ALERT_CATEGORY_ID = "00002a44-0000-1000-8000-00805f9b34fb";</text:p>
          </table:table-cell>
          <table:table-cell table:formula="of:=CONCATENATE([.$H$3];TRIM(CLEAN([.D150])); &quot; , &quot; ;CHAR(34); TRIM(CLEAN([.B151]));CHAR(34); &quot;);&quot;)" office:value-type="string" office:string-value="map.put(ALERT_CATEGORY_ID , &quot;Alert Notification Control Point&quot;);" calcext:value-type="string">
            <text:p>map.put(ALERT_CATEGORY_ID , "Alert Notification Control Point");</text:p>
          </table:table-cell>
          <table:table-cell/>
        </table:table-row>
        <table:table-row table:style-name="ro1">
          <table:table-cell office:value-type="string" calcext:value-type="string">
            <text:p>00002a44-0000-1000-8000-00805f9b34fb</text:p>
          </table:table-cell>
          <table:table-cell office:value-type="string" calcext:value-type="string">
            <text:p>Alert Notification Control Point</text:p>
          </table:table-cell>
          <table:table-cell table:style-name="ce12" table:formula="of:=IF(COUNTIF([.$A$1:.$A$9966];[.A152])&gt;1;&quot;Duplicate&quot;;&quot;&quot;)">
            <text:p/>
          </table:table-cell>
          <table:table-cell table:formula="of:=CLEAN(SUBSTITUTE(UPPER(SUBSTITUTE(SUBSTITUTE(SUBSTITUTE(SUBSTITUTE(SUBSTITUTE(SUBSTITUTE(SUBSTITUTE(SUBSTITUTE(SUBSTITUTE([.B1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NOTIFICATION_CONTROL_POINT" calcext:value-type="string">
            <text:p>ALERT_NOTIFICATION_CONTROL_POINT</text:p>
          </table:table-cell>
          <table:table-cell/>
          <table:table-cell table:formula="of:=CONCATENATE([.$H$2];&quot; &quot;;TRIM(CLEAN([.D151]));&quot; = &quot;;CHAR(34); LOWER(TRIM(CLEAN([.A152]))); CHAR(34);&quot;;&quot;)" office:value-type="string" office:string-value="public static final String ALERT_NOTIFICATION_CONTROL_POINT = &quot;00002a45-0000-1000-8000-00805f9b34fb&quot;;" calcext:value-type="string">
            <text:p>public static final String ALERT_NOTIFICATION_CONTROL_POINT = "00002a45-0000-1000-8000-00805f9b34fb";</text:p>
          </table:table-cell>
          <table:table-cell table:formula="of:=CONCATENATE([.$H$3];TRIM(CLEAN([.D151])); &quot; , &quot; ;CHAR(34); TRIM(CLEAN([.B152]));CHAR(34); &quot;);&quot;)" office:value-type="string" office:string-value="map.put(ALERT_NOTIFICATION_CONTROL_POINT , &quot;Unread Alert Status&quot;);" calcext:value-type="string">
            <text:p>map.put(ALERT_NOTIFICATION_CONTROL_POINT , "Unread Alert Status");</text:p>
          </table:table-cell>
          <table:table-cell/>
        </table:table-row>
        <table:table-row table:style-name="ro1">
          <table:table-cell office:value-type="string" calcext:value-type="string">
            <text:p>00002a45-0000-1000-8000-00805f9b34fb</text:p>
          </table:table-cell>
          <table:table-cell office:value-type="string" calcext:value-type="string">
            <text:p>Unread Alert Status</text:p>
          </table:table-cell>
          <table:table-cell table:style-name="ce12" table:formula="of:=IF(COUNTIF([.$A$1:.$A$9966];[.A153])&gt;1;&quot;Duplicate&quot;;&quot;&quot;)">
            <text:p/>
          </table:table-cell>
          <table:table-cell table:formula="of:=CLEAN(SUBSTITUTE(UPPER(SUBSTITUTE(SUBSTITUTE(SUBSTITUTE(SUBSTITUTE(SUBSTITUTE(SUBSTITUTE(SUBSTITUTE(SUBSTITUTE(SUBSTITUTE([.B1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NREAD_ALERT_STATUS" calcext:value-type="string">
            <text:p>UNREAD_ALERT_STATUS</text:p>
          </table:table-cell>
          <table:table-cell/>
          <table:table-cell table:formula="of:=CONCATENATE([.$H$2];&quot; &quot;;TRIM(CLEAN([.D152]));&quot; = &quot;;CHAR(34); LOWER(TRIM(CLEAN([.A153]))); CHAR(34);&quot;;&quot;)" office:value-type="string" office:string-value="public static final String UNREAD_ALERT_STATUS = &quot;00002a46-0000-1000-8000-00805f9b34fb&quot;;" calcext:value-type="string">
            <text:p>public static final String UNREAD_ALERT_STATUS = "00002a46-0000-1000-8000-00805f9b34fb";</text:p>
          </table:table-cell>
          <table:table-cell table:formula="of:=CONCATENATE([.$H$3];TRIM(CLEAN([.D152])); &quot; , &quot; ;CHAR(34); TRIM(CLEAN([.B153]));CHAR(34); &quot;);&quot;)" office:value-type="string" office:string-value="map.put(UNREAD_ALERT_STATUS , &quot;New Alert&quot;);" calcext:value-type="string">
            <text:p>map.put(UNREAD_ALERT_STATUS , "New Alert");</text:p>
          </table:table-cell>
          <table:table-cell/>
        </table:table-row>
        <table:table-row table:style-name="ro1">
          <table:table-cell office:value-type="string" calcext:value-type="string">
            <text:p>00002a46-0000-1000-8000-00805f9b34fb</text:p>
          </table:table-cell>
          <table:table-cell office:value-type="string" calcext:value-type="string">
            <text:p>New Alert</text:p>
          </table:table-cell>
          <table:table-cell table:style-name="ce12" table:formula="of:=IF(COUNTIF([.$A$1:.$A$9966];[.A154])&gt;1;&quot;Duplicate&quot;;&quot;&quot;)">
            <text:p/>
          </table:table-cell>
          <table:table-cell table:formula="of:=CLEAN(SUBSTITUTE(UPPER(SUBSTITUTE(SUBSTITUTE(SUBSTITUTE(SUBSTITUTE(SUBSTITUTE(SUBSTITUTE(SUBSTITUTE(SUBSTITUTE(SUBSTITUTE([.B1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W_ALERT" calcext:value-type="string">
            <text:p>NEW_ALERT</text:p>
          </table:table-cell>
          <table:table-cell/>
          <table:table-cell table:formula="of:=CONCATENATE([.$H$2];&quot; &quot;;TRIM(CLEAN([.D153]));&quot; = &quot;;CHAR(34); LOWER(TRIM(CLEAN([.A154]))); CHAR(34);&quot;;&quot;)" office:value-type="string" office:string-value="public static final String NEW_ALERT = &quot;00002a47-0000-1000-8000-00805f9b34fb&quot;;" calcext:value-type="string">
            <text:p>public static final String NEW_ALERT = "00002a47-0000-1000-8000-00805f9b34fb";</text:p>
          </table:table-cell>
          <table:table-cell table:formula="of:=CONCATENATE([.$H$3];TRIM(CLEAN([.D153])); &quot; , &quot; ;CHAR(34); TRIM(CLEAN([.B154]));CHAR(34); &quot;);&quot;)" office:value-type="string" office:string-value="map.put(NEW_ALERT , &quot;Supported New Alert Category&quot;);" calcext:value-type="string">
            <text:p>map.put(NEW_ALERT , "Supported New Alert Category");</text:p>
          </table:table-cell>
          <table:table-cell/>
        </table:table-row>
        <table:table-row table:style-name="ro1">
          <table:table-cell office:value-type="string" calcext:value-type="string">
            <text:p>00002a47-0000-1000-8000-00805f9b34fb</text:p>
          </table:table-cell>
          <table:table-cell office:value-type="string" calcext:value-type="string">
            <text:p>Supported New Alert Category</text:p>
          </table:table-cell>
          <table:table-cell table:style-name="ce12" table:formula="of:=IF(COUNTIF([.$A$1:.$A$9966];[.A155])&gt;1;&quot;Duplicate&quot;;&quot;&quot;)">
            <text:p/>
          </table:table-cell>
          <table:table-cell table:formula="of:=CLEAN(SUBSTITUTE(UPPER(SUBSTITUTE(SUBSTITUTE(SUBSTITUTE(SUBSTITUTE(SUBSTITUTE(SUBSTITUTE(SUBSTITUTE(SUBSTITUTE(SUBSTITUTE([.B1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PPORTED_NEW_ALERT_CATEGORY" calcext:value-type="string">
            <text:p>SUPPORTED_NEW_ALERT_CATEGORY</text:p>
          </table:table-cell>
          <table:table-cell/>
          <table:table-cell table:formula="of:=CONCATENATE([.$H$2];&quot; &quot;;TRIM(CLEAN([.D154]));&quot; = &quot;;CHAR(34); LOWER(TRIM(CLEAN([.A155]))); CHAR(34);&quot;;&quot;)" office:value-type="string" office:string-value="public static final String SUPPORTED_NEW_ALERT_CATEGORY = &quot;00002a48-0000-1000-8000-00805f9b34fb&quot;;" calcext:value-type="string">
            <text:p>public static final String SUPPORTED_NEW_ALERT_CATEGORY = "00002a48-0000-1000-8000-00805f9b34fb";</text:p>
          </table:table-cell>
          <table:table-cell table:formula="of:=CONCATENATE([.$H$3];TRIM(CLEAN([.D154])); &quot; , &quot; ;CHAR(34); TRIM(CLEAN([.B155]));CHAR(34); &quot;);&quot;)" office:value-type="string" office:string-value="map.put(SUPPORTED_NEW_ALERT_CATEGORY , &quot;Supported Unread Alert Category&quot;);" calcext:value-type="string">
            <text:p>map.put(SUPPORTED_NEW_ALERT_CATEGORY , "Supported Unread Alert Category");</text:p>
          </table:table-cell>
          <table:table-cell/>
        </table:table-row>
        <table:table-row table:style-name="ro1">
          <table:table-cell office:value-type="string" calcext:value-type="string">
            <text:p>00002a48-0000-1000-8000-00805f9b34fb</text:p>
          </table:table-cell>
          <table:table-cell office:value-type="string" calcext:value-type="string">
            <text:p>Supported Unread Alert Category</text:p>
          </table:table-cell>
          <table:table-cell table:style-name="ce12" table:formula="of:=IF(COUNTIF([.$A$1:.$A$9966];[.A156])&gt;1;&quot;Duplicate&quot;;&quot;&quot;)">
            <text:p/>
          </table:table-cell>
          <table:table-cell table:formula="of:=CLEAN(SUBSTITUTE(UPPER(SUBSTITUTE(SUBSTITUTE(SUBSTITUTE(SUBSTITUTE(SUBSTITUTE(SUBSTITUTE(SUBSTITUTE(SUBSTITUTE(SUBSTITUTE([.B1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PPORTED_UNREAD_ALERT_CATEGORY" calcext:value-type="string">
            <text:p>SUPPORTED_UNREAD_ALERT_CATEGORY</text:p>
          </table:table-cell>
          <table:table-cell/>
          <table:table-cell table:formula="of:=CONCATENATE([.$H$2];&quot; &quot;;TRIM(CLEAN([.D155]));&quot; = &quot;;CHAR(34); LOWER(TRIM(CLEAN([.A156]))); CHAR(34);&quot;;&quot;)" office:value-type="string" office:string-value="public static final String SUPPORTED_UNREAD_ALERT_CATEGORY = &quot;00002a49-0000-1000-8000-00805f9b34fb&quot;;" calcext:value-type="string">
            <text:p>public static final String SUPPORTED_UNREAD_ALERT_CATEGORY = "00002a49-0000-1000-8000-00805f9b34fb";</text:p>
          </table:table-cell>
          <table:table-cell table:formula="of:=CONCATENATE([.$H$3];TRIM(CLEAN([.D155])); &quot; , &quot; ;CHAR(34); TRIM(CLEAN([.B156]));CHAR(34); &quot;);&quot;)" office:value-type="string" office:string-value="map.put(SUPPORTED_UNREAD_ALERT_CATEGORY , &quot;Blood Pressure Feature&quot;);" calcext:value-type="string">
            <text:p>map.put(SUPPORTED_UNREAD_ALERT_CATEGORY , "Blood Pressure Feature");</text:p>
          </table:table-cell>
          <table:table-cell/>
        </table:table-row>
        <table:table-row table:style-name="ro1">
          <table:table-cell office:value-type="string" calcext:value-type="string">
            <text:p>00002a49-0000-1000-8000-00805f9b34fb</text:p>
          </table:table-cell>
          <table:table-cell office:value-type="string" calcext:value-type="string">
            <text:p>Blood Pressure Feature</text:p>
          </table:table-cell>
          <table:table-cell table:style-name="ce12" table:formula="of:=IF(COUNTIF([.$A$1:.$A$9966];[.A157])&gt;1;&quot;Duplicate&quot;;&quot;&quot;)">
            <text:p/>
          </table:table-cell>
          <table:table-cell table:formula="of:=CLEAN(SUBSTITUTE(UPPER(SUBSTITUTE(SUBSTITUTE(SUBSTITUTE(SUBSTITUTE(SUBSTITUTE(SUBSTITUTE(SUBSTITUTE(SUBSTITUTE(SUBSTITUTE([.B1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OOD_PRESSURE_FEATURE" calcext:value-type="string">
            <text:p>BLOOD_PRESSURE_FEATURE</text:p>
          </table:table-cell>
          <table:table-cell/>
          <table:table-cell table:formula="of:=CONCATENATE([.$H$2];&quot; &quot;;TRIM(CLEAN([.D156]));&quot; = &quot;;CHAR(34); LOWER(TRIM(CLEAN([.A157]))); CHAR(34);&quot;;&quot;)" office:value-type="string" office:string-value="public static final String BLOOD_PRESSURE_FEATURE = &quot;00002a50-0000-1000-8000-00805f9b34fb&quot;;" calcext:value-type="string">
            <text:p>public static final String BLOOD_PRESSURE_FEATURE = "00002a50-0000-1000-8000-00805f9b34fb";</text:p>
          </table:table-cell>
          <table:table-cell table:formula="of:=CONCATENATE([.$H$3];TRIM(CLEAN([.D156])); &quot; , &quot; ;CHAR(34); TRIM(CLEAN([.B157]));CHAR(34); &quot;);&quot;)" office:value-type="string" office:string-value="map.put(BLOOD_PRESSURE_FEATURE , &quot;PNPID&quot;);" calcext:value-type="string">
            <text:p>map.put(BLOOD_PRESSURE_FEATURE , "PNPID");</text:p>
          </table:table-cell>
          <table:table-cell/>
        </table:table-row>
        <table:table-row table:style-name="ro1">
          <table:table-cell office:value-type="string" calcext:value-type="string">
            <text:p>00002a50-0000-1000-8000-00805f9b34fb</text:p>
          </table:table-cell>
          <table:table-cell office:value-type="string" calcext:value-type="string">
            <text:p>PNPID</text:p>
          </table:table-cell>
          <table:table-cell table:style-name="ce12" table:formula="of:=IF(COUNTIF([.$A$1:.$A$9966];[.A158])&gt;1;&quot;Duplicate&quot;;&quot;&quot;)">
            <text:p/>
          </table:table-cell>
          <table:table-cell table:formula="of:=CLEAN(SUBSTITUTE(UPPER(SUBSTITUTE(SUBSTITUTE(SUBSTITUTE(SUBSTITUTE(SUBSTITUTE(SUBSTITUTE(SUBSTITUTE(SUBSTITUTE(SUBSTITUTE([.B1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NPID" calcext:value-type="string">
            <text:p>PNPID</text:p>
          </table:table-cell>
          <table:table-cell/>
          <table:table-cell table:formula="of:=CONCATENATE([.$H$2];&quot; &quot;;TRIM(CLEAN([.D157]));&quot; = &quot;;CHAR(34); LOWER(TRIM(CLEAN([.A158]))); CHAR(34);&quot;;&quot;)" office:value-type="string" office:string-value="public static final String PNPID = &quot;00002a55-0000-1000-8000-00805f9b34fb&quot;;" calcext:value-type="string">
            <text:p>public static final String PNPID = "00002a55-0000-1000-8000-00805f9b34fb";</text:p>
          </table:table-cell>
          <table:table-cell table:formula="of:=CONCATENATE([.$H$3];TRIM(CLEAN([.D157])); &quot; , &quot; ;CHAR(34); TRIM(CLEAN([.B158]));CHAR(34); &quot;);&quot;)" office:value-type="string" office:string-value="map.put(PNPID , &quot;SC_CONTROL_POINT&quot;);" calcext:value-type="string">
            <text:p>map.put(PNPID , "SC_CONTROL_POINT");</text:p>
          </table:table-cell>
          <table:table-cell/>
        </table:table-row>
        <table:table-row table:style-name="ro1">
          <table:table-cell office:value-type="string" calcext:value-type="string">
            <text:p>00002a55-0000-1000-8000-00805f9b34fb</text:p>
          </table:table-cell>
          <table:table-cell office:value-type="string" calcext:value-type="string">
            <text:p>SC_CONTROL_POINT</text:p>
          </table:table-cell>
          <table:table-cell table:style-name="ce12" table:formula="of:=IF(COUNTIF([.$A$1:.$A$9966];[.A159])&gt;1;&quot;Duplicate&quot;;&quot;&quot;)">
            <text:p/>
          </table:table-cell>
          <table:table-cell table:formula="of:=CLEAN(SUBSTITUTE(UPPER(SUBSTITUTE(SUBSTITUTE(SUBSTITUTE(SUBSTITUTE(SUBSTITUTE(SUBSTITUTE(SUBSTITUTE(SUBSTITUTE(SUBSTITUTE([.B1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C_CONTROL_POINT" calcext:value-type="string">
            <text:p>SC_CONTROL_POINT</text:p>
          </table:table-cell>
          <table:table-cell/>
          <table:table-cell table:formula="of:=CONCATENATE([.$H$2];&quot; &quot;;TRIM(CLEAN([.D158]));&quot; = &quot;;CHAR(34); LOWER(TRIM(CLEAN([.A159]))); CHAR(34);&quot;;&quot;)" office:value-type="string" office:string-value="public static final String SC_CONTROL_POINT = &quot;00002a5b-0000-1000-8000-00805f9b34fb&quot;;" calcext:value-type="string">
            <text:p>public static final String SC_CONTROL_POINT = "00002a5b-0000-1000-8000-00805f9b34fb";</text:p>
          </table:table-cell>
          <table:table-cell table:formula="of:=CONCATENATE([.$H$3];TRIM(CLEAN([.D158])); &quot; , &quot; ;CHAR(34); TRIM(CLEAN([.B159]));CHAR(34); &quot;);&quot;)" office:value-type="string" office:string-value="map.put(SC_CONTROL_POINT , &quot;CSC_MEASUREMENT&quot;);" calcext:value-type="string">
            <text:p>map.put(SC_CONTROL_POINT , "CSC_MEASUREMENT");</text:p>
          </table:table-cell>
          <table:table-cell/>
        </table:table-row>
        <table:table-row table:style-name="ro1">
          <table:table-cell office:value-type="string" calcext:value-type="string">
            <text:p>00002a5b-0000-1000-8000-00805f9b34fb</text:p>
          </table:table-cell>
          <table:table-cell office:value-type="string" calcext:value-type="string">
            <text:p>CSC_MEASUREMENT</text:p>
          </table:table-cell>
          <table:table-cell table:style-name="ce12" table:formula="of:=IF(COUNTIF([.$A$1:.$A$9966];[.A160])&gt;1;&quot;Duplicate&quot;;&quot;&quot;)">
            <text:p/>
          </table:table-cell>
          <table:table-cell table:formula="of:=CLEAN(SUBSTITUTE(UPPER(SUBSTITUTE(SUBSTITUTE(SUBSTITUTE(SUBSTITUTE(SUBSTITUTE(SUBSTITUTE(SUBSTITUTE(SUBSTITUTE(SUBSTITUTE([.B1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SC_MEASUREMENT" calcext:value-type="string">
            <text:p>CSC_MEASUREMENT</text:p>
          </table:table-cell>
          <table:table-cell/>
          <table:table-cell table:formula="of:=CONCATENATE([.$H$2];&quot; &quot;;TRIM(CLEAN([.D159]));&quot; = &quot;;CHAR(34); LOWER(TRIM(CLEAN([.A160]))); CHAR(34);&quot;;&quot;)" office:value-type="string" office:string-value="public static final String CSC_MEASUREMENT = &quot;00002a5c-0000-1000-8000-00805f9b34fb&quot;;" calcext:value-type="string">
            <text:p>public static final String CSC_MEASUREMENT = "00002a5c-0000-1000-8000-00805f9b34fb";</text:p>
          </table:table-cell>
          <table:table-cell table:formula="of:=CONCATENATE([.$H$3];TRIM(CLEAN([.D159])); &quot; , &quot; ;CHAR(34); TRIM(CLEAN([.B160]));CHAR(34); &quot;);&quot;)" office:value-type="string" office:string-value="map.put(CSC_MEASUREMENT , &quot;CSC_FEATURE&quot;);" calcext:value-type="string">
            <text:p>map.put(CSC_MEASUREMENT , "CSC_FEATURE");</text:p>
          </table:table-cell>
          <table:table-cell/>
        </table:table-row>
        <table:table-row table:style-name="ro1">
          <table:table-cell office:value-type="string" calcext:value-type="string">
            <text:p>00002a5c-0000-1000-8000-00805f9b34fb</text:p>
          </table:table-cell>
          <table:table-cell office:value-type="string" calcext:value-type="string">
            <text:p>CSC_FEATURE</text:p>
          </table:table-cell>
          <table:table-cell table:style-name="ce12" table:formula="of:=IF(COUNTIF([.$A$1:.$A$9966];[.A161])&gt;1;&quot;Duplicate&quot;;&quot;&quot;)">
            <text:p/>
          </table:table-cell>
          <table:table-cell table:formula="of:=CLEAN(SUBSTITUTE(UPPER(SUBSTITUTE(SUBSTITUTE(SUBSTITUTE(SUBSTITUTE(SUBSTITUTE(SUBSTITUTE(SUBSTITUTE(SUBSTITUTE(SUBSTITUTE([.B1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SC_FEATURE" calcext:value-type="string">
            <text:p>CSC_FEATURE</text:p>
          </table:table-cell>
          <table:table-cell/>
          <table:table-cell table:formula="of:=CONCATENATE([.$H$2];&quot; &quot;;TRIM(CLEAN([.D160]));&quot; = &quot;;CHAR(34); LOWER(TRIM(CLEAN([.A161]))); CHAR(34);&quot;;&quot;)" office:value-type="string" office:string-value="public static final String CSC_FEATURE = &quot;00002a5d-0000-1000-8000-00805f9b34fb&quot;;" calcext:value-type="string">
            <text:p>public static final String CSC_FEATURE = "00002a5d-0000-1000-8000-00805f9b34fb";</text:p>
          </table:table-cell>
          <table:table-cell table:formula="of:=CONCATENATE([.$H$3];TRIM(CLEAN([.D160])); &quot; , &quot; ;CHAR(34); TRIM(CLEAN([.B161]));CHAR(34); &quot;);&quot;)" office:value-type="string" office:string-value="map.put(CSC_FEATURE , &quot;SENSOR_LOCATION&quot;);" calcext:value-type="string">
            <text:p>map.put(CSC_FEATURE , "SENSOR_LOCATION");</text:p>
          </table:table-cell>
          <table:table-cell/>
        </table:table-row>
        <table:table-row table:style-name="ro1">
          <table:table-cell office:value-type="string" calcext:value-type="string">
            <text:p>00002a5d-0000-1000-8000-00805f9b34fb</text:p>
          </table:table-cell>
          <table:table-cell office:value-type="string" calcext:value-type="string">
            <text:p>SENSOR_LOCATION</text:p>
          </table:table-cell>
          <table:table-cell table:style-name="ce12" table:formula="of:=IF(COUNTIF([.$A$1:.$A$9966];[.A162])&gt;1;&quot;Duplicate&quot;;&quot;&quot;)">
            <text:p/>
          </table:table-cell>
          <table:table-cell table:formula="of:=CLEAN(SUBSTITUTE(UPPER(SUBSTITUTE(SUBSTITUTE(SUBSTITUTE(SUBSTITUTE(SUBSTITUTE(SUBSTITUTE(SUBSTITUTE(SUBSTITUTE(SUBSTITUTE([.B1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NSOR_LOCATION" calcext:value-type="string">
            <text:p>SENSOR_LOCATION</text:p>
          </table:table-cell>
          <table:table-cell/>
          <table:table-cell table:formula="of:=CONCATENATE([.$H$2];&quot; &quot;;TRIM(CLEAN([.D161]));&quot; = &quot;;CHAR(34); LOWER(TRIM(CLEAN([.A162]))); CHAR(34);&quot;;&quot;)" office:value-type="string" office:string-value="public static final String SENSOR_LOCATION = &quot;831c4071-7bc8-4a9c-a01c-15df25a4adbc&quot;;" calcext:value-type="string">
            <text:p>public static final String SENSOR_LOCATION = "831c4071-7bc8-4a9c-a01c-15df25a4adbc";</text:p>
          </table:table-cell>
          <table:table-cell table:formula="of:=CONCATENATE([.$H$3];TRIM(CLEAN([.D161])); &quot; , &quot; ;CHAR(34); TRIM(CLEAN([.B162]));CHAR(34); &quot;);&quot;)" office:value-type="string" office:string-value="map.put(SENSOR_LOCATION , &quot;ActiveSync&quot;);" calcext:value-type="string">
            <text:p>map.put(SENSOR_LOCATION , "ActiveSync");</text:p>
          </table:table-cell>
          <table:table-cell/>
        </table:table-row>
        <table:table-row table:style-name="ro1">
          <table:table-cell table:style-name="ce7" office:value-type="string" calcext:value-type="string">
            <text:p>831c4071-7bc8-4a9c-a01c-15df25a4adbc</text:p>
          </table:table-cell>
          <table:table-cell office:value-type="string" calcext:value-type="string">
            <text:p>ActiveSync</text:p>
          </table:table-cell>
          <table:table-cell table:style-name="ce12" table:formula="of:=IF(COUNTIF([.$A$1:.$A$9966];[.A162])&gt;1;&quot;Duplicate&quot;;&quot;&quot;)">
            <text:p/>
          </table:table-cell>
          <table:table-cell table:formula="of:=CLEAN(SUBSTITUTE(UPPER(SUBSTITUTE(SUBSTITUTE(SUBSTITUTE(SUBSTITUTE(SUBSTITUTE(SUBSTITUTE(SUBSTITUTE(SUBSTITUTE(SUBSTITUTE([.B1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TIVESYNC" calcext:value-type="string">
            <text:p>ACTIVESYNC</text:p>
          </table:table-cell>
          <table:table-cell/>
          <table:table-cell table:formula="of:=CONCATENATE([.$H$2];&quot; &quot;;TRIM(CLEAN([.D162]));&quot; = &quot;;CHAR(34); LOWER(TRIM(CLEAN([.A162]))); CHAR(34);&quot;;&quot;)" office:value-type="string" office:string-value="public static final String ACTIVESYNC = &quot;831c4071-7bc8-4a9c-a01c-15df25a4adbc&quot;;" calcext:value-type="string">
            <text:p>public static final String ACTIVESYNC = "831c4071-7bc8-4a9c-a01c-15df25a4adbc";</text:p>
          </table:table-cell>
          <table:table-cell table:formula="of:=CONCATENATE([.$H$3];TRIM(CLEAN([.D162])); &quot; , &quot; ;CHAR(34); TRIM(CLEAN([.B162]));CHAR(34); &quot;);&quot;)" office:value-type="string" office:string-value="map.put(ACTIVESYNC , &quot;ActiveSync&quot;);" calcext:value-type="string">
            <text:p>map.put(ACTIVESYNC , "ActiveSync");</text:p>
          </table:table-cell>
          <table:table-cell/>
        </table:table-row>
        <table:table-row table:style-name="ro1">
          <table:table-cell office:value-type="string" calcext:value-type="string">
            <text:p>b9403000-f5f8-466e-aff9-25556b57fe6d</text:p>
          </table:table-cell>
          <table:table-cell office:value-type="string" calcext:value-type="string">
            <text:p>Estimote Service</text:p>
          </table:table-cell>
          <table:table-cell table:style-name="ce12" table:formula="of:=IF(COUNTIF([.$A$1:.$A$9966];[.A163])&gt;1;&quot;Duplicate&quot;;&quot;&quot;)">
            <text:p/>
          </table:table-cell>
          <table:table-cell table:formula="of:=CLEAN(SUBSTITUTE(UPPER(SUBSTITUTE(SUBSTITUTE(SUBSTITUTE(SUBSTITUTE(SUBSTITUTE(SUBSTITUTE(SUBSTITUTE(SUBSTITUTE(SUBSTITUTE([.B1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SERVICE" calcext:value-type="string">
            <text:p>ESTIMOTE_SERVICE</text:p>
          </table:table-cell>
          <table:table-cell/>
          <table:table-cell table:formula="of:=CONCATENATE([.$H$2];&quot; &quot;;TRIM(CLEAN([.D163]));&quot; = &quot;;CHAR(34); LOWER(TRIM(CLEAN([.A163]))); CHAR(34);&quot;;&quot;)" office:value-type="string" office:string-value="public static final String ESTIMOTE_SERVICE = &quot;b9403000-f5f8-466e-aff9-25556b57fe6d&quot;;" calcext:value-type="string">
            <text:p>public static final String ESTIMOTE_SERVICE = "b9403000-f5f8-466e-aff9-25556b57fe6d";</text:p>
          </table:table-cell>
          <table:table-cell table:formula="of:=CONCATENATE([.$H$3];TRIM(CLEAN([.D163])); &quot; , &quot; ;CHAR(34); TRIM(CLEAN([.B163]));CHAR(34); &quot;);&quot;)" office:value-type="string" office:string-value="map.put(ESTIMOTE_SERVICE , &quot;Estimote Service&quot;);" calcext:value-type="string">
            <text:p>map.put(ESTIMOTE_SERVICE , "Estimote Service");</text:p>
          </table:table-cell>
          <table:table-cell/>
        </table:table-row>
        <table:table-row table:style-name="ro1">
          <table:table-cell office:value-type="string" calcext:value-type="string">
            <text:p>b9403003-f5f8-466e-aff9-25556b57fe6d</text:p>
          </table:table-cell>
          <table:table-cell office:value-type="string" calcext:value-type="string">
            <text:p>Estimote UUID</text:p>
          </table:table-cell>
          <table:table-cell table:style-name="ce12" table:formula="of:=IF(COUNTIF([.$A$1:.$A$9966];[.A164])&gt;1;&quot;Duplicate&quot;;&quot;&quot;)">
            <text:p/>
          </table:table-cell>
          <table:table-cell table:formula="of:=CLEAN(SUBSTITUTE(UPPER(SUBSTITUTE(SUBSTITUTE(SUBSTITUTE(SUBSTITUTE(SUBSTITUTE(SUBSTITUTE(SUBSTITUTE(SUBSTITUTE(SUBSTITUTE([.B1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UUID" calcext:value-type="string">
            <text:p>ESTIMOTE_UUID</text:p>
          </table:table-cell>
          <table:table-cell/>
          <table:table-cell table:formula="of:=CONCATENATE([.$H$2];&quot; &quot;;TRIM(CLEAN([.D164]));&quot; = &quot;;CHAR(34); LOWER(TRIM(CLEAN([.A164]))); CHAR(34);&quot;;&quot;)" office:value-type="string" office:string-value="public static final String ESTIMOTE_UUID = &quot;b9403003-f5f8-466e-aff9-25556b57fe6d&quot;;" calcext:value-type="string">
            <text:p>public static final String ESTIMOTE_UUID = "b9403003-f5f8-466e-aff9-25556b57fe6d";</text:p>
          </table:table-cell>
          <table:table-cell table:formula="of:=CONCATENATE([.$H$3];TRIM(CLEAN([.D164])); &quot; , &quot; ;CHAR(34); TRIM(CLEAN([.B164]));CHAR(34); &quot;);&quot;)" office:value-type="string" office:string-value="map.put(ESTIMOTE_UUID , &quot;Estimote UUID&quot;);" calcext:value-type="string">
            <text:p>map.put(ESTIMOTE_UUID , "Estimote UUID");</text:p>
          </table:table-cell>
          <table:table-cell/>
        </table:table-row>
        <table:table-row table:style-name="ro1">
          <table:table-cell office:value-type="string" calcext:value-type="string">
            <text:p>b9403001-f5f8-466e-aff9-25556b57fe6d</text:p>
          </table:table-cell>
          <table:table-cell office:value-type="string" calcext:value-type="string">
            <text:p>Estimote Major</text:p>
          </table:table-cell>
          <table:table-cell table:style-name="ce12" table:formula="of:=IF(COUNTIF([.$A$1:.$A$9966];[.A165])&gt;1;&quot;Duplicate&quot;;&quot;&quot;)">
            <text:p/>
          </table:table-cell>
          <table:table-cell table:formula="of:=CLEAN(SUBSTITUTE(UPPER(SUBSTITUTE(SUBSTITUTE(SUBSTITUTE(SUBSTITUTE(SUBSTITUTE(SUBSTITUTE(SUBSTITUTE(SUBSTITUTE(SUBSTITUTE([.B1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MAJOR" calcext:value-type="string">
            <text:p>ESTIMOTE_MAJOR</text:p>
          </table:table-cell>
          <table:table-cell/>
          <table:table-cell table:formula="of:=CONCATENATE([.$H$2];&quot; &quot;;TRIM(CLEAN([.D165]));&quot; = &quot;;CHAR(34); LOWER(TRIM(CLEAN([.A165]))); CHAR(34);&quot;;&quot;)" office:value-type="string" office:string-value="public static final String ESTIMOTE_MAJOR = &quot;b9403001-f5f8-466e-aff9-25556b57fe6d&quot;;" calcext:value-type="string">
            <text:p>public static final String ESTIMOTE_MAJOR = "b9403001-f5f8-466e-aff9-25556b57fe6d";</text:p>
          </table:table-cell>
          <table:table-cell table:formula="of:=CONCATENATE([.$H$3];TRIM(CLEAN([.D165])); &quot; , &quot; ;CHAR(34); TRIM(CLEAN([.B165]));CHAR(34); &quot;);&quot;)" office:value-type="string" office:string-value="map.put(ESTIMOTE_MAJOR , &quot;Estimote Major&quot;);" calcext:value-type="string">
            <text:p>map.put(ESTIMOTE_MAJOR , "Estimote Major");</text:p>
          </table:table-cell>
          <table:table-cell/>
        </table:table-row>
        <table:table-row table:style-name="ro1">
          <table:table-cell office:value-type="string" calcext:value-type="string">
            <text:p>b9403002-f5f8-466e-aff9-25556b57fe6d</text:p>
          </table:table-cell>
          <table:table-cell office:value-type="string" calcext:value-type="string">
            <text:p>Estimote Minor</text:p>
          </table:table-cell>
          <table:table-cell table:style-name="ce12" table:formula="of:=IF(COUNTIF([.$A$1:.$A$9966];[.A166])&gt;1;&quot;Duplicate&quot;;&quot;&quot;)">
            <text:p/>
          </table:table-cell>
          <table:table-cell table:formula="of:=CLEAN(SUBSTITUTE(UPPER(SUBSTITUTE(SUBSTITUTE(SUBSTITUTE(SUBSTITUTE(SUBSTITUTE(SUBSTITUTE(SUBSTITUTE(SUBSTITUTE(SUBSTITUTE([.B1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MINOR" calcext:value-type="string">
            <text:p>ESTIMOTE_MINOR</text:p>
          </table:table-cell>
          <table:table-cell/>
          <table:table-cell table:formula="of:=CONCATENATE([.$H$2];&quot; &quot;;TRIM(CLEAN([.D166]));&quot; = &quot;;CHAR(34); LOWER(TRIM(CLEAN([.A166]))); CHAR(34);&quot;;&quot;)" office:value-type="string" office:string-value="public static final String ESTIMOTE_MINOR = &quot;b9403002-f5f8-466e-aff9-25556b57fe6d&quot;;" calcext:value-type="string">
            <text:p>public static final String ESTIMOTE_MINOR = "b9403002-f5f8-466e-aff9-25556b57fe6d";</text:p>
          </table:table-cell>
          <table:table-cell table:formula="of:=CONCATENATE([.$H$3];TRIM(CLEAN([.D166])); &quot; , &quot; ;CHAR(34); TRIM(CLEAN([.B166]));CHAR(34); &quot;);&quot;)" office:value-type="string" office:string-value="map.put(ESTIMOTE_MINOR , &quot;Estimote Minor&quot;);" calcext:value-type="string">
            <text:p>map.put(ESTIMOTE_MINOR , "Estimote Minor");</text:p>
          </table:table-cell>
          <table:table-cell/>
        </table:table-row>
        <table:table-row table:style-name="ro1">
          <table:table-cell office:value-type="string" calcext:value-type="string">
            <text:p>b9403041-f5f8-466e-aff9-25556b57fe6d</text:p>
          </table:table-cell>
          <table:table-cell office:value-type="string" calcext:value-type="string">
            <text:p>Estimote Battery</text:p>
          </table:table-cell>
          <table:table-cell table:style-name="ce12" table:formula="of:=IF(COUNTIF([.$A$1:.$A$9966];[.A167])&gt;1;&quot;Duplicate&quot;;&quot;&quot;)">
            <text:p/>
          </table:table-cell>
          <table:table-cell table:formula="of:=CLEAN(SUBSTITUTE(UPPER(SUBSTITUTE(SUBSTITUTE(SUBSTITUTE(SUBSTITUTE(SUBSTITUTE(SUBSTITUTE(SUBSTITUTE(SUBSTITUTE(SUBSTITUTE([.B1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BATTERY" calcext:value-type="string">
            <text:p>ESTIMOTE_BATTERY</text:p>
          </table:table-cell>
          <table:table-cell/>
          <table:table-cell table:formula="of:=CONCATENATE([.$H$2];&quot; &quot;;TRIM(CLEAN([.D167]));&quot; = &quot;;CHAR(34); LOWER(TRIM(CLEAN([.A167]))); CHAR(34);&quot;;&quot;)" office:value-type="string" office:string-value="public static final String ESTIMOTE_BATTERY = &quot;b9403041-f5f8-466e-aff9-25556b57fe6d&quot;;" calcext:value-type="string">
            <text:p>public static final String ESTIMOTE_BATTERY = "b9403041-f5f8-466e-aff9-25556b57fe6d";</text:p>
          </table:table-cell>
          <table:table-cell table:formula="of:=CONCATENATE([.$H$3];TRIM(CLEAN([.D167])); &quot; , &quot; ;CHAR(34); TRIM(CLEAN([.B167]));CHAR(34); &quot;);&quot;)" office:value-type="string" office:string-value="map.put(ESTIMOTE_BATTERY , &quot;Estimote Battery&quot;);" calcext:value-type="string">
            <text:p>map.put(ESTIMOTE_BATTERY , "Estimote Battery");</text:p>
          </table:table-cell>
          <table:table-cell/>
        </table:table-row>
        <table:table-row table:style-name="ro1">
          <table:table-cell office:value-type="string" calcext:value-type="string">
            <text:p>b9403021-f5f8-466e-aff9-25556b57fe6d</text:p>
          </table:table-cell>
          <table:table-cell office:value-type="string" calcext:value-type="string">
            <text:p>Estimote Temperature</text:p>
          </table:table-cell>
          <table:table-cell table:style-name="ce12" table:formula="of:=IF(COUNTIF([.$A$1:.$A$9966];[.A168])&gt;1;&quot;Duplicate&quot;;&quot;&quot;)">
            <text:p/>
          </table:table-cell>
          <table:table-cell table:formula="of:=CLEAN(SUBSTITUTE(UPPER(SUBSTITUTE(SUBSTITUTE(SUBSTITUTE(SUBSTITUTE(SUBSTITUTE(SUBSTITUTE(SUBSTITUTE(SUBSTITUTE(SUBSTITUTE([.B1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TEMPERATURE" calcext:value-type="string">
            <text:p>ESTIMOTE_TEMPERATURE</text:p>
          </table:table-cell>
          <table:table-cell/>
          <table:table-cell table:formula="of:=CONCATENATE([.$H$2];&quot; &quot;;TRIM(CLEAN([.D168]));&quot; = &quot;;CHAR(34); LOWER(TRIM(CLEAN([.A168]))); CHAR(34);&quot;;&quot;)" office:value-type="string" office:string-value="public static final String ESTIMOTE_TEMPERATURE = &quot;b9403021-f5f8-466e-aff9-25556b57fe6d&quot;;" calcext:value-type="string">
            <text:p>public static final String ESTIMOTE_TEMPERATURE = "b9403021-f5f8-466e-aff9-25556b57fe6d";</text:p>
          </table:table-cell>
          <table:table-cell table:formula="of:=CONCATENATE([.$H$3];TRIM(CLEAN([.D168])); &quot; , &quot; ;CHAR(34); TRIM(CLEAN([.B168]));CHAR(34); &quot;);&quot;)" office:value-type="string" office:string-value="map.put(ESTIMOTE_TEMPERATURE , &quot;Estimote Temperature&quot;);" calcext:value-type="string">
            <text:p>map.put(ESTIMOTE_TEMPERATURE , "Estimote Temperature");</text:p>
          </table:table-cell>
          <table:table-cell/>
        </table:table-row>
        <table:table-row table:style-name="ro1">
          <table:table-cell office:value-type="string" calcext:value-type="string">
            <text:p>b9403011-f5f8-466e-aff9-25556b57fe6d</text:p>
          </table:table-cell>
          <table:table-cell office:value-type="string" calcext:value-type="string">
            <text:p>Estimote Power</text:p>
          </table:table-cell>
          <table:table-cell table:style-name="ce12" table:formula="of:=IF(COUNTIF([.$A$1:.$A$9966];[.A169])&gt;1;&quot;Duplicate&quot;;&quot;&quot;)">
            <text:p/>
          </table:table-cell>
          <table:table-cell table:formula="of:=CLEAN(SUBSTITUTE(UPPER(SUBSTITUTE(SUBSTITUTE(SUBSTITUTE(SUBSTITUTE(SUBSTITUTE(SUBSTITUTE(SUBSTITUTE(SUBSTITUTE(SUBSTITUTE([.B1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POWER" calcext:value-type="string">
            <text:p>ESTIMOTE_POWER</text:p>
          </table:table-cell>
          <table:table-cell/>
          <table:table-cell table:formula="of:=CONCATENATE([.$H$2];&quot; &quot;;TRIM(CLEAN([.D169]));&quot; = &quot;;CHAR(34); LOWER(TRIM(CLEAN([.A169]))); CHAR(34);&quot;;&quot;)" office:value-type="string" office:string-value="public static final String ESTIMOTE_POWER = &quot;b9403011-f5f8-466e-aff9-25556b57fe6d&quot;;" calcext:value-type="string">
            <text:p>public static final String ESTIMOTE_POWER = "b9403011-f5f8-466e-aff9-25556b57fe6d";</text:p>
          </table:table-cell>
          <table:table-cell table:formula="of:=CONCATENATE([.$H$3];TRIM(CLEAN([.D169])); &quot; , &quot; ;CHAR(34); TRIM(CLEAN([.B169]));CHAR(34); &quot;);&quot;)" office:value-type="string" office:string-value="map.put(ESTIMOTE_POWER , &quot;Estimote Power&quot;);" calcext:value-type="string">
            <text:p>map.put(ESTIMOTE_POWER , "Estimote Power");</text:p>
          </table:table-cell>
          <table:table-cell/>
        </table:table-row>
        <table:table-row table:style-name="ro1">
          <table:table-cell office:value-type="string" calcext:value-type="string">
            <text:p>b9403012-f5f8-466e-aff9-25556b57fe6d</text:p>
          </table:table-cell>
          <table:table-cell office:value-type="string" calcext:value-type="string">
            <text:p>Estimote Advertising Interval</text:p>
          </table:table-cell>
          <table:table-cell table:style-name="ce12" table:formula="of:=IF(COUNTIF([.$A$1:.$A$9966];[.A170])&gt;1;&quot;Duplicate&quot;;&quot;&quot;)">
            <text:p/>
          </table:table-cell>
          <table:table-cell table:formula="of:=CLEAN(SUBSTITUTE(UPPER(SUBSTITUTE(SUBSTITUTE(SUBSTITUTE(SUBSTITUTE(SUBSTITUTE(SUBSTITUTE(SUBSTITUTE(SUBSTITUTE(SUBSTITUTE([.B1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DVERTISING_INTERVAL" calcext:value-type="string">
            <text:p>ESTIMOTE_ADVERTISING_INTERVAL</text:p>
          </table:table-cell>
          <table:table-cell/>
          <table:table-cell table:formula="of:=CONCATENATE([.$H$2];&quot; &quot;;TRIM(CLEAN([.D170]));&quot; = &quot;;CHAR(34); LOWER(TRIM(CLEAN([.A170]))); CHAR(34);&quot;;&quot;)" office:value-type="string" office:string-value="public static final String ESTIMOTE_ADVERTISING_INTERVAL = &quot;b9403012-f5f8-466e-aff9-25556b57fe6d&quot;;" calcext:value-type="string">
            <text:p>public static final String ESTIMOTE_ADVERTISING_INTERVAL = "b9403012-f5f8-466e-aff9-25556b57fe6d";</text:p>
          </table:table-cell>
          <table:table-cell table:formula="of:=CONCATENATE([.$H$3];TRIM(CLEAN([.D170])); &quot; , &quot; ;CHAR(34); TRIM(CLEAN([.B170]));CHAR(34); &quot;);&quot;)" office:value-type="string" office:string-value="map.put(ESTIMOTE_ADVERTISING_INTERVAL , &quot;Estimote Advertising Interval&quot;);" calcext:value-type="string">
            <text:p>map.put(ESTIMOTE_ADVERTISING_INTERVAL , "Estimote Advertising Interval");</text:p>
          </table:table-cell>
          <table:table-cell/>
        </table:table-row>
        <table:table-row table:style-name="ro1">
          <table:table-cell table:style-name="ce8" office:value-type="string" calcext:value-type="string">
            <text:p>b9404000-f5f8-466e-aff9-25556b57fe6d</text:p>
          </table:table-cell>
          <table:table-cell office:value-type="string" calcext:value-type="string">
            <text:p>Estimote Version Service</text:p>
          </table:table-cell>
          <table:table-cell table:style-name="ce12" table:formula="of:=IF(COUNTIF([.$A$1:.$A$9966];[.A171])&gt;1;&quot;Duplicate&quot;;&quot;&quot;)">
            <text:p/>
          </table:table-cell>
          <table:table-cell table:formula="of:=CLEAN(SUBSTITUTE(UPPER(SUBSTITUTE(SUBSTITUTE(SUBSTITUTE(SUBSTITUTE(SUBSTITUTE(SUBSTITUTE(SUBSTITUTE(SUBSTITUTE(SUBSTITUTE([.B1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VERSION_SERVICE" calcext:value-type="string">
            <text:p>ESTIMOTE_VERSION_SERVICE</text:p>
          </table:table-cell>
          <table:table-cell/>
          <table:table-cell table:formula="of:=CONCATENATE([.$H$2];&quot; &quot;;TRIM(CLEAN([.D171]));&quot; = &quot;;CHAR(34); LOWER(TRIM(CLEAN([.A171]))); CHAR(34);&quot;;&quot;)" office:value-type="string" office:string-value="public static final String ESTIMOTE_VERSION_SERVICE = &quot;b9404000-f5f8-466e-aff9-25556b57fe6d&quot;;" calcext:value-type="string">
            <text:p>public static final String ESTIMOTE_VERSION_SERVICE = "b9404000-f5f8-466e-aff9-25556b57fe6d";</text:p>
          </table:table-cell>
          <table:table-cell table:formula="of:=CONCATENATE([.$H$3];TRIM(CLEAN([.D171])); &quot; , &quot; ;CHAR(34); TRIM(CLEAN([.B171]));CHAR(34); &quot;);&quot;)" office:value-type="string" office:string-value="map.put(ESTIMOTE_VERSION_SERVICE , &quot;Estimote Version Service&quot;);" calcext:value-type="string">
            <text:p>map.put(ESTIMOTE_VERSION_SERVICE , "Estimote Version Service");</text:p>
          </table:table-cell>
          <table:table-cell/>
        </table:table-row>
        <table:table-row table:style-name="ro1">
          <table:table-cell office:value-type="string" calcext:value-type="string">
            <text:p>b9404001-f5f8-466e-aff9-25556b57fe6d</text:p>
          </table:table-cell>
          <table:table-cell office:value-type="string" calcext:value-type="string">
            <text:p>Estimote Software Version</text:p>
          </table:table-cell>
          <table:table-cell table:style-name="ce12" table:formula="of:=IF(COUNTIF([.$A$1:.$A$9966];[.A172])&gt;1;&quot;Duplicate&quot;;&quot;&quot;)">
            <text:p/>
          </table:table-cell>
          <table:table-cell table:formula="of:=CLEAN(SUBSTITUTE(UPPER(SUBSTITUTE(SUBSTITUTE(SUBSTITUTE(SUBSTITUTE(SUBSTITUTE(SUBSTITUTE(SUBSTITUTE(SUBSTITUTE(SUBSTITUTE([.B1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SOFTWARE_VERSION" calcext:value-type="string">
            <text:p>ESTIMOTE_SOFTWARE_VERSION</text:p>
          </table:table-cell>
          <table:table-cell/>
          <table:table-cell table:formula="of:=CONCATENATE([.$H$2];&quot; &quot;;TRIM(CLEAN([.D172]));&quot; = &quot;;CHAR(34); LOWER(TRIM(CLEAN([.A172]))); CHAR(34);&quot;;&quot;)" office:value-type="string" office:string-value="public static final String ESTIMOTE_SOFTWARE_VERSION = &quot;b9404001-f5f8-466e-aff9-25556b57fe6d&quot;;" calcext:value-type="string">
            <text:p>public static final String ESTIMOTE_SOFTWARE_VERSION = "b9404001-f5f8-466e-aff9-25556b57fe6d";</text:p>
          </table:table-cell>
          <table:table-cell table:formula="of:=CONCATENATE([.$H$3];TRIM(CLEAN([.D172])); &quot; , &quot; ;CHAR(34); TRIM(CLEAN([.B172]));CHAR(34); &quot;);&quot;)" office:value-type="string" office:string-value="map.put(ESTIMOTE_SOFTWARE_VERSION , &quot;Estimote Software Version&quot;);" calcext:value-type="string">
            <text:p>map.put(ESTIMOTE_SOFTWARE_VERSION , "Estimote Software Version");</text:p>
          </table:table-cell>
          <table:table-cell/>
        </table:table-row>
        <table:table-row table:style-name="ro1">
          <table:table-cell office:value-type="string" calcext:value-type="string">
            <text:p>b9404002-f5f8-466e-aff9-25556b57fe6d</text:p>
          </table:table-cell>
          <table:table-cell office:value-type="string" calcext:value-type="string">
            <text:p>Estimote Hardware Version</text:p>
          </table:table-cell>
          <table:table-cell table:style-name="ce12" table:formula="of:=IF(COUNTIF([.$A$1:.$A$9966];[.A173])&gt;1;&quot;Duplicate&quot;;&quot;&quot;)">
            <text:p/>
          </table:table-cell>
          <table:table-cell table:formula="of:=CLEAN(SUBSTITUTE(UPPER(SUBSTITUTE(SUBSTITUTE(SUBSTITUTE(SUBSTITUTE(SUBSTITUTE(SUBSTITUTE(SUBSTITUTE(SUBSTITUTE(SUBSTITUTE([.B1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HARDWARE_VERSION" calcext:value-type="string">
            <text:p>ESTIMOTE_HARDWARE_VERSION</text:p>
          </table:table-cell>
          <table:table-cell/>
          <table:table-cell table:formula="of:=CONCATENATE([.$H$2];&quot; &quot;;TRIM(CLEAN([.D173]));&quot; = &quot;;CHAR(34); LOWER(TRIM(CLEAN([.A173]))); CHAR(34);&quot;;&quot;)" office:value-type="string" office:string-value="public static final String ESTIMOTE_HARDWARE_VERSION = &quot;b9404002-f5f8-466e-aff9-25556b57fe6d&quot;;" calcext:value-type="string">
            <text:p>public static final String ESTIMOTE_HARDWARE_VERSION = "b9404002-f5f8-466e-aff9-25556b57fe6d";</text:p>
          </table:table-cell>
          <table:table-cell table:formula="of:=CONCATENATE([.$H$3];TRIM(CLEAN([.D173])); &quot; , &quot; ;CHAR(34); TRIM(CLEAN([.B173]));CHAR(34); &quot;);&quot;)" office:value-type="string" office:string-value="map.put(ESTIMOTE_HARDWARE_VERSION , &quot;Estimote Hardware Version&quot;);" calcext:value-type="string">
            <text:p>map.put(ESTIMOTE_HARDWARE_VERSION , "Estimote Hardware Version");</text:p>
          </table:table-cell>
          <table:table-cell/>
        </table:table-row>
        <table:table-row table:style-name="ro1">
          <table:table-cell office:value-type="string" calcext:value-type="string">
            <text:p>b9402000-f5f8-466e-aff9-25556b57fe6d</text:p>
          </table:table-cell>
          <table:table-cell office:value-type="string" calcext:value-type="string">
            <text:p>Estimote Authentication Service</text:p>
          </table:table-cell>
          <table:table-cell table:style-name="ce12" table:formula="of:=IF(COUNTIF([.$A$1:.$A$9966];[.A174])&gt;1;&quot;Duplicate&quot;;&quot;&quot;)">
            <text:p/>
          </table:table-cell>
          <table:table-cell table:formula="of:=CLEAN(SUBSTITUTE(UPPER(SUBSTITUTE(SUBSTITUTE(SUBSTITUTE(SUBSTITUTE(SUBSTITUTE(SUBSTITUTE(SUBSTITUTE(SUBSTITUTE(SUBSTITUTE([.B1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UTHENTICATION_SERVICE" calcext:value-type="string">
            <text:p>ESTIMOTE_AUTHENTICATION_SERVICE</text:p>
          </table:table-cell>
          <table:table-cell/>
          <table:table-cell table:formula="of:=CONCATENATE([.$H$2];&quot; &quot;;TRIM(CLEAN([.D174]));&quot; = &quot;;CHAR(34); LOWER(TRIM(CLEAN([.A174]))); CHAR(34);&quot;;&quot;)" office:value-type="string" office:string-value="public static final String ESTIMOTE_AUTHENTICATION_SERVICE = &quot;b9402000-f5f8-466e-aff9-25556b57fe6d&quot;;" calcext:value-type="string">
            <text:p>public static final String ESTIMOTE_AUTHENTICATION_SERVICE = "b9402000-f5f8-466e-aff9-25556b57fe6d";</text:p>
          </table:table-cell>
          <table:table-cell table:formula="of:=CONCATENATE([.$H$3];TRIM(CLEAN([.D174])); &quot; , &quot; ;CHAR(34); TRIM(CLEAN([.B174]));CHAR(34); &quot;);&quot;)" office:value-type="string" office:string-value="map.put(ESTIMOTE_AUTHENTICATION_SERVICE , &quot;Estimote Authentication Service&quot;);" calcext:value-type="string">
            <text:p>map.put(ESTIMOTE_AUTHENTICATION_SERVICE , "Estimote Authentication Service");</text:p>
          </table:table-cell>
          <table:table-cell/>
        </table:table-row>
        <table:table-row table:style-name="ro1">
          <table:table-cell office:value-type="string" calcext:value-type="string">
            <text:p>b9402001-f5f8-466e-aff9-25556b57fe6d</text:p>
          </table:table-cell>
          <table:table-cell table:style-name="ce11" office:value-type="string" calcext:value-type="string">
            <text:p><text:span text:style-name="T1">Estimote Advertising Seed</text:span></text:p>
          </table:table-cell>
          <table:table-cell table:style-name="ce12" table:formula="of:=IF(COUNTIF([.$A$1:.$A$9966];[.A175])&gt;1;&quot;Duplicate&quot;;&quot;&quot;)">
            <text:p/>
          </table:table-cell>
          <table:table-cell table:formula="of:=CLEAN(SUBSTITUTE(UPPER(SUBSTITUTE(SUBSTITUTE(SUBSTITUTE(SUBSTITUTE(SUBSTITUTE(SUBSTITUTE(SUBSTITUTE(SUBSTITUTE(SUBSTITUTE([.B1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DVERTISING_SEED" calcext:value-type="string">
            <text:p>ESTIMOTE_ADVERTISING_SEED</text:p>
          </table:table-cell>
          <table:table-cell/>
          <table:table-cell table:formula="of:=CONCATENATE([.$H$2];&quot; &quot;;TRIM(CLEAN([.D175]));&quot; = &quot;;CHAR(34); LOWER(TRIM(CLEAN([.A175]))); CHAR(34);&quot;;&quot;)" office:value-type="string" office:string-value="public static final String ESTIMOTE_ADVERTISING_SEED = &quot;b9402001-f5f8-466e-aff9-25556b57fe6d&quot;;" calcext:value-type="string">
            <text:p>public static final String ESTIMOTE_ADVERTISING_SEED = "b9402001-f5f8-466e-aff9-25556b57fe6d";</text:p>
          </table:table-cell>
          <table:table-cell table:formula="of:=CONCATENATE([.$H$3];TRIM(CLEAN([.D175])); &quot; , &quot; ;CHAR(34); TRIM(CLEAN([.B175]));CHAR(34); &quot;);&quot;)" office:value-type="string" office:string-value="map.put(ESTIMOTE_ADVERTISING_SEED , &quot;Estimote Advertising Seed&quot;);" calcext:value-type="string">
            <text:p>map.put(ESTIMOTE_ADVERTISING_SEED , "Estimote Advertising Seed");</text:p>
          </table:table-cell>
          <table:table-cell/>
        </table:table-row>
        <table:table-row table:style-name="ro1">
          <table:table-cell office:value-type="string" calcext:value-type="string">
            <text:p>b9402002-f5f8-466e-aff9-25556b57fe6d</text:p>
          </table:table-cell>
          <table:table-cell table:style-name="ce11" office:value-type="string" calcext:value-type="string">
            <text:p><text:span text:style-name="T1">Estimote Advertising Vector</text:span></text:p>
          </table:table-cell>
          <table:table-cell table:style-name="ce12" table:formula="of:=IF(COUNTIF([.$A$1:.$A$9966];[.A176])&gt;1;&quot;Duplicate&quot;;&quot;&quot;)">
            <text:p/>
          </table:table-cell>
          <table:table-cell table:formula="of:=CLEAN(SUBSTITUTE(UPPER(SUBSTITUTE(SUBSTITUTE(SUBSTITUTE(SUBSTITUTE(SUBSTITUTE(SUBSTITUTE(SUBSTITUTE(SUBSTITUTE(SUBSTITUTE([.B1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DVERTISING_VECTOR" calcext:value-type="string">
            <text:p>ESTIMOTE_ADVERTISING_VECTOR</text:p>
          </table:table-cell>
          <table:table-cell/>
          <table:table-cell table:formula="of:=CONCATENATE([.$H$2];&quot; &quot;;TRIM(CLEAN([.D176]));&quot; = &quot;;CHAR(34); LOWER(TRIM(CLEAN([.A176]))); CHAR(34);&quot;;&quot;)" office:value-type="string" office:string-value="public static final String ESTIMOTE_ADVERTISING_VECTOR = &quot;b9402002-f5f8-466e-aff9-25556b57fe6d&quot;;" calcext:value-type="string">
            <text:p>public static final String ESTIMOTE_ADVERTISING_VECTOR = "b9402002-f5f8-466e-aff9-25556b57fe6d";</text:p>
          </table:table-cell>
          <table:table-cell table:formula="of:=CONCATENATE([.$H$3];TRIM(CLEAN([.D176])); &quot; , &quot; ;CHAR(34); TRIM(CLEAN([.B176]));CHAR(34); &quot;);&quot;)" office:value-type="string" office:string-value="map.put(ESTIMOTE_ADVERTISING_VECTOR , &quot;Estimote Advertising Vector&quot;);" calcext:value-type="string">
            <text:p>map.put(ESTIMOTE_ADVERTISING_VECTOR , "Estimote Advertising Vector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77])&gt;1;&quot;Duplicate&quot;;&quot;&quot;)">
            <text:p/>
          </table:table-cell>
          <table:table-cell table:formula="of:=CLEAN(SUBSTITUTE(UPPER(SUBSTITUTE(SUBSTITUTE(SUBSTITUTE(SUBSTITUTE(SUBSTITUTE(SUBSTITUTE(SUBSTITUTE(SUBSTITUTE(SUBSTITUTE([.B1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7]));&quot; = &quot;;CHAR(34); LOWER(TRIM(CLEAN([.A17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77])); &quot; , &quot; ;CHAR(34); TRIM(CLEAN([.B17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78])&gt;1;&quot;Duplicate&quot;;&quot;&quot;)">
            <text:p/>
          </table:table-cell>
          <table:table-cell table:formula="of:=CLEAN(SUBSTITUTE(UPPER(SUBSTITUTE(SUBSTITUTE(SUBSTITUTE(SUBSTITUTE(SUBSTITUTE(SUBSTITUTE(SUBSTITUTE(SUBSTITUTE(SUBSTITUTE([.B1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8]));&quot; = &quot;;CHAR(34); LOWER(TRIM(CLEAN([.A17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78])); &quot; , &quot; ;CHAR(34); TRIM(CLEAN([.B17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79])&gt;1;&quot;Duplicate&quot;;&quot;&quot;)">
            <text:p/>
          </table:table-cell>
          <table:table-cell table:formula="of:=CLEAN(SUBSTITUTE(UPPER(SUBSTITUTE(SUBSTITUTE(SUBSTITUTE(SUBSTITUTE(SUBSTITUTE(SUBSTITUTE(SUBSTITUTE(SUBSTITUTE(SUBSTITUTE([.B1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9]));&quot; = &quot;;CHAR(34); LOWER(TRIM(CLEAN([.A17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79])); &quot; , &quot; ;CHAR(34); TRIM(CLEAN([.B17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0])&gt;1;&quot;Duplicate&quot;;&quot;&quot;)">
            <text:p/>
          </table:table-cell>
          <table:table-cell table:formula="of:=CLEAN(SUBSTITUTE(UPPER(SUBSTITUTE(SUBSTITUTE(SUBSTITUTE(SUBSTITUTE(SUBSTITUTE(SUBSTITUTE(SUBSTITUTE(SUBSTITUTE(SUBSTITUTE([.B1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0]));&quot; = &quot;;CHAR(34); LOWER(TRIM(CLEAN([.A18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0])); &quot; , &quot; ;CHAR(34); TRIM(CLEAN([.B18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1])&gt;1;&quot;Duplicate&quot;;&quot;&quot;)">
            <text:p/>
          </table:table-cell>
          <table:table-cell table:formula="of:=CLEAN(SUBSTITUTE(UPPER(SUBSTITUTE(SUBSTITUTE(SUBSTITUTE(SUBSTITUTE(SUBSTITUTE(SUBSTITUTE(SUBSTITUTE(SUBSTITUTE(SUBSTITUTE([.B1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1]));&quot; = &quot;;CHAR(34); LOWER(TRIM(CLEAN([.A18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1])); &quot; , &quot; ;CHAR(34); TRIM(CLEAN([.B18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2])&gt;1;&quot;Duplicate&quot;;&quot;&quot;)">
            <text:p/>
          </table:table-cell>
          <table:table-cell table:formula="of:=CLEAN(SUBSTITUTE(UPPER(SUBSTITUTE(SUBSTITUTE(SUBSTITUTE(SUBSTITUTE(SUBSTITUTE(SUBSTITUTE(SUBSTITUTE(SUBSTITUTE(SUBSTITUTE([.B1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2]));&quot; = &quot;;CHAR(34); LOWER(TRIM(CLEAN([.A18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2])); &quot; , &quot; ;CHAR(34); TRIM(CLEAN([.B18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3])&gt;1;&quot;Duplicate&quot;;&quot;&quot;)">
            <text:p/>
          </table:table-cell>
          <table:table-cell table:formula="of:=CLEAN(SUBSTITUTE(UPPER(SUBSTITUTE(SUBSTITUTE(SUBSTITUTE(SUBSTITUTE(SUBSTITUTE(SUBSTITUTE(SUBSTITUTE(SUBSTITUTE(SUBSTITUTE([.B1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3]));&quot; = &quot;;CHAR(34); LOWER(TRIM(CLEAN([.A18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3])); &quot; , &quot; ;CHAR(34); TRIM(CLEAN([.B18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4])&gt;1;&quot;Duplicate&quot;;&quot;&quot;)">
            <text:p/>
          </table:table-cell>
          <table:table-cell table:formula="of:=CLEAN(SUBSTITUTE(UPPER(SUBSTITUTE(SUBSTITUTE(SUBSTITUTE(SUBSTITUTE(SUBSTITUTE(SUBSTITUTE(SUBSTITUTE(SUBSTITUTE(SUBSTITUTE([.B1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4]));&quot; = &quot;;CHAR(34); LOWER(TRIM(CLEAN([.A18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4])); &quot; , &quot; ;CHAR(34); TRIM(CLEAN([.B18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5])&gt;1;&quot;Duplicate&quot;;&quot;&quot;)">
            <text:p/>
          </table:table-cell>
          <table:table-cell table:formula="of:=CLEAN(SUBSTITUTE(UPPER(SUBSTITUTE(SUBSTITUTE(SUBSTITUTE(SUBSTITUTE(SUBSTITUTE(SUBSTITUTE(SUBSTITUTE(SUBSTITUTE(SUBSTITUTE([.B1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5]));&quot; = &quot;;CHAR(34); LOWER(TRIM(CLEAN([.A18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5])); &quot; , &quot; ;CHAR(34); TRIM(CLEAN([.B18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6])&gt;1;&quot;Duplicate&quot;;&quot;&quot;)">
            <text:p/>
          </table:table-cell>
          <table:table-cell table:formula="of:=CLEAN(SUBSTITUTE(UPPER(SUBSTITUTE(SUBSTITUTE(SUBSTITUTE(SUBSTITUTE(SUBSTITUTE(SUBSTITUTE(SUBSTITUTE(SUBSTITUTE(SUBSTITUTE([.B1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6]));&quot; = &quot;;CHAR(34); LOWER(TRIM(CLEAN([.A18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6])); &quot; , &quot; ;CHAR(34); TRIM(CLEAN([.B18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7])&gt;1;&quot;Duplicate&quot;;&quot;&quot;)">
            <text:p/>
          </table:table-cell>
          <table:table-cell table:formula="of:=CLEAN(SUBSTITUTE(UPPER(SUBSTITUTE(SUBSTITUTE(SUBSTITUTE(SUBSTITUTE(SUBSTITUTE(SUBSTITUTE(SUBSTITUTE(SUBSTITUTE(SUBSTITUTE([.B1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7]));&quot; = &quot;;CHAR(34); LOWER(TRIM(CLEAN([.A18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7])); &quot; , &quot; ;CHAR(34); TRIM(CLEAN([.B18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8])&gt;1;&quot;Duplicate&quot;;&quot;&quot;)">
            <text:p/>
          </table:table-cell>
          <table:table-cell table:formula="of:=CLEAN(SUBSTITUTE(UPPER(SUBSTITUTE(SUBSTITUTE(SUBSTITUTE(SUBSTITUTE(SUBSTITUTE(SUBSTITUTE(SUBSTITUTE(SUBSTITUTE(SUBSTITUTE([.B1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8]));&quot; = &quot;;CHAR(34); LOWER(TRIM(CLEAN([.A18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8])); &quot; , &quot; ;CHAR(34); TRIM(CLEAN([.B18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89])&gt;1;&quot;Duplicate&quot;;&quot;&quot;)">
            <text:p/>
          </table:table-cell>
          <table:table-cell table:formula="of:=CLEAN(SUBSTITUTE(UPPER(SUBSTITUTE(SUBSTITUTE(SUBSTITUTE(SUBSTITUTE(SUBSTITUTE(SUBSTITUTE(SUBSTITUTE(SUBSTITUTE(SUBSTITUTE([.B1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9]));&quot; = &quot;;CHAR(34); LOWER(TRIM(CLEAN([.A18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9])); &quot; , &quot; ;CHAR(34); TRIM(CLEAN([.B18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0])&gt;1;&quot;Duplicate&quot;;&quot;&quot;)">
            <text:p/>
          </table:table-cell>
          <table:table-cell table:formula="of:=CLEAN(SUBSTITUTE(UPPER(SUBSTITUTE(SUBSTITUTE(SUBSTITUTE(SUBSTITUTE(SUBSTITUTE(SUBSTITUTE(SUBSTITUTE(SUBSTITUTE(SUBSTITUTE([.B1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0]));&quot; = &quot;;CHAR(34); LOWER(TRIM(CLEAN([.A19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0])); &quot; , &quot; ;CHAR(34); TRIM(CLEAN([.B19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1])&gt;1;&quot;Duplicate&quot;;&quot;&quot;)">
            <text:p/>
          </table:table-cell>
          <table:table-cell table:formula="of:=CLEAN(SUBSTITUTE(UPPER(SUBSTITUTE(SUBSTITUTE(SUBSTITUTE(SUBSTITUTE(SUBSTITUTE(SUBSTITUTE(SUBSTITUTE(SUBSTITUTE(SUBSTITUTE([.B1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1]));&quot; = &quot;;CHAR(34); LOWER(TRIM(CLEAN([.A19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1])); &quot; , &quot; ;CHAR(34); TRIM(CLEAN([.B19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2])&gt;1;&quot;Duplicate&quot;;&quot;&quot;)">
            <text:p/>
          </table:table-cell>
          <table:table-cell table:formula="of:=CLEAN(SUBSTITUTE(UPPER(SUBSTITUTE(SUBSTITUTE(SUBSTITUTE(SUBSTITUTE(SUBSTITUTE(SUBSTITUTE(SUBSTITUTE(SUBSTITUTE(SUBSTITUTE([.B1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2]));&quot; = &quot;;CHAR(34); LOWER(TRIM(CLEAN([.A19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2])); &quot; , &quot; ;CHAR(34); TRIM(CLEAN([.B19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3])&gt;1;&quot;Duplicate&quot;;&quot;&quot;)">
            <text:p/>
          </table:table-cell>
          <table:table-cell table:formula="of:=CLEAN(SUBSTITUTE(UPPER(SUBSTITUTE(SUBSTITUTE(SUBSTITUTE(SUBSTITUTE(SUBSTITUTE(SUBSTITUTE(SUBSTITUTE(SUBSTITUTE(SUBSTITUTE([.B1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3]));&quot; = &quot;;CHAR(34); LOWER(TRIM(CLEAN([.A19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3])); &quot; , &quot; ;CHAR(34); TRIM(CLEAN([.B19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4])&gt;1;&quot;Duplicate&quot;;&quot;&quot;)">
            <text:p/>
          </table:table-cell>
          <table:table-cell table:formula="of:=CLEAN(SUBSTITUTE(UPPER(SUBSTITUTE(SUBSTITUTE(SUBSTITUTE(SUBSTITUTE(SUBSTITUTE(SUBSTITUTE(SUBSTITUTE(SUBSTITUTE(SUBSTITUTE([.B1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4]));&quot; = &quot;;CHAR(34); LOWER(TRIM(CLEAN([.A19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4])); &quot; , &quot; ;CHAR(34); TRIM(CLEAN([.B19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5])&gt;1;&quot;Duplicate&quot;;&quot;&quot;)">
            <text:p/>
          </table:table-cell>
          <table:table-cell table:formula="of:=CLEAN(SUBSTITUTE(UPPER(SUBSTITUTE(SUBSTITUTE(SUBSTITUTE(SUBSTITUTE(SUBSTITUTE(SUBSTITUTE(SUBSTITUTE(SUBSTITUTE(SUBSTITUTE([.B1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5]));&quot; = &quot;;CHAR(34); LOWER(TRIM(CLEAN([.A19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5])); &quot; , &quot; ;CHAR(34); TRIM(CLEAN([.B19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6])&gt;1;&quot;Duplicate&quot;;&quot;&quot;)">
            <text:p/>
          </table:table-cell>
          <table:table-cell table:formula="of:=CLEAN(SUBSTITUTE(UPPER(SUBSTITUTE(SUBSTITUTE(SUBSTITUTE(SUBSTITUTE(SUBSTITUTE(SUBSTITUTE(SUBSTITUTE(SUBSTITUTE(SUBSTITUTE([.B1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6]));&quot; = &quot;;CHAR(34); LOWER(TRIM(CLEAN([.A19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6])); &quot; , &quot; ;CHAR(34); TRIM(CLEAN([.B19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7])&gt;1;&quot;Duplicate&quot;;&quot;&quot;)">
            <text:p/>
          </table:table-cell>
          <table:table-cell table:formula="of:=CLEAN(SUBSTITUTE(UPPER(SUBSTITUTE(SUBSTITUTE(SUBSTITUTE(SUBSTITUTE(SUBSTITUTE(SUBSTITUTE(SUBSTITUTE(SUBSTITUTE(SUBSTITUTE([.B1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7]));&quot; = &quot;;CHAR(34); LOWER(TRIM(CLEAN([.A19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7])); &quot; , &quot; ;CHAR(34); TRIM(CLEAN([.B19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8])&gt;1;&quot;Duplicate&quot;;&quot;&quot;)">
            <text:p/>
          </table:table-cell>
          <table:table-cell table:formula="of:=CLEAN(SUBSTITUTE(UPPER(SUBSTITUTE(SUBSTITUTE(SUBSTITUTE(SUBSTITUTE(SUBSTITUTE(SUBSTITUTE(SUBSTITUTE(SUBSTITUTE(SUBSTITUTE([.B1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8]));&quot; = &quot;;CHAR(34); LOWER(TRIM(CLEAN([.A19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8])); &quot; , &quot; ;CHAR(34); TRIM(CLEAN([.B19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199])&gt;1;&quot;Duplicate&quot;;&quot;&quot;)">
            <text:p/>
          </table:table-cell>
          <table:table-cell table:formula="of:=CLEAN(SUBSTITUTE(UPPER(SUBSTITUTE(SUBSTITUTE(SUBSTITUTE(SUBSTITUTE(SUBSTITUTE(SUBSTITUTE(SUBSTITUTE(SUBSTITUTE(SUBSTITUTE([.B1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9]));&quot; = &quot;;CHAR(34); LOWER(TRIM(CLEAN([.A19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9])); &quot; , &quot; ;CHAR(34); TRIM(CLEAN([.B19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0])&gt;1;&quot;Duplicate&quot;;&quot;&quot;)">
            <text:p/>
          </table:table-cell>
          <table:table-cell table:formula="of:=CLEAN(SUBSTITUTE(UPPER(SUBSTITUTE(SUBSTITUTE(SUBSTITUTE(SUBSTITUTE(SUBSTITUTE(SUBSTITUTE(SUBSTITUTE(SUBSTITUTE(SUBSTITUTE([.B2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0]));&quot; = &quot;;CHAR(34); LOWER(TRIM(CLEAN([.A20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0])); &quot; , &quot; ;CHAR(34); TRIM(CLEAN([.B20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1])&gt;1;&quot;Duplicate&quot;;&quot;&quot;)">
            <text:p/>
          </table:table-cell>
          <table:table-cell table:formula="of:=CLEAN(SUBSTITUTE(UPPER(SUBSTITUTE(SUBSTITUTE(SUBSTITUTE(SUBSTITUTE(SUBSTITUTE(SUBSTITUTE(SUBSTITUTE(SUBSTITUTE(SUBSTITUTE([.B2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1]));&quot; = &quot;;CHAR(34); LOWER(TRIM(CLEAN([.A20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1])); &quot; , &quot; ;CHAR(34); TRIM(CLEAN([.B20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2])&gt;1;&quot;Duplicate&quot;;&quot;&quot;)">
            <text:p/>
          </table:table-cell>
          <table:table-cell table:formula="of:=CLEAN(SUBSTITUTE(UPPER(SUBSTITUTE(SUBSTITUTE(SUBSTITUTE(SUBSTITUTE(SUBSTITUTE(SUBSTITUTE(SUBSTITUTE(SUBSTITUTE(SUBSTITUTE([.B2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2]));&quot; = &quot;;CHAR(34); LOWER(TRIM(CLEAN([.A20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2])); &quot; , &quot; ;CHAR(34); TRIM(CLEAN([.B20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3])&gt;1;&quot;Duplicate&quot;;&quot;&quot;)">
            <text:p/>
          </table:table-cell>
          <table:table-cell table:formula="of:=CLEAN(SUBSTITUTE(UPPER(SUBSTITUTE(SUBSTITUTE(SUBSTITUTE(SUBSTITUTE(SUBSTITUTE(SUBSTITUTE(SUBSTITUTE(SUBSTITUTE(SUBSTITUTE([.B2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3]));&quot; = &quot;;CHAR(34); LOWER(TRIM(CLEAN([.A20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3])); &quot; , &quot; ;CHAR(34); TRIM(CLEAN([.B20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4])&gt;1;&quot;Duplicate&quot;;&quot;&quot;)">
            <text:p/>
          </table:table-cell>
          <table:table-cell table:formula="of:=CLEAN(SUBSTITUTE(UPPER(SUBSTITUTE(SUBSTITUTE(SUBSTITUTE(SUBSTITUTE(SUBSTITUTE(SUBSTITUTE(SUBSTITUTE(SUBSTITUTE(SUBSTITUTE([.B2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4]));&quot; = &quot;;CHAR(34); LOWER(TRIM(CLEAN([.A20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4])); &quot; , &quot; ;CHAR(34); TRIM(CLEAN([.B20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5])&gt;1;&quot;Duplicate&quot;;&quot;&quot;)">
            <text:p/>
          </table:table-cell>
          <table:table-cell table:formula="of:=CLEAN(SUBSTITUTE(UPPER(SUBSTITUTE(SUBSTITUTE(SUBSTITUTE(SUBSTITUTE(SUBSTITUTE(SUBSTITUTE(SUBSTITUTE(SUBSTITUTE(SUBSTITUTE([.B2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5]));&quot; = &quot;;CHAR(34); LOWER(TRIM(CLEAN([.A20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5])); &quot; , &quot; ;CHAR(34); TRIM(CLEAN([.B20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6])&gt;1;&quot;Duplicate&quot;;&quot;&quot;)">
            <text:p/>
          </table:table-cell>
          <table:table-cell table:formula="of:=CLEAN(SUBSTITUTE(UPPER(SUBSTITUTE(SUBSTITUTE(SUBSTITUTE(SUBSTITUTE(SUBSTITUTE(SUBSTITUTE(SUBSTITUTE(SUBSTITUTE(SUBSTITUTE([.B2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6]));&quot; = &quot;;CHAR(34); LOWER(TRIM(CLEAN([.A20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6])); &quot; , &quot; ;CHAR(34); TRIM(CLEAN([.B20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7])&gt;1;&quot;Duplicate&quot;;&quot;&quot;)">
            <text:p/>
          </table:table-cell>
          <table:table-cell table:formula="of:=CLEAN(SUBSTITUTE(UPPER(SUBSTITUTE(SUBSTITUTE(SUBSTITUTE(SUBSTITUTE(SUBSTITUTE(SUBSTITUTE(SUBSTITUTE(SUBSTITUTE(SUBSTITUTE([.B2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7]));&quot; = &quot;;CHAR(34); LOWER(TRIM(CLEAN([.A20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7])); &quot; , &quot; ;CHAR(34); TRIM(CLEAN([.B20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8])&gt;1;&quot;Duplicate&quot;;&quot;&quot;)">
            <text:p/>
          </table:table-cell>
          <table:table-cell table:formula="of:=CLEAN(SUBSTITUTE(UPPER(SUBSTITUTE(SUBSTITUTE(SUBSTITUTE(SUBSTITUTE(SUBSTITUTE(SUBSTITUTE(SUBSTITUTE(SUBSTITUTE(SUBSTITUTE([.B2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8]));&quot; = &quot;;CHAR(34); LOWER(TRIM(CLEAN([.A20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8])); &quot; , &quot; ;CHAR(34); TRIM(CLEAN([.B20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09])&gt;1;&quot;Duplicate&quot;;&quot;&quot;)">
            <text:p/>
          </table:table-cell>
          <table:table-cell table:formula="of:=CLEAN(SUBSTITUTE(UPPER(SUBSTITUTE(SUBSTITUTE(SUBSTITUTE(SUBSTITUTE(SUBSTITUTE(SUBSTITUTE(SUBSTITUTE(SUBSTITUTE(SUBSTITUTE([.B2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9]));&quot; = &quot;;CHAR(34); LOWER(TRIM(CLEAN([.A20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9])); &quot; , &quot; ;CHAR(34); TRIM(CLEAN([.B20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0])&gt;1;&quot;Duplicate&quot;;&quot;&quot;)">
            <text:p/>
          </table:table-cell>
          <table:table-cell table:formula="of:=CLEAN(SUBSTITUTE(UPPER(SUBSTITUTE(SUBSTITUTE(SUBSTITUTE(SUBSTITUTE(SUBSTITUTE(SUBSTITUTE(SUBSTITUTE(SUBSTITUTE(SUBSTITUTE([.B2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0]));&quot; = &quot;;CHAR(34); LOWER(TRIM(CLEAN([.A21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0])); &quot; , &quot; ;CHAR(34); TRIM(CLEAN([.B21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1])&gt;1;&quot;Duplicate&quot;;&quot;&quot;)">
            <text:p/>
          </table:table-cell>
          <table:table-cell table:formula="of:=CLEAN(SUBSTITUTE(UPPER(SUBSTITUTE(SUBSTITUTE(SUBSTITUTE(SUBSTITUTE(SUBSTITUTE(SUBSTITUTE(SUBSTITUTE(SUBSTITUTE(SUBSTITUTE([.B2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1]));&quot; = &quot;;CHAR(34); LOWER(TRIM(CLEAN([.A21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1])); &quot; , &quot; ;CHAR(34); TRIM(CLEAN([.B21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2])&gt;1;&quot;Duplicate&quot;;&quot;&quot;)">
            <text:p/>
          </table:table-cell>
          <table:table-cell table:formula="of:=CLEAN(SUBSTITUTE(UPPER(SUBSTITUTE(SUBSTITUTE(SUBSTITUTE(SUBSTITUTE(SUBSTITUTE(SUBSTITUTE(SUBSTITUTE(SUBSTITUTE(SUBSTITUTE([.B2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2]));&quot; = &quot;;CHAR(34); LOWER(TRIM(CLEAN([.A21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2])); &quot; , &quot; ;CHAR(34); TRIM(CLEAN([.B21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3])&gt;1;&quot;Duplicate&quot;;&quot;&quot;)">
            <text:p/>
          </table:table-cell>
          <table:table-cell table:formula="of:=CLEAN(SUBSTITUTE(UPPER(SUBSTITUTE(SUBSTITUTE(SUBSTITUTE(SUBSTITUTE(SUBSTITUTE(SUBSTITUTE(SUBSTITUTE(SUBSTITUTE(SUBSTITUTE([.B2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3]));&quot; = &quot;;CHAR(34); LOWER(TRIM(CLEAN([.A21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3])); &quot; , &quot; ;CHAR(34); TRIM(CLEAN([.B21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4])&gt;1;&quot;Duplicate&quot;;&quot;&quot;)">
            <text:p/>
          </table:table-cell>
          <table:table-cell table:formula="of:=CLEAN(SUBSTITUTE(UPPER(SUBSTITUTE(SUBSTITUTE(SUBSTITUTE(SUBSTITUTE(SUBSTITUTE(SUBSTITUTE(SUBSTITUTE(SUBSTITUTE(SUBSTITUTE([.B2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4]));&quot; = &quot;;CHAR(34); LOWER(TRIM(CLEAN([.A21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4])); &quot; , &quot; ;CHAR(34); TRIM(CLEAN([.B21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5])&gt;1;&quot;Duplicate&quot;;&quot;&quot;)">
            <text:p/>
          </table:table-cell>
          <table:table-cell table:formula="of:=CLEAN(SUBSTITUTE(UPPER(SUBSTITUTE(SUBSTITUTE(SUBSTITUTE(SUBSTITUTE(SUBSTITUTE(SUBSTITUTE(SUBSTITUTE(SUBSTITUTE(SUBSTITUTE([.B2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5]));&quot; = &quot;;CHAR(34); LOWER(TRIM(CLEAN([.A21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5])); &quot; , &quot; ;CHAR(34); TRIM(CLEAN([.B21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6])&gt;1;&quot;Duplicate&quot;;&quot;&quot;)">
            <text:p/>
          </table:table-cell>
          <table:table-cell table:formula="of:=CLEAN(SUBSTITUTE(UPPER(SUBSTITUTE(SUBSTITUTE(SUBSTITUTE(SUBSTITUTE(SUBSTITUTE(SUBSTITUTE(SUBSTITUTE(SUBSTITUTE(SUBSTITUTE([.B2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6]));&quot; = &quot;;CHAR(34); LOWER(TRIM(CLEAN([.A21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6])); &quot; , &quot; ;CHAR(34); TRIM(CLEAN([.B21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7])&gt;1;&quot;Duplicate&quot;;&quot;&quot;)">
            <text:p/>
          </table:table-cell>
          <table:table-cell table:formula="of:=CLEAN(SUBSTITUTE(UPPER(SUBSTITUTE(SUBSTITUTE(SUBSTITUTE(SUBSTITUTE(SUBSTITUTE(SUBSTITUTE(SUBSTITUTE(SUBSTITUTE(SUBSTITUTE([.B2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7]));&quot; = &quot;;CHAR(34); LOWER(TRIM(CLEAN([.A21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7])); &quot; , &quot; ;CHAR(34); TRIM(CLEAN([.B21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8])&gt;1;&quot;Duplicate&quot;;&quot;&quot;)">
            <text:p/>
          </table:table-cell>
          <table:table-cell table:formula="of:=CLEAN(SUBSTITUTE(UPPER(SUBSTITUTE(SUBSTITUTE(SUBSTITUTE(SUBSTITUTE(SUBSTITUTE(SUBSTITUTE(SUBSTITUTE(SUBSTITUTE(SUBSTITUTE([.B2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8]));&quot; = &quot;;CHAR(34); LOWER(TRIM(CLEAN([.A21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8])); &quot; , &quot; ;CHAR(34); TRIM(CLEAN([.B21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19])&gt;1;&quot;Duplicate&quot;;&quot;&quot;)">
            <text:p/>
          </table:table-cell>
          <table:table-cell table:formula="of:=CLEAN(SUBSTITUTE(UPPER(SUBSTITUTE(SUBSTITUTE(SUBSTITUTE(SUBSTITUTE(SUBSTITUTE(SUBSTITUTE(SUBSTITUTE(SUBSTITUTE(SUBSTITUTE([.B2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9]));&quot; = &quot;;CHAR(34); LOWER(TRIM(CLEAN([.A21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9])); &quot; , &quot; ;CHAR(34); TRIM(CLEAN([.B21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20])&gt;1;&quot;Duplicate&quot;;&quot;&quot;)">
            <text:p/>
          </table:table-cell>
          <table:table-cell table:formula="of:=CLEAN(SUBSTITUTE(UPPER(SUBSTITUTE(SUBSTITUTE(SUBSTITUTE(SUBSTITUTE(SUBSTITUTE(SUBSTITUTE(SUBSTITUTE(SUBSTITUTE(SUBSTITUTE([.B2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0]));&quot; = &quot;;CHAR(34); LOWER(TRIM(CLEAN([.A22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0])); &quot; , &quot; ;CHAR(34); TRIM(CLEAN([.B22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21])&gt;1;&quot;Duplicate&quot;;&quot;&quot;)">
            <text:p/>
          </table:table-cell>
          <table:table-cell table:formula="of:=CLEAN(SUBSTITUTE(UPPER(SUBSTITUTE(SUBSTITUTE(SUBSTITUTE(SUBSTITUTE(SUBSTITUTE(SUBSTITUTE(SUBSTITUTE(SUBSTITUTE(SUBSTITUTE([.B2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1]));&quot; = &quot;;CHAR(34); LOWER(TRIM(CLEAN([.A22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1])); &quot; , &quot; ;CHAR(34); TRIM(CLEAN([.B22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22])&gt;1;&quot;Duplicate&quot;;&quot;&quot;)">
            <text:p/>
          </table:table-cell>
          <table:table-cell table:formula="of:=CLEAN(SUBSTITUTE(UPPER(SUBSTITUTE(SUBSTITUTE(SUBSTITUTE(SUBSTITUTE(SUBSTITUTE(SUBSTITUTE(SUBSTITUTE(SUBSTITUTE(SUBSTITUTE([.B2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2]));&quot; = &quot;;CHAR(34); LOWER(TRIM(CLEAN([.A22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2])); &quot; , &quot; ;CHAR(34); TRIM(CLEAN([.B22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12" table:formula="of:=IF(COUNTIF([.$A$1:.$A$9966];[.A223])&gt;1;&quot;Duplicate&quot;;&quot;&quot;)">
            <text:p/>
          </table:table-cell>
          <table:table-cell table:formula="of:=CLEAN(SUBSTITUTE(UPPER(SUBSTITUTE(SUBSTITUTE(SUBSTITUTE(SUBSTITUTE(SUBSTITUTE(SUBSTITUTE(SUBSTITUTE(SUBSTITUTE(SUBSTITUTE([.B2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3]));&quot; = &quot;;CHAR(34); LOWER(TRIM(CLEAN([.A22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3])); &quot; , &quot; ;CHAR(34); TRIM(CLEAN([.B22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4]));&quot; = &quot;;CHAR(34); LOWER(TRIM(CLEAN([.A22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4])); &quot; , &quot; ;CHAR(34); TRIM(CLEAN([.B22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5]));&quot; = &quot;;CHAR(34); LOWER(TRIM(CLEAN([.A22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5])); &quot; , &quot; ;CHAR(34); TRIM(CLEAN([.B22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6]));&quot; = &quot;;CHAR(34); LOWER(TRIM(CLEAN([.A22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6])); &quot; , &quot; ;CHAR(34); TRIM(CLEAN([.B22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7]));&quot; = &quot;;CHAR(34); LOWER(TRIM(CLEAN([.A22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7])); &quot; , &quot; ;CHAR(34); TRIM(CLEAN([.B22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8]));&quot; = &quot;;CHAR(34); LOWER(TRIM(CLEAN([.A22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8])); &quot; , &quot; ;CHAR(34); TRIM(CLEAN([.B22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9]));&quot; = &quot;;CHAR(34); LOWER(TRIM(CLEAN([.A22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9])); &quot; , &quot; ;CHAR(34); TRIM(CLEAN([.B22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0]));&quot; = &quot;;CHAR(34); LOWER(TRIM(CLEAN([.A23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0])); &quot; , &quot; ;CHAR(34); TRIM(CLEAN([.B23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1]));&quot; = &quot;;CHAR(34); LOWER(TRIM(CLEAN([.A23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1])); &quot; , &quot; ;CHAR(34); TRIM(CLEAN([.B23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2]));&quot; = &quot;;CHAR(34); LOWER(TRIM(CLEAN([.A23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2])); &quot; , &quot; ;CHAR(34); TRIM(CLEAN([.B23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3]));&quot; = &quot;;CHAR(34); LOWER(TRIM(CLEAN([.A23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3])); &quot; , &quot; ;CHAR(34); TRIM(CLEAN([.B23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4]));&quot; = &quot;;CHAR(34); LOWER(TRIM(CLEAN([.A23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4])); &quot; , &quot; ;CHAR(34); TRIM(CLEAN([.B23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5]));&quot; = &quot;;CHAR(34); LOWER(TRIM(CLEAN([.A23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5])); &quot; , &quot; ;CHAR(34); TRIM(CLEAN([.B23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6]));&quot; = &quot;;CHAR(34); LOWER(TRIM(CLEAN([.A23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6])); &quot; , &quot; ;CHAR(34); TRIM(CLEAN([.B23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7]));&quot; = &quot;;CHAR(34); LOWER(TRIM(CLEAN([.A23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7])); &quot; , &quot; ;CHAR(34); TRIM(CLEAN([.B23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8]));&quot; = &quot;;CHAR(34); LOWER(TRIM(CLEAN([.A23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8])); &quot; , &quot; ;CHAR(34); TRIM(CLEAN([.B23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9]));&quot; = &quot;;CHAR(34); LOWER(TRIM(CLEAN([.A23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9])); &quot; , &quot; ;CHAR(34); TRIM(CLEAN([.B23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0]));&quot; = &quot;;CHAR(34); LOWER(TRIM(CLEAN([.A24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0])); &quot; , &quot; ;CHAR(34); TRIM(CLEAN([.B24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1]));&quot; = &quot;;CHAR(34); LOWER(TRIM(CLEAN([.A24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1])); &quot; , &quot; ;CHAR(34); TRIM(CLEAN([.B24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2]));&quot; = &quot;;CHAR(34); LOWER(TRIM(CLEAN([.A24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2])); &quot; , &quot; ;CHAR(34); TRIM(CLEAN([.B24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3]));&quot; = &quot;;CHAR(34); LOWER(TRIM(CLEAN([.A24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3])); &quot; , &quot; ;CHAR(34); TRIM(CLEAN([.B24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4]));&quot; = &quot;;CHAR(34); LOWER(TRIM(CLEAN([.A24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4])); &quot; , &quot; ;CHAR(34); TRIM(CLEAN([.B24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5]));&quot; = &quot;;CHAR(34); LOWER(TRIM(CLEAN([.A24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5])); &quot; , &quot; ;CHAR(34); TRIM(CLEAN([.B24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6]));&quot; = &quot;;CHAR(34); LOWER(TRIM(CLEAN([.A24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6])); &quot; , &quot; ;CHAR(34); TRIM(CLEAN([.B24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7]));&quot; = &quot;;CHAR(34); LOWER(TRIM(CLEAN([.A24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7])); &quot; , &quot; ;CHAR(34); TRIM(CLEAN([.B24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8]));&quot; = &quot;;CHAR(34); LOWER(TRIM(CLEAN([.A24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8])); &quot; , &quot; ;CHAR(34); TRIM(CLEAN([.B24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9]));&quot; = &quot;;CHAR(34); LOWER(TRIM(CLEAN([.A24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9])); &quot; , &quot; ;CHAR(34); TRIM(CLEAN([.B24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0]));&quot; = &quot;;CHAR(34); LOWER(TRIM(CLEAN([.A25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0])); &quot; , &quot; ;CHAR(34); TRIM(CLEAN([.B25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1]));&quot; = &quot;;CHAR(34); LOWER(TRIM(CLEAN([.A25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1])); &quot; , &quot; ;CHAR(34); TRIM(CLEAN([.B25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2]));&quot; = &quot;;CHAR(34); LOWER(TRIM(CLEAN([.A25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2])); &quot; , &quot; ;CHAR(34); TRIM(CLEAN([.B25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3]));&quot; = &quot;;CHAR(34); LOWER(TRIM(CLEAN([.A25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3])); &quot; , &quot; ;CHAR(34); TRIM(CLEAN([.B25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4]));&quot; = &quot;;CHAR(34); LOWER(TRIM(CLEAN([.A25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4])); &quot; , &quot; ;CHAR(34); TRIM(CLEAN([.B25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5]));&quot; = &quot;;CHAR(34); LOWER(TRIM(CLEAN([.A25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5])); &quot; , &quot; ;CHAR(34); TRIM(CLEAN([.B25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6]));&quot; = &quot;;CHAR(34); LOWER(TRIM(CLEAN([.A25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6])); &quot; , &quot; ;CHAR(34); TRIM(CLEAN([.B25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7]));&quot; = &quot;;CHAR(34); LOWER(TRIM(CLEAN([.A25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7])); &quot; , &quot; ;CHAR(34); TRIM(CLEAN([.B25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8]));&quot; = &quot;;CHAR(34); LOWER(TRIM(CLEAN([.A25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8])); &quot; , &quot; ;CHAR(34); TRIM(CLEAN([.B25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9]));&quot; = &quot;;CHAR(34); LOWER(TRIM(CLEAN([.A25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9])); &quot; , &quot; ;CHAR(34); TRIM(CLEAN([.B25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0]));&quot; = &quot;;CHAR(34); LOWER(TRIM(CLEAN([.A26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0])); &quot; , &quot; ;CHAR(34); TRIM(CLEAN([.B26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1]));&quot; = &quot;;CHAR(34); LOWER(TRIM(CLEAN([.A26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1])); &quot; , &quot; ;CHAR(34); TRIM(CLEAN([.B26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2]));&quot; = &quot;;CHAR(34); LOWER(TRIM(CLEAN([.A26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2])); &quot; , &quot; ;CHAR(34); TRIM(CLEAN([.B26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3]));&quot; = &quot;;CHAR(34); LOWER(TRIM(CLEAN([.A26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3])); &quot; , &quot; ;CHAR(34); TRIM(CLEAN([.B26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4]));&quot; = &quot;;CHAR(34); LOWER(TRIM(CLEAN([.A26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4])); &quot; , &quot; ;CHAR(34); TRIM(CLEAN([.B26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5]));&quot; = &quot;;CHAR(34); LOWER(TRIM(CLEAN([.A26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5])); &quot; , &quot; ;CHAR(34); TRIM(CLEAN([.B26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6]));&quot; = &quot;;CHAR(34); LOWER(TRIM(CLEAN([.A26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6])); &quot; , &quot; ;CHAR(34); TRIM(CLEAN([.B26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7]));&quot; = &quot;;CHAR(34); LOWER(TRIM(CLEAN([.A26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7])); &quot; , &quot; ;CHAR(34); TRIM(CLEAN([.B26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8]));&quot; = &quot;;CHAR(34); LOWER(TRIM(CLEAN([.A26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8])); &quot; , &quot; ;CHAR(34); TRIM(CLEAN([.B26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9]));&quot; = &quot;;CHAR(34); LOWER(TRIM(CLEAN([.A26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9])); &quot; , &quot; ;CHAR(34); TRIM(CLEAN([.B26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0]));&quot; = &quot;;CHAR(34); LOWER(TRIM(CLEAN([.A27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0])); &quot; , &quot; ;CHAR(34); TRIM(CLEAN([.B27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1]));&quot; = &quot;;CHAR(34); LOWER(TRIM(CLEAN([.A27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1])); &quot; , &quot; ;CHAR(34); TRIM(CLEAN([.B27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2]));&quot; = &quot;;CHAR(34); LOWER(TRIM(CLEAN([.A27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2])); &quot; , &quot; ;CHAR(34); TRIM(CLEAN([.B27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3]));&quot; = &quot;;CHAR(34); LOWER(TRIM(CLEAN([.A27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3])); &quot; , &quot; ;CHAR(34); TRIM(CLEAN([.B27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4]));&quot; = &quot;;CHAR(34); LOWER(TRIM(CLEAN([.A27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4])); &quot; , &quot; ;CHAR(34); TRIM(CLEAN([.B27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5]));&quot; = &quot;;CHAR(34); LOWER(TRIM(CLEAN([.A27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5])); &quot; , &quot; ;CHAR(34); TRIM(CLEAN([.B27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6]));&quot; = &quot;;CHAR(34); LOWER(TRIM(CLEAN([.A27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6])); &quot; , &quot; ;CHAR(34); TRIM(CLEAN([.B27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7]));&quot; = &quot;;CHAR(34); LOWER(TRIM(CLEAN([.A27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7])); &quot; , &quot; ;CHAR(34); TRIM(CLEAN([.B27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8]));&quot; = &quot;;CHAR(34); LOWER(TRIM(CLEAN([.A27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8])); &quot; , &quot; ;CHAR(34); TRIM(CLEAN([.B27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9]));&quot; = &quot;;CHAR(34); LOWER(TRIM(CLEAN([.A27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9])); &quot; , &quot; ;CHAR(34); TRIM(CLEAN([.B27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0]));&quot; = &quot;;CHAR(34); LOWER(TRIM(CLEAN([.A28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0])); &quot; , &quot; ;CHAR(34); TRIM(CLEAN([.B28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1]));&quot; = &quot;;CHAR(34); LOWER(TRIM(CLEAN([.A28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1])); &quot; , &quot; ;CHAR(34); TRIM(CLEAN([.B28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2]));&quot; = &quot;;CHAR(34); LOWER(TRIM(CLEAN([.A28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2])); &quot; , &quot; ;CHAR(34); TRIM(CLEAN([.B28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3]));&quot; = &quot;;CHAR(34); LOWER(TRIM(CLEAN([.A28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3])); &quot; , &quot; ;CHAR(34); TRIM(CLEAN([.B28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4]));&quot; = &quot;;CHAR(34); LOWER(TRIM(CLEAN([.A28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4])); &quot; , &quot; ;CHAR(34); TRIM(CLEAN([.B28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5]));&quot; = &quot;;CHAR(34); LOWER(TRIM(CLEAN([.A28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5])); &quot; , &quot; ;CHAR(34); TRIM(CLEAN([.B28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6]));&quot; = &quot;;CHAR(34); LOWER(TRIM(CLEAN([.A28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6])); &quot; , &quot; ;CHAR(34); TRIM(CLEAN([.B28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7]));&quot; = &quot;;CHAR(34); LOWER(TRIM(CLEAN([.A28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7])); &quot; , &quot; ;CHAR(34); TRIM(CLEAN([.B28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8]));&quot; = &quot;;CHAR(34); LOWER(TRIM(CLEAN([.A28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8])); &quot; , &quot; ;CHAR(34); TRIM(CLEAN([.B28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9]));&quot; = &quot;;CHAR(34); LOWER(TRIM(CLEAN([.A28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9])); &quot; , &quot; ;CHAR(34); TRIM(CLEAN([.B28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0]));&quot; = &quot;;CHAR(34); LOWER(TRIM(CLEAN([.A29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0])); &quot; , &quot; ;CHAR(34); TRIM(CLEAN([.B29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1]));&quot; = &quot;;CHAR(34); LOWER(TRIM(CLEAN([.A29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1])); &quot; , &quot; ;CHAR(34); TRIM(CLEAN([.B29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2]));&quot; = &quot;;CHAR(34); LOWER(TRIM(CLEAN([.A29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2])); &quot; , &quot; ;CHAR(34); TRIM(CLEAN([.B29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3]));&quot; = &quot;;CHAR(34); LOWER(TRIM(CLEAN([.A29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3])); &quot; , &quot; ;CHAR(34); TRIM(CLEAN([.B29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4]));&quot; = &quot;;CHAR(34); LOWER(TRIM(CLEAN([.A29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4])); &quot; , &quot; ;CHAR(34); TRIM(CLEAN([.B29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5]));&quot; = &quot;;CHAR(34); LOWER(TRIM(CLEAN([.A29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5])); &quot; , &quot; ;CHAR(34); TRIM(CLEAN([.B29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6]));&quot; = &quot;;CHAR(34); LOWER(TRIM(CLEAN([.A29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6])); &quot; , &quot; ;CHAR(34); TRIM(CLEAN([.B29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7]));&quot; = &quot;;CHAR(34); LOWER(TRIM(CLEAN([.A29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7])); &quot; , &quot; ;CHAR(34); TRIM(CLEAN([.B29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8]));&quot; = &quot;;CHAR(34); LOWER(TRIM(CLEAN([.A29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8])); &quot; , &quot; ;CHAR(34); TRIM(CLEAN([.B29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2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9]));&quot; = &quot;;CHAR(34); LOWER(TRIM(CLEAN([.A29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9])); &quot; , &quot; ;CHAR(34); TRIM(CLEAN([.B29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0]));&quot; = &quot;;CHAR(34); LOWER(TRIM(CLEAN([.A30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0])); &quot; , &quot; ;CHAR(34); TRIM(CLEAN([.B30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1]));&quot; = &quot;;CHAR(34); LOWER(TRIM(CLEAN([.A30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1])); &quot; , &quot; ;CHAR(34); TRIM(CLEAN([.B30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2]));&quot; = &quot;;CHAR(34); LOWER(TRIM(CLEAN([.A30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2])); &quot; , &quot; ;CHAR(34); TRIM(CLEAN([.B30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3]));&quot; = &quot;;CHAR(34); LOWER(TRIM(CLEAN([.A30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3])); &quot; , &quot; ;CHAR(34); TRIM(CLEAN([.B30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4]));&quot; = &quot;;CHAR(34); LOWER(TRIM(CLEAN([.A30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4])); &quot; , &quot; ;CHAR(34); TRIM(CLEAN([.B30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5]));&quot; = &quot;;CHAR(34); LOWER(TRIM(CLEAN([.A30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5])); &quot; , &quot; ;CHAR(34); TRIM(CLEAN([.B30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6]));&quot; = &quot;;CHAR(34); LOWER(TRIM(CLEAN([.A30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6])); &quot; , &quot; ;CHAR(34); TRIM(CLEAN([.B30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7]));&quot; = &quot;;CHAR(34); LOWER(TRIM(CLEAN([.A30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7])); &quot; , &quot; ;CHAR(34); TRIM(CLEAN([.B30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8]));&quot; = &quot;;CHAR(34); LOWER(TRIM(CLEAN([.A30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8])); &quot; , &quot; ;CHAR(34); TRIM(CLEAN([.B30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9]));&quot; = &quot;;CHAR(34); LOWER(TRIM(CLEAN([.A30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9])); &quot; , &quot; ;CHAR(34); TRIM(CLEAN([.B30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0]));&quot; = &quot;;CHAR(34); LOWER(TRIM(CLEAN([.A31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0])); &quot; , &quot; ;CHAR(34); TRIM(CLEAN([.B31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1]));&quot; = &quot;;CHAR(34); LOWER(TRIM(CLEAN([.A31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1])); &quot; , &quot; ;CHAR(34); TRIM(CLEAN([.B31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2]));&quot; = &quot;;CHAR(34); LOWER(TRIM(CLEAN([.A31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2])); &quot; , &quot; ;CHAR(34); TRIM(CLEAN([.B31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>
          <table:table-cell table:number-columns-repeated="3"/>
          <table:table-cell table:formula="of:=CLEAN(SUBSTITUTE(UPPER(SUBSTITUTE(SUBSTITUTE(SUBSTITUTE(SUBSTITUTE(SUBSTITUTE(SUBSTITUTE(SUBSTITUTE(SUBSTITUTE(SUBSTITUTE([.B3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3]));&quot; = &quot;;CHAR(34); LOWER(TRIM(CLEAN([.A31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3])); &quot; , &quot; ;CHAR(34); TRIM(CLEAN([.B31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 table:number-rows-repeated="1048230">
          <table:table-cell table:number-columns-repeated="8"/>
        </table:table-row>
        <table:table-row table:style-name="ro1" table:number-rows-repeated="32">
          <table:table-cell table:style-name="ce9"/>
          <table:table-cell table:number-columns-repeated="7"/>
        </table:table-row>
        <table:table-row table:style-name="ro1">
          <table:table-cell table:style-name="ce9"/>
          <table:table-cell table:number-columns-repeated="7"/>
        </table:table-row>
        <calcext:conditional-formats>
          <calcext:conditional-format calcext:target-range-address="Sheet1.A172:Sheet1.A1048543 Sheet1.A3:Sheet1.A170">
            <calcext:condition calcext:apply-style-name="RED" calcext:value="formula-is(COUNTIF([.A$2];[.A$65502];[.A4])&gt;1)" calcext:base-cell-address="Sheet1.A3"/>
          </calcext:conditional-format>
          <calcext:conditional-format calcext:target-range-address="Sheet1.A3:Sheet1.A73">
            <calcext:condition calcext:apply-style-name="RED" calcext:value="formula-is(COUNTIF([.A$2];[.A$65502];[.A4])&gt;1)" calcext:base-cell-address="Sheet1.A3"/>
          </calcext:conditional-format>
          <calcext:conditional-format calcext:target-range-address="Sheet1.A171:Sheet1.A171">
            <calcext:condition calcext:apply-style-name="RED" calcext:value="formula-is(COUNTIF([.A$2];[.A$65502];[.A172])&gt;1)" calcext:base-cell-address="Sheet1.A17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2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18T17:44:47</meta:creation-date>
    <dc:date>2014-04-24T12:38:38.252092053</dc:date>
    <dc:creator>alex </dc:creator>
    <meta:editing-duration>PT24M5S</meta:editing-duration>
    <meta:editing-cycles>5</meta:editing-cycles>
    <meta:generator>LibreOffice/4.1.3.2$Linux_X86_64 LibreOffice_project/410m0$Build-2</meta:generator>
    <meta:document-statistic meta:table-count="1" meta:cell-count="1517" meta:object-count="0"/>
  </office:meta>
</office:document-meta>
</file>